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automatic-styles>
    <style:style style:name="P1" style:family="paragraph" style:parent-style-name="Normal" style:master-page-name="MP0">
      <style:paragraph-properties fo:margin-top="0.212cm" fo:margin-bottom="0.353cm" style:contextual-spacing="false" fo:text-align="center" style:justify-single-word="false" style:page-number="auto"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353cm" style:contextual-spacing="false" fo:text-align="center" style:justify-single-word="false"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353cm" style:contextual-spacing="false" fo:text-align="justify" style:justify-single-word="false" fo:orphans="2" fo:widows="2"/>
    </style:style>
    <style:style style:name="P4" style:family="paragraph" style:parent-style-name="Normal">
      <style:paragraph-properties fo:margin-left="3cm" fo:margin-right="2cm" fo:margin-top="0.212cm" fo:margin-bottom="0.353cm" style:contextual-spacing="false" fo:orphans="2" fo:widows="2" fo:text-indent="-1cm" style:auto-text-indent="false">
        <style:tab-stops/>
      </style:paragraph-properties>
    </style:style>
    <style:style style:name="P5" style:family="paragraph" style:parent-style-name="Normal">
      <style:paragraph-properties fo:margin-left="3cm" fo:margin-right="2cm" fo:orphans="2" fo:widows="2" fo:text-indent="-1cm" style:auto-text-indent="false">
        <style:tab-stops/>
      </style:paragraph-properties>
    </style:style>
    <style:style style:name="P6" style:family="paragraph" style:parent-style-name="Normal">
      <style:paragraph-properties fo:margin-top="0.212cm" fo:margin-bottom="0.353cm" style:contextual-spacing="false" fo:text-align="justify" style:justify-single-word="false" fo:orphans="2" fo:widows="2"/>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P7" style:family="paragraph" style:parent-style-name="Normal">
      <style:paragraph-properties fo:margin-left="3cm" fo:margin-right="2cm" fo:margin-top="0.212cm" fo:margin-bottom="0.353cm" style:contextual-spacing="false" fo:orphans="2" fo:widows="2">
        <style:tab-stops/>
      </style:paragraph-properties>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1" style:family="text">
      <style:text-properties fo:color="#ff0000" loext:opacity="100%" style:text-position="super 61%" style:font-name="Vusillus" fo:font-size="14pt" fo:language="la" fo:country="VA" fo:font-weight="bold" style:font-size-asian="14pt" style:font-weight-asian="bold" style:font-name-complex="Vusillus" style:font-size-complex="14pt" style:font-weight-complex="bold"/>
    </style:style>
    <style:style style:name="T2" style:family="text">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T3" style:family="text">
      <style:text-properties fo:color="#000080" loext:opacity="100%" style:font-name="Vusillus" fo:font-size="14pt" fo:language="la" fo:country="VA"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Numeri I</text:p>
        <text:p text:style-name="P3"><text:span text:style-name="Default_20_Paragraph_20_Font"><text:span text:style-name="T1">1</text:span></text:span><text:span text:style-name="Default_20_Paragraph_20_Font"><text:span text:style-name="T2"> Locutusque est Dominus ad Moysen in deserto Sinai in tabernaculo fœderis, prima die mensis secundi, anno altero egressionis eorum ex Ægypto, dicens: </text:span></text:span><text:span text:style-name="Default_20_Paragraph_20_Font"><text:span text:style-name="T1">2</text:span></text:span><text:span text:style-name="Default_20_Paragraph_20_Font"><text:span text:style-name="T2"> Tollite summam universæ congregationis filiorum Israël per cognationes et domos suas, et nomina singulorum, quidquid sexus est masculini </text:span></text:span><text:span text:style-name="Default_20_Paragraph_20_Font"><text:span text:style-name="T1">3</text:span></text:span><text:span text:style-name="Default_20_Paragraph_20_Font"><text:span text:style-name="T2"> a vigesimo anno et supra, omnium virorum fortium ex Israël, et numerabitis eos per turmas suas, tu et Aaron. </text:span></text:span><text:span text:style-name="Default_20_Paragraph_20_Font"><text:span text:style-name="T1">4</text:span></text:span><text:span text:style-name="Default_20_Paragraph_20_Font"><text:span text:style-name="T2"> Eruntque vobiscum principes tribuum ac domorum in cognationibus suis, </text:span></text:span><text:span text:style-name="Default_20_Paragraph_20_Font"><text:span text:style-name="T1">5</text:span></text:span><text:span text:style-name="Default_20_Paragraph_20_Font"><text:span text:style-name="T2"> quorum ista sunt nomina: de Ruben, Elisur, filius Sedeur; </text:span></text:span><text:span text:style-name="Default_20_Paragraph_20_Font"><text:span text:style-name="T1">6</text:span></text:span><text:span text:style-name="Default_20_Paragraph_20_Font"><text:span text:style-name="T2"> de Simeon, Salamiel filius Surisaddai; </text:span></text:span><text:span text:style-name="Default_20_Paragraph_20_Font"><text:span text:style-name="T1">7</text:span></text:span><text:span text:style-name="Default_20_Paragraph_20_Font"><text:span text:style-name="T2"> de Juda, Nahasson filius Aminadab; </text:span></text:span><text:span text:style-name="Default_20_Paragraph_20_Font"><text:span text:style-name="T1">8</text:span></text:span><text:span text:style-name="Default_20_Paragraph_20_Font"><text:span text:style-name="T2"> de Issachar, Nathanaël filius Suar; </text:span></text:span><text:span text:style-name="Default_20_Paragraph_20_Font"><text:span text:style-name="T1">9</text:span></text:span><text:span text:style-name="Default_20_Paragraph_20_Font"><text:span text:style-name="T2"> de Zabulon, Eliab filius Helon; </text:span></text:span><text:span text:style-name="Default_20_Paragraph_20_Font"><text:span text:style-name="T1">10</text:span></text:span><text:span text:style-name="Default_20_Paragraph_20_Font"><text:span text:style-name="T2"> filiorum autem Joseph, de Ephraim, Elisama filius Ammiud; de Manasse, Gamaliel filius Phadassur; </text:span></text:span><text:span text:style-name="Default_20_Paragraph_20_Font"><text:span text:style-name="T1">11</text:span></text:span><text:span text:style-name="Default_20_Paragraph_20_Font"><text:span text:style-name="T2"> de Benjamin, Abidan filius Gedeonis; </text:span></text:span><text:span text:style-name="Default_20_Paragraph_20_Font"><text:span text:style-name="T1">12</text:span></text:span><text:span text:style-name="Default_20_Paragraph_20_Font"><text:span text:style-name="T2"> de Dan, Ahiezer filius Ammisaddai; </text:span></text:span><text:span text:style-name="Default_20_Paragraph_20_Font"><text:span text:style-name="T1">13</text:span></text:span><text:span text:style-name="Default_20_Paragraph_20_Font"><text:span text:style-name="T2"> de Aser, Phegiel filius Ochran; </text:span></text:span><text:span text:style-name="Default_20_Paragraph_20_Font"><text:span text:style-name="T1">14</text:span></text:span><text:span text:style-name="Default_20_Paragraph_20_Font"><text:span text:style-name="T2"> de Gad, Eliasaph filius Duel; </text:span></text:span><text:span text:style-name="Default_20_Paragraph_20_Font"><text:span text:style-name="T1">15</text:span></text:span><text:span text:style-name="Default_20_Paragraph_20_Font"><text:span text:style-name="T2"> de Nephthali, Ahira filius Enan. </text:span></text:span><text:span text:style-name="Default_20_Paragraph_20_Font"><text:span text:style-name="T1">16</text:span></text:span><text:span text:style-name="Default_20_Paragraph_20_Font"><text:span text:style-name="T2"> Hi nobilissimi principes multitudinis per tribus et cognationes suas, et capita exercitus Israël, </text:span></text:span><text:span text:style-name="Default_20_Paragraph_20_Font"><text:span text:style-name="T1">17</text:span></text:span><text:span text:style-name="Default_20_Paragraph_20_Font"><text:span text:style-name="T2"> quos tulerunt Moyses et Aaron cum omni vulgi multitudine: </text:span></text:span><text:span text:style-name="Default_20_Paragraph_20_Font"><text:span text:style-name="T1">18</text:span></text:span><text:span text:style-name="Default_20_Paragraph_20_Font"><text:span text:style-name="T2"> et congregaverunt primo die mensis secundi, recensentes eos per cognationes, et domos, ac familias, et capita, et nomina singulorum a vigesimo anno et supra, </text:span></text:span><text:span text:style-name="Default_20_Paragraph_20_Font"><text:span text:style-name="T1">19</text:span></text:span><text:span text:style-name="Default_20_Paragraph_20_Font"><text:span text:style-name="T2"> sicut præceperat Dominus Moysi. Numeratique sunt in deserto Sinai.</text:span></text:span></text:p>
        <text:p text:style-name="P3"><text:span text:style-name="Default_20_Paragraph_20_Font"><text:span text:style-name="T1">20</text:span></text:span><text:span text:style-name="Default_20_Paragraph_20_Font"><text:span text:style-name="T2"> De Ruben primogenito Israëlis per generationes et familias ac domos suas, et nomina capitum singulorum, omne quod sexus est masculini a vigesimo anno et supra, procedentium ad bellum, </text:span></text:span><text:span text:style-name="Default_20_Paragraph_20_Font"><text:span text:style-name="T1">21</text:span></text:span><text:span text:style-name="Default_20_Paragraph_20_Font"><text:span text:style-name="T2"> quadraginta sex millia quingenti. </text:span></text:span><text:span text:style-name="Default_20_Paragraph_20_Font"><text:span text:style-name="T1">22</text:span></text:span><text:span text:style-name="Default_20_Paragraph_20_Font"><text:span text:style-name="T2"> De filiis Simeon per generationes et familias ac domos cognationum suarum recensiti sunt per nomina et capita singulorum, omne quod sexus est masculini a vigesimo anno et supra, procedentium ad bellum, </text:span></text:span><text:span text:style-name="Default_20_Paragraph_20_Font"><text:span text:style-name="T1">23</text:span></text:span><text:span text:style-name="Default_20_Paragraph_20_Font"><text:span text:style-name="T2"> quinquaginta novem millia trecenti. </text:span></text:span><text:span text:style-name="Default_20_Paragraph_20_Font"><text:span text:style-name="T1">24</text:span></text:span><text:span text:style-name="Default_20_Paragraph_20_Font"><text:span text:style-name="T2"> De filiis Gad per generationes et familias ac domos cognationum suarum recensiti sunt per nomina singulorum a viginti annis et supra, omnes qui ad bella procederent, </text:span></text:span><text:span text:style-name="Default_20_Paragraph_20_Font"><text:span text:style-name="T1">25</text:span></text:span><text:span text:style-name="Default_20_Paragraph_20_Font"><text:span text:style-name="T2"> quadraginta quinque millia sexcenti quinquaginta. </text:span></text:span><text:span text:style-name="Default_20_Paragraph_20_Font"><text:span text:style-name="T1">26</text:span></text:span><text:span text:style-name="Default_20_Paragraph_20_Font"><text:span text:style-name="T2"> De filiis Juda per generationes et familias ac domos cognationum suarum, per nomina singulorum a vigesimo anno et supra, omnes qui poterant ad bella procedere, </text:span></text:span><text:span text:style-name="Default_20_Paragraph_20_Font"><text:span text:style-name="T1">27</text:span></text:span><text:span text:style-name="Default_20_Paragraph_20_Font"><text:span text:style-name="T2"> recensiti sunt septuaginta quatuor millia sexcenti. </text:span></text:span><text:span text:style-name="Default_20_Paragraph_20_Font"><text:span text:style-name="T1">28</text:span></text:span><text:span text:style-name="Default_20_Paragraph_20_Font"><text:span text:style-name="T2"> De filiis Issachar, per generationes et familias ac domos cognationum suarum, per nomina singulorum a vigesimo anno et supra, omnes qui ad bella procederent, </text:span></text:span><text:span text:style-name="Default_20_Paragraph_20_Font"><text:span text:style-name="T1">29</text:span></text:span><text:span text:style-name="Default_20_Paragraph_20_Font"><text:span text:style-name="T2"> recensiti sunt quinquaginta quatuor millia quadringenti. </text:span></text:span><text:span text:style-name="Default_20_Paragraph_20_Font"><text:span text:style-name="T1">30</text:span></text:span><text:span text:style-name="Default_20_Paragraph_20_Font"><text:span text:style-name="T2"> De filiis Zabulon per generationes et familias ac domos cognationum suarum recensiti sunt per nomina singulorum a vigesimo anno et supra, omnes qui poterant ad bella procedere, </text:span></text:span><text:span text:style-name="Default_20_Paragraph_20_Font"><text:span text:style-name="T1">31</text:span></text:span><text:span text:style-name="Default_20_Paragraph_20_Font"><text:span text:style-name="T2"> quinquaginta septem millia quadringenti. </text:span></text:span><text:span text:style-name="Default_20_Paragraph_20_Font"><text:span text:style-name="T1">32</text:span></text:span><text:span text:style-name="Default_20_Paragraph_20_Font"><text:span text:style-name="T2"> De filiis Joseph, filiorum Ephraim per generationes et familias ac domos cognationum suarum recensiti sunt per nomina singulorum a vigesimo anno et supra, omnes qui poterant ad bella procedere, </text:span></text:span><text:span text:style-name="Default_20_Paragraph_20_Font"><text:span text:style-name="T1">33</text:span></text:span><text:span text:style-name="Default_20_Paragraph_20_Font"><text:span text:style-name="T2"> quadraginta millia quingenti. </text:span></text:span><text:span text:style-name="Default_20_Paragraph_20_Font"><text:span text:style-name="T1">34</text:span></text:span><text:span text:style-name="Default_20_Paragraph_20_Font"><text:span text:style-name="T2"> Porro filiorum Manasse per generationes et </text:span></text:span><text:soft-page-break/><text:span text:style-name="Default_20_Paragraph_20_Font"><text:span text:style-name="T2">familias ac domos cognationum suarum recensiti sunt per nomina singulorum a viginti annis et supra, omnes qui poterant ad bella procedere, </text:span></text:span><text:span text:style-name="Default_20_Paragraph_20_Font"><text:span text:style-name="T1">35</text:span></text:span><text:span text:style-name="Default_20_Paragraph_20_Font"><text:span text:style-name="T2"> triginta duo millia ducenti. </text:span></text:span><text:span text:style-name="Default_20_Paragraph_20_Font"><text:span text:style-name="T1">36</text:span></text:span><text:span text:style-name="Default_20_Paragraph_20_Font"><text:span text:style-name="T2"> De filiis Benjamin per generationes et familias ac domos cognationum suarum recensiti sunt nominibus singulorum a vigesimo anno et supra, omnes qui poterant ad bella procedere, </text:span></text:span><text:span text:style-name="Default_20_Paragraph_20_Font"><text:span text:style-name="T1">37</text:span></text:span><text:span text:style-name="Default_20_Paragraph_20_Font"><text:span text:style-name="T2"> triginta quinque millia quadringenti. </text:span></text:span><text:span text:style-name="Default_20_Paragraph_20_Font"><text:span text:style-name="T1">38</text:span></text:span><text:span text:style-name="Default_20_Paragraph_20_Font"><text:span text:style-name="T2"> De filiis Dan per generationes et familias ac domos cognationum suarum recensiti sunt nominibus singulorum a vigesimo anno et supra, omnes qui poterant ad bella procedere, </text:span></text:span><text:span text:style-name="Default_20_Paragraph_20_Font"><text:span text:style-name="T1">39</text:span></text:span><text:span text:style-name="Default_20_Paragraph_20_Font"><text:span text:style-name="T2"> sexaginta duo millia septingenti. </text:span></text:span><text:span text:style-name="Default_20_Paragraph_20_Font"><text:span text:style-name="T1">40</text:span></text:span><text:span text:style-name="Default_20_Paragraph_20_Font"><text:span text:style-name="T2"> De filiis Aser per generationes et familias ac domos cognationum suarum recensiti sunt per nomina singulorum a vigesimo anno et supra, omnes qui poterant ad bella procedere, </text:span></text:span><text:span text:style-name="Default_20_Paragraph_20_Font"><text:span text:style-name="T1">41</text:span></text:span><text:span text:style-name="Default_20_Paragraph_20_Font"><text:span text:style-name="T2"> quadraginta millia et mille quingenti. </text:span></text:span><text:span text:style-name="Default_20_Paragraph_20_Font"><text:span text:style-name="T1">42</text:span></text:span><text:span text:style-name="Default_20_Paragraph_20_Font"><text:span text:style-name="T2"> De filiis Nephthali per generationes et familias ac domos cognationum suarum recensiti sunt nominibus singulorum a vigesimo anno et supra, omnes qui poterant ad bella procedere, </text:span></text:span><text:span text:style-name="Default_20_Paragraph_20_Font"><text:span text:style-name="T1">43</text:span></text:span><text:span text:style-name="Default_20_Paragraph_20_Font"><text:span text:style-name="T2"> quinquaginta tria millia quadringenti.</text:span></text:span></text:p>
        <text:p text:style-name="P3"><text:span text:style-name="Default_20_Paragraph_20_Font"><text:span text:style-name="T1">44</text:span></text:span><text:span text:style-name="Default_20_Paragraph_20_Font"><text:span text:style-name="T2"> Hi sunt, quos numeraverunt Moyses et Aaron, et duodecim principes Israël, singulos per domos cognationum suarum. </text:span></text:span><text:span text:style-name="Default_20_Paragraph_20_Font"><text:span text:style-name="T1">45</text:span></text:span><text:span text:style-name="Default_20_Paragraph_20_Font"><text:span text:style-name="T2"> Fueruntque omnis numerus filiorum Israël per domos et familias suas a vigesimo anno et supra, qui poterant ad bella procedere, </text:span></text:span><text:span text:style-name="Default_20_Paragraph_20_Font"><text:span text:style-name="T1">46</text:span></text:span><text:span text:style-name="Default_20_Paragraph_20_Font"><text:span text:style-name="T2"> sexcenta tria millia virorum quingenti quinquaginta.</text:span></text:span></text:p>
        <text:p text:style-name="P3"><text:span text:style-name="Default_20_Paragraph_20_Font"><text:span text:style-name="T1">47</text:span></text:span><text:span text:style-name="Default_20_Paragraph_20_Font"><text:span text:style-name="T2"> Levitæ autem in tribu familiarum suarum non sunt numerati cum eis. </text:span></text:span><text:span text:style-name="Default_20_Paragraph_20_Font"><text:span text:style-name="T1">48</text:span></text:span><text:span text:style-name="Default_20_Paragraph_20_Font"><text:span text:style-name="T2"> Locutusque est Dominus ad Moysen, dicens: </text:span></text:span><text:span text:style-name="Default_20_Paragraph_20_Font"><text:span text:style-name="T1">49</text:span></text:span><text:span text:style-name="Default_20_Paragraph_20_Font"><text:span text:style-name="T2"> Tribum Levi noli numerare, neque pones summam eorum cum filiis Israël: </text:span></text:span><text:span text:style-name="Default_20_Paragraph_20_Font"><text:span text:style-name="T1">50</text:span></text:span><text:span text:style-name="Default_20_Paragraph_20_Font"><text:span text:style-name="T2"> sed constitue eos super tabernaculum testimonii et cuncta vasa ejus, et quidquid ad cæremonias pertinet. Ipsi portabunt tabernaculum et omnia utensilia ejus: et erunt in ministerio, ac per gyrum tabernaculi metabuntur. </text:span></text:span><text:span text:style-name="Default_20_Paragraph_20_Font"><text:span text:style-name="T1">51</text:span></text:span><text:span text:style-name="Default_20_Paragraph_20_Font"><text:span text:style-name="T2"> Cum proficiscendum fuerit, deponent Levitæ tabernaculum; cum castrametandum, erigent. Quisquis externorum accesserit, occidetur. </text:span></text:span><text:span text:style-name="Default_20_Paragraph_20_Font"><text:span text:style-name="T1">52</text:span></text:span><text:span text:style-name="Default_20_Paragraph_20_Font"><text:span text:style-name="T2"> Metabuntur autem castra filii Israël unusquisque per turmas et cuneos atque exercitum suum. </text:span></text:span><text:span text:style-name="Default_20_Paragraph_20_Font"><text:span text:style-name="T1">53</text:span></text:span><text:span text:style-name="Default_20_Paragraph_20_Font"><text:span text:style-name="T2"> Porro Levitæ per gyrum tabernaculi figent tentoria, ne fiat indignatio super multitudinem filiorum Israël, et excubabunt in custodiis tabernaculi testimonii. </text:span></text:span><text:span text:style-name="Default_20_Paragraph_20_Font"><text:span text:style-name="T1">54</text:span></text:span><text:span text:style-name="Default_20_Paragraph_20_Font"><text:span text:style-name="T2"> Fecerunt ergo filii Israël juxta omnia quæ præceperat Dominus Moysi. </text:span></text:span></text:p>
      </text:section>
      <text:section text:style-name="Sect1" text:name="Sect2">
        <text:p text:style-name="P2">Numeri II</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Singuli per turmas, signa, atque vexilla, et domos cognationum suarum, castrametabuntur filii Israël, per gyrum tabernaculi fœderis. </text:span></text:span><text:span text:style-name="Default_20_Paragraph_20_Font"><text:span text:style-name="T1">3</text:span></text:span><text:span text:style-name="Default_20_Paragraph_20_Font"><text:span text:style-name="T2"> Ad orientem Judas figet tentoria per turmas exercitus sui: eritque princeps filiorum ejus Nahasson filius Aminadab. </text:span></text:span><text:span text:style-name="Default_20_Paragraph_20_Font"><text:span text:style-name="T1">4</text:span></text:span><text:span text:style-name="Default_20_Paragraph_20_Font"><text:span text:style-name="T2"> Et omnis de stirpe ejus summa pugnantium, septuaginta quatuor millia sexcenti. </text:span></text:span><text:span text:style-name="Default_20_Paragraph_20_Font"><text:span text:style-name="T1">5</text:span></text:span><text:span text:style-name="Default_20_Paragraph_20_Font"><text:span text:style-name="T2"> Juxta eum castrametati sunt de tribu Issachar, quorum princeps fuit Nathanaël filius Suar. </text:span></text:span><text:span text:style-name="Default_20_Paragraph_20_Font"><text:span text:style-name="T1">6</text:span></text:span><text:span text:style-name="Default_20_Paragraph_20_Font"><text:span text:style-name="T2"> Et omnis numerus pugnatorum ejus quinquaginta quatuor millia quadringenti. </text:span></text:span><text:span text:style-name="Default_20_Paragraph_20_Font"><text:span text:style-name="T1">7</text:span></text:span><text:span text:style-name="Default_20_Paragraph_20_Font"><text:span text:style-name="T2"> In tribu Zabulon princeps fuit Eliab filius Helon. </text:span></text:span><text:span text:style-name="Default_20_Paragraph_20_Font"><text:span text:style-name="T1">8</text:span></text:span><text:span text:style-name="Default_20_Paragraph_20_Font"><text:span text:style-name="T2"> Omnis de stirpe </text:span></text:span><text:soft-page-break/><text:span text:style-name="Default_20_Paragraph_20_Font"><text:span text:style-name="T2">ejus exercitus pugnatorum, quinquaginta septem millia quadringenti. </text:span></text:span><text:span text:style-name="Default_20_Paragraph_20_Font"><text:span text:style-name="T1">9</text:span></text:span><text:span text:style-name="Default_20_Paragraph_20_Font"><text:span text:style-name="T2"> Universi qui in castris Judæ enumerati sunt, fuerunt centum octoginta sex millia quadringenti: et per turmas suas primi egredientur.</text:span></text:span></text:p>
        <text:p text:style-name="P3"><text:span text:style-name="Default_20_Paragraph_20_Font"><text:span text:style-name="T1">10</text:span></text:span><text:span text:style-name="Default_20_Paragraph_20_Font"><text:span text:style-name="T2"> In castris filiorum Ruben ad meridianam plagam erit princeps Elisur filius Sedeur. </text:span></text:span><text:span text:style-name="Default_20_Paragraph_20_Font"><text:span text:style-name="T1">11</text:span></text:span><text:span text:style-name="Default_20_Paragraph_20_Font"><text:span text:style-name="T2"> Et cunctus exercitus pugnatorum ejus qui numerati sunt, quadraginta sex millia quingenti. </text:span></text:span><text:span text:style-name="Default_20_Paragraph_20_Font"><text:span text:style-name="T1">12</text:span></text:span><text:span text:style-name="Default_20_Paragraph_20_Font"><text:span text:style-name="T2"> Juxta eum castrametati sunt de tribu Simeon: quorum princeps fuit Salamiel filius Surisaddai. </text:span></text:span><text:span text:style-name="Default_20_Paragraph_20_Font"><text:span text:style-name="T1">13</text:span></text:span><text:span text:style-name="Default_20_Paragraph_20_Font"><text:span text:style-name="T2"> Et cunctus exercitus pugnatorum ejus qui numerati sunt, quinquaginta novem millia trecenti. </text:span></text:span><text:span text:style-name="Default_20_Paragraph_20_Font"><text:span text:style-name="T1">14</text:span></text:span><text:span text:style-name="Default_20_Paragraph_20_Font"><text:span text:style-name="T2"> In tribu Gad princeps fuit Eliasaph filius Duel. </text:span></text:span><text:span text:style-name="Default_20_Paragraph_20_Font"><text:span text:style-name="T1">15</text:span></text:span><text:span text:style-name="Default_20_Paragraph_20_Font"><text:span text:style-name="T2"> Et cunctus exercitus pugnatorum ejus, qui numerati sunt, quadraginta quinque millia sexcenti quinquaginta. </text:span></text:span><text:span text:style-name="Default_20_Paragraph_20_Font"><text:span text:style-name="T1">16</text:span></text:span><text:span text:style-name="Default_20_Paragraph_20_Font"><text:span text:style-name="T2"> Omnes qui recensiti sunt in castris Ruben, centum quinquaginta millia et mille quadringenti quinquaginta per turmas suas: in secundo loco proficiscentur. </text:span></text:span><text:span text:style-name="Default_20_Paragraph_20_Font"><text:span text:style-name="T1">17</text:span></text:span><text:span text:style-name="Default_20_Paragraph_20_Font"><text:span text:style-name="T2"> Levabitur autem tabernaculum testimonii per officia Levitarum, et turmas eorum: quomodo erigetur, ita et deponetur. Singuli per loca et ordines suos proficiscentur.</text:span></text:span></text:p>
        <text:p text:style-name="P3"><text:span text:style-name="Default_20_Paragraph_20_Font"><text:span text:style-name="T1">18</text:span></text:span><text:span text:style-name="Default_20_Paragraph_20_Font"><text:span text:style-name="T2"> Ad occidentalem plagam erunt castra filiorum Ephraim, quorum princeps fuit Elisama filius Ammiud. </text:span></text:span><text:span text:style-name="Default_20_Paragraph_20_Font"><text:span text:style-name="T1">19</text:span></text:span><text:span text:style-name="Default_20_Paragraph_20_Font"><text:span text:style-name="T2"> Cunctus exercitus pugnatorum ejus, qui numerati sunt, quadraginta millia quingenti. </text:span></text:span><text:span text:style-name="Default_20_Paragraph_20_Font"><text:span text:style-name="T1">20</text:span></text:span><text:span text:style-name="Default_20_Paragraph_20_Font"><text:span text:style-name="T2"> Et cum eis tribus filiorum Manasse, quorum princeps fuit Gamaliel filius Phadassur. </text:span></text:span><text:span text:style-name="Default_20_Paragraph_20_Font"><text:span text:style-name="T1">21</text:span></text:span><text:span text:style-name="Default_20_Paragraph_20_Font"><text:span text:style-name="T2"> Cunctusque exercitus pugnatorum ejus, qui numerati sunt, triginta duo millia ducenti. </text:span></text:span><text:span text:style-name="Default_20_Paragraph_20_Font"><text:span text:style-name="T1">22</text:span></text:span><text:span text:style-name="Default_20_Paragraph_20_Font"><text:span text:style-name="T2"> In tribu filiorum Benjamin princeps fuit Abidan filius Gedeonis. </text:span></text:span><text:span text:style-name="Default_20_Paragraph_20_Font"><text:span text:style-name="T1">23</text:span></text:span><text:span text:style-name="Default_20_Paragraph_20_Font"><text:span text:style-name="T2"> Et cunctus exercitus pugnatorum ejus, qui recensiti sunt, triginta quinque millia quadringenti. </text:span></text:span><text:span text:style-name="Default_20_Paragraph_20_Font"><text:span text:style-name="T1">24</text:span></text:span><text:span text:style-name="Default_20_Paragraph_20_Font"><text:span text:style-name="T2"> Omnes qui numerati sunt in castris Ephraim, centum octo millia centum per turmas suas: tertii proficiscentur.</text:span></text:span></text:p>
        <text:p text:style-name="P3"><text:span text:style-name="Default_20_Paragraph_20_Font"><text:span text:style-name="T1">25</text:span></text:span><text:span text:style-name="Default_20_Paragraph_20_Font"><text:span text:style-name="T2"> Ad aquilonis partem castrametati sunt filii Dan: quorum princeps fuit Ahiezer filius Ammisaddai. </text:span></text:span><text:span text:style-name="Default_20_Paragraph_20_Font"><text:span text:style-name="T1">26</text:span></text:span><text:span text:style-name="Default_20_Paragraph_20_Font"><text:span text:style-name="T2"> Cunctus exercitus pugnatorum ejus, qui numerati sunt, sexaginta duo millia septingenti. </text:span></text:span><text:span text:style-name="Default_20_Paragraph_20_Font"><text:span text:style-name="T1">27</text:span></text:span><text:span text:style-name="Default_20_Paragraph_20_Font"><text:span text:style-name="T2"> Juxta eum fixere tentoria de tribu Aser: quorum princeps fuit Phegiel filius Ochran. </text:span></text:span><text:span text:style-name="Default_20_Paragraph_20_Font"><text:span text:style-name="T1">28</text:span></text:span><text:span text:style-name="Default_20_Paragraph_20_Font"><text:span text:style-name="T2"> Cunctus exercitus pugnatorum ejus, qui numerati sunt, quadraginta millia et mille quingenti. </text:span></text:span><text:span text:style-name="Default_20_Paragraph_20_Font"><text:span text:style-name="T1">29</text:span></text:span><text:span text:style-name="Default_20_Paragraph_20_Font"><text:span text:style-name="T2"> De tribu filiorum Nephthali princeps fuit Ahira filius Enan. </text:span></text:span><text:span text:style-name="Default_20_Paragraph_20_Font"><text:span text:style-name="T1">30</text:span></text:span><text:span text:style-name="Default_20_Paragraph_20_Font"><text:span text:style-name="T2"> Cunctus exercitus pugnatorum ejus, quinquaginta tria millia quadringenti. </text:span></text:span><text:span text:style-name="Default_20_Paragraph_20_Font"><text:span text:style-name="T1">31</text:span></text:span><text:span text:style-name="Default_20_Paragraph_20_Font"><text:span text:style-name="T2"> Omnes qui numerati sunt in castris Dan, fuerunt centum quinquaginta septem millia sexcenti: et novissimi proficiscentur.</text:span></text:span></text:p>
        <text:p text:style-name="P3"><text:span text:style-name="Default_20_Paragraph_20_Font"><text:span text:style-name="T1">32</text:span></text:span><text:span text:style-name="Default_20_Paragraph_20_Font"><text:span text:style-name="T2"> Hic numerus filiorum Israël, per domos cognationum suarum et turmas divisi exercitus, sexcenta tria millia quingenti quinquaginta. </text:span></text:span><text:span text:style-name="Default_20_Paragraph_20_Font"><text:span text:style-name="T1">33</text:span></text:span><text:span text:style-name="Default_20_Paragraph_20_Font"><text:span text:style-name="T2"> Levitæ autem non sunt numerati inter filios Israël: sic enim præceperat Dominus Moysi. </text:span></text:span><text:span text:style-name="Default_20_Paragraph_20_Font"><text:span text:style-name="T1">34</text:span></text:span><text:span text:style-name="Default_20_Paragraph_20_Font"><text:span text:style-name="T2"> Feceruntque filii Israël juxta omnia quæ mandaverat Dominus. Castrametati sunt per turmas suas, et profecti per familias ac domos patrum suorum. </text:span></text:span></text:p>
      </text:section>
      <text:section text:style-name="Sect1" text:name="Sect3">
        <text:p text:style-name="P2"><text:soft-page-break/>Numeri III</text:p>
        <text:p text:style-name="P3"><text:span text:style-name="Default_20_Paragraph_20_Font"><text:span text:style-name="T1">1</text:span></text:span><text:span text:style-name="Default_20_Paragraph_20_Font"><text:span text:style-name="T2"> Hæ sunt generationes Aaron et Moysi in die qua locutus est Dominus ad Moysen in monte Sinai. </text:span></text:span><text:span text:style-name="Default_20_Paragraph_20_Font"><text:span text:style-name="T1">2</text:span></text:span><text:span text:style-name="Default_20_Paragraph_20_Font"><text:span text:style-name="T2"> Et hæc nomina filiorum Aaron: primogenitus ejus Nadab, deinde Abiu, et Eleazar, et Ithamar. </text:span></text:span><text:span text:style-name="Default_20_Paragraph_20_Font"><text:span text:style-name="T1">3</text:span></text:span><text:span text:style-name="Default_20_Paragraph_20_Font"><text:span text:style-name="T2"> Hæc nomina filiorum Aaron sacerdotum qui uncti sunt, et quorum repletæ et consecratæ manus ut sacerdotio fungerentur. </text:span></text:span><text:span text:style-name="Default_20_Paragraph_20_Font"><text:span text:style-name="T1">4</text:span></text:span><text:span text:style-name="Default_20_Paragraph_20_Font"><text:span text:style-name="T2"> Mortui sunt enim Nadab et Abiu cum offerrent ignem alienum in conspectu Domini in deserto Sinai, absque liberis: functique sunt sacerdotio Eleazar et Ithamar coram Aaron patre suo. </text:span></text:span><text:span text:style-name="Default_20_Paragraph_20_Font"><text:span text:style-name="T1">5</text:span></text:span><text:span text:style-name="Default_20_Paragraph_20_Font"><text:span text:style-name="T2"> Locutusque est Dominus ad Moysen, dicens: </text:span></text:span><text:span text:style-name="Default_20_Paragraph_20_Font"><text:span text:style-name="T1">6</text:span></text:span><text:span text:style-name="Default_20_Paragraph_20_Font"><text:span text:style-name="T2"> Applica tribum Levi, et fac stare in conspectu Aaron sacerdotis ut ministrent ei, et excubent, </text:span></text:span><text:span text:style-name="Default_20_Paragraph_20_Font"><text:span text:style-name="T1">7</text:span></text:span><text:span text:style-name="Default_20_Paragraph_20_Font"><text:span text:style-name="T2"> et observent quidquid ad cultum pertinet multitudinis coram tabernaculo testimonii, </text:span></text:span><text:span text:style-name="Default_20_Paragraph_20_Font"><text:span text:style-name="T1">8</text:span></text:span><text:span text:style-name="Default_20_Paragraph_20_Font"><text:span text:style-name="T2"> et custodiant vasa tabernaculi, servientes in ministerio ejus. </text:span></text:span><text:span text:style-name="Default_20_Paragraph_20_Font"><text:span text:style-name="T1">9</text:span></text:span><text:span text:style-name="Default_20_Paragraph_20_Font"><text:span text:style-name="T2"> Dabisque dono Levitas </text:span></text:span><text:span text:style-name="Default_20_Paragraph_20_Font"><text:span text:style-name="T1">10</text:span></text:span><text:span text:style-name="Default_20_Paragraph_20_Font"><text:span text:style-name="T2"> Aaron et filiis ejus, quibus traditi sunt a filiis Israël. Aaron autem et filios ejus constitues super cultum sacerdotii. Externus, qui ad ministrandum accesserit, morietur. </text:span></text:span><text:span text:style-name="Default_20_Paragraph_20_Font"><text:span text:style-name="T1">11</text:span></text:span><text:span text:style-name="Default_20_Paragraph_20_Font"><text:span text:style-name="T2"> Locutusque est Dominus ad Moysen, dicens: </text:span></text:span><text:span text:style-name="Default_20_Paragraph_20_Font"><text:span text:style-name="T1">12</text:span></text:span><text:span text:style-name="Default_20_Paragraph_20_Font"><text:span text:style-name="T2"> Ego tuli Levitas a filiis Israël pro omni primogenito, qui aperit vulvam in filiis Israël, eruntque Levitæ mei. </text:span></text:span><text:span text:style-name="Default_20_Paragraph_20_Font"><text:span text:style-name="T1">13</text:span></text:span><text:span text:style-name="Default_20_Paragraph_20_Font"><text:span text:style-name="T2"> Meum est enim omne primogenitum: ex quo percussi primogenitos in terra Ægypti, sanctificavi mihi quidquid primum nascitur in Israël: ab homine usque ad pecus, mei sunt. Ego Dominus. </text:span></text:span><text:span text:style-name="Default_20_Paragraph_20_Font"><text:span text:style-name="T1">14</text:span></text:span><text:span text:style-name="Default_20_Paragraph_20_Font"><text:span text:style-name="T2"> Locutusque est Dominus ad Moysen in deserto Sinai, dicens: </text:span></text:span><text:span text:style-name="Default_20_Paragraph_20_Font"><text:span text:style-name="T1">15</text:span></text:span><text:span text:style-name="Default_20_Paragraph_20_Font"><text:span text:style-name="T2"> Numera filios Levi per domos patrum suorum et familias, omnem masculum ab uno mense et supra. </text:span></text:span><text:span text:style-name="Default_20_Paragraph_20_Font"><text:span text:style-name="T1">16</text:span></text:span><text:span text:style-name="Default_20_Paragraph_20_Font"><text:span text:style-name="T2"> Numeravit Moyses, ut præceperat Dominus, </text:span></text:span><text:span text:style-name="Default_20_Paragraph_20_Font"><text:span text:style-name="T1">17</text:span></text:span><text:span text:style-name="Default_20_Paragraph_20_Font"><text:span text:style-name="T2"> et inventi sunt filii Levi per nomina sua, Gerson et Caath et Merari. </text:span></text:span><text:span text:style-name="Default_20_Paragraph_20_Font"><text:span text:style-name="T1">18</text:span></text:span><text:span text:style-name="Default_20_Paragraph_20_Font"><text:span text:style-name="T2"> Filii Gerson: Lebni et Semei. </text:span></text:span><text:span text:style-name="Default_20_Paragraph_20_Font"><text:span text:style-name="T1">19</text:span></text:span><text:span text:style-name="Default_20_Paragraph_20_Font"><text:span text:style-name="T2"> Filii Caath: Amram et Jesaar, Hebron et Oziel. </text:span></text:span><text:span text:style-name="Default_20_Paragraph_20_Font"><text:span text:style-name="T1">20</text:span></text:span><text:span text:style-name="Default_20_Paragraph_20_Font"><text:span text:style-name="T2"> Filii Merari: Moholi et Musi. </text:span></text:span><text:span text:style-name="Default_20_Paragraph_20_Font"><text:span text:style-name="T1">21</text:span></text:span><text:span text:style-name="Default_20_Paragraph_20_Font"><text:span text:style-name="T2"> De Gerson fuere familiæ duæ, Lebnitica, et Semeitica: </text:span></text:span><text:span text:style-name="Default_20_Paragraph_20_Font"><text:span text:style-name="T1">22</text:span></text:span><text:span text:style-name="Default_20_Paragraph_20_Font"><text:span text:style-name="T2"> quarum numeratus est populus sexus masculini ab uno mense et supra, septem millia quingenti. </text:span></text:span><text:span text:style-name="Default_20_Paragraph_20_Font"><text:span text:style-name="T1">23</text:span></text:span><text:span text:style-name="Default_20_Paragraph_20_Font"><text:span text:style-name="T2"> Hi post tabernaculum metabuntur ad occidentem, </text:span></text:span><text:span text:style-name="Default_20_Paragraph_20_Font"><text:span text:style-name="T1">24</text:span></text:span><text:span text:style-name="Default_20_Paragraph_20_Font"><text:span text:style-name="T2"> sub principe Eliasaph filio Laël. </text:span></text:span><text:span text:style-name="Default_20_Paragraph_20_Font"><text:span text:style-name="T1">25</text:span></text:span><text:span text:style-name="Default_20_Paragraph_20_Font"><text:span text:style-name="T2"> Et habebunt excubias in tabernaculo fœderis, </text:span></text:span><text:span text:style-name="Default_20_Paragraph_20_Font"><text:span text:style-name="T1">26</text:span></text:span><text:span text:style-name="Default_20_Paragraph_20_Font"><text:span text:style-name="T2"> ipsum tabernaculum et operimentum ejus, tentorium quod trahitur ante fores tecti fœderis, et cortinas atrii: tentorium quoque quod appenditur in introitu atrii tabernaculi, et quidquid ad ritum altaris pertinet, funes tabernaculi et omnia utensilia ejus. </text:span></text:span><text:span text:style-name="Default_20_Paragraph_20_Font"><text:span text:style-name="T1">27</text:span></text:span><text:span text:style-name="Default_20_Paragraph_20_Font"><text:span text:style-name="T2"> Cognatio Caath habebit populos Amramitas et Jesaaritas et Hebronitas et Ozielitas. Hæ sunt familiæ Caathitarum recensitæ per nomina sua. </text:span></text:span><text:span text:style-name="Default_20_Paragraph_20_Font"><text:span text:style-name="T1">28</text:span></text:span><text:span text:style-name="Default_20_Paragraph_20_Font"><text:span text:style-name="T2"> Omnes generis masculini ab uno mense et supra, octo millia sexcenti habebunt excubias sanctuarii, </text:span></text:span><text:span text:style-name="Default_20_Paragraph_20_Font"><text:span text:style-name="T1">29</text:span></text:span><text:span text:style-name="Default_20_Paragraph_20_Font"><text:span text:style-name="T2"> et castrametabuntur ad meridianam plagam. </text:span></text:span><text:span text:style-name="Default_20_Paragraph_20_Font"><text:span text:style-name="T1">30</text:span></text:span><text:span text:style-name="Default_20_Paragraph_20_Font"><text:span text:style-name="T2"> Princepsque eorum erit Elisaphan filius Oziel: </text:span></text:span><text:span text:style-name="Default_20_Paragraph_20_Font"><text:span text:style-name="T1">31</text:span></text:span><text:span text:style-name="Default_20_Paragraph_20_Font"><text:span text:style-name="T2"> et custodient arcam, mensamque et candelabrum, altaria et vasa sanctuarii, in quibus ministratur, et velum, cunctamque hujuscemodi supellectilem. </text:span></text:span><text:span text:style-name="Default_20_Paragraph_20_Font"><text:span text:style-name="T1">32</text:span></text:span><text:span text:style-name="Default_20_Paragraph_20_Font"><text:span text:style-name="T2"> Princeps autem principum Levitarum Eleazar filius Aaron sacerdotis, erit super excubitores custodiæ sanctuarii. </text:span></text:span><text:span text:style-name="Default_20_Paragraph_20_Font"><text:span text:style-name="T1">33</text:span></text:span><text:span text:style-name="Default_20_Paragraph_20_Font"><text:span text:style-name="T2"> At vero de Merari erunt populi Moholitæ et Musitæ recensiti per nomina sua: </text:span></text:span><text:span text:style-name="Default_20_Paragraph_20_Font"><text:span text:style-name="T1">34</text:span></text:span><text:span text:style-name="Default_20_Paragraph_20_Font"><text:span text:style-name="T2"> omnes generis masculini ab uno mense et supra, sex millia ducenti. </text:span></text:span><text:span text:style-name="Default_20_Paragraph_20_Font"><text:span text:style-name="T1">35</text:span></text:span><text:span text:style-name="Default_20_Paragraph_20_Font"><text:span text:style-name="T2"> Princeps eorum Suriel filius Abihaiel: in plaga septentrionali castrametabuntur. </text:span></text:span><text:span text:style-name="Default_20_Paragraph_20_Font"><text:span text:style-name="T1">36</text:span></text:span><text:span text:style-name="Default_20_Paragraph_20_Font"><text:span text:style-name="T2"> Erunt sub custodia eorum tabulæ tabernaculi et vectes, et columnæ ac bases earum, et omnia quæ ad cultum hujuscemodi pertinent: </text:span></text:span><text:span text:style-name="Default_20_Paragraph_20_Font"><text:span text:style-name="T1">37</text:span></text:span><text:span text:style-name="Default_20_Paragraph_20_Font"><text:span text:style-name="T2"> columnæque atrii per circuitum cum basibus suis, et paxilli cum funibus. </text:span></text:span><text:span text:style-name="Default_20_Paragraph_20_Font"><text:span text:style-name="T1">38</text:span></text:span><text:span text:style-name="Default_20_Paragraph_20_Font"><text:span text:style-name="T2"> Castrametabuntur ante tabernaculum fœderis, id est, ad orientalem plagam, Moyses et Aaron cum filiis suis, habentes custodiam sanctuarii in medio filiorum Israël. Quisquis alienus accesserit, morietur. </text:span></text:span><text:soft-page-break/><text:span text:style-name="Default_20_Paragraph_20_Font"><text:span text:style-name="T1">39</text:span></text:span><text:span text:style-name="Default_20_Paragraph_20_Font"><text:span text:style-name="T2"> Omnes Levitæ, quos numeraverunt Moyses et Aaron juxta præceptum Domini per familias suas in genere masculino a mense uno et supra, fuerunt viginti duo millia.</text:span></text:span></text:p>
        <text:p text:style-name="P3"><text:span text:style-name="Default_20_Paragraph_20_Font"><text:span text:style-name="T1">40</text:span></text:span><text:span text:style-name="Default_20_Paragraph_20_Font"><text:span text:style-name="T2"> Et ait Dominus ad Moysen: Numera primogenitos sexus masculini de filiis Israël ab uno mense et supra, et habebis summam eorum. </text:span></text:span><text:span text:style-name="Default_20_Paragraph_20_Font"><text:span text:style-name="T1">41</text:span></text:span><text:span text:style-name="Default_20_Paragraph_20_Font"><text:span text:style-name="T2"> Tollesque Levitas mihi pro omni primogenito filiorum Israël: ego sum Dominus: et pecora eorum pro universis primogenitis pecorum filiorum Israël. </text:span></text:span><text:span text:style-name="Default_20_Paragraph_20_Font"><text:span text:style-name="T1">42</text:span></text:span><text:span text:style-name="Default_20_Paragraph_20_Font"><text:span text:style-name="T2"> Recensuit Moyses, sicut præceperat Dominus, primogenitos filiorum Israël: </text:span></text:span><text:span text:style-name="Default_20_Paragraph_20_Font"><text:span text:style-name="T1">43</text:span></text:span><text:span text:style-name="Default_20_Paragraph_20_Font"><text:span text:style-name="T2"> et fuerunt masculi per nomina sua, a mense uno et supra, viginti duo millia ducenti septuaginta tres. </text:span></text:span><text:span text:style-name="Default_20_Paragraph_20_Font"><text:span text:style-name="T1">44</text:span></text:span><text:span text:style-name="Default_20_Paragraph_20_Font"><text:span text:style-name="T2"> Locutusque est Dominus ad Moysen, dicens: </text:span></text:span><text:span text:style-name="Default_20_Paragraph_20_Font"><text:span text:style-name="T1">45</text:span></text:span><text:span text:style-name="Default_20_Paragraph_20_Font"><text:span text:style-name="T2"> Tolle Levitas pro primogenitis filiorum Israël, et pecora Levitarum pro pecoribus eorum, eruntque Levitæ mei. Ego sum Dominus. </text:span></text:span><text:span text:style-name="Default_20_Paragraph_20_Font"><text:span text:style-name="T1">46</text:span></text:span><text:span text:style-name="Default_20_Paragraph_20_Font"><text:span text:style-name="T2"> In pretio autem ducentorum septuaginta trium, qui excedunt numerum Levitarum de primogenitis filiorum Israël, </text:span></text:span><text:span text:style-name="Default_20_Paragraph_20_Font"><text:span text:style-name="T1">47</text:span></text:span><text:span text:style-name="Default_20_Paragraph_20_Font"><text:span text:style-name="T2"> accipies quinque siclos per singula capita ad mensuram sanctuarii (siclus habet viginti obolos): </text:span></text:span><text:span text:style-name="Default_20_Paragraph_20_Font"><text:span text:style-name="T1">48</text:span></text:span><text:span text:style-name="Default_20_Paragraph_20_Font"><text:span text:style-name="T2"> dabisque pecuniam Aaron et filiis ejus pretium eorum qui supra sunt. </text:span></text:span><text:span text:style-name="Default_20_Paragraph_20_Font"><text:span text:style-name="T1">49</text:span></text:span><text:span text:style-name="Default_20_Paragraph_20_Font"><text:span text:style-name="T2"> Tulit igitur Moyses pecuniam eorum, qui fuerant amplius, et quos redemerant a Levitis, </text:span></text:span><text:span text:style-name="Default_20_Paragraph_20_Font"><text:span text:style-name="T1">50</text:span></text:span><text:span text:style-name="Default_20_Paragraph_20_Font"><text:span text:style-name="T2"> pro primogenitis filiorum Israël, mille trecentorum sexaginta quinque siclorum juxta pondus sanctuarii: </text:span></text:span><text:span text:style-name="Default_20_Paragraph_20_Font"><text:span text:style-name="T1">51</text:span></text:span><text:span text:style-name="Default_20_Paragraph_20_Font"><text:span text:style-name="T2"> et dedit eam Aaron et filiis ejus juxta verbum quod præceperat sibi Dominus. </text:span></text:span></text:p>
      </text:section>
      <text:section text:style-name="Sect1" text:name="Sect4">
        <text:p text:style-name="P2">Numeri IV</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Tolle summam filiorum Caath de medio Levitarum per domos et familias suas, </text:span></text:span><text:span text:style-name="Default_20_Paragraph_20_Font"><text:span text:style-name="T1">3</text:span></text:span><text:span text:style-name="Default_20_Paragraph_20_Font"><text:span text:style-name="T2"> a trigesimo anno et supra, usque ad quinquagesimum annum, omnium qui ingrediuntur ut stent et ministrent in tabernaculo fœderis. </text:span></text:span><text:span text:style-name="Default_20_Paragraph_20_Font"><text:span text:style-name="T1">4</text:span></text:span><text:span text:style-name="Default_20_Paragraph_20_Font"><text:span text:style-name="T2"> Hic est cultus filiorum Caath: tabernaculum fœderis, et Sanctum sanctorum </text:span></text:span><text:span text:style-name="Default_20_Paragraph_20_Font"><text:span text:style-name="T1">5</text:span></text:span><text:span text:style-name="Default_20_Paragraph_20_Font"><text:span text:style-name="T2"> ingredientur Aaron et filii ejus, quando movenda sunt castra, et deponent velum quod pendet ante fores, involventque eo arcam testimonii, </text:span></text:span><text:span text:style-name="Default_20_Paragraph_20_Font"><text:span text:style-name="T1">6</text:span></text:span><text:span text:style-name="Default_20_Paragraph_20_Font"><text:span text:style-name="T2"> et operient rursum velamine janthinarum pellium, extendentque desuper pallium totum hyacinthinum, et inducent vectes. </text:span></text:span><text:span text:style-name="Default_20_Paragraph_20_Font"><text:span text:style-name="T1">7</text:span></text:span><text:span text:style-name="Default_20_Paragraph_20_Font"><text:span text:style-name="T2"> Mensam quoque propositionis involvent hyacinthino pallio, et ponent cum ea thuribula et mortariola, cyathos et crateras ad liba fundenda: panes semper in ea erunt: </text:span></text:span><text:span text:style-name="Default_20_Paragraph_20_Font"><text:span text:style-name="T1">8</text:span></text:span><text:span text:style-name="Default_20_Paragraph_20_Font"><text:span text:style-name="T2"> extendentque desuper pallium coccineum, quod rursum operient velamento janthinarum pellium, et inducent vectes. </text:span></text:span><text:span text:style-name="Default_20_Paragraph_20_Font"><text:span text:style-name="T1">9</text:span></text:span><text:span text:style-name="Default_20_Paragraph_20_Font"><text:span text:style-name="T2"> Sument et pallium hyacinthinum, quo operient candelabrum cum lucernis et forcipibus suis et emunctoriis et cunctis vasis olei, quæ ad concinnandas lucernas necessaria sunt: </text:span></text:span><text:span text:style-name="Default_20_Paragraph_20_Font"><text:span text:style-name="T1">10</text:span></text:span><text:span text:style-name="Default_20_Paragraph_20_Font"><text:span text:style-name="T2"> et super omnia ponent operimentum janthinarum pellium, et inducent vectes. </text:span></text:span><text:span text:style-name="Default_20_Paragraph_20_Font"><text:span text:style-name="T1">11</text:span></text:span><text:span text:style-name="Default_20_Paragraph_20_Font"><text:span text:style-name="T2"> Necnon et altare aureum involvent hyacinthino vestimento, et extendent desuper operimentum janthinarum pellium, inducentque vectes. </text:span></text:span><text:span text:style-name="Default_20_Paragraph_20_Font"><text:span text:style-name="T1">12</text:span></text:span><text:span text:style-name="Default_20_Paragraph_20_Font"><text:span text:style-name="T2"> Omnia vasa, quibus ministratur in sanctuario, involvent hyacinthino pallio, et extendent desuper operimentum janthinarum pellium, inducentque vectes. </text:span></text:span><text:span text:style-name="Default_20_Paragraph_20_Font"><text:span text:style-name="T1">13</text:span></text:span><text:span text:style-name="Default_20_Paragraph_20_Font"><text:span text:style-name="T2"> Sed et altare mundabunt cinere, et involvent illud purpureo vestimento, </text:span></text:span><text:span text:style-name="Default_20_Paragraph_20_Font"><text:span text:style-name="T1">14</text:span></text:span><text:span text:style-name="Default_20_Paragraph_20_Font"><text:span text:style-name="T2"> ponentque cum eo omnia vasa, quibus in ministerio ejus utuntur, id est, ignium receptacula, fuscinulas ac tridentes, uncinos et </text:span></text:span><text:soft-page-break/><text:span text:style-name="Default_20_Paragraph_20_Font"><text:span text:style-name="T2">batilla. Cuncta vasa altaris operient simul velamine janthinarum pellium, et inducent vectes. </text:span></text:span><text:span text:style-name="Default_20_Paragraph_20_Font"><text:span text:style-name="T1">15</text:span></text:span><text:span text:style-name="Default_20_Paragraph_20_Font"><text:span text:style-name="T2"> Cumque involverint Aaron et filii ejus sanctuarium et omnia vasa ejus in commotione castrorum, tunc intrabunt filii Caath ut portent involuta: et non tangent vasa sanctuarii, ne moriantur. Ista sunt onera filiorum Caath in tabernaculo fœderis: </text:span></text:span><text:span text:style-name="Default_20_Paragraph_20_Font"><text:span text:style-name="T1">16</text:span></text:span><text:span text:style-name="Default_20_Paragraph_20_Font"><text:span text:style-name="T2"> super quos erit Eleazar filius Aaron sacerdotis, ad cujus curam pertinet oleum ad concinnandas lucernas, et compositionis incensum, et sacrificium, quod semper offertur, et oleum unctionis, et quidquid ad cultum tabernaculi pertinet, omniumque vasorum, quæ in sanctuario sunt. </text:span></text:span><text:span text:style-name="Default_20_Paragraph_20_Font"><text:span text:style-name="T1">17</text:span></text:span><text:span text:style-name="Default_20_Paragraph_20_Font"><text:span text:style-name="T2"> Locutusque est Dominus ad Moysen et Aaron, dicens: </text:span></text:span><text:span text:style-name="Default_20_Paragraph_20_Font"><text:span text:style-name="T1">18</text:span></text:span><text:span text:style-name="Default_20_Paragraph_20_Font"><text:span text:style-name="T2"> Nolite perdere populum Caath de medio Levitarum: </text:span></text:span><text:span text:style-name="Default_20_Paragraph_20_Font"><text:span text:style-name="T1">19</text:span></text:span><text:span text:style-name="Default_20_Paragraph_20_Font"><text:span text:style-name="T2"> sed hoc facite eis, ut vivant, et non moriantur, si tetigerint Sancta sanctorum. Aaron et filii ejus intrabunt, ipsique disponent opera singulorum, et divident quid portare quis debeat. </text:span></text:span><text:span text:style-name="Default_20_Paragraph_20_Font"><text:span text:style-name="T1">20</text:span></text:span><text:span text:style-name="Default_20_Paragraph_20_Font"><text:span text:style-name="T2"> Alii nulla curiositate videant quæ sunt in sanctuario priusquam involvantur, alioquin morientur. </text:span></text:span><text:span text:style-name="Default_20_Paragraph_20_Font"><text:span text:style-name="T1">21</text:span></text:span><text:span text:style-name="Default_20_Paragraph_20_Font"><text:span text:style-name="T2"> Locutusque est Dominus ad Moysen, dicens: </text:span></text:span><text:span text:style-name="Default_20_Paragraph_20_Font"><text:span text:style-name="T1">22</text:span></text:span><text:span text:style-name="Default_20_Paragraph_20_Font"><text:span text:style-name="T2"> Tolle summam etiam filiorum Gerson per domos ac familias et cognationes suas, </text:span></text:span><text:span text:style-name="Default_20_Paragraph_20_Font"><text:span text:style-name="T1">23</text:span></text:span><text:span text:style-name="Default_20_Paragraph_20_Font"><text:span text:style-name="T2"> a triginta annis et supra, usque ad annos quinquaginta. Numera omnes qui ingrediuntur et ministrant in tabernaculo fœderis. </text:span></text:span><text:span text:style-name="Default_20_Paragraph_20_Font"><text:span text:style-name="T1">24</text:span></text:span><text:span text:style-name="Default_20_Paragraph_20_Font"><text:span text:style-name="T2"> Hoc est officium familiæ Gersonitarum, </text:span></text:span><text:span text:style-name="Default_20_Paragraph_20_Font"><text:span text:style-name="T1">25</text:span></text:span><text:span text:style-name="Default_20_Paragraph_20_Font"><text:span text:style-name="T2"> ut portent cortinas tabernaculi et tectum fœderis, operimentum aliud, et super omnia velamen janthinum tentoriumque quod pendet in introitu tabernaculi fœderis, </text:span></text:span><text:span text:style-name="Default_20_Paragraph_20_Font"><text:span text:style-name="T1">26</text:span></text:span><text:span text:style-name="Default_20_Paragraph_20_Font"><text:span text:style-name="T2"> cortinas atrii, et velum in introitu quod est ante tabernaculum. Omnia quæ ad altare pertinent, funiculos, et vasa ministerii, </text:span></text:span><text:span text:style-name="Default_20_Paragraph_20_Font"><text:span text:style-name="T1">27</text:span></text:span><text:span text:style-name="Default_20_Paragraph_20_Font"><text:span text:style-name="T2"> jubente Aaron et filiis ejus, portabunt filii Gerson: et scient singuli cui debeant oneri mancipari. </text:span></text:span><text:span text:style-name="Default_20_Paragraph_20_Font"><text:span text:style-name="T1">28</text:span></text:span><text:span text:style-name="Default_20_Paragraph_20_Font"><text:span text:style-name="T2"> Hic est cultus familiæ Gersonitarum in tabernaculo fœderis, eruntque sub manu Ithamar filii Aaron sacerdotis. </text:span></text:span><text:span text:style-name="Default_20_Paragraph_20_Font"><text:span text:style-name="T1">29</text:span></text:span><text:span text:style-name="Default_20_Paragraph_20_Font"><text:span text:style-name="T2"> Filios quoque Merari per familias et domos patrum suorum recensebis, </text:span></text:span><text:span text:style-name="Default_20_Paragraph_20_Font"><text:span text:style-name="T1">30</text:span></text:span><text:span text:style-name="Default_20_Paragraph_20_Font"><text:span text:style-name="T2"> a triginta annis et supra, usque ad annos quinquaginta, omnes qui ingrediuntur ad officium ministerii sui et cultum fœderis testimonii. </text:span></text:span><text:span text:style-name="Default_20_Paragraph_20_Font"><text:span text:style-name="T1">31</text:span></text:span><text:span text:style-name="Default_20_Paragraph_20_Font"><text:span text:style-name="T2"> Hæc sunt onera eorum: portabunt tabulas tabernaculi et vectes ejus, columnas ac bases earum, </text:span></text:span><text:span text:style-name="Default_20_Paragraph_20_Font"><text:span text:style-name="T1">32</text:span></text:span><text:span text:style-name="Default_20_Paragraph_20_Font"><text:span text:style-name="T2"> columnas quoque atrii per circuitum cum basibus et paxillis et funibus suis. Omnia vasa et supellectilem ad numerum accipient, sicque portabunt. </text:span></text:span><text:span text:style-name="Default_20_Paragraph_20_Font"><text:span text:style-name="T1">33</text:span></text:span><text:span text:style-name="Default_20_Paragraph_20_Font"><text:span text:style-name="T2"> Hoc est officium familiæ Meraritarum et ministerium in tabernaculo fœderis: eruntque sub manu Ithamar filii Aaron sacerdotis. </text:span></text:span><text:span text:style-name="Default_20_Paragraph_20_Font"><text:span text:style-name="T1">34</text:span></text:span><text:span text:style-name="Default_20_Paragraph_20_Font"><text:span text:style-name="T2"> Recensuerunt igitur Moyses et Aaron et principes synagogæ filios Caath per cognationes et domos patrum suorum, </text:span></text:span><text:span text:style-name="Default_20_Paragraph_20_Font"><text:span text:style-name="T1">35</text:span></text:span><text:span text:style-name="Default_20_Paragraph_20_Font"><text:span text:style-name="T2"> a triginta annis et supra, usque ad annum quinquagesimum, omnes qui ingrediuntur ad ministerium tabernaculi fœderis: </text:span></text:span><text:span text:style-name="Default_20_Paragraph_20_Font"><text:span text:style-name="T1">36</text:span></text:span><text:span text:style-name="Default_20_Paragraph_20_Font"><text:span text:style-name="T2"> et inventi sunt duo millia septingenti quinquaginta. </text:span></text:span><text:span text:style-name="Default_20_Paragraph_20_Font"><text:span text:style-name="T1">37</text:span></text:span><text:span text:style-name="Default_20_Paragraph_20_Font"><text:span text:style-name="T2"> Hic est numerus populi Caath qui intrant tabernaculum fœderis: hos numeravit Moyses et Aaron juxta sermonem Domini per manum Moysi. </text:span></text:span><text:span text:style-name="Default_20_Paragraph_20_Font"><text:span text:style-name="T1">38</text:span></text:span><text:span text:style-name="Default_20_Paragraph_20_Font"><text:span text:style-name="T2"> Numerati sunt et filii Gerson per cognationes et domos patrum suorum, </text:span></text:span><text:span text:style-name="Default_20_Paragraph_20_Font"><text:span text:style-name="T1">39</text:span></text:span><text:span text:style-name="Default_20_Paragraph_20_Font"><text:span text:style-name="T2"> a triginta annos et supra, usque ad quinquagesimum annum, omnes qui ingrediuntur ut ministrent in tabernaculo fœderis: </text:span></text:span><text:span text:style-name="Default_20_Paragraph_20_Font"><text:span text:style-name="T1">40</text:span></text:span><text:span text:style-name="Default_20_Paragraph_20_Font"><text:span text:style-name="T2"> et inventi sunt duo millia sexcenti triginta. </text:span></text:span><text:span text:style-name="Default_20_Paragraph_20_Font"><text:span text:style-name="T1">41</text:span></text:span><text:span text:style-name="Default_20_Paragraph_20_Font"><text:span text:style-name="T2"> Hic est populus Gersonitarum, quos numeraverunt Moyses et Aaron juxta verbum Domini. </text:span></text:span><text:span text:style-name="Default_20_Paragraph_20_Font"><text:span text:style-name="T1">42</text:span></text:span><text:span text:style-name="Default_20_Paragraph_20_Font"><text:span text:style-name="T2"> Numerati sunt et filii Merari per cognationes et domos patrum suorum, </text:span></text:span><text:span text:style-name="Default_20_Paragraph_20_Font"><text:span text:style-name="T1">43</text:span></text:span><text:span text:style-name="Default_20_Paragraph_20_Font"><text:span text:style-name="T2"> a triginta annis et supra, usque ad annum quinquagesimum, omnes qui ingrediuntur ad explendos ritus tabernaculi fœderis: </text:span></text:span><text:span text:style-name="Default_20_Paragraph_20_Font"><text:span text:style-name="T1">44</text:span></text:span><text:span text:style-name="Default_20_Paragraph_20_Font"><text:span text:style-name="T2"> et inventi sunt tria millia ducenti. </text:span></text:span><text:span text:style-name="Default_20_Paragraph_20_Font"><text:span text:style-name="T1">45</text:span></text:span><text:span text:style-name="Default_20_Paragraph_20_Font"><text:span text:style-name="T2"> Hic est numerus filiorum Merari, quos recensuerunt Moyses et Aaron juxta imperium Domini per manum Moysi. </text:span></text:span><text:span text:style-name="Default_20_Paragraph_20_Font"><text:span text:style-name="T1">46</text:span></text:span><text:span text:style-name="Default_20_Paragraph_20_Font"><text:span text:style-name="T2"> Omnes qui recensiti sunt de Levitis, et quos recenseri fecit ad nomen Moyses et Aaron, et principes Israël per cognationes et domos patrum suorum, </text:span></text:span><text:span text:style-name="Default_20_Paragraph_20_Font"><text:span text:style-name="T1">47</text:span></text:span><text:span text:style-name="Default_20_Paragraph_20_Font"><text:span text:style-name="T2"> a triginta annis et supra, usque ad annum quinquagesimum, ingredientes ad ministerium </text:span></text:span><text:soft-page-break/><text:span text:style-name="Default_20_Paragraph_20_Font"><text:span text:style-name="T2">tabernaculi, et onera portanda, </text:span></text:span><text:span text:style-name="Default_20_Paragraph_20_Font"><text:span text:style-name="T1">48</text:span></text:span><text:span text:style-name="Default_20_Paragraph_20_Font"><text:span text:style-name="T2"> fuerunt simul octo millia quingenti octoginta. </text:span></text:span><text:span text:style-name="Default_20_Paragraph_20_Font"><text:span text:style-name="T1">49</text:span></text:span><text:span text:style-name="Default_20_Paragraph_20_Font"><text:span text:style-name="T2"> Juxta verbum Domini recensuit eos Moyses, unumquemque juxta officium et onera sua, sicut præceperat ei Dominus. </text:span></text:span></text:p>
      </text:section>
      <text:section text:style-name="Sect1" text:name="Sect5">
        <text:p text:style-name="P2">Numeri V</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Præcipe filiis Israël, ut ejiciant de castris omnem leprosum, et qui semine fluit, pollutusque est super mortuo: </text:span></text:span><text:span text:style-name="Default_20_Paragraph_20_Font"><text:span text:style-name="T1">3</text:span></text:span><text:span text:style-name="Default_20_Paragraph_20_Font"><text:span text:style-name="T2"> tam masculum quam feminam ejicite de castris, ne contaminent ea cum habitaverint vobiscum. </text:span></text:span><text:span text:style-name="Default_20_Paragraph_20_Font"><text:span text:style-name="T1">4</text:span></text:span><text:span text:style-name="Default_20_Paragraph_20_Font"><text:span text:style-name="T2"> Feceruntque ita filii Israël, et ejecerunt eos extra castra, sicut locutus erat Dominus Moysi. </text:span></text:span><text:span text:style-name="Default_20_Paragraph_20_Font"><text:span text:style-name="T1">5</text:span></text:span><text:span text:style-name="Default_20_Paragraph_20_Font"><text:span text:style-name="T2"> Locutusque est Dominus ad Moysen, dicens: </text:span></text:span><text:span text:style-name="Default_20_Paragraph_20_Font"><text:span text:style-name="T1">6</text:span></text:span><text:span text:style-name="Default_20_Paragraph_20_Font"><text:span text:style-name="T2"> Loquere ad filios Israël: Vir, sive mulier, cum fecerint ex omnibus peccatis, quæ solent hominibus accidere, et per negligentiam transgressi fuerint mandatum Domini, atque deliquerint, </text:span></text:span><text:span text:style-name="Default_20_Paragraph_20_Font"><text:span text:style-name="T1">7</text:span></text:span><text:span text:style-name="Default_20_Paragraph_20_Font"><text:span text:style-name="T2"> confitebuntur peccatum suum, et reddent ipsum caput, quintamque partem desuper, ei in quem peccaverint. </text:span></text:span><text:span text:style-name="Default_20_Paragraph_20_Font"><text:span text:style-name="T1">8</text:span></text:span><text:span text:style-name="Default_20_Paragraph_20_Font"><text:span text:style-name="T2"> Sin autem non fuerit qui recipiat, dabunt Domino, et erit sacerdotis, excepto ariete, qui offertur pro expiatione, ut sit placabilis hostia. </text:span></text:span><text:span text:style-name="Default_20_Paragraph_20_Font"><text:span text:style-name="T1">9</text:span></text:span><text:span text:style-name="Default_20_Paragraph_20_Font"><text:span text:style-name="T2"> Omnes quoque primitiæ, quas offerunt filii Israël, ad sacerdotem pertinent: </text:span></text:span><text:span text:style-name="Default_20_Paragraph_20_Font"><text:span text:style-name="T1">10</text:span></text:span><text:span text:style-name="Default_20_Paragraph_20_Font"><text:span text:style-name="T2"> et quidquid in sanctuarium offertur a singulis, et traditur manibus sacerdotis, ipsius erit.</text:span></text:span></text:p>
        <text:p text:style-name="P3"><text:span text:style-name="Default_20_Paragraph_20_Font"><text:span text:style-name="T1">11</text:span></text:span><text:span text:style-name="Default_20_Paragraph_20_Font"><text:span text:style-name="T2"> Locutusque est Dominus ad Moysen, dicens: </text:span></text:span><text:span text:style-name="Default_20_Paragraph_20_Font"><text:span text:style-name="T1">12</text:span></text:span><text:span text:style-name="Default_20_Paragraph_20_Font"><text:span text:style-name="T2"> Loquere ad filios Israël, et dices ad eos: Vir cujus uxor erraverit, maritumque contemnens </text:span></text:span><text:span text:style-name="Default_20_Paragraph_20_Font"><text:span text:style-name="T1">13</text:span></text:span><text:span text:style-name="Default_20_Paragraph_20_Font"><text:span text:style-name="T2"> dormierit cum altero viro, et hoc maritus deprehendere non quiverit, sed latet adulterium, et testibus argui non potest, quia non est inventa in stupro: </text:span></text:span><text:span text:style-name="Default_20_Paragraph_20_Font"><text:span text:style-name="T1">14</text:span></text:span><text:span text:style-name="Default_20_Paragraph_20_Font"><text:span text:style-name="T2"> si spiritus zelotypiæ concitaverit virum contra uxorem suam, quæ vel polluta est, vel falsa suspicione appetitur: </text:span></text:span><text:span text:style-name="Default_20_Paragraph_20_Font"><text:span text:style-name="T1">15</text:span></text:span><text:span text:style-name="Default_20_Paragraph_20_Font"><text:span text:style-name="T2"> adducet eam ad sacerdotem, et offeret oblationem pro illa, decimam partem sati farinæ hordeaceæ: non fundet super eam oleum, nec imponet thus: quia sacrificium zelotypiæ est, et oblatio investigans adulterium. </text:span></text:span><text:span text:style-name="Default_20_Paragraph_20_Font"><text:span text:style-name="T1">16</text:span></text:span><text:span text:style-name="Default_20_Paragraph_20_Font"><text:span text:style-name="T2"> Offeret igitur eam sacerdos, et statuet coram Domino, </text:span></text:span><text:span text:style-name="Default_20_Paragraph_20_Font"><text:span text:style-name="T1">17</text:span></text:span><text:span text:style-name="Default_20_Paragraph_20_Font"><text:span text:style-name="T2"> assumetque aquam sanctam in vase fictili, et pauxillum terræ de pavimento tabernaculi mittet in eam. </text:span></text:span><text:span text:style-name="Default_20_Paragraph_20_Font"><text:span text:style-name="T1">18</text:span></text:span><text:span text:style-name="Default_20_Paragraph_20_Font"><text:span text:style-name="T2"> Cumque steterit mulier in conspectu Domini, discooperiet caput ejus, et ponet super manus illius sacrificium recordationis, et oblationem zelotypiæ: ipse autem tenebit aquas amarissimas, in quibus cum execratione maledicta congessit. </text:span></text:span><text:span text:style-name="Default_20_Paragraph_20_Font"><text:span text:style-name="T1">19</text:span></text:span><text:span text:style-name="Default_20_Paragraph_20_Font"><text:span text:style-name="T2"> Adjurabitque eam, et dicet: Si non dormivit vir alienus tecum, et si non polluta es deserto mariti throno, non te nocebunt aquæ istæ amarissimæ, in quas maledicta congessi. </text:span></text:span><text:span text:style-name="Default_20_Paragraph_20_Font"><text:span text:style-name="T1">20</text:span></text:span><text:span text:style-name="Default_20_Paragraph_20_Font"><text:span text:style-name="T2"> Sin autem declinasti a viro tuo, atque polluta es, et concubuisti cum altero viro: </text:span></text:span><text:span text:style-name="Default_20_Paragraph_20_Font"><text:span text:style-name="T1">21</text:span></text:span><text:span text:style-name="Default_20_Paragraph_20_Font"><text:span text:style-name="T2"> his maledictionibus subjacebis: det te Dominus in maledictionem, exemplumque cunctorum in populo suo: putrescere faciat femur tuum, et tumens uterus tuus disrumpatur. </text:span></text:span><text:span text:style-name="Default_20_Paragraph_20_Font"><text:span text:style-name="T1">22</text:span></text:span><text:span text:style-name="Default_20_Paragraph_20_Font"><text:span text:style-name="T2"> Ingrediantur aquæ maledictæ in ventrem tuum, et utero tumescente putrescat femur. Et respondebit mulier: Amen, amen. </text:span></text:span><text:span text:style-name="Default_20_Paragraph_20_Font"><text:span text:style-name="T1">23</text:span></text:span><text:span text:style-name="Default_20_Paragraph_20_Font"><text:span text:style-name="T2"> Scribetque sacerdos in libello ista maledicta, et delebit ea aquis amarissimis, in quas maledicta congessit, </text:span></text:span><text:span text:style-name="Default_20_Paragraph_20_Font"><text:span text:style-name="T1">24</text:span></text:span><text:span text:style-name="Default_20_Paragraph_20_Font"><text:span text:style-name="T2"> et dabit ei bibere. Quas cum exhauserit, </text:span></text:span><text:span text:style-name="Default_20_Paragraph_20_Font"><text:span text:style-name="T1">25</text:span></text:span><text:span text:style-name="Default_20_Paragraph_20_Font"><text:span text:style-name="T2"> tollet sacerdos de manu ejus sacrificium zelotypiæ, et elevabit illud coram Domino, imponetque illud super altare, ita dumtaxat ut prius: </text:span></text:span><text:span text:style-name="Default_20_Paragraph_20_Font"><text:span text:style-name="T1">26</text:span></text:span><text:span text:style-name="Default_20_Paragraph_20_Font"><text:span text:style-name="T2"> pugillum sacrificii tollat de eo, quod offertur, et </text:span></text:span><text:soft-page-break/><text:span text:style-name="Default_20_Paragraph_20_Font"><text:span text:style-name="T2">incendat super altare: et sic potum det mulieri aquas amarissimas. </text:span></text:span><text:span text:style-name="Default_20_Paragraph_20_Font"><text:span text:style-name="T1">27</text:span></text:span><text:span text:style-name="Default_20_Paragraph_20_Font"><text:span text:style-name="T2"> Quas cum biberit, si polluta est, et contempto viro adulterii rea, pertransibunt eam aquæ maledictionis, et inflato ventre, computrescet femur: eritque mulier in maledictionem, et in exemplum omni populo. </text:span></text:span><text:span text:style-name="Default_20_Paragraph_20_Font"><text:span text:style-name="T1">28</text:span></text:span><text:span text:style-name="Default_20_Paragraph_20_Font"><text:span text:style-name="T2"> Quod si polluta non fuerit, erit innoxia, et faciet liberos. </text:span></text:span><text:span text:style-name="Default_20_Paragraph_20_Font"><text:span text:style-name="T1">29</text:span></text:span><text:span text:style-name="Default_20_Paragraph_20_Font"><text:span text:style-name="T2"> Ista est lex zelotypiæ. Si declinaverit mulier a viro suo, et si polluta fuerit, </text:span></text:span><text:span text:style-name="Default_20_Paragraph_20_Font"><text:span text:style-name="T1">30</text:span></text:span><text:span text:style-name="Default_20_Paragraph_20_Font"><text:span text:style-name="T2"> maritusque zelotypiæ spiritu concitatus adduxerit eam in conspectu Domini, et fecerit ei sacerdos juxta omnia quæ scripta sunt: </text:span></text:span><text:span text:style-name="Default_20_Paragraph_20_Font"><text:span text:style-name="T1">31</text:span></text:span><text:span text:style-name="Default_20_Paragraph_20_Font"><text:span text:style-name="T2"> maritus absque culpa erit, et illa recipiet iniquitatem suam. </text:span></text:span></text:p>
      </text:section>
      <text:section text:style-name="Sect1" text:name="Sect6">
        <text:p text:style-name="P2">Numeri V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ad filios Israël, et dices ad eos: Vir, sive mulier, cum fecerint votum ut sanctificentur, et se voluerint Domino consecrare: </text:span></text:span><text:span text:style-name="Default_20_Paragraph_20_Font"><text:span text:style-name="T1">3</text:span></text:span><text:span text:style-name="Default_20_Paragraph_20_Font"><text:span text:style-name="T2"> a vino, et omni quod inebriare potest, abstinebunt. Acetum ex vino, et ex qualibet alia potione, et quidquid de uva exprimitur, non bibent: uvas recentes siccasque non comedent </text:span></text:span><text:span text:style-name="Default_20_Paragraph_20_Font"><text:span text:style-name="T1">4</text:span></text:span><text:span text:style-name="Default_20_Paragraph_20_Font"><text:span text:style-name="T2"> cunctis diebus quibus ex voto Domino consecrantur: quidquid ex vinea esse potest, ab uva passa usque ad acinum non comedent. </text:span></text:span><text:span text:style-name="Default_20_Paragraph_20_Font"><text:span text:style-name="T1">5</text:span></text:span><text:span text:style-name="Default_20_Paragraph_20_Font"><text:span text:style-name="T2"> Omni tempore separationis suæ novacula non transibit per caput ejus usque ad completum diem, quo Domino consecratur. Sanctus erit, crescente cæsarie capitis ejus. </text:span></text:span><text:span text:style-name="Default_20_Paragraph_20_Font"><text:span text:style-name="T1">6</text:span></text:span><text:span text:style-name="Default_20_Paragraph_20_Font"><text:span text:style-name="T2"> Omni tempore consecrationis suæ, super mortuum non ingredietur, </text:span></text:span><text:span text:style-name="Default_20_Paragraph_20_Font"><text:span text:style-name="T1">7</text:span></text:span><text:span text:style-name="Default_20_Paragraph_20_Font"><text:span text:style-name="T2"> nec super patris quidem et matris et fratris sororisque funere contaminabitur, quia consecratio Dei sui super caput ejus est. </text:span></text:span><text:span text:style-name="Default_20_Paragraph_20_Font"><text:span text:style-name="T1">8</text:span></text:span><text:span text:style-name="Default_20_Paragraph_20_Font"><text:span text:style-name="T2"> Omnibus diebus separationis suæ sanctus erit Domino. </text:span></text:span><text:span text:style-name="Default_20_Paragraph_20_Font"><text:span text:style-name="T1">9</text:span></text:span><text:span text:style-name="Default_20_Paragraph_20_Font"><text:span text:style-name="T2"> Sin autem mortuus fuerit subito quispiam coram eo, polluetur caput consecrationis ejus: quod radet illico in eadem die purgationis suæ, et rursum septima. </text:span></text:span><text:span text:style-name="Default_20_Paragraph_20_Font"><text:span text:style-name="T1">10</text:span></text:span><text:span text:style-name="Default_20_Paragraph_20_Font"><text:span text:style-name="T2"> In octava autem die offeret duos turtures, vel duos pullos columbæ sacerdoti in introitu fœderis testimonii. </text:span></text:span><text:span text:style-name="Default_20_Paragraph_20_Font"><text:span text:style-name="T1">11</text:span></text:span><text:span text:style-name="Default_20_Paragraph_20_Font"><text:span text:style-name="T2"> Faciet sacerdos unum pro peccato, et alterum in holocaustum, et deprecabitur pro eo, quia peccavit super mortuo: sanctificabitque caput ejus in die illo: </text:span></text:span><text:span text:style-name="Default_20_Paragraph_20_Font"><text:span text:style-name="T1">12</text:span></text:span><text:span text:style-name="Default_20_Paragraph_20_Font"><text:span text:style-name="T2"> et consecrabit Domino dies separationis illius, offerens agnum anniculum pro peccato: ita tamen ut dies priores irriti fiant, quoniam polluta est sanctificatio ejus. </text:span></text:span><text:span text:style-name="Default_20_Paragraph_20_Font"><text:span text:style-name="T1">13</text:span></text:span><text:span text:style-name="Default_20_Paragraph_20_Font"><text:span text:style-name="T2"> Ista est lex consecrationis. Cum dies, quos ex voto decreverat, complebuntur, adducet eum ad ostium tabernaculi fœderis, </text:span></text:span><text:span text:style-name="Default_20_Paragraph_20_Font"><text:span text:style-name="T1">14</text:span></text:span><text:span text:style-name="Default_20_Paragraph_20_Font"><text:span text:style-name="T2"> et offeret oblationes ejus Domino, agnum anniculum immaculatum in holocaustum, et ovem anniculam immaculatam pro peccato, et arietem immaculatum, hostiam pacificam, </text:span></text:span><text:span text:style-name="Default_20_Paragraph_20_Font"><text:span text:style-name="T1">15</text:span></text:span><text:span text:style-name="Default_20_Paragraph_20_Font"><text:span text:style-name="T2"> canistrum quoque panum azymorum qui conspersi sint oleo, et lagana absque fermento uncta oleo, ac libamina singulorum: </text:span></text:span><text:span text:style-name="Default_20_Paragraph_20_Font"><text:span text:style-name="T1">16</text:span></text:span><text:span text:style-name="Default_20_Paragraph_20_Font"><text:span text:style-name="T2"> quæ offeret sacerdos coram Domino, et faciet tam pro peccato, quam in holocaustum. </text:span></text:span><text:span text:style-name="Default_20_Paragraph_20_Font"><text:span text:style-name="T1">17</text:span></text:span><text:span text:style-name="Default_20_Paragraph_20_Font"><text:span text:style-name="T2"> Arietem vero immolabit hostiam pacificam Domino, offerens simul canistrum azymorum, et libamenta quæ ex more debentur. </text:span></text:span><text:span text:style-name="Default_20_Paragraph_20_Font"><text:span text:style-name="T1">18</text:span></text:span><text:span text:style-name="Default_20_Paragraph_20_Font"><text:span text:style-name="T2"> Tunc radetur nazaræus ante ostium tabernaculi fœderis cæsarie consecrationis suæ: tolletque capillos ejus, et ponet super ignem, qui est suppositus sacrificio pacificorum: </text:span></text:span><text:span text:style-name="Default_20_Paragraph_20_Font"><text:span text:style-name="T1">19</text:span></text:span><text:span text:style-name="Default_20_Paragraph_20_Font"><text:span text:style-name="T2"> et armum coctum arietis, tortamque absque fermento unam de canistro, et laganum azymum unum, et tradet in manus nazaræi, postquam rasum fuerit caput ejus. </text:span></text:span><text:span text:style-name="Default_20_Paragraph_20_Font"><text:span text:style-name="T1">20</text:span></text:span><text:span text:style-name="Default_20_Paragraph_20_Font"><text:span text:style-name="T2"> Susceptaque rursum ab eo, elevabit in conspectu Domini: et sanctificata sacerdotis erunt, sicut pectusculum, quod separari jussum est, et femur. Post hæc, potest bibere nazaræus vinum. </text:span></text:span><text:span text:style-name="Default_20_Paragraph_20_Font"><text:span text:style-name="T1">21</text:span></text:span><text:span text:style-name="Default_20_Paragraph_20_Font"><text:span text:style-name="T2"> Ista est lex </text:span></text:span><text:soft-page-break/><text:span text:style-name="Default_20_Paragraph_20_Font"><text:span text:style-name="T2">nazaræi, cum voverit oblationem suam Domino tempore consecrationis suæ, exceptis his, quæ invenerit manus ejus: juxta quod mente devoverat, ita faciet ad perfectionem sanctificationis suæ.</text:span></text:span></text:p>
        <text:p text:style-name="P3"><text:span text:style-name="Default_20_Paragraph_20_Font"><text:span text:style-name="T1">22</text:span></text:span><text:span text:style-name="Default_20_Paragraph_20_Font"><text:span text:style-name="T2"> Locutusque est Dominus ad Moysen, dicens: </text:span></text:span><text:span text:style-name="Default_20_Paragraph_20_Font"><text:span text:style-name="T1">23</text:span></text:span><text:span text:style-name="Default_20_Paragraph_20_Font"><text:span text:style-name="T2"> Loquere Aaron et filiis ejus: Sic benedicetis filiis Israël, et dicetis eis: </text:span></text:span><text:span text:style-name="Default_20_Paragraph_20_Font"><text:span text:style-name="T1">24</text:span></text:span><text:span text:style-name="Default_20_Paragraph_20_Font"><text:span text:style-name="T2"> Benedicat tibi Dominus, et custodiat te. </text:span></text:span><text:span text:style-name="Default_20_Paragraph_20_Font"><text:span text:style-name="T1">25</text:span></text:span><text:span text:style-name="Default_20_Paragraph_20_Font"><text:span text:style-name="T2"> Ostendat Dominus faciem suam tibi, et misereatur tui. </text:span></text:span><text:span text:style-name="Default_20_Paragraph_20_Font"><text:span text:style-name="T1">26</text:span></text:span><text:span text:style-name="Default_20_Paragraph_20_Font"><text:span text:style-name="T2"> Convertat Dominus vultum suum ad te, et det tibi pacem. </text:span></text:span><text:span text:style-name="Default_20_Paragraph_20_Font"><text:span text:style-name="T1">27</text:span></text:span><text:span text:style-name="Default_20_Paragraph_20_Font"><text:span text:style-name="T2"> Invocabuntque nomen meum super filios Israël, et ego benedicam eis. </text:span></text:span></text:p>
      </text:section>
      <text:section text:style-name="Sect1" text:name="Sect7">
        <text:p text:style-name="P2">Numeri VII</text:p>
        <text:p text:style-name="P3"><text:span text:style-name="Default_20_Paragraph_20_Font"><text:span text:style-name="T1">1</text:span></text:span><text:span text:style-name="Default_20_Paragraph_20_Font"><text:span text:style-name="T2"> Factum est autem in die qua complevit Moyses tabernaculum, et erexit illud, unxitque et sanctificavit cum omnibus vasis suis, altare similiter et omnia vasa ejus: </text:span></text:span><text:span text:style-name="Default_20_Paragraph_20_Font"><text:span text:style-name="T1">2</text:span></text:span><text:span text:style-name="Default_20_Paragraph_20_Font"><text:span text:style-name="T2"> obtulerunt principes Israël et capita familiarum, qui erant per singulas tribus, præfectique eorum, qui numerati fuerant, </text:span></text:span><text:span text:style-name="Default_20_Paragraph_20_Font"><text:span text:style-name="T1">3</text:span></text:span><text:span text:style-name="Default_20_Paragraph_20_Font"><text:span text:style-name="T2"> munera coram Domino sex plaustra tecta cum duodecim bobus. Unum plaustrum obtulere duo duces, et unum bovem singuli, obtuleruntque ea in conspectu tabernaculi. </text:span></text:span><text:span text:style-name="Default_20_Paragraph_20_Font"><text:span text:style-name="T1">4</text:span></text:span><text:span text:style-name="Default_20_Paragraph_20_Font"><text:span text:style-name="T2"> Ait autem Dominus ad Moysen: </text:span></text:span><text:span text:style-name="Default_20_Paragraph_20_Font"><text:span text:style-name="T1">5</text:span></text:span><text:span text:style-name="Default_20_Paragraph_20_Font"><text:span text:style-name="T2"> Suscipe ab eis ut serviant in ministerio tabernaculi, et trades ea Levitis juxta ordinem ministerii sui. </text:span></text:span><text:span text:style-name="Default_20_Paragraph_20_Font"><text:span text:style-name="T1">6</text:span></text:span><text:span text:style-name="Default_20_Paragraph_20_Font"><text:span text:style-name="T2"> Itaque cum suscepisset Moyses plaustra et boves, tradidit eos Levitis. </text:span></text:span><text:span text:style-name="Default_20_Paragraph_20_Font"><text:span text:style-name="T1">7</text:span></text:span><text:span text:style-name="Default_20_Paragraph_20_Font"><text:span text:style-name="T2"> Duo plaustra et quatuor boves dedit filiis Gerson, juxta id quod habebant necessarium. </text:span></text:span><text:span text:style-name="Default_20_Paragraph_20_Font"><text:span text:style-name="T1">8</text:span></text:span><text:span text:style-name="Default_20_Paragraph_20_Font"><text:span text:style-name="T2"> Quatuor alia plaustra et octo boves dedit filiis Merari secundum officia et cultum suum, sub manu Ithamar filii Aaron sacerdotis. </text:span></text:span><text:span text:style-name="Default_20_Paragraph_20_Font"><text:span text:style-name="T1">9</text:span></text:span><text:span text:style-name="Default_20_Paragraph_20_Font"><text:span text:style-name="T2"> Filiis autem Caath non dedit plaustra et boves: quia in sanctuario serviunt, et onera propriis portant humeris.</text:span></text:span></text:p>
        <text:p text:style-name="P3"><text:span text:style-name="Default_20_Paragraph_20_Font"><text:span text:style-name="T1">10</text:span></text:span><text:span text:style-name="Default_20_Paragraph_20_Font"><text:span text:style-name="T2"> Igitur obtulerunt duces in dedicationem altaris, die qua unctum est, oblationem suam ante altare. </text:span></text:span><text:span text:style-name="Default_20_Paragraph_20_Font"><text:span text:style-name="T1">11</text:span></text:span><text:span text:style-name="Default_20_Paragraph_20_Font"><text:span text:style-name="T2"> Dixitque Dominus ad Moysen: Singuli duces per singulos dies offerant munera in dedicationem altaris. </text:span></text:span><text:span text:style-name="Default_20_Paragraph_20_Font"><text:span text:style-name="T1">12</text:span></text:span><text:span text:style-name="Default_20_Paragraph_20_Font"><text:span text:style-name="T2"> Primo die obtulit oblationem suam Nahasson filius Aminadab de tribu Juda: </text:span></text:span><text:span text:style-name="Default_20_Paragraph_20_Font"><text:span text:style-name="T1">13</text:span></text:span><text:span text:style-name="Default_20_Paragraph_20_Font"><text:span text:style-name="T2"> fueruntque in ea acetabulum argenteum pondo centum triginta siclorum, phiala argentea habens septuaginta siclos, juxta pondus sanctuarii, utrumque plenum simila conspersa oleo in sacrificium: </text:span></text:span><text:span text:style-name="Default_20_Paragraph_20_Font"><text:span text:style-name="T1">14</text:span></text:span><text:span text:style-name="Default_20_Paragraph_20_Font"><text:span text:style-name="T2"> mortariolum ex decem siclis aureis plenum incenso: </text:span></text:span><text:span text:style-name="Default_20_Paragraph_20_Font"><text:span text:style-name="T1">15</text:span></text:span><text:span text:style-name="Default_20_Paragraph_20_Font"><text:span text:style-name="T2"> bovem de armento, et arietem, et agnum anniculum in holocaustum: </text:span></text:span><text:span text:style-name="Default_20_Paragraph_20_Font"><text:span text:style-name="T1">16</text:span></text:span><text:span text:style-name="Default_20_Paragraph_20_Font"><text:span text:style-name="T2"> hircumque pro peccato: </text:span></text:span><text:span text:style-name="Default_20_Paragraph_20_Font"><text:span text:style-name="T1">17</text:span></text:span><text:span text:style-name="Default_20_Paragraph_20_Font"><text:span text:style-name="T2"> et in sacrificio pacificorum boves duos, arietes quinque, hircos quinque, agnos anniculos quinque. Hæc est oblatio Nahasson filii Aminadab. </text:span></text:span><text:span text:style-name="Default_20_Paragraph_20_Font"><text:span text:style-name="T1">18</text:span></text:span><text:span text:style-name="Default_20_Paragraph_20_Font"><text:span text:style-name="T2"> Secundo die obtulit Nathanaël filius Suar, dux de tribu Issachar, </text:span></text:span><text:span text:style-name="Default_20_Paragraph_20_Font"><text:span text:style-name="T1">19</text:span></text:span><text:span text:style-name="Default_20_Paragraph_20_Font"><text:span text:style-name="T2"> acetabulum argenteum appendens centum triginta siclos, phialam argenteam habentem septuaginta siclos, juxta pondus sanctuarii, utrumque plenum simila conspersa oleo in sacrificium: </text:span></text:span><text:span text:style-name="Default_20_Paragraph_20_Font"><text:span text:style-name="T1">20</text:span></text:span><text:span text:style-name="Default_20_Paragraph_20_Font"><text:span text:style-name="T2"> mortariolum aureum habens decem siclos plenum incenso: </text:span></text:span><text:span text:style-name="Default_20_Paragraph_20_Font"><text:span text:style-name="T1">21</text:span></text:span><text:span text:style-name="Default_20_Paragraph_20_Font"><text:span text:style-name="T2"> bovem de armento, et arietem, et agnum anniculum in holocaustum: </text:span></text:span><text:span text:style-name="Default_20_Paragraph_20_Font"><text:span text:style-name="T1">22</text:span></text:span><text:span text:style-name="Default_20_Paragraph_20_Font"><text:span text:style-name="T2"> hircumque pro peccato: </text:span></text:span><text:span text:style-name="Default_20_Paragraph_20_Font"><text:span text:style-name="T1">23</text:span></text:span><text:span text:style-name="Default_20_Paragraph_20_Font"><text:span text:style-name="T2"> et in sacrificio pacificorum boves duos, arietes quinque, hircos quinque, agnos anniculos quinque. Hæc fuit oblatio Nathanaël filii Suar. </text:span></text:span><text:span text:style-name="Default_20_Paragraph_20_Font"><text:span text:style-name="T1">24</text:span></text:span><text:span text:style-name="Default_20_Paragraph_20_Font"><text:span text:style-name="T2"> Tertio die princeps filiorum Zabulon, Eliab filius Helon, </text:span></text:span><text:span text:style-name="Default_20_Paragraph_20_Font"><text:span text:style-name="T1">25</text:span></text:span><text:span text:style-name="Default_20_Paragraph_20_Font"><text:span text:style-name="T2"> obtulit acetabulum </text:span></text:span><text:soft-page-break/><text:span text:style-name="Default_20_Paragraph_20_Font"><text:span text:style-name="T2">argenteum appendens centum triginta siclos, phialam argenteam habentem septuaginta siclos, ad pondus sanctuarii, utrumque plenum similia conspersa oleo in sacrificium: </text:span></text:span><text:span text:style-name="Default_20_Paragraph_20_Font"><text:span text:style-name="T1">26</text:span></text:span><text:span text:style-name="Default_20_Paragraph_20_Font"><text:span text:style-name="T2"> mortariolum aureum appendens decem siclos, plenum incenso: </text:span></text:span><text:span text:style-name="Default_20_Paragraph_20_Font"><text:span text:style-name="T1">27</text:span></text:span><text:span text:style-name="Default_20_Paragraph_20_Font"><text:span text:style-name="T2"> bovem de armento, et arietem, et agnum anniculum in holocaustum: </text:span></text:span><text:span text:style-name="Default_20_Paragraph_20_Font"><text:span text:style-name="T1">28</text:span></text:span><text:span text:style-name="Default_20_Paragraph_20_Font"><text:span text:style-name="T2"> hircumque pro peccato: </text:span></text:span><text:span text:style-name="Default_20_Paragraph_20_Font"><text:span text:style-name="T1">29</text:span></text:span><text:span text:style-name="Default_20_Paragraph_20_Font"><text:span text:style-name="T2"> et in sacrificio pacificorum boves duos, arietes quinque, hircos quinque, agnos anniculos quinque. Hæc est oblatio Eliab filii Helon. </text:span></text:span><text:span text:style-name="Default_20_Paragraph_20_Font"><text:span text:style-name="T1">30</text:span></text:span><text:span text:style-name="Default_20_Paragraph_20_Font"><text:span text:style-name="T2"> Die quarto princeps filiorum Ruben, Elisur filius Sedeur, </text:span></text:span><text:span text:style-name="Default_20_Paragraph_20_Font"><text:span text:style-name="T1">31</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32</text:span></text:span><text:span text:style-name="Default_20_Paragraph_20_Font"><text:span text:style-name="T2"> mortariolum aureum appendens decem siclos, plenum incenso: </text:span></text:span><text:span text:style-name="Default_20_Paragraph_20_Font"><text:span text:style-name="T1">33</text:span></text:span><text:span text:style-name="Default_20_Paragraph_20_Font"><text:span text:style-name="T2"> bovem de armento, et arietem, et agnum anniculum in holocaustum: </text:span></text:span><text:span text:style-name="Default_20_Paragraph_20_Font"><text:span text:style-name="T1">34</text:span></text:span><text:span text:style-name="Default_20_Paragraph_20_Font"><text:span text:style-name="T2"> hircumque pro peccato: </text:span></text:span><text:span text:style-name="Default_20_Paragraph_20_Font"><text:span text:style-name="T1">35</text:span></text:span><text:span text:style-name="Default_20_Paragraph_20_Font"><text:span text:style-name="T2"> et in hostias pacificorum boves duos, arietes quinque, hircos quinque, agnos anniculos quinque. Hæc fuit oblatio Elisur filii Sedeur. </text:span></text:span><text:span text:style-name="Default_20_Paragraph_20_Font"><text:span text:style-name="T1">36</text:span></text:span><text:span text:style-name="Default_20_Paragraph_20_Font"><text:span text:style-name="T2"> Die quinto princeps filiorum Simeon, Salamiel filius Surisaddai, </text:span></text:span><text:span text:style-name="Default_20_Paragraph_20_Font"><text:span text:style-name="T1">37</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38</text:span></text:span><text:span text:style-name="Default_20_Paragraph_20_Font"><text:span text:style-name="T2"> mortariolum aureum appendens decem siclos, plenum incenso: </text:span></text:span><text:span text:style-name="Default_20_Paragraph_20_Font"><text:span text:style-name="T1">39</text:span></text:span><text:span text:style-name="Default_20_Paragraph_20_Font"><text:span text:style-name="T2"> bovem de armento, et arietem, et agnum anniculum in holocaustum: </text:span></text:span><text:span text:style-name="Default_20_Paragraph_20_Font"><text:span text:style-name="T1">40</text:span></text:span><text:span text:style-name="Default_20_Paragraph_20_Font"><text:span text:style-name="T2"> hircumque pro peccato: </text:span></text:span><text:span text:style-name="Default_20_Paragraph_20_Font"><text:span text:style-name="T1">41</text:span></text:span><text:span text:style-name="Default_20_Paragraph_20_Font"><text:span text:style-name="T2"> et in hostias pacificorum boves duos, arietes quinque, hircos quinque, agnos anniculos quinque. Hæc fuit oblatio Salamiel filii Surisaddai. </text:span></text:span><text:span text:style-name="Default_20_Paragraph_20_Font"><text:span text:style-name="T1">42</text:span></text:span><text:span text:style-name="Default_20_Paragraph_20_Font"><text:span text:style-name="T2"> Die sexto princeps filiorum Gad, Eliasaph filius Duel, </text:span></text:span><text:span text:style-name="Default_20_Paragraph_20_Font"><text:span text:style-name="T1">43</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44</text:span></text:span><text:span text:style-name="Default_20_Paragraph_20_Font"><text:span text:style-name="T2"> mortariolum aureum appendens decem siclos, plenum incenso: </text:span></text:span><text:span text:style-name="Default_20_Paragraph_20_Font"><text:span text:style-name="T1">45</text:span></text:span><text:span text:style-name="Default_20_Paragraph_20_Font"><text:span text:style-name="T2"> bovem de armento, et arietem, et agnum anniculum in holocaustum: </text:span></text:span><text:span text:style-name="Default_20_Paragraph_20_Font"><text:span text:style-name="T1">46</text:span></text:span><text:span text:style-name="Default_20_Paragraph_20_Font"><text:span text:style-name="T2"> hircumque pro peccato: </text:span></text:span><text:span text:style-name="Default_20_Paragraph_20_Font"><text:span text:style-name="T1">47</text:span></text:span><text:span text:style-name="Default_20_Paragraph_20_Font"><text:span text:style-name="T2"> et in hostias pacificorum boves duos, arietes quinque, hircos quinque, agnos anniculos quinque. Hæc fuit oblatio Eliasaph filii Duel. </text:span></text:span><text:span text:style-name="Default_20_Paragraph_20_Font"><text:span text:style-name="T1">48</text:span></text:span><text:span text:style-name="Default_20_Paragraph_20_Font"><text:span text:style-name="T2"> Die septimo princeps filiorum Ephraim, Elisama filius Ammiud, </text:span></text:span><text:span text:style-name="Default_20_Paragraph_20_Font"><text:span text:style-name="T1">49</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50</text:span></text:span><text:span text:style-name="Default_20_Paragraph_20_Font"><text:span text:style-name="T2"> mortariolum aureum appendens decem siclos, plenum incenso: </text:span></text:span><text:span text:style-name="Default_20_Paragraph_20_Font"><text:span text:style-name="T1">51</text:span></text:span><text:span text:style-name="Default_20_Paragraph_20_Font"><text:span text:style-name="T2"> bovem de armento, et arietem, et agnum anniculum in holocaustum: </text:span></text:span><text:span text:style-name="Default_20_Paragraph_20_Font"><text:span text:style-name="T1">52</text:span></text:span><text:span text:style-name="Default_20_Paragraph_20_Font"><text:span text:style-name="T2"> hircumque pro peccato: </text:span></text:span><text:span text:style-name="Default_20_Paragraph_20_Font"><text:span text:style-name="T1">53</text:span></text:span><text:span text:style-name="Default_20_Paragraph_20_Font"><text:span text:style-name="T2"> et in hostias pacificorum boves duos, arietes quinque, hircos quinque, agnos anniculos quinque. Hæc fuit oblatio Elisama filii Ammiud. </text:span></text:span><text:span text:style-name="Default_20_Paragraph_20_Font"><text:span text:style-name="T1">54</text:span></text:span><text:span text:style-name="Default_20_Paragraph_20_Font"><text:span text:style-name="T2"> Die octavo, princeps filiorum Manasse, Gamaliel filius Phadassur, </text:span></text:span><text:span text:style-name="Default_20_Paragraph_20_Font"><text:span text:style-name="T1">55</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56</text:span></text:span><text:span text:style-name="Default_20_Paragraph_20_Font"><text:span text:style-name="T2"> mortariolum aureum appendens decem siclos, plenum incenso: </text:span></text:span><text:span text:style-name="Default_20_Paragraph_20_Font"><text:span text:style-name="T1">57</text:span></text:span><text:span text:style-name="Default_20_Paragraph_20_Font"><text:span text:style-name="T2"> bovem de armento, et arietem, et agnum anniculum in holocaustum: </text:span></text:span><text:span text:style-name="Default_20_Paragraph_20_Font"><text:span text:style-name="T1">58</text:span></text:span><text:span text:style-name="Default_20_Paragraph_20_Font"><text:span text:style-name="T2"> hircumque pro peccato: </text:span></text:span><text:span text:style-name="Default_20_Paragraph_20_Font"><text:span text:style-name="T1">59</text:span></text:span><text:span text:style-name="Default_20_Paragraph_20_Font"><text:span text:style-name="T2"> et in hostias pacificorum boves duos, arietes quinque, hircos quinque, agnos anniculos quinque. Hæc fuit oblatio Gamaliel filii Phadassur. </text:span></text:span><text:span text:style-name="Default_20_Paragraph_20_Font"><text:span text:style-name="T1">60</text:span></text:span><text:span text:style-name="Default_20_Paragraph_20_Font"><text:span text:style-name="T2"> Die nono princeps filiorum Benjamin, Abidan filius Gedeonis, </text:span></text:span><text:span text:style-name="Default_20_Paragraph_20_Font"><text:span text:style-name="T1">61</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62</text:span></text:span><text:span text:style-name="Default_20_Paragraph_20_Font"><text:span text:style-name="T2"> mortariolum aureum appendens decem siclos, plenum incenso: </text:span></text:span><text:span text:style-name="Default_20_Paragraph_20_Font"><text:span text:style-name="T1">63</text:span></text:span><text:span text:style-name="Default_20_Paragraph_20_Font"><text:span text:style-name="T2"> bovem de armento, et arietem, et agnum anniculum in holocaustum: </text:span></text:span><text:span text:style-name="Default_20_Paragraph_20_Font"><text:span text:style-name="T1">64</text:span></text:span><text:span text:style-name="Default_20_Paragraph_20_Font"><text:span text:style-name="T2"> hircumque pro peccato: </text:span></text:span><text:span text:style-name="Default_20_Paragraph_20_Font"><text:span text:style-name="T1">65</text:span></text:span><text:span text:style-name="Default_20_Paragraph_20_Font"><text:span text:style-name="T2"> et in hostias pacificorum boves duos, arietes quinque, hircos quinque, agnos anniculos quinque. Hæc fuit oblatio Abidan filii Gedeonis. </text:span></text:span><text:span text:style-name="Default_20_Paragraph_20_Font"><text:span text:style-name="T1">66</text:span></text:span><text:span text:style-name="Default_20_Paragraph_20_Font"><text:span text:style-name="T2"> Die </text:span></text:span><text:soft-page-break/><text:span text:style-name="Default_20_Paragraph_20_Font"><text:span text:style-name="T2">decimo princeps filiorum Dan, Ahiezer filius Ammisaddai, </text:span></text:span><text:span text:style-name="Default_20_Paragraph_20_Font"><text:span text:style-name="T1">67</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68</text:span></text:span><text:span text:style-name="Default_20_Paragraph_20_Font"><text:span text:style-name="T2"> mortariolum aureum appendens decem siclos, plenum incenso: </text:span></text:span><text:span text:style-name="Default_20_Paragraph_20_Font"><text:span text:style-name="T1">69</text:span></text:span><text:span text:style-name="Default_20_Paragraph_20_Font"><text:span text:style-name="T2"> bovem de armento, et arietem, et agnum anniculum in holocaustum: </text:span></text:span><text:span text:style-name="Default_20_Paragraph_20_Font"><text:span text:style-name="T1">70</text:span></text:span><text:span text:style-name="Default_20_Paragraph_20_Font"><text:span text:style-name="T2"> hircumque pro peccato: </text:span></text:span><text:span text:style-name="Default_20_Paragraph_20_Font"><text:span text:style-name="T1">71</text:span></text:span><text:span text:style-name="Default_20_Paragraph_20_Font"><text:span text:style-name="T2"> et in hostias pacificorum boves duos, arietes quinque, hircos quinque, agnos anniculos quinque. Hæc fuit oblatio Ahiezer filii Ammisaddai. </text:span></text:span><text:span text:style-name="Default_20_Paragraph_20_Font"><text:span text:style-name="T1">72</text:span></text:span><text:span text:style-name="Default_20_Paragraph_20_Font"><text:span text:style-name="T2"> Die undecimo princeps filiorum Aser, Phegiel filius Ochran, </text:span></text:span><text:span text:style-name="Default_20_Paragraph_20_Font"><text:span text:style-name="T1">73</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74</text:span></text:span><text:span text:style-name="Default_20_Paragraph_20_Font"><text:span text:style-name="T2"> mortariolum aureum appendens decem siclos, plenum incenso: </text:span></text:span><text:span text:style-name="Default_20_Paragraph_20_Font"><text:span text:style-name="T1">75</text:span></text:span><text:span text:style-name="Default_20_Paragraph_20_Font"><text:span text:style-name="T2"> bovem de armento, et arietem, et agnum anniculum in holocaustum: </text:span></text:span><text:span text:style-name="Default_20_Paragraph_20_Font"><text:span text:style-name="T1">76</text:span></text:span><text:span text:style-name="Default_20_Paragraph_20_Font"><text:span text:style-name="T2"> hircumque pro peccato: </text:span></text:span><text:span text:style-name="Default_20_Paragraph_20_Font"><text:span text:style-name="T1">77</text:span></text:span><text:span text:style-name="Default_20_Paragraph_20_Font"><text:span text:style-name="T2"> et in hostias pacificorum boves duos, arietes quinque, hircos quinque, agnos anniculos quinque. Hæc fuit oblatio Phegiel filii Ochran. </text:span></text:span><text:span text:style-name="Default_20_Paragraph_20_Font"><text:span text:style-name="T1">78</text:span></text:span><text:span text:style-name="Default_20_Paragraph_20_Font"><text:span text:style-name="T2"> Die duodecimo princeps filiorum Nephthali, Ahira filius Enan, </text:span></text:span><text:span text:style-name="Default_20_Paragraph_20_Font"><text:span text:style-name="T1">79</text:span></text:span><text:span text:style-name="Default_20_Paragraph_20_Font"><text:span text:style-name="T2"> obtulit acetabulum argenteum appendens centum triginta siclos, phialam argenteam habentem septuaginta siclos, ad pondus sanctuarii, utrumque plenum simila conspersa oleo in sacrificum: </text:span></text:span><text:span text:style-name="Default_20_Paragraph_20_Font"><text:span text:style-name="T1">80</text:span></text:span><text:span text:style-name="Default_20_Paragraph_20_Font"><text:span text:style-name="T2"> mortariolum aureum appendens decem siclos, plenum incenso: </text:span></text:span><text:span text:style-name="Default_20_Paragraph_20_Font"><text:span text:style-name="T1">81</text:span></text:span><text:span text:style-name="Default_20_Paragraph_20_Font"><text:span text:style-name="T2"> bovem de armento, et arietem, et agnum anniculum in holocaustum: </text:span></text:span><text:span text:style-name="Default_20_Paragraph_20_Font"><text:span text:style-name="T1">82</text:span></text:span><text:span text:style-name="Default_20_Paragraph_20_Font"><text:span text:style-name="T2"> hircumque pro peccato: </text:span></text:span><text:span text:style-name="Default_20_Paragraph_20_Font"><text:span text:style-name="T1">83</text:span></text:span><text:span text:style-name="Default_20_Paragraph_20_Font"><text:span text:style-name="T2"> et in hostias pacificorum boves duos, arietes quinque, hircos quinque, agnos anniculos quinque. Hæc fuit oblatio Ahira filii Enan.</text:span></text:span></text:p>
        <text:p text:style-name="P3"><text:span text:style-name="Default_20_Paragraph_20_Font"><text:span text:style-name="T1">84</text:span></text:span><text:span text:style-name="Default_20_Paragraph_20_Font"><text:span text:style-name="T2"> Hæc in dedicatione altaris oblata sunt a principibus Israël, in die qua consecratum est: acetabula argentea duodecim: phialæ argenteæ duodecim: mortariola aurea duodecim: </text:span></text:span><text:span text:style-name="Default_20_Paragraph_20_Font"><text:span text:style-name="T1">85</text:span></text:span><text:span text:style-name="Default_20_Paragraph_20_Font"><text:span text:style-name="T2"> ita ut centum triginta siclos argenti haberet unum acetabulum, et septuaginta siclos haberet una phiala: id est, in commune vasorum omnium ex argento sicli duo millia quadringenti, pondere sanctuarii: </text:span></text:span><text:span text:style-name="Default_20_Paragraph_20_Font"><text:span text:style-name="T1">86</text:span></text:span><text:span text:style-name="Default_20_Paragraph_20_Font"><text:span text:style-name="T2"> mortariola aurea duodecim plena incenso, denos siclos appendentia pondere sanctuarii: id est, simul auri sicli centum viginti: </text:span></text:span><text:span text:style-name="Default_20_Paragraph_20_Font"><text:span text:style-name="T1">87</text:span></text:span><text:span text:style-name="Default_20_Paragraph_20_Font"><text:span text:style-name="T2"> boves de armento in holocaustum duodecim, arietes duodecim, agni anniculi duodecim, et libamenta eorum: hirci duodecim pro peccato. </text:span></text:span><text:span text:style-name="Default_20_Paragraph_20_Font"><text:span text:style-name="T1">88</text:span></text:span><text:span text:style-name="Default_20_Paragraph_20_Font"><text:span text:style-name="T2"> In hostias pacificorum, boves viginti quatuor, arietes sexaginta, hirci sexaginta, agni anniculi sexaginta. Hæc oblata sunt in dedicatione altaris, quando unctum est. </text:span></text:span><text:span text:style-name="Default_20_Paragraph_20_Font"><text:span text:style-name="T1">89</text:span></text:span><text:span text:style-name="Default_20_Paragraph_20_Font"><text:span text:style-name="T2"> Cumque ingrederetur Moyses tabernaculum fœderis, ut consuleret oraculum, audiebat vocem loquentis ad se de propitiatorio quod erat super arcam testimonii inter duos cherubim, unde et loquebatur ei. </text:span></text:span></text:p>
      </text:section>
      <text:section text:style-name="Sect1" text:name="Sect8">
        <text:p text:style-name="P2">Numeri VI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Aaron, et dices ad eum: Cum posueris septem lucernas, candelabrum in australi parte erigatur. Hoc igitur præcipe ut lucernæ contra boream e regione respiciant ad mensam panum propositionis, contra eam partem, quam candelabrum respicit, lucere debebunt. </text:span></text:span><text:span text:style-name="Default_20_Paragraph_20_Font"><text:span text:style-name="T1">3</text:span></text:span><text:span text:style-name="Default_20_Paragraph_20_Font"><text:span text:style-name="T2"> Fecitque Aaron, et imposuit lucernas super candelabrum, ut </text:span></text:span><text:soft-page-break/><text:span text:style-name="Default_20_Paragraph_20_Font"><text:span text:style-name="T2">præceperat Dominus Moysi. </text:span></text:span><text:span text:style-name="Default_20_Paragraph_20_Font"><text:span text:style-name="T1">4</text:span></text:span><text:span text:style-name="Default_20_Paragraph_20_Font"><text:span text:style-name="T2"> Hæc autem erat factura candelabri, ex auro ductili, tam medius stipes, quam cuncta quæ ex utroque calamorum latere nascebantur: juxta exemplum quod ostendit Dominus Moysi, ita operatus est candelabrum.</text:span></text:span></text:p>
        <text:p text:style-name="P3"><text:span text:style-name="Default_20_Paragraph_20_Font"><text:span text:style-name="T1">5</text:span></text:span><text:span text:style-name="Default_20_Paragraph_20_Font"><text:span text:style-name="T2"> Et locutus est Dominus ad Moysen, dicens: </text:span></text:span><text:span text:style-name="Default_20_Paragraph_20_Font"><text:span text:style-name="T1">6</text:span></text:span><text:span text:style-name="Default_20_Paragraph_20_Font"><text:span text:style-name="T2"> Tolle Levitas de medio filiorum Israël, et purificabis eos </text:span></text:span><text:span text:style-name="Default_20_Paragraph_20_Font"><text:span text:style-name="T1">7</text:span></text:span><text:span text:style-name="Default_20_Paragraph_20_Font"><text:span text:style-name="T2"> juxta hunc ritum: aspergantur aqua lustrationis, et radant omnes pilos carnis suæ. Cumque laverint vestimenta sua, et mundati fuerint, </text:span></text:span><text:span text:style-name="Default_20_Paragraph_20_Font"><text:span text:style-name="T1">8</text:span></text:span><text:span text:style-name="Default_20_Paragraph_20_Font"><text:span text:style-name="T2"> tollent bovem de armentis, et libamentum ejus similam oleo conspersam: bovem autem alterum de armento tu accipies pro peccato: </text:span></text:span><text:span text:style-name="Default_20_Paragraph_20_Font"><text:span text:style-name="T1">9</text:span></text:span><text:span text:style-name="Default_20_Paragraph_20_Font"><text:span text:style-name="T2"> et applicabis Levitas coram tabernaculo fœderis, convocata omni multitudine filiorum Israël. </text:span></text:span><text:span text:style-name="Default_20_Paragraph_20_Font"><text:span text:style-name="T1">10</text:span></text:span><text:span text:style-name="Default_20_Paragraph_20_Font"><text:span text:style-name="T2"> Cumque Levitæ fuerint coram Domino, ponent filii Israël manus suas super eos. </text:span></text:span><text:span text:style-name="Default_20_Paragraph_20_Font"><text:span text:style-name="T1">11</text:span></text:span><text:span text:style-name="Default_20_Paragraph_20_Font"><text:span text:style-name="T2"> Et offeret Aaron Levitas, munus in conspectu Domini a filiis Israël, ut serviant in ministerio ejus. </text:span></text:span><text:span text:style-name="Default_20_Paragraph_20_Font"><text:span text:style-name="T1">12</text:span></text:span><text:span text:style-name="Default_20_Paragraph_20_Font"><text:span text:style-name="T2"> Levitæ quoque ponent manus suas super capita boum, e quibus unum facies pro peccato, et alterum in holocaustum Domini, ut depreceris pro eis. </text:span></text:span><text:span text:style-name="Default_20_Paragraph_20_Font"><text:span text:style-name="T1">13</text:span></text:span><text:span text:style-name="Default_20_Paragraph_20_Font"><text:span text:style-name="T2"> Statuesque Levitas in conspectu Aaron et filiorum ejus, et consecrabis oblatos Domino, </text:span></text:span><text:span text:style-name="Default_20_Paragraph_20_Font"><text:span text:style-name="T1">14</text:span></text:span><text:span text:style-name="Default_20_Paragraph_20_Font"><text:span text:style-name="T2"> ac separabis de medio filiorum Israël, ut sint mei. </text:span></text:span><text:span text:style-name="Default_20_Paragraph_20_Font"><text:span text:style-name="T1">15</text:span></text:span><text:span text:style-name="Default_20_Paragraph_20_Font"><text:span text:style-name="T2"> Et postea ingredientur tabernaculum fœderis, ut serviant mihi. Sicque purificabis et consecrabis eos in oblationem Domini: quoniam dono donati sunt mihi a filiis Israël. </text:span></text:span><text:span text:style-name="Default_20_Paragraph_20_Font"><text:span text:style-name="T1">16</text:span></text:span><text:span text:style-name="Default_20_Paragraph_20_Font"><text:span text:style-name="T2"> Pro primogenitis quæ aperiunt omnem vulvam in Israël, accepi eos. </text:span></text:span><text:span text:style-name="Default_20_Paragraph_20_Font"><text:span text:style-name="T1">17</text:span></text:span><text:span text:style-name="Default_20_Paragraph_20_Font"><text:span text:style-name="T2"> Mea sunt enim omnia primogenita filiorum Israël, tam ex hominibus quam ex jumentis. Ex die quo percussi omne primogenitum in terra Ægypti, sanctificavi eos mihi: </text:span></text:span><text:span text:style-name="Default_20_Paragraph_20_Font"><text:span text:style-name="T1">18</text:span></text:span><text:span text:style-name="Default_20_Paragraph_20_Font"><text:span text:style-name="T2"> et tuli Levitas pro cunctis primogenitis filiorum Israël, </text:span></text:span><text:span text:style-name="Default_20_Paragraph_20_Font"><text:span text:style-name="T1">19</text:span></text:span><text:span text:style-name="Default_20_Paragraph_20_Font"><text:span text:style-name="T2"> tradidique eos dono Aaron et filiis ejus de medio populi, ut serviant mihi pro Israël in tabernaculo fœderis, et orent pro eis ne sit in populo plaga, si ausi fuerint accedere ad sanctuarium. </text:span></text:span><text:span text:style-name="Default_20_Paragraph_20_Font"><text:span text:style-name="T1">20</text:span></text:span><text:span text:style-name="Default_20_Paragraph_20_Font"><text:span text:style-name="T2"> Feceruntque Moyses et Aaron et omnis multitudo filiorum Israël super Levitas quæ præceperat Dominus Moysi: </text:span></text:span><text:span text:style-name="Default_20_Paragraph_20_Font"><text:span text:style-name="T1">21</text:span></text:span><text:span text:style-name="Default_20_Paragraph_20_Font"><text:span text:style-name="T2"> purificatique sunt, et laverunt vestimenta sua. Elevavitque eos Aaron in conspectu Domini, et oravit pro eis, </text:span></text:span><text:span text:style-name="Default_20_Paragraph_20_Font"><text:span text:style-name="T1">22</text:span></text:span><text:span text:style-name="Default_20_Paragraph_20_Font"><text:span text:style-name="T2"> ut purificati ingrederentur ad officia sua in tabernaculum fœderis coram Aaron et filiis ejus. Sicut præceperat Dominus Moysi de Levitis, ita factum est. </text:span></text:span><text:span text:style-name="Default_20_Paragraph_20_Font"><text:span text:style-name="T1">23</text:span></text:span><text:span text:style-name="Default_20_Paragraph_20_Font"><text:span text:style-name="T2"> Locutusque est Dominus ad Moysen, dicens: </text:span></text:span><text:span text:style-name="Default_20_Paragraph_20_Font"><text:span text:style-name="T1">24</text:span></text:span><text:span text:style-name="Default_20_Paragraph_20_Font"><text:span text:style-name="T2"> Hæc est lex Levitarum: a viginti quinque annis et supra, ingredientur ut ministrent in tabernaculo fœderis. </text:span></text:span><text:span text:style-name="Default_20_Paragraph_20_Font"><text:span text:style-name="T1">25</text:span></text:span><text:span text:style-name="Default_20_Paragraph_20_Font"><text:span text:style-name="T2"> Cumque quinquagesimum annum ætatis impleverint, servire cessabunt, </text:span></text:span><text:span text:style-name="Default_20_Paragraph_20_Font"><text:span text:style-name="T1">26</text:span></text:span><text:span text:style-name="Default_20_Paragraph_20_Font"><text:span text:style-name="T2"> eruntque ministri fratrum suorum in tabernaculo fœderis, ut custodiant quæ sibi fuerunt commendata: opera autem ipsa non faciant. Sic dispones Levitis in custodiis suis. </text:span></text:span></text:p>
      </text:section>
      <text:section text:style-name="Sect1" text:name="Sect9">
        <text:p text:style-name="P2">Numeri IX</text:p>
        <text:p text:style-name="P3"><text:span text:style-name="Default_20_Paragraph_20_Font"><text:span text:style-name="T1">1</text:span></text:span><text:span text:style-name="Default_20_Paragraph_20_Font"><text:span text:style-name="T2"> Locutus est Dominus ad Moysen in deserto Sinai anno secundo, postquam egressi sunt de terra Ægypti, mense primo, dicens: </text:span></text:span><text:span text:style-name="Default_20_Paragraph_20_Font"><text:span text:style-name="T1">2</text:span></text:span><text:span text:style-name="Default_20_Paragraph_20_Font"><text:span text:style-name="T2"> Faciant filii Israël Phase in tempore suo, </text:span></text:span><text:span text:style-name="Default_20_Paragraph_20_Font"><text:span text:style-name="T1">3</text:span></text:span><text:span text:style-name="Default_20_Paragraph_20_Font"><text:span text:style-name="T2"> quartadecima die mensis hujus ad vesperam, juxta omnes cæremonias et justificationes ejus. </text:span></text:span><text:span text:style-name="Default_20_Paragraph_20_Font"><text:span text:style-name="T1">4</text:span></text:span><text:span text:style-name="Default_20_Paragraph_20_Font"><text:span text:style-name="T2"> Præcepitque Moyses filiis Israël ut facerent Phase. </text:span></text:span><text:span text:style-name="Default_20_Paragraph_20_Font"><text:span text:style-name="T1">5</text:span></text:span><text:span text:style-name="Default_20_Paragraph_20_Font"><text:span text:style-name="T2"> Qui fecerunt tempore suo, quartadecima die mensis ad vesperam, in monte Sinai. Juxta omnia quæ mandaverat Dominus Moysi, fecerunt filii Israël. </text:span></text:span><text:span text:style-name="Default_20_Paragraph_20_Font"><text:span text:style-name="T1">6</text:span></text:span><text:span text:style-name="Default_20_Paragraph_20_Font"><text:span text:style-name="T2"> Ecce autem quidam immundi </text:span></text:span><text:soft-page-break/><text:span text:style-name="Default_20_Paragraph_20_Font"><text:span text:style-name="T2">super anima hominis, qui non poterant facere Phase in die illo, accedentes ad Moysen et Aaron, </text:span></text:span><text:span text:style-name="Default_20_Paragraph_20_Font"><text:span text:style-name="T1">7</text:span></text:span><text:span text:style-name="Default_20_Paragraph_20_Font"><text:span text:style-name="T2"> dixerunt eis: Immundi sumus super anima hominis: quare fraudamur ut non valeamus oblationem offerre Domino in tempore suo inter filios Israël? </text:span></text:span><text:span text:style-name="Default_20_Paragraph_20_Font"><text:span text:style-name="T1">8</text:span></text:span><text:span text:style-name="Default_20_Paragraph_20_Font"><text:span text:style-name="T2"> Quibus respondit Moyses: State ut consulam quid præcipiat Dominus de vobis. </text:span></text:span><text:span text:style-name="Default_20_Paragraph_20_Font"><text:span text:style-name="T1">9</text:span></text:span><text:span text:style-name="Default_20_Paragraph_20_Font"><text:span text:style-name="T2"> Locutusque est Dominus ad Moysen, dicens: </text:span></text:span><text:span text:style-name="Default_20_Paragraph_20_Font"><text:span text:style-name="T1">10</text:span></text:span><text:span text:style-name="Default_20_Paragraph_20_Font"><text:span text:style-name="T2"> Loquere filiis Israël: Homo, qui fuerit immundus super anima, sive in via procul in gente vestra, faciat Phase Domino </text:span></text:span><text:span text:style-name="Default_20_Paragraph_20_Font"><text:span text:style-name="T1">11</text:span></text:span><text:span text:style-name="Default_20_Paragraph_20_Font"><text:span text:style-name="T2"> in mense secundo, quartadecima die mensis ad vesperam. Cum azymis et lactucis agrestibus comedent illud: </text:span></text:span><text:span text:style-name="Default_20_Paragraph_20_Font"><text:span text:style-name="T1">12</text:span></text:span><text:span text:style-name="Default_20_Paragraph_20_Font"><text:span text:style-name="T2"> non relinquent ex eo quippiam usque mane, et os ejus non confringent: omnem ritum Phase observabunt. </text:span></text:span><text:span text:style-name="Default_20_Paragraph_20_Font"><text:span text:style-name="T1">13</text:span></text:span><text:span text:style-name="Default_20_Paragraph_20_Font"><text:span text:style-name="T2"> Si quis autem et mundus est, et in itinere non fuit, et tamen non fecit Phase, exterminabitur anima illa de populis suis, quia sacrificium Domino non obtulit tempore suo: peccatum suum ipse portabit. </text:span></text:span><text:span text:style-name="Default_20_Paragraph_20_Font"><text:span text:style-name="T1">14</text:span></text:span><text:span text:style-name="Default_20_Paragraph_20_Font"><text:span text:style-name="T2"> Peregrinus quoque et advena si fuerint apud vos, facient Phase Domino juxta cæremonias et justificationes ejus. Præceptum idem erit apud vos tam advenæ quam indigenæ.</text:span></text:span></text:p>
        <text:p text:style-name="P3"><text:span text:style-name="Default_20_Paragraph_20_Font"><text:span text:style-name="T1">15</text:span></text:span><text:span text:style-name="Default_20_Paragraph_20_Font"><text:span text:style-name="T2"> Igitur die qua erectum est tabernaculum, operuit illud nubes. A vespere autem super tentorium erat quasi species ignis usque mane. </text:span></text:span><text:span text:style-name="Default_20_Paragraph_20_Font"><text:span text:style-name="T1">16</text:span></text:span><text:span text:style-name="Default_20_Paragraph_20_Font"><text:span text:style-name="T2"> Sic fiebat jugiter: per diem operiebat illud nubes, et per noctem quasi species ignis. </text:span></text:span><text:span text:style-name="Default_20_Paragraph_20_Font"><text:span text:style-name="T1">17</text:span></text:span><text:span text:style-name="Default_20_Paragraph_20_Font"><text:span text:style-name="T2"> Cumque ablata fuisset nubes, quæ tabernaculum protegebat, tunc proficiscebantur filii Israël: et in loco ubi stetisset nubes, ibi castrametabantur. </text:span></text:span><text:span text:style-name="Default_20_Paragraph_20_Font"><text:span text:style-name="T1">18</text:span></text:span><text:span text:style-name="Default_20_Paragraph_20_Font"><text:span text:style-name="T2"> Ad imperium Domini proficiscebantur, et ad imperium illius figebant tabernaculum. Cunctis diebus quibus stabat nubes super tabernaculum, manebant in eodem loco: </text:span></text:span><text:span text:style-name="Default_20_Paragraph_20_Font"><text:span text:style-name="T1">19</text:span></text:span><text:span text:style-name="Default_20_Paragraph_20_Font"><text:span text:style-name="T2"> et si evenisset ut multo tempore maneret super illud, erant filii Israël in excubiis Domini, et non proficiscebantur </text:span></text:span><text:span text:style-name="Default_20_Paragraph_20_Font"><text:span text:style-name="T1">20</text:span></text:span><text:span text:style-name="Default_20_Paragraph_20_Font"><text:span text:style-name="T2"> quot diebus fuisset nubes super tabernaculum. Ad imperium Domini erigebant tentoria, et ad imperium illius deponebant. </text:span></text:span><text:span text:style-name="Default_20_Paragraph_20_Font"><text:span text:style-name="T1">21</text:span></text:span><text:span text:style-name="Default_20_Paragraph_20_Font"><text:span text:style-name="T2"> Si fuisset nubes a vespere usque mane, et statim diluculo tabernaculum reliquisset, proficiscebantur: et si post diem et noctem recessisset, dissipabant tentoria. </text:span></text:span><text:span text:style-name="Default_20_Paragraph_20_Font"><text:span text:style-name="T1">22</text:span></text:span><text:span text:style-name="Default_20_Paragraph_20_Font"><text:span text:style-name="T2"> Si vero biduo aut uno mense vel longiori tempore fuisset super tabernaculum, manebant filii Israël in eodem loco, et non proficiscebantur: statim autem ut recessisset, movebant castra. </text:span></text:span><text:span text:style-name="Default_20_Paragraph_20_Font"><text:span text:style-name="T1">23</text:span></text:span><text:span text:style-name="Default_20_Paragraph_20_Font"><text:span text:style-name="T2"> Per verbum Domini figebant tentoria, et per verbum illius proficiscebantur: erantque in excubiis Domini juxta imperium ejus per manum Moysi. </text:span></text:span></text:p>
      </text:section>
      <text:section text:style-name="Sect1" text:name="Sect10">
        <text:p text:style-name="P2">Numeri X</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Fac tibi duas tubas argenteas ductiles, quibus convocare possis multitudinem quando movenda sunt castra. </text:span></text:span><text:span text:style-name="Default_20_Paragraph_20_Font"><text:span text:style-name="T1">3</text:span></text:span><text:span text:style-name="Default_20_Paragraph_20_Font"><text:span text:style-name="T2"> Cumque increpueris tubis, congregabitur ad te omnis turba ad ostium tabernaculi fœderis. </text:span></text:span><text:span text:style-name="Default_20_Paragraph_20_Font"><text:span text:style-name="T1">4</text:span></text:span><text:span text:style-name="Default_20_Paragraph_20_Font"><text:span text:style-name="T2"> Si semel clangueris, venient ad te principes, et capita multitudinis Israël. </text:span></text:span><text:span text:style-name="Default_20_Paragraph_20_Font"><text:span text:style-name="T1">5</text:span></text:span><text:span text:style-name="Default_20_Paragraph_20_Font"><text:span text:style-name="T2"> Si autem prolixior atque concisus clangor increpuerit, movebunt castra primi qui sunt ad orientalem plagam. </text:span></text:span><text:span text:style-name="Default_20_Paragraph_20_Font"><text:span text:style-name="T1">6</text:span></text:span><text:span text:style-name="Default_20_Paragraph_20_Font"><text:span text:style-name="T2"> In secundo autem sonitu et pari ululatu tubæ, levabunt tentoria qui habitant ad meridiem; et juxta hunc modum reliqui facient, ululantibus tubis in profectionem. </text:span></text:span><text:span text:style-name="Default_20_Paragraph_20_Font"><text:span text:style-name="T1">7</text:span></text:span><text:span text:style-name="Default_20_Paragraph_20_Font"><text:span text:style-name="T2"> Quando autem congregandus est populus, simplex tubarum clangor erit, et non concise ululabunt. </text:span></text:span><text:span text:style-name="Default_20_Paragraph_20_Font"><text:span text:style-name="T1">8</text:span></text:span><text:span text:style-name="Default_20_Paragraph_20_Font"><text:span text:style-name="T2"> Filii autem Aaron sacerdotes clangent tubis: eritque hoc </text:span></text:span><text:soft-page-break/><text:span text:style-name="Default_20_Paragraph_20_Font"><text:span text:style-name="T2">legitimum sempiternum in generationibus vestris. </text:span></text:span><text:span text:style-name="Default_20_Paragraph_20_Font"><text:span text:style-name="T1">9</text:span></text:span><text:span text:style-name="Default_20_Paragraph_20_Font"><text:span text:style-name="T2"> Si exieritis ad bellum de terra vestra contra hostes qui dimicant adversum vos, clangetis ululantibus tubis, et erit recordatio vestri coram Domino Deo vestro, ut eruamini de manibus inimicorum vestrorum. </text:span></text:span><text:span text:style-name="Default_20_Paragraph_20_Font"><text:span text:style-name="T1">10</text:span></text:span><text:span text:style-name="Default_20_Paragraph_20_Font"><text:span text:style-name="T2"> Siquando habebitis epulum, et dies festos, et calendas, canetis tubis super holocaustis, et pacificis victimis, ut sint vobis in recordationem Dei vestri. Ego Dominus Deus vester.</text:span></text:span></text:p>
        <text:p text:style-name="P3"><text:span text:style-name="Default_20_Paragraph_20_Font"><text:span text:style-name="T1">11</text:span></text:span><text:span text:style-name="Default_20_Paragraph_20_Font"><text:span text:style-name="T2"> Anno secundo, mense secundo, vigesima die mensis, elevata est nubes de tabernaculo fœderis: </text:span></text:span><text:span text:style-name="Default_20_Paragraph_20_Font"><text:span text:style-name="T1">12</text:span></text:span><text:span text:style-name="Default_20_Paragraph_20_Font"><text:span text:style-name="T2"> profectique sunt filii Israël per turmas suas de deserto Sinai, et recubuit nubes in solitudine Pharan. </text:span></text:span><text:span text:style-name="Default_20_Paragraph_20_Font"><text:span text:style-name="T1">13</text:span></text:span><text:span text:style-name="Default_20_Paragraph_20_Font"><text:span text:style-name="T2"> Moveruntque castra primi juxta imperium Domini in manu Moysi. </text:span></text:span><text:span text:style-name="Default_20_Paragraph_20_Font"><text:span text:style-name="T1">14</text:span></text:span><text:span text:style-name="Default_20_Paragraph_20_Font"><text:span text:style-name="T2"> Filii Juda per turmas suas: quorum princeps erat Nahasson filius Aminadab. </text:span></text:span><text:span text:style-name="Default_20_Paragraph_20_Font"><text:span text:style-name="T1">15</text:span></text:span><text:span text:style-name="Default_20_Paragraph_20_Font"><text:span text:style-name="T2"> In tribu filiorum Issachar fuit princeps Nathanaël filius Suar. </text:span></text:span><text:span text:style-name="Default_20_Paragraph_20_Font"><text:span text:style-name="T1">16</text:span></text:span><text:span text:style-name="Default_20_Paragraph_20_Font"><text:span text:style-name="T2"> In tribu Zabulon erat princeps Eliab filius Helon. </text:span></text:span><text:span text:style-name="Default_20_Paragraph_20_Font"><text:span text:style-name="T1">17</text:span></text:span><text:span text:style-name="Default_20_Paragraph_20_Font"><text:span text:style-name="T2"> Depositumque est tabernaculum, quod portantes egressi sunt filii Gerson et Merari. </text:span></text:span><text:span text:style-name="Default_20_Paragraph_20_Font"><text:span text:style-name="T1">18</text:span></text:span><text:span text:style-name="Default_20_Paragraph_20_Font"><text:span text:style-name="T2"> Profectique sunt et filii Ruben, per turmas et ordinem suum: quorum princeps erat Helisur filius Sedeur. </text:span></text:span><text:span text:style-name="Default_20_Paragraph_20_Font"><text:span text:style-name="T1">19</text:span></text:span><text:span text:style-name="Default_20_Paragraph_20_Font"><text:span text:style-name="T2"> In tribu autem filiorum Simeon, princeps fuit Salamiel filius Surisaddai. </text:span></text:span><text:span text:style-name="Default_20_Paragraph_20_Font"><text:span text:style-name="T1">20</text:span></text:span><text:span text:style-name="Default_20_Paragraph_20_Font"><text:span text:style-name="T2"> Porro in tribu Gad erat princeps Eliasaph filius Duel. </text:span></text:span><text:span text:style-name="Default_20_Paragraph_20_Font"><text:span text:style-name="T1">21</text:span></text:span><text:span text:style-name="Default_20_Paragraph_20_Font"><text:span text:style-name="T2"> Profectique sunt et Caathitæ portantes sanctuarium. Tamdiu tabernaculum portabatur, donec venirent ad erectionis locum. </text:span></text:span><text:span text:style-name="Default_20_Paragraph_20_Font"><text:span text:style-name="T1">22</text:span></text:span><text:span text:style-name="Default_20_Paragraph_20_Font"><text:span text:style-name="T2"> Moverunt castra et filii Ephraim per turmas suas, in quorum exercitu princeps erat Elisama filius Ammiud. </text:span></text:span><text:span text:style-name="Default_20_Paragraph_20_Font"><text:span text:style-name="T1">23</text:span></text:span><text:span text:style-name="Default_20_Paragraph_20_Font"><text:span text:style-name="T2"> In tribu autem filiorum Manasse princeps fuit Gamaliel filius Phadassur. </text:span></text:span><text:span text:style-name="Default_20_Paragraph_20_Font"><text:span text:style-name="T1">24</text:span></text:span><text:span text:style-name="Default_20_Paragraph_20_Font"><text:span text:style-name="T2"> Et in tribu Benjamin erat dux Abidan filius Gedeonis. </text:span></text:span><text:span text:style-name="Default_20_Paragraph_20_Font"><text:span text:style-name="T1">25</text:span></text:span><text:span text:style-name="Default_20_Paragraph_20_Font"><text:span text:style-name="T2"> Novissimi castrorum omnium profecti sunt filii Dan per turmas suas, in quorum exercitu princeps fuit Ahiezer filius Ammisaddai. </text:span></text:span><text:span text:style-name="Default_20_Paragraph_20_Font"><text:span text:style-name="T1">26</text:span></text:span><text:span text:style-name="Default_20_Paragraph_20_Font"><text:span text:style-name="T2"> In tribu autem filiorum Aser erat princeps Phegiel filius Ochran. </text:span></text:span><text:span text:style-name="Default_20_Paragraph_20_Font"><text:span text:style-name="T1">27</text:span></text:span><text:span text:style-name="Default_20_Paragraph_20_Font"><text:span text:style-name="T2"> Et in tribu filiorum Nephthali princeps fuit Ahira filius Enan. </text:span></text:span><text:span text:style-name="Default_20_Paragraph_20_Font"><text:span text:style-name="T1">28</text:span></text:span><text:span text:style-name="Default_20_Paragraph_20_Font"><text:span text:style-name="T2"> Hæc sunt castra, et profectiones filiorum Israël per turmas suas quando egrediebantur.</text:span></text:span></text:p>
        <text:p text:style-name="P3"><text:span text:style-name="Default_20_Paragraph_20_Font"><text:span text:style-name="T1">29</text:span></text:span><text:span text:style-name="Default_20_Paragraph_20_Font"><text:span text:style-name="T2"> Dixitque Moyses Hobab filio Raguel Madianitæ, cognato suo: Proficiscimur ad locum quem Dominus daturus est nobis: veni nobiscum, ut benefaciamus tibi, quia Dominus bona promisit Israëli. </text:span></text:span><text:span text:style-name="Default_20_Paragraph_20_Font"><text:span text:style-name="T1">30</text:span></text:span><text:span text:style-name="Default_20_Paragraph_20_Font"><text:span text:style-name="T2"> Cui ille respondit: Non vadam tecum, sed revertar in terram meam, in qua natus sum. </text:span></text:span><text:span text:style-name="Default_20_Paragraph_20_Font"><text:span text:style-name="T1">31</text:span></text:span><text:span text:style-name="Default_20_Paragraph_20_Font"><text:span text:style-name="T2"> Et ille: Noli, inquit, nos relinquere: tu enim nosti in quibus locis per desertum castra ponere debeamus, et eris ductor noster. </text:span></text:span><text:span text:style-name="Default_20_Paragraph_20_Font"><text:span text:style-name="T1">32</text:span></text:span><text:span text:style-name="Default_20_Paragraph_20_Font"><text:span text:style-name="T2"> Cumque nobiscum veneris, quidquid optimum fuerit ex opibus, quas nobis traditurus est Dominus, dabimus tibi. </text:span></text:span><text:span text:style-name="Default_20_Paragraph_20_Font"><text:span text:style-name="T1">33</text:span></text:span><text:span text:style-name="Default_20_Paragraph_20_Font"><text:span text:style-name="T2"> Profecti sunt ergo de monte Domini viam trium dierum, arcaque fœderis Domini præcedebat eos, per dies tres providens castrorum locum. </text:span></text:span><text:span text:style-name="Default_20_Paragraph_20_Font"><text:span text:style-name="T1">34</text:span></text:span><text:span text:style-name="Default_20_Paragraph_20_Font"><text:span text:style-name="T2"> Nubes quoque Domini super eos erat per diem cum incederent. </text:span></text:span><text:span text:style-name="Default_20_Paragraph_20_Font"><text:span text:style-name="T1">35</text:span></text:span><text:span text:style-name="Default_20_Paragraph_20_Font"><text:span text:style-name="T2"> Cumque elevaretur arca, dicebat Moyses: Surge, Domine, et dissipentur inimici tui, et fugiant qui oderunt te, a facie tua. </text:span></text:span><text:span text:style-name="Default_20_Paragraph_20_Font"><text:span text:style-name="T1">36</text:span></text:span><text:span text:style-name="Default_20_Paragraph_20_Font"><text:span text:style-name="T2"> Cum autem deponeretur, aiebat: Revertere, Domine, ad multitudinem exercitus Israël. </text:span></text:span></text:p>
      </text:section>
      <text:section text:style-name="Sect1" text:name="Sect11">
        <text:p text:style-name="P2"><text:soft-page-break/>Numeri XI</text:p>
        <text:p text:style-name="P3"><text:span text:style-name="Default_20_Paragraph_20_Font"><text:span text:style-name="T1">1</text:span></text:span><text:span text:style-name="Default_20_Paragraph_20_Font"><text:span text:style-name="T2"> Interea ortum est murmur populi, quasi dolentium pro labore, contra Dominum. Quod cum audisset Dominus, iratus est. Et accensus in eos ignis Domini, devoravit extremam castrorum partem. </text:span></text:span><text:span text:style-name="Default_20_Paragraph_20_Font"><text:span text:style-name="T1">2</text:span></text:span><text:span text:style-name="Default_20_Paragraph_20_Font"><text:span text:style-name="T2"> Cumque clamasset populus ad Moysen, oravit Moyses ad Dominum, et absorptus est ignis. </text:span></text:span><text:span text:style-name="Default_20_Paragraph_20_Font"><text:span text:style-name="T1">3</text:span></text:span><text:span text:style-name="Default_20_Paragraph_20_Font"><text:span text:style-name="T2"> Vocavitque nomen illius, Incensio: eo quod incensus fuisset contra eos ignis Domini. </text:span></text:span><text:span text:style-name="Default_20_Paragraph_20_Font"><text:span text:style-name="T1">4</text:span></text:span><text:span text:style-name="Default_20_Paragraph_20_Font"><text:span text:style-name="T2"> Vulgus quippe promiscuum, quod ascenderat cum eis, flagravit desiderio, sedens et flens, junctis sibi pariter filiis Israël, et ait: Quis dabit nobis ad vescendum carnes? </text:span></text:span><text:span text:style-name="Default_20_Paragraph_20_Font"><text:span text:style-name="T1">5</text:span></text:span><text:span text:style-name="Default_20_Paragraph_20_Font"><text:span text:style-name="T2"> recordamur piscium quos comedebamus in Ægypto gratis: in mentem nobis veniunt cucumeres, et pepones, porrique, et cæpe, et allia. </text:span></text:span><text:span text:style-name="Default_20_Paragraph_20_Font"><text:span text:style-name="T1">6</text:span></text:span><text:span text:style-name="Default_20_Paragraph_20_Font"><text:span text:style-name="T2"> Anima nostra arida est: nihil aliud respiciunt oculi nostri nisi man. </text:span></text:span><text:span text:style-name="Default_20_Paragraph_20_Font"><text:span text:style-name="T1">7</text:span></text:span><text:span text:style-name="Default_20_Paragraph_20_Font"><text:span text:style-name="T2"> Erat autem man quasi semen coriandri, coloris bdellii. </text:span></text:span><text:span text:style-name="Default_20_Paragraph_20_Font"><text:span text:style-name="T1">8</text:span></text:span><text:span text:style-name="Default_20_Paragraph_20_Font"><text:span text:style-name="T2"> Circuibatque populus, et colligens illud, frangebat mola, sive terebat in mortario, coquens in olla, et faciens ex eo tortulas saporis quasi panis oleati. </text:span></text:span><text:span text:style-name="Default_20_Paragraph_20_Font"><text:span text:style-name="T1">9</text:span></text:span><text:span text:style-name="Default_20_Paragraph_20_Font"><text:span text:style-name="T2"> Cumque descenderet nocte super castra ros, descendebat pariter et man.</text:span></text:span></text:p>
        <text:p text:style-name="P3"><text:span text:style-name="Default_20_Paragraph_20_Font"><text:span text:style-name="T1">10</text:span></text:span><text:span text:style-name="Default_20_Paragraph_20_Font"><text:span text:style-name="T2"> Audivit ergo Moyses flentem populum per familias, singulos per ostia tentorii sui. Iratusque est furor Domini valde: sed et Moysi intoleranda res visa est, </text:span></text:span><text:span text:style-name="Default_20_Paragraph_20_Font"><text:span text:style-name="T1">11</text:span></text:span><text:span text:style-name="Default_20_Paragraph_20_Font"><text:span text:style-name="T2"> et ait ad Dominum: Cur afflixisti servum tuum? quare non invenio gratiam coram te? et cur imposuisti pondus universi populi hujus super me? </text:span></text:span><text:span text:style-name="Default_20_Paragraph_20_Font"><text:span text:style-name="T1">12</text:span></text:span><text:span text:style-name="Default_20_Paragraph_20_Font"><text:span text:style-name="T2"> Numquid ego concepi omnem hanc multitudinem, vel genui eam, ut dicas mihi: Porta eos in sinu tuo sicut portare solet nutrix infantulum, et defer in terram, pro qua jurasti patribus eorum? </text:span></text:span><text:span text:style-name="Default_20_Paragraph_20_Font"><text:span text:style-name="T1">13</text:span></text:span><text:span text:style-name="Default_20_Paragraph_20_Font"><text:span text:style-name="T2"> Unde mihi carnes ut dem tantæ multitudini? flent contra me, dicentes: Da nobis carnes ut comedamus. </text:span></text:span><text:span text:style-name="Default_20_Paragraph_20_Font"><text:span text:style-name="T1">14</text:span></text:span><text:span text:style-name="Default_20_Paragraph_20_Font"><text:span text:style-name="T2"> Non possum solus sustinere omnem hunc populum, quia gravis est mihi. </text:span></text:span><text:span text:style-name="Default_20_Paragraph_20_Font"><text:span text:style-name="T1">15</text:span></text:span><text:span text:style-name="Default_20_Paragraph_20_Font"><text:span text:style-name="T2"> Sin aliter tibi videtur, obsecro ut interficias me, et inveniam gratiam in oculis tuis, ne tantis afficiar malis.</text:span></text:span></text:p>
        <text:p text:style-name="P3"><text:span text:style-name="Default_20_Paragraph_20_Font"><text:span text:style-name="T1">16</text:span></text:span><text:span text:style-name="Default_20_Paragraph_20_Font"><text:span text:style-name="T2"> Et dixit Dominus ad Moysen: Congrega mihi septuaginta viros de senibus Israël, quos tu nosti quod senes populi sint ac magistri: et duces eos ad ostium tabernaculi fœderis, faciesque ibi stare tecum, </text:span></text:span><text:span text:style-name="Default_20_Paragraph_20_Font"><text:span text:style-name="T1">17</text:span></text:span><text:span text:style-name="Default_20_Paragraph_20_Font"><text:span text:style-name="T2"> ut descendam et loquar tibi: et auferam de spiritu tuo, tradamque eis, ut sustentent tecum onus populi, et non tu solus graveris. </text:span></text:span><text:span text:style-name="Default_20_Paragraph_20_Font"><text:span text:style-name="T1">18</text:span></text:span><text:span text:style-name="Default_20_Paragraph_20_Font"><text:span text:style-name="T2"> Populo quoque dices: Sanctificamini (cras comedetis carnes: ego enim audivi vos dicere: Quis dabit nobis escas carnium? bene nobis erat in Ægypto), ut det vobis Dominus carnes, et comedatis: </text:span></text:span><text:span text:style-name="Default_20_Paragraph_20_Font"><text:span text:style-name="T1">19</text:span></text:span><text:span text:style-name="Default_20_Paragraph_20_Font"><text:span text:style-name="T2"> non uno die, nec duobus, vel quinque aut decem, nec viginti quidem, </text:span></text:span><text:span text:style-name="Default_20_Paragraph_20_Font"><text:span text:style-name="T1">20</text:span></text:span><text:span text:style-name="Default_20_Paragraph_20_Font"><text:span text:style-name="T2"> sed usque ad mensem dierum, donec exeat per nares vestras, et vertatur in nauseam, eo quod repuleritis Dominum, qui in medio vestri est, et fleveritis coram eo, dicentes: Quare egressi sumus ex Ægypto? </text:span></text:span><text:span text:style-name="Default_20_Paragraph_20_Font"><text:span text:style-name="T1">21</text:span></text:span><text:span text:style-name="Default_20_Paragraph_20_Font"><text:span text:style-name="T2"> Et ait Moyses: Sexcenta millia peditum hujus populi sunt: et tu dicis: Dabo eis esum carnium mense integro? </text:span></text:span><text:span text:style-name="Default_20_Paragraph_20_Font"><text:span text:style-name="T1">22</text:span></text:span><text:span text:style-name="Default_20_Paragraph_20_Font"><text:span text:style-name="T2"> numquid ovium et boum multitudo cædetur, ut possit sufficere ad cibum? vel omnes pisces maris in unum congregabuntur, ut eos satient? </text:span></text:span><text:span text:style-name="Default_20_Paragraph_20_Font"><text:span text:style-name="T1">23</text:span></text:span><text:span text:style-name="Default_20_Paragraph_20_Font"><text:span text:style-name="T2"> Cui respondit Dominus: Numquid manus Domini invalida est? jam nunc videbis utrum </text:span></text:span><text:soft-page-break/><text:span text:style-name="Default_20_Paragraph_20_Font"><text:span text:style-name="T2">meus sermo opere compleatur. </text:span></text:span><text:span text:style-name="Default_20_Paragraph_20_Font"><text:span text:style-name="T1">24</text:span></text:span><text:span text:style-name="Default_20_Paragraph_20_Font"><text:span text:style-name="T2"> Venit igitur Moyses, et narravit populo verba Domini, congregans septuaginta viros de senibus Israël, quos stare fecit circa tabernaculum. </text:span></text:span><text:span text:style-name="Default_20_Paragraph_20_Font"><text:span text:style-name="T1">25</text:span></text:span><text:span text:style-name="Default_20_Paragraph_20_Font"><text:span text:style-name="T2"> Descenditque Dominus per nubem, et locutus est ad eum, auferens de spiritu qui erat in Moyse, et dans septuaginta viris. Cumque requievisset in eis spiritus, prophetaverunt, nec ultra cessaverunt. </text:span></text:span><text:span text:style-name="Default_20_Paragraph_20_Font"><text:span text:style-name="T1">26</text:span></text:span><text:span text:style-name="Default_20_Paragraph_20_Font"><text:span text:style-name="T2"> Remanserat autem in castris duo viri, quorum unus vocabatur Eldad, et alter Medad, super quos requievit spiritus. Nam et ipsi descripti fuerant, et non exierant ad tabernaculum. </text:span></text:span><text:span text:style-name="Default_20_Paragraph_20_Font"><text:span text:style-name="T1">27</text:span></text:span><text:span text:style-name="Default_20_Paragraph_20_Font"><text:span text:style-name="T2"> Cumque prophetarent in castris, cucurrit puer, et nuntiavit Moysi, dicens: Eldad et Medad prophetant in castris. </text:span></text:span><text:span text:style-name="Default_20_Paragraph_20_Font"><text:span text:style-name="T1">28</text:span></text:span><text:span text:style-name="Default_20_Paragraph_20_Font"><text:span text:style-name="T2"> Statim Josue filius Nun, minister Moysi, et electus e pluribus, ait: Domine mi Moyses, prohibe eos. </text:span></text:span><text:span text:style-name="Default_20_Paragraph_20_Font"><text:span text:style-name="T1">29</text:span></text:span><text:span text:style-name="Default_20_Paragraph_20_Font"><text:span text:style-name="T2"> At ille: Quid, inquit æmularis pro me? quis tribuat ut omnis populus prophetet, et det eis Dominus spiritum suum? </text:span></text:span><text:span text:style-name="Default_20_Paragraph_20_Font"><text:span text:style-name="T1">30</text:span></text:span><text:span text:style-name="Default_20_Paragraph_20_Font"><text:span text:style-name="T2"> Reversusque est Moyses, et majores natu Israël in castra.</text:span></text:span></text:p>
        <text:p text:style-name="P3"><text:span text:style-name="Default_20_Paragraph_20_Font"><text:span text:style-name="T1">31</text:span></text:span><text:span text:style-name="Default_20_Paragraph_20_Font"><text:span text:style-name="T2"> Ventus autem egrediens a Domino, arreptans trans mare coturnices detulit, et demisit in castra itinere quantum uno die confici potest, ex omni parte castrorum per circuitum, volabantque in aëre duobus cubitis altitudine super terram. </text:span></text:span><text:span text:style-name="Default_20_Paragraph_20_Font"><text:span text:style-name="T1">32</text:span></text:span><text:span text:style-name="Default_20_Paragraph_20_Font"><text:span text:style-name="T2"> Surgens ergo populus toto die illo, et nocte, ac die altero, congregavit coturnicum: qui parum, decem coros: et siccaverunt eas per gyrum castrorum. </text:span></text:span><text:span text:style-name="Default_20_Paragraph_20_Font"><text:span text:style-name="T1">33</text:span></text:span><text:span text:style-name="Default_20_Paragraph_20_Font"><text:span text:style-name="T2"> Adhuc carnes erant in dentibus eorum, nec defecerat hujuscemodi cibus: et ecce furor Domini concitatus in populum, percussit eum plaga magna nimis. </text:span></text:span><text:span text:style-name="Default_20_Paragraph_20_Font"><text:span text:style-name="T1">34</text:span></text:span><text:span text:style-name="Default_20_Paragraph_20_Font"><text:span text:style-name="T2"> Vocatusque est ille locus, Sepulchra concupiscentiæ: ibi enim sepelierunt populum qui desideraverat. Egressi autem de Sepulchris concupiscentiæ, venerunt in Haseroth, et manserunt ibi. </text:span></text:span></text:p>
      </text:section>
      <text:section text:style-name="Sect1" text:name="Sect12">
        <text:p text:style-name="P2">Numeri XII</text:p>
        <text:p text:style-name="P3"><text:span text:style-name="Default_20_Paragraph_20_Font"><text:span text:style-name="T1">1</text:span></text:span><text:span text:style-name="Default_20_Paragraph_20_Font"><text:span text:style-name="T2"> Locutaque est Maria et Aaron contra Moysen propter uxorem ejus Æthiopissam, </text:span></text:span><text:span text:style-name="Default_20_Paragraph_20_Font"><text:span text:style-name="T1">2</text:span></text:span><text:span text:style-name="Default_20_Paragraph_20_Font"><text:span text:style-name="T2"> et dixerunt: Num per solum Moysen locutus est Dominus? nonne et nobis similiter est locutus? Quod cum audisset Dominus </text:span></text:span><text:span text:style-name="Default_20_Paragraph_20_Font"><text:span text:style-name="T1">3</text:span></text:span><text:span text:style-name="Default_20_Paragraph_20_Font"><text:span text:style-name="T2"> (erat enim Moyses vir mitissimus super omnes homines qui morabantur in terra), </text:span></text:span><text:span text:style-name="Default_20_Paragraph_20_Font"><text:span text:style-name="T1">4</text:span></text:span><text:span text:style-name="Default_20_Paragraph_20_Font"><text:span text:style-name="T2"> statim locutus est ad eum, et ad Aaron et Mariam: Egredimini vos tantum tres ad tabernaculum fœderis. Cumque fuissent egressi, </text:span></text:span><text:span text:style-name="Default_20_Paragraph_20_Font"><text:span text:style-name="T1">5</text:span></text:span><text:span text:style-name="Default_20_Paragraph_20_Font"><text:span text:style-name="T2"> descendit Dominus in columna nubis, et stetit in introitu tabernaculi, vocans Aaron et Mariam. Qui cum issent, </text:span></text:span><text:span text:style-name="Default_20_Paragraph_20_Font"><text:span text:style-name="T1">6</text:span></text:span><text:span text:style-name="Default_20_Paragraph_20_Font"><text:span text:style-name="T2"> dixit ad eos: Audite sermones meos: si quis fuerit inter vos propheta Domini, in visione apparebo ei, vel per somnium loquar ad illum. </text:span></text:span><text:span text:style-name="Default_20_Paragraph_20_Font"><text:span text:style-name="T1">7</text:span></text:span><text:span text:style-name="Default_20_Paragraph_20_Font"><text:span text:style-name="T2"> At non talis servus meus Moyses, qui in omni domo mea fidelissimus est: </text:span></text:span><text:span text:style-name="Default_20_Paragraph_20_Font"><text:span text:style-name="T1">8</text:span></text:span><text:span text:style-name="Default_20_Paragraph_20_Font"><text:span text:style-name="T2"> ore enim ad os loquor ei: et palam, et non per ænigmata et figuras Dominum videt. Quare ergo non timuistis detrahere servo meo Moysi?</text:span></text:span></text:p>
        <text:p text:style-name="P3"><text:span text:style-name="Default_20_Paragraph_20_Font"><text:span text:style-name="T1">9</text:span></text:span><text:span text:style-name="Default_20_Paragraph_20_Font"><text:span text:style-name="T2"> Iratusque contra eos, abiit: </text:span></text:span><text:span text:style-name="Default_20_Paragraph_20_Font"><text:span text:style-name="T1">10</text:span></text:span><text:span text:style-name="Default_20_Paragraph_20_Font"><text:span text:style-name="T2"> nubes quoque recessit quæ erat super tabernaculum: et ecce Maria apparuit candens lepra quasi nix. Cumque respexisset eam Aaron, et vidisset perfusam lepra, </text:span></text:span><text:span text:style-name="Default_20_Paragraph_20_Font"><text:span text:style-name="T1">11</text:span></text:span><text:span text:style-name="Default_20_Paragraph_20_Font"><text:span text:style-name="T2"> ait ad Moysen: Obsecro, domine mi, ne imponas nobis hoc </text:span></text:span><text:soft-page-break/><text:span text:style-name="Default_20_Paragraph_20_Font"><text:span text:style-name="T2">peccatum quod stulte commisimus, </text:span></text:span><text:span text:style-name="Default_20_Paragraph_20_Font"><text:span text:style-name="T1">12</text:span></text:span><text:span text:style-name="Default_20_Paragraph_20_Font"><text:span text:style-name="T2"> ne fiat hæc quasi mortua, et ut abortivum quod projicitur de vulva matris suæ: ecce jam medium carnis ejus devoratum est a lepra. </text:span></text:span><text:span text:style-name="Default_20_Paragraph_20_Font"><text:span text:style-name="T1">13</text:span></text:span><text:span text:style-name="Default_20_Paragraph_20_Font"><text:span text:style-name="T2"> Clamavitque Moyses ad Dominum, dicens: Deus, obsecro, sana eam. </text:span></text:span><text:span text:style-name="Default_20_Paragraph_20_Font"><text:span text:style-name="T1">14</text:span></text:span><text:span text:style-name="Default_20_Paragraph_20_Font"><text:span text:style-name="T2"> Cui respondit Dominus: Si pater ejus spuisset in faciem illius, nonne debuerat saltem septem diebus rubore suffundi? separetur septem diebus extra castra, et postea revocabitur. </text:span></text:span><text:span text:style-name="Default_20_Paragraph_20_Font"><text:span text:style-name="T1">15</text:span></text:span><text:span text:style-name="Default_20_Paragraph_20_Font"><text:span text:style-name="T2"> Exclusa est itaque Maria extra castra septem diebus: et populus non est motus de loco illo, donec revocata est Maria. </text:span></text:span></text:p>
      </text:section>
      <text:section text:style-name="Sect1" text:name="Sect13">
        <text:p text:style-name="P2">Numeri XIII</text:p>
        <text:p text:style-name="P3"><text:span text:style-name="Default_20_Paragraph_20_Font"><text:span text:style-name="T1">1</text:span></text:span><text:span text:style-name="Default_20_Paragraph_20_Font"><text:span text:style-name="T2"> Profectusque est populus de Haseroth, fixis tentoriis in deserto Pharan. </text:span></text:span><text:span text:style-name="Default_20_Paragraph_20_Font"><text:span text:style-name="T1">2</text:span></text:span><text:span text:style-name="Default_20_Paragraph_20_Font"><text:span text:style-name="T2"> Ibique locutus est Dominus ad Moysen, dicens: </text:span></text:span><text:span text:style-name="Default_20_Paragraph_20_Font"><text:span text:style-name="T1">3</text:span></text:span><text:span text:style-name="Default_20_Paragraph_20_Font"><text:span text:style-name="T2"> Mitte viros, qui considerent terram Chanaan, quam daturus sum filiis Israël, singulos de singulis tribubus, ex principibus. </text:span></text:span><text:span text:style-name="Default_20_Paragraph_20_Font"><text:span text:style-name="T1">4</text:span></text:span><text:span text:style-name="Default_20_Paragraph_20_Font"><text:span text:style-name="T2"> Fecit Moyses quod Dominus imperaverat, de deserto Pharan mittens principes viros, quorum ista sunt nomina. </text:span></text:span><text:span text:style-name="Default_20_Paragraph_20_Font"><text:span text:style-name="T1">5</text:span></text:span><text:span text:style-name="Default_20_Paragraph_20_Font"><text:span text:style-name="T2"> De tribu Ruben, Sammua filium Zechur. </text:span></text:span><text:span text:style-name="Default_20_Paragraph_20_Font"><text:span text:style-name="T1">6</text:span></text:span><text:span text:style-name="Default_20_Paragraph_20_Font"><text:span text:style-name="T2"> De tribu Simeon, Saphat filium Huri. </text:span></text:span><text:span text:style-name="Default_20_Paragraph_20_Font"><text:span text:style-name="T1">7</text:span></text:span><text:span text:style-name="Default_20_Paragraph_20_Font"><text:span text:style-name="T2"> De tribu Juda, Caleb filium Jephone. </text:span></text:span><text:span text:style-name="Default_20_Paragraph_20_Font"><text:span text:style-name="T1">8</text:span></text:span><text:span text:style-name="Default_20_Paragraph_20_Font"><text:span text:style-name="T2"> De tribu Issachar, Igal filium Joseph. </text:span></text:span><text:span text:style-name="Default_20_Paragraph_20_Font"><text:span text:style-name="T1">9</text:span></text:span><text:span text:style-name="Default_20_Paragraph_20_Font"><text:span text:style-name="T2"> De tribu Ephraim, Osee filium Nun. </text:span></text:span><text:span text:style-name="Default_20_Paragraph_20_Font"><text:span text:style-name="T1">10</text:span></text:span><text:span text:style-name="Default_20_Paragraph_20_Font"><text:span text:style-name="T2"> De tribu Benjamin, Phalti filium Raphu. </text:span></text:span><text:span text:style-name="Default_20_Paragraph_20_Font"><text:span text:style-name="T1">11</text:span></text:span><text:span text:style-name="Default_20_Paragraph_20_Font"><text:span text:style-name="T2"> De tribu Zabulon, Geddiel filium Sodi. </text:span></text:span><text:span text:style-name="Default_20_Paragraph_20_Font"><text:span text:style-name="T1">12</text:span></text:span><text:span text:style-name="Default_20_Paragraph_20_Font"><text:span text:style-name="T2"> De tribu Joseph, sceptri Manasse, Gaddi filium Susi. </text:span></text:span><text:span text:style-name="Default_20_Paragraph_20_Font"><text:span text:style-name="T1">13</text:span></text:span><text:span text:style-name="Default_20_Paragraph_20_Font"><text:span text:style-name="T2"> De tribu Dan, Ammiel filium Gemalli. </text:span></text:span><text:span text:style-name="Default_20_Paragraph_20_Font"><text:span text:style-name="T1">14</text:span></text:span><text:span text:style-name="Default_20_Paragraph_20_Font"><text:span text:style-name="T2"> De tribu Aser, Sthur filium Michaël. </text:span></text:span><text:span text:style-name="Default_20_Paragraph_20_Font"><text:span text:style-name="T1">15</text:span></text:span><text:span text:style-name="Default_20_Paragraph_20_Font"><text:span text:style-name="T2"> De tribu Nephthali, Nahabi filium Vapsi. </text:span></text:span><text:span text:style-name="Default_20_Paragraph_20_Font"><text:span text:style-name="T1">16</text:span></text:span><text:span text:style-name="Default_20_Paragraph_20_Font"><text:span text:style-name="T2"> De tribu Gad, Guel filium Machi. </text:span></text:span><text:span text:style-name="Default_20_Paragraph_20_Font"><text:span text:style-name="T1">17</text:span></text:span><text:span text:style-name="Default_20_Paragraph_20_Font"><text:span text:style-name="T2"> Hæc sunt nomina virorum, quos misit Moyses ad considerandam terram: vocavitque Osee filium Nun, Josue.</text:span></text:span></text:p>
        <text:p text:style-name="P3"><text:span text:style-name="Default_20_Paragraph_20_Font"><text:span text:style-name="T1">18</text:span></text:span><text:span text:style-name="Default_20_Paragraph_20_Font"><text:span text:style-name="T2"> Misit ergo eos Moyses ad considerandam terram Chanaan, et dixit ad eos: Ascendite per meridianam plagam. Cumque veneritis ad montes, </text:span></text:span><text:span text:style-name="Default_20_Paragraph_20_Font"><text:span text:style-name="T1">19</text:span></text:span><text:span text:style-name="Default_20_Paragraph_20_Font"><text:span text:style-name="T2"> considerate terram, qualis sit: et populum qui habitator est ejus, utrum fortis sit an infirmus: si pauci numero an plures: </text:span></text:span><text:span text:style-name="Default_20_Paragraph_20_Font"><text:span text:style-name="T1">20</text:span></text:span><text:span text:style-name="Default_20_Paragraph_20_Font"><text:span text:style-name="T2"> ipsa terra, bona an mala: urbes quales, muratæ an absque muris: </text:span></text:span><text:span text:style-name="Default_20_Paragraph_20_Font"><text:span text:style-name="T1">21</text:span></text:span><text:span text:style-name="Default_20_Paragraph_20_Font"><text:span text:style-name="T2"> humus, pinguis an sterilis, nemorosa an absque arboribus. Confortamini, et afferte nobis de fructibus terræ. Erat autem tempus quando jam præcoquæ uvæ vesci possunt. </text:span></text:span><text:span text:style-name="Default_20_Paragraph_20_Font"><text:span text:style-name="T1">22</text:span></text:span><text:span text:style-name="Default_20_Paragraph_20_Font"><text:span text:style-name="T2"> Cumque ascendissent, exploraverunt terram a deserto Sin, usque Rohob intrantibus Emath. </text:span></text:span><text:span text:style-name="Default_20_Paragraph_20_Font"><text:span text:style-name="T1">23</text:span></text:span><text:span text:style-name="Default_20_Paragraph_20_Font"><text:span text:style-name="T2"> Ascenderuntque ad meridiem, et venerunt in Hebron, ubi erant Achiman et Sisai et Tholmai filii Enac: nam Hebron septem annis ante Tanim urbem Ægypti condita est. </text:span></text:span><text:span text:style-name="Default_20_Paragraph_20_Font"><text:span text:style-name="T1">24</text:span></text:span><text:span text:style-name="Default_20_Paragraph_20_Font"><text:span text:style-name="T2"> Pergentesque usque ad Torrentem botri, absciderunt palmitem cum uva sua, quem portaverunt in vecte duo viri. De malis quoque granatis et de ficis loci illius tulerunt: </text:span></text:span><text:span text:style-name="Default_20_Paragraph_20_Font"><text:span text:style-name="T1">25</text:span></text:span><text:span text:style-name="Default_20_Paragraph_20_Font"><text:span text:style-name="T2"> qui appellatus est Nehelescol, id est Torrens botri, eo quod botrum portassent inde filii Israël.</text:span></text:span></text:p>
        <text:p text:style-name="P3"><text:span text:style-name="Default_20_Paragraph_20_Font"><text:span text:style-name="T1">26</text:span></text:span><text:span text:style-name="Default_20_Paragraph_20_Font"><text:span text:style-name="T2"> Reversique exploratores terræ post quadraginta dies, omni regione circuita, </text:span></text:span><text:span text:style-name="Default_20_Paragraph_20_Font"><text:span text:style-name="T1">27</text:span></text:span><text:span text:style-name="Default_20_Paragraph_20_Font"><text:span text:style-name="T2"> venerunt ad Moysen et Aaron et ad omnem cœtum filiorum Israël in desertum Pharan, quod est in Cades. Locutique eis et omni multitudini ostenderunt fructus terræ: </text:span></text:span><text:span text:style-name="Default_20_Paragraph_20_Font"><text:span text:style-name="T1">28</text:span></text:span><text:span text:style-name="Default_20_Paragraph_20_Font"><text:span text:style-name="T2"> et </text:span></text:span><text:soft-page-break/><text:span text:style-name="Default_20_Paragraph_20_Font"><text:span text:style-name="T2">narraverunt, dicentes: Venimus in terram, ad quam misisti nos, quæ revera fluit lacte et melle, ut ex his fructibus cognosci potest: </text:span></text:span><text:span text:style-name="Default_20_Paragraph_20_Font"><text:span text:style-name="T1">29</text:span></text:span><text:span text:style-name="Default_20_Paragraph_20_Font"><text:span text:style-name="T2"> sed cultores fortissimos habet, et urbes grandes atque muratas. Stirpem Enac vidimus ibi. </text:span></text:span><text:span text:style-name="Default_20_Paragraph_20_Font"><text:span text:style-name="T1">30</text:span></text:span><text:span text:style-name="Default_20_Paragraph_20_Font"><text:span text:style-name="T2"> Amalec habitat in meridie, Hethæus et Jebusæus et Amorrhæus in montanis: Chananæus vero moratur juxta mare et circa fluenta Jordanis. </text:span></text:span><text:span text:style-name="Default_20_Paragraph_20_Font"><text:span text:style-name="T1">31</text:span></text:span><text:span text:style-name="Default_20_Paragraph_20_Font"><text:span text:style-name="T2"> Inter hæc Caleb compescens murmur populi, qui oriebatur contra Moysen, ait: Ascendamus, et possideamus terram, quoniam poterimus obtinere eam. </text:span></text:span><text:span text:style-name="Default_20_Paragraph_20_Font"><text:span text:style-name="T1">32</text:span></text:span><text:span text:style-name="Default_20_Paragraph_20_Font"><text:span text:style-name="T2"> Alii vero, qui fuerant cum eo, dicebant: Nequaquam ad hunc populum valemus ascendere, quia fortior nobis est. </text:span></text:span><text:span text:style-name="Default_20_Paragraph_20_Font"><text:span text:style-name="T1">33</text:span></text:span><text:span text:style-name="Default_20_Paragraph_20_Font"><text:span text:style-name="T2"> Detraxeruntque terræ, quam inspexerant, apud filios Israël, dicentes: Terra, quam lustravimus, devorat habitatores suos: populus, quem aspeximus, proceræ staturæ est. </text:span></text:span><text:span text:style-name="Default_20_Paragraph_20_Font"><text:span text:style-name="T1">34</text:span></text:span><text:span text:style-name="Default_20_Paragraph_20_Font"><text:span text:style-name="T2"> Ibi vidimus monstra quædam filiorum Enac de genere giganteo: quibus comparati, quasi locustæ videbamur. </text:span></text:span></text:p>
      </text:section>
      <text:section text:style-name="Sect1" text:name="Sect14">
        <text:p text:style-name="P2">Numeri XIV</text:p>
        <text:p text:style-name="P3"><text:span text:style-name="Default_20_Paragraph_20_Font"><text:span text:style-name="T1">1</text:span></text:span><text:span text:style-name="Default_20_Paragraph_20_Font"><text:span text:style-name="T2"> Igitur vociferans omnis turba flevit nocte illa, </text:span></text:span><text:span text:style-name="Default_20_Paragraph_20_Font"><text:span text:style-name="T1">2</text:span></text:span><text:span text:style-name="Default_20_Paragraph_20_Font"><text:span text:style-name="T2"> et murmurati sunt contra Moysen et Aaron cuncti filii Israël, dicentes: </text:span></text:span><text:span text:style-name="Default_20_Paragraph_20_Font"><text:span text:style-name="T1">3</text:span></text:span><text:span text:style-name="Default_20_Paragraph_20_Font"><text:span text:style-name="T2"> Utinam mortui essemus in Ægypto: et in hac vasta solitudine utinam pereamus, et non inducat nos Dominus in terram istam, ne cadamus gladio, et uxores ac liberi nostri ducantur captivi. Nonne melius est reverti in Ægyptum? </text:span></text:span><text:span text:style-name="Default_20_Paragraph_20_Font"><text:span text:style-name="T1">4</text:span></text:span><text:span text:style-name="Default_20_Paragraph_20_Font"><text:span text:style-name="T2"> Dixeruntque alter ad alterum: Constituamus nobis ducem, et revertamur in Ægyptum. </text:span></text:span><text:span text:style-name="Default_20_Paragraph_20_Font"><text:span text:style-name="T1">5</text:span></text:span><text:span text:style-name="Default_20_Paragraph_20_Font"><text:span text:style-name="T2"> Quo audito, Moyses et Aaron ceciderunt proni in terram coram omni multitudine filiorum Israël. </text:span></text:span><text:span text:style-name="Default_20_Paragraph_20_Font"><text:span text:style-name="T1">6</text:span></text:span><text:span text:style-name="Default_20_Paragraph_20_Font"><text:span text:style-name="T2"> At vero Josue filius Nun et Caleb filius Jephone, qui et ipsi lustraverant terram, sciderunt vestimenta sua, </text:span></text:span><text:span text:style-name="Default_20_Paragraph_20_Font"><text:span text:style-name="T1">7</text:span></text:span><text:span text:style-name="Default_20_Paragraph_20_Font"><text:span text:style-name="T2"> et ad omnem multitudinem filiorum Israël locuti sunt: Terra, quam circuivimus, valde bona est. </text:span></text:span><text:span text:style-name="Default_20_Paragraph_20_Font"><text:span text:style-name="T1">8</text:span></text:span><text:span text:style-name="Default_20_Paragraph_20_Font"><text:span text:style-name="T2"> Si propitius fuerit Dominus, inducet nos in eam, et tradet humum lacte et melle manantem. </text:span></text:span><text:span text:style-name="Default_20_Paragraph_20_Font"><text:span text:style-name="T1">9</text:span></text:span><text:span text:style-name="Default_20_Paragraph_20_Font"><text:span text:style-name="T2"> Nolite rebelles esse contra Dominum: neque timeatis populum terræ hujus, quia sicut panem ita eos possumus devorare. Recessit ab eis omne præsidium: Dominus nobiscum est, nolite metuere. </text:span></text:span><text:span text:style-name="Default_20_Paragraph_20_Font"><text:span text:style-name="T1">10</text:span></text:span><text:span text:style-name="Default_20_Paragraph_20_Font"><text:span text:style-name="T2"> Cumque clamaret omnis multitudo, et lapidibus eos vellet opprimere, apparuit gloria Domini super tectum fœderis cunctis filiis Israël.</text:span></text:span></text:p>
        <text:p text:style-name="P3"><text:span text:style-name="Default_20_Paragraph_20_Font"><text:span text:style-name="T1">11</text:span></text:span><text:span text:style-name="Default_20_Paragraph_20_Font"><text:span text:style-name="T2"> Et dixit Dominus ad Moysen: Usquequo detrahet mihi populus iste? quousque non credent mihi, in omnibus signis quæ feci coram eis? </text:span></text:span><text:span text:style-name="Default_20_Paragraph_20_Font"><text:span text:style-name="T1">12</text:span></text:span><text:span text:style-name="Default_20_Paragraph_20_Font"><text:span text:style-name="T2"> Feriam igitur eos pestilentia, atque consumam: te autem faciam principem super gentem magnam, et fortiorem quam hæc est. </text:span></text:span><text:span text:style-name="Default_20_Paragraph_20_Font"><text:span text:style-name="T1">13</text:span></text:span><text:span text:style-name="Default_20_Paragraph_20_Font"><text:span text:style-name="T2"> Et ait Moyses ad Dominum: Ut audiant Ægyptii, de quorum medio eduxisti populum istum, </text:span></text:span><text:span text:style-name="Default_20_Paragraph_20_Font"><text:span text:style-name="T1">14</text:span></text:span><text:span text:style-name="Default_20_Paragraph_20_Font"><text:span text:style-name="T2"> et habitatores terræ hujus, qui audierunt quod tu, Domine, in populo isto sis, et facie videaris ad faciem, et nubes tua protegat illos, et in columna nubis præcedas eos per diem, et in columna ignis per noctem: </text:span></text:span><text:span text:style-name="Default_20_Paragraph_20_Font"><text:span text:style-name="T1">15</text:span></text:span><text:span text:style-name="Default_20_Paragraph_20_Font"><text:span text:style-name="T2"> quod occideris tantam multitudinem quasi unum hominem, et dicant: </text:span></text:span><text:span text:style-name="Default_20_Paragraph_20_Font"><text:span text:style-name="T1">16</text:span></text:span><text:span text:style-name="Default_20_Paragraph_20_Font"><text:span text:style-name="T2"> Non poterat introducere populum in terram pro qua juraverat: idcirco occidit eos in solitudine? </text:span></text:span><text:span text:style-name="Default_20_Paragraph_20_Font"><text:span text:style-name="T1">17</text:span></text:span><text:span text:style-name="Default_20_Paragraph_20_Font"><text:span text:style-name="T2"> Magnificetur ergo fortitudo Domini sicut jurasti, dicens: </text:span></text:span><text:span text:style-name="Default_20_Paragraph_20_Font"><text:span text:style-name="T1">18</text:span></text:span><text:span text:style-name="Default_20_Paragraph_20_Font"><text:span text:style-name="T2"> Dominus patiens et multæ misericordiæ, auferens iniquitatem et scelera, nullumque </text:span></text:span><text:soft-page-break/><text:span text:style-name="Default_20_Paragraph_20_Font"><text:span text:style-name="T2">innoxium derelinquens, qui visitas peccata patrum in filios in tertiam et quartam generationem. </text:span></text:span><text:span text:style-name="Default_20_Paragraph_20_Font"><text:span text:style-name="T1">19</text:span></text:span><text:span text:style-name="Default_20_Paragraph_20_Font"><text:span text:style-name="T2"> Dimitte, obsecro, peccatum populi hujus secundum magnitudinem misericordiæ tuæ, sicut propitius fuisti egredientibus de Ægypto usque ad locum istum. </text:span></text:span><text:span text:style-name="Default_20_Paragraph_20_Font"><text:span text:style-name="T1">20</text:span></text:span><text:span text:style-name="Default_20_Paragraph_20_Font"><text:span text:style-name="T2"> Dixitque Dominus: Dimisi juxta verbum tuum. </text:span></text:span><text:span text:style-name="Default_20_Paragraph_20_Font"><text:span text:style-name="T1">21</text:span></text:span><text:span text:style-name="Default_20_Paragraph_20_Font"><text:span text:style-name="T2"> Vivo ego: et implebitur gloria Domini universa terra. </text:span></text:span><text:span text:style-name="Default_20_Paragraph_20_Font"><text:span text:style-name="T1">22</text:span></text:span><text:span text:style-name="Default_20_Paragraph_20_Font"><text:span text:style-name="T2"> Attamen omnes homines qui viderunt majestatem meam, et signa quæ feci in Ægypto et in solitudine, et tentaverunt me jam per decem vices, nec obedierunt voci meæ, </text:span></text:span><text:span text:style-name="Default_20_Paragraph_20_Font"><text:span text:style-name="T1">23</text:span></text:span><text:span text:style-name="Default_20_Paragraph_20_Font"><text:span text:style-name="T2"> non videbunt terram pro qua juravi patribus eorum, nec quisquam ex illis qui detraxit mihi, intuebitur eam. </text:span></text:span><text:span text:style-name="Default_20_Paragraph_20_Font"><text:span text:style-name="T1">24</text:span></text:span><text:span text:style-name="Default_20_Paragraph_20_Font"><text:span text:style-name="T2"> Servum meum Caleb, qui plenus alio spiritu secutus est me, inducam in terram hanc, quam circuivit; et semen ejus possidebit eam. </text:span></text:span><text:span text:style-name="Default_20_Paragraph_20_Font"><text:span text:style-name="T1">25</text:span></text:span><text:span text:style-name="Default_20_Paragraph_20_Font"><text:span text:style-name="T2"> Quoniam Amalecites et Chananæus habitant in vallibus. Cras movete castra, et revertimini in solitudinem per viam maris Rubri. </text:span></text:span><text:span text:style-name="Default_20_Paragraph_20_Font"><text:span text:style-name="T1">26</text:span></text:span><text:span text:style-name="Default_20_Paragraph_20_Font"><text:span text:style-name="T2"> Locutusque est Dominus ad Moysen et Aaron, dicens: </text:span></text:span><text:span text:style-name="Default_20_Paragraph_20_Font"><text:span text:style-name="T1">27</text:span></text:span><text:span text:style-name="Default_20_Paragraph_20_Font"><text:span text:style-name="T2"> Usquequo multitudo hæc pessima murmurat contra me? querelas filiorum Israël audivi. </text:span></text:span><text:span text:style-name="Default_20_Paragraph_20_Font"><text:span text:style-name="T1">28</text:span></text:span><text:span text:style-name="Default_20_Paragraph_20_Font"><text:span text:style-name="T2"> Dic ergo eis: Vivo ego, ait Dominus: sicut locuti estis audiente me, sic faciam vobis. </text:span></text:span><text:span text:style-name="Default_20_Paragraph_20_Font"><text:span text:style-name="T1">29</text:span></text:span><text:span text:style-name="Default_20_Paragraph_20_Font"><text:span text:style-name="T2"> In solitudine hac jacebunt cadavera vestra. Omnes qui numerati estis a viginti annis et supra, et murmurastis contra me, </text:span></text:span><text:span text:style-name="Default_20_Paragraph_20_Font"><text:span text:style-name="T1">30</text:span></text:span><text:span text:style-name="Default_20_Paragraph_20_Font"><text:span text:style-name="T2"> non intrabitis terram, super quam levavi manum meam ut habitare vos facerem, præter Caleb filium Jephone, et Josue filium Nun. </text:span></text:span><text:span text:style-name="Default_20_Paragraph_20_Font"><text:span text:style-name="T1">31</text:span></text:span><text:span text:style-name="Default_20_Paragraph_20_Font"><text:span text:style-name="T2"> Parvulos autem vestros, de quibus dixistis quod prædæ hostibus forent, introducam, ut videant terram, quæ vobis displicuit. </text:span></text:span><text:span text:style-name="Default_20_Paragraph_20_Font"><text:span text:style-name="T1">32</text:span></text:span><text:span text:style-name="Default_20_Paragraph_20_Font"><text:span text:style-name="T2"> Vestra cadavera jacebunt in solitudine. </text:span></text:span><text:span text:style-name="Default_20_Paragraph_20_Font"><text:span text:style-name="T1">33</text:span></text:span><text:span text:style-name="Default_20_Paragraph_20_Font"><text:span text:style-name="T2"> Filii vestri erunt vagi in deserto annis quadraginta, et portabunt fornicationem vestram, donec consumantur cadavera patrum in deserto, </text:span></text:span><text:span text:style-name="Default_20_Paragraph_20_Font"><text:span text:style-name="T1">34</text:span></text:span><text:span text:style-name="Default_20_Paragraph_20_Font"><text:span text:style-name="T2"> juxta numerum quadraginta dierum, quibus considerastis terram: annus pro die imputabitur. Et quadraginta annis recipietis iniquitates vestras, et scietis ultionem meam: </text:span></text:span><text:span text:style-name="Default_20_Paragraph_20_Font"><text:span text:style-name="T1">35</text:span></text:span><text:span text:style-name="Default_20_Paragraph_20_Font"><text:span text:style-name="T2"> quoniam sicut locutus sum, ita faciam omni multitudini huic pessimæ, quæ consurrexit adversum me: in solitudine hac deficiet, et morietur. </text:span></text:span><text:span text:style-name="Default_20_Paragraph_20_Font"><text:span text:style-name="T1">36</text:span></text:span><text:span text:style-name="Default_20_Paragraph_20_Font"><text:span text:style-name="T2"> Igitur omnes viri, quos miserat Moyses ad contemplandam terram, et qui reversi murmurare fecerant contra eum omnem multitudinem, detrahentes terræ quod esset mala, </text:span></text:span><text:span text:style-name="Default_20_Paragraph_20_Font"><text:span text:style-name="T1">37</text:span></text:span><text:span text:style-name="Default_20_Paragraph_20_Font"><text:span text:style-name="T2"> mortui sunt atque percussi in conspectu Domini. </text:span></text:span><text:span text:style-name="Default_20_Paragraph_20_Font"><text:span text:style-name="T1">38</text:span></text:span><text:span text:style-name="Default_20_Paragraph_20_Font"><text:span text:style-name="T2"> Josue autem filius Nun, et Caleb filius Jephone, vixerunt ex omnibus qui perrexerant ad considerandam terram.</text:span></text:span></text:p>
        <text:p text:style-name="P3"><text:span text:style-name="Default_20_Paragraph_20_Font"><text:span text:style-name="T1">39</text:span></text:span><text:span text:style-name="Default_20_Paragraph_20_Font"><text:span text:style-name="T2"> Locutusque est Moyses universa verba hæc ad omnes filios Israël, et luxit populus nimis. </text:span></text:span><text:span text:style-name="Default_20_Paragraph_20_Font"><text:span text:style-name="T1">40</text:span></text:span><text:span text:style-name="Default_20_Paragraph_20_Font"><text:span text:style-name="T2"> Et ecce mane primo surgentes ascenderunt verticem montis, atque dixerunt: Parati sumus ascendere ad locum, de quo Dominus locutus est: quia peccavimus. </text:span></text:span><text:span text:style-name="Default_20_Paragraph_20_Font"><text:span text:style-name="T1">41</text:span></text:span><text:span text:style-name="Default_20_Paragraph_20_Font"><text:span text:style-name="T2"> Quibus Moyses: Cur, inquit, transgredimini verbum Domini, quod vobis non cedet in prosperum? </text:span></text:span><text:span text:style-name="Default_20_Paragraph_20_Font"><text:span text:style-name="T1">42</text:span></text:span><text:span text:style-name="Default_20_Paragraph_20_Font"><text:span text:style-name="T2"> nolite ascendere: non enim est Dominus vobiscum: ne corruatis coram inimicis vestris. </text:span></text:span><text:span text:style-name="Default_20_Paragraph_20_Font"><text:span text:style-name="T1">43</text:span></text:span><text:span text:style-name="Default_20_Paragraph_20_Font"><text:span text:style-name="T2"> Amalecites et Chananæus ante vos sunt, quorum gladio corruetis, eo quod nolueritis acquiescere Domino: nec erit Dominus vobiscum. </text:span></text:span><text:span text:style-name="Default_20_Paragraph_20_Font"><text:span text:style-name="T1">44</text:span></text:span><text:span text:style-name="Default_20_Paragraph_20_Font"><text:span text:style-name="T2"> At illi contenebrati ascenderunt in verticem montis. Arca autem testamenti Domini et Moyses non recesserunt de castris. </text:span></text:span><text:span text:style-name="Default_20_Paragraph_20_Font"><text:span text:style-name="T1">45</text:span></text:span><text:span text:style-name="Default_20_Paragraph_20_Font"><text:span text:style-name="T2"> Descenditque Amalecites et Chananæus, qui habitabat in monte: et percutiens eos atque concidens, persecutus est eos usque Horma. </text:span></text:span></text:p>
      </text:section>
      <text:section text:style-name="Sect1" text:name="Sect15">
        <text:p text:style-name="P2"><text:soft-page-break/>Numeri XV</text:p>
        <text:p text:style-name="P3"><text:span text:style-name="Default_20_Paragraph_20_Font"><text:span text:style-name="T1">1</text:span></text:span><text:span text:style-name="Default_20_Paragraph_20_Font"><text:span text:style-name="T2"> Locutus est Dominus ad Moysen, dicens: </text:span></text:span><text:span text:style-name="Default_20_Paragraph_20_Font"><text:span text:style-name="T1">2</text:span></text:span><text:span text:style-name="Default_20_Paragraph_20_Font"><text:span text:style-name="T2"> Loquere ad filios Israël, et dices ad eos: Cum ingressi fueritis terram habitationis vestræ, quam ego dabo vobis, </text:span></text:span><text:span text:style-name="Default_20_Paragraph_20_Font"><text:span text:style-name="T1">3</text:span></text:span><text:span text:style-name="Default_20_Paragraph_20_Font"><text:span text:style-name="T2"> et feceritis oblationem Domino in holocaustum, aut victimam, vota solventes, vel sponte offerentes munera, aut in solemnitatibus vestris adolentes odorem suavitatis Domino, de bobus sive de ovibus: </text:span></text:span><text:span text:style-name="Default_20_Paragraph_20_Font"><text:span text:style-name="T1">4</text:span></text:span><text:span text:style-name="Default_20_Paragraph_20_Font"><text:span text:style-name="T2"> offeret quicumque immolaverit victimam, sacrificium similæ, decimam partem ephi, conspersæ oleo, quod mensuram habebit quartam partem hin: </text:span></text:span><text:span text:style-name="Default_20_Paragraph_20_Font"><text:span text:style-name="T1">5</text:span></text:span><text:span text:style-name="Default_20_Paragraph_20_Font"><text:span text:style-name="T2"> et vinum ad liba fundenda ejusdem mensuræ dabit in holocaustum sive in victimam. Per agnos singulos </text:span></text:span><text:span text:style-name="Default_20_Paragraph_20_Font"><text:span text:style-name="T1">6</text:span></text:span><text:span text:style-name="Default_20_Paragraph_20_Font"><text:span text:style-name="T2"> et arietes erit sacrificium similæ duarum decimarum, quæ conspersa sit oleo tertiæ partis hin: </text:span></text:span><text:span text:style-name="Default_20_Paragraph_20_Font"><text:span text:style-name="T1">7</text:span></text:span><text:span text:style-name="Default_20_Paragraph_20_Font"><text:span text:style-name="T2"> et vinum ad libamentum tertiæ partis ejusdem mensuræ offeret in odorem suavitatis Domino. </text:span></text:span><text:span text:style-name="Default_20_Paragraph_20_Font"><text:span text:style-name="T1">8</text:span></text:span><text:span text:style-name="Default_20_Paragraph_20_Font"><text:span text:style-name="T2"> Quando vero de bobus feceris holocaustum aut hostiam, ut impleas votum vel pacificas victimas, </text:span></text:span><text:span text:style-name="Default_20_Paragraph_20_Font"><text:span text:style-name="T1">9</text:span></text:span><text:span text:style-name="Default_20_Paragraph_20_Font"><text:span text:style-name="T2"> dabis per singulos boves similæ tres decimas conspersæ oleo, quod habeat medium mensuræ hin: </text:span></text:span><text:span text:style-name="Default_20_Paragraph_20_Font"><text:span text:style-name="T1">10</text:span></text:span><text:span text:style-name="Default_20_Paragraph_20_Font"><text:span text:style-name="T2"> et vinum ad liba fundenda ejusdem mensuræ in oblationem suavissimi odoris Domino. </text:span></text:span><text:span text:style-name="Default_20_Paragraph_20_Font"><text:span text:style-name="T1">11</text:span></text:span><text:span text:style-name="Default_20_Paragraph_20_Font"><text:span text:style-name="T2"> Sic facies </text:span></text:span><text:span text:style-name="Default_20_Paragraph_20_Font"><text:span text:style-name="T1">12</text:span></text:span><text:span text:style-name="Default_20_Paragraph_20_Font"><text:span text:style-name="T2"> per singulos boves et arietis et agnos et hædos. </text:span></text:span><text:span text:style-name="Default_20_Paragraph_20_Font"><text:span text:style-name="T1">13</text:span></text:span><text:span text:style-name="Default_20_Paragraph_20_Font"><text:span text:style-name="T2"> Tam indigenæ quam peregrini </text:span></text:span><text:span text:style-name="Default_20_Paragraph_20_Font"><text:span text:style-name="T1">14</text:span></text:span><text:span text:style-name="Default_20_Paragraph_20_Font"><text:span text:style-name="T2"> eodem ritu offerent sacrificia. </text:span></text:span><text:span text:style-name="Default_20_Paragraph_20_Font"><text:span text:style-name="T1">15</text:span></text:span><text:span text:style-name="Default_20_Paragraph_20_Font"><text:span text:style-name="T2"> Unum præceptum erit atque judicium tam vobis quam advenis terræ.</text:span></text:span></text:p>
        <text:p text:style-name="P3"><text:span text:style-name="Default_20_Paragraph_20_Font"><text:span text:style-name="T1">16</text:span></text:span><text:span text:style-name="Default_20_Paragraph_20_Font"><text:span text:style-name="T2"> Locutus est Dominus ad Moysen, dicens: </text:span></text:span><text:span text:style-name="Default_20_Paragraph_20_Font"><text:span text:style-name="T1">17</text:span></text:span><text:span text:style-name="Default_20_Paragraph_20_Font"><text:span text:style-name="T2"> Loquere filiis Israël, et dices ad eos: </text:span></text:span><text:span text:style-name="Default_20_Paragraph_20_Font"><text:span text:style-name="T1">18</text:span></text:span><text:span text:style-name="Default_20_Paragraph_20_Font"><text:span text:style-name="T2"> Cum veneritis in terram, quam dabo vobis, </text:span></text:span><text:span text:style-name="Default_20_Paragraph_20_Font"><text:span text:style-name="T1">19</text:span></text:span><text:span text:style-name="Default_20_Paragraph_20_Font"><text:span text:style-name="T2"> et comederitis de panibus regionis illius, separabitis primitias Domino </text:span></text:span><text:span text:style-name="Default_20_Paragraph_20_Font"><text:span text:style-name="T1">20</text:span></text:span><text:span text:style-name="Default_20_Paragraph_20_Font"><text:span text:style-name="T2"> de cibis vestris. Sicut de areis primitias separatis, </text:span></text:span><text:span text:style-name="Default_20_Paragraph_20_Font"><text:span text:style-name="T1">21</text:span></text:span><text:span text:style-name="Default_20_Paragraph_20_Font"><text:span text:style-name="T2"> ita et de pulmentis dabitis primitiva Domino.</text:span></text:span></text:p>
        <text:p text:style-name="P3"><text:span text:style-name="Default_20_Paragraph_20_Font"><text:span text:style-name="T1">22</text:span></text:span><text:span text:style-name="Default_20_Paragraph_20_Font"><text:span text:style-name="T2"> Quod si per ignorantiam præterieritis quidquam horum, quæ locutus est Dominus ad Moysen, </text:span></text:span><text:span text:style-name="Default_20_Paragraph_20_Font"><text:span text:style-name="T1">23</text:span></text:span><text:span text:style-name="Default_20_Paragraph_20_Font"><text:span text:style-name="T2"> et mandavit per eum ad vos, a die qua cœpit jubere et ultra, </text:span></text:span><text:span text:style-name="Default_20_Paragraph_20_Font"><text:span text:style-name="T1">24</text:span></text:span><text:span text:style-name="Default_20_Paragraph_20_Font"><text:span text:style-name="T2"> oblitaque fuerit facere multitudo: offeret vitulum de armento, holocaustum in odorem suavissimum Domino, et sacrificum ejus ac liba, ut cæremoniæ postulant, hircumque pro peccato: </text:span></text:span><text:span text:style-name="Default_20_Paragraph_20_Font"><text:span text:style-name="T1">25</text:span></text:span><text:span text:style-name="Default_20_Paragraph_20_Font"><text:span text:style-name="T2"> et rogabit sacerdos pro omni multitudine filiorum Israël, et dimittetur eis, quoniam non sponte peccaverunt, nihilominus offerentes incensum Domino pro se et pro peccato atque errore suo: </text:span></text:span><text:span text:style-name="Default_20_Paragraph_20_Font"><text:span text:style-name="T1">26</text:span></text:span><text:span text:style-name="Default_20_Paragraph_20_Font"><text:span text:style-name="T2"> et dimittetur universæ plebi filiorum Israël, et advenis qui peregrinantur inter eos: quoniam culpa est omnis populi per ignorantiam. </text:span></text:span><text:span text:style-name="Default_20_Paragraph_20_Font"><text:span text:style-name="T1">27</text:span></text:span><text:span text:style-name="Default_20_Paragraph_20_Font"><text:span text:style-name="T2"> Quod si anima una nesciens peccaverit, offeret capram anniculam pro peccato suo: </text:span></text:span><text:span text:style-name="Default_20_Paragraph_20_Font"><text:span text:style-name="T1">28</text:span></text:span><text:span text:style-name="Default_20_Paragraph_20_Font"><text:span text:style-name="T2"> et deprecabitur pro ea sacerdos, quod inscia peccaverit coram Domino: impetrabitque ei veniam, et dimittetur illi. </text:span></text:span><text:span text:style-name="Default_20_Paragraph_20_Font"><text:span text:style-name="T1">29</text:span></text:span><text:span text:style-name="Default_20_Paragraph_20_Font"><text:span text:style-name="T2"> Tam indigenis quam advenis una lex erit omnium, qui peccaverint ignorantes. </text:span></text:span><text:span text:style-name="Default_20_Paragraph_20_Font"><text:span text:style-name="T1">30</text:span></text:span><text:span text:style-name="Default_20_Paragraph_20_Font"><text:span text:style-name="T2"> Anima vero, quæ per superbiam aliquid commiserit, sive civis sit ille, sive peregrinus (quoniam adversus Dominum rebellis fuit), peribit de populo suo: </text:span></text:span><text:span text:style-name="Default_20_Paragraph_20_Font"><text:span text:style-name="T1">31</text:span></text:span><text:span text:style-name="Default_20_Paragraph_20_Font"><text:span text:style-name="T2"> verbum enim Domini contempsit, et præceptum illius fecit irritum: idcirco delebitur, et portabit iniquitatem suam.</text:span></text:span></text:p>
        <text:p text:style-name="P3"><text:soft-page-break/><text:span text:style-name="Default_20_Paragraph_20_Font"><text:span text:style-name="T1">32</text:span></text:span><text:span text:style-name="Default_20_Paragraph_20_Font"><text:span text:style-name="T2"> Factum est autem, cum essent filii Israël in solitudine, et invenissent hominem colligentem ligna in die sabbati, </text:span></text:span><text:span text:style-name="Default_20_Paragraph_20_Font"><text:span text:style-name="T1">33</text:span></text:span><text:span text:style-name="Default_20_Paragraph_20_Font"><text:span text:style-name="T2"> obtulerunt eum Moysi et Aaron et universæ multitudini. </text:span></text:span><text:span text:style-name="Default_20_Paragraph_20_Font"><text:span text:style-name="T1">34</text:span></text:span><text:span text:style-name="Default_20_Paragraph_20_Font"><text:span text:style-name="T2"> Qui recluserunt eum in carcerem, nescientes quid super eo facere deberent. </text:span></text:span><text:span text:style-name="Default_20_Paragraph_20_Font"><text:span text:style-name="T1">35</text:span></text:span><text:span text:style-name="Default_20_Paragraph_20_Font"><text:span text:style-name="T2"> Dixitque Dominus ad Moysen: Morte moriatur homo iste: obruat eum lapidibus omnis turba extra castra. </text:span></text:span><text:span text:style-name="Default_20_Paragraph_20_Font"><text:span text:style-name="T1">36</text:span></text:span><text:span text:style-name="Default_20_Paragraph_20_Font"><text:span text:style-name="T2"> Cumque eduxissent eum foras, obruerunt lapidibus, et mortuus est, sicut præceperat Dominus.</text:span></text:span></text:p>
        <text:p text:style-name="P3"><text:span text:style-name="Default_20_Paragraph_20_Font"><text:span text:style-name="T1">37</text:span></text:span><text:span text:style-name="Default_20_Paragraph_20_Font"><text:span text:style-name="T2"> Dixit quoque Dominus ad Moysen: </text:span></text:span><text:span text:style-name="Default_20_Paragraph_20_Font"><text:span text:style-name="T1">38</text:span></text:span><text:span text:style-name="Default_20_Paragraph_20_Font"><text:span text:style-name="T2"> Loquere filiis Israël, et dices ad eos ut faciant sibi fimbrias per angulos palliorum, ponentes in eis vittas hyacinthinas: </text:span></text:span><text:span text:style-name="Default_20_Paragraph_20_Font"><text:span text:style-name="T1">39</text:span></text:span><text:span text:style-name="Default_20_Paragraph_20_Font"><text:span text:style-name="T2"> quas cum viderint, recordentur omnium mandatorum Domini, nec sequantur cogitationes suas et oculos per res varias fornicantes, </text:span></text:span><text:span text:style-name="Default_20_Paragraph_20_Font"><text:span text:style-name="T1">40</text:span></text:span><text:span text:style-name="Default_20_Paragraph_20_Font"><text:span text:style-name="T2"> sed magis memores præceptorum Domini faciant ea, sintque sancti Deo suo. </text:span></text:span><text:span text:style-name="Default_20_Paragraph_20_Font"><text:span text:style-name="T1">41</text:span></text:span><text:span text:style-name="Default_20_Paragraph_20_Font"><text:span text:style-name="T2"> Ego Dominus Deus vester, qui eduxi vos de terra Ægypti, ut essem Deus vester. </text:span></text:span></text:p>
      </text:section>
      <text:section text:style-name="Sect1" text:name="Sect16">
        <text:p text:style-name="P2">Numeri XVI</text:p>
        <text:p text:style-name="P3"><text:span text:style-name="Default_20_Paragraph_20_Font"><text:span text:style-name="T1">1</text:span></text:span><text:span text:style-name="Default_20_Paragraph_20_Font"><text:span text:style-name="T2"> Ecce autem Core filius Isaar, filii Caath, filii Levi, et Dathan atque Abiron filii Eliab, Hon quoque filius Pheleth de filiis Ruben, </text:span></text:span><text:span text:style-name="Default_20_Paragraph_20_Font"><text:span text:style-name="T1">2</text:span></text:span><text:span text:style-name="Default_20_Paragraph_20_Font"><text:span text:style-name="T2"> surrexerunt contra Moysen, aliique filiorum Israël ducenti quinquaginta viri proceres synagogæ, et qui tempore concilii per nomina vocabantur. </text:span></text:span><text:span text:style-name="Default_20_Paragraph_20_Font"><text:span text:style-name="T1">3</text:span></text:span><text:span text:style-name="Default_20_Paragraph_20_Font"><text:span text:style-name="T2"> Cumque stetissent adversum Moysen et Aaron, dixerunt: Sufficiat vobis, quia omnis multitudo sanctorum est, et in ipsis est Dominus: cur elevamini super populum Domini? </text:span></text:span><text:span text:style-name="Default_20_Paragraph_20_Font"><text:span text:style-name="T1">4</text:span></text:span><text:span text:style-name="Default_20_Paragraph_20_Font"><text:span text:style-name="T2"> Quod cum audisset Moyses, cecidit pronus in faciem: </text:span></text:span><text:span text:style-name="Default_20_Paragraph_20_Font"><text:span text:style-name="T1">5</text:span></text:span><text:span text:style-name="Default_20_Paragraph_20_Font"><text:span text:style-name="T2"> locutusque ad Core et ad omnem multitudinem: Mane, inquit, notum faciet Dominus qui ad se pertineant, et sanctos applicabit sibi: et quos elegerit, appropinquabunt ei. </text:span></text:span><text:span text:style-name="Default_20_Paragraph_20_Font"><text:span text:style-name="T1">6</text:span></text:span><text:span text:style-name="Default_20_Paragraph_20_Font"><text:span text:style-name="T2"> Hoc igitur facite: tollat unusquisque thuribula sua, tu Core, et omne concilium tuum: </text:span></text:span><text:span text:style-name="Default_20_Paragraph_20_Font"><text:span text:style-name="T1">7</text:span></text:span><text:span text:style-name="Default_20_Paragraph_20_Font"><text:span text:style-name="T2"> et hausto cras igne, ponite desuper thymiama coram Domino: et quemcumque elegerit, ipse erit sanctus: multum erigimini filii Levi. </text:span></text:span><text:span text:style-name="Default_20_Paragraph_20_Font"><text:span text:style-name="T1">8</text:span></text:span><text:span text:style-name="Default_20_Paragraph_20_Font"><text:span text:style-name="T2"> Dixitque rursum ad Core: Audite, filii Levi: </text:span></text:span><text:span text:style-name="Default_20_Paragraph_20_Font"><text:span text:style-name="T1">9</text:span></text:span><text:span text:style-name="Default_20_Paragraph_20_Font"><text:span text:style-name="T2"> num parum vobis est quod separavit vos Deus Israël ab omni populo, et junxit sibi, ut serviretis ei in cultu tabernaculi, et staretis coram frequentia populi, et ministraretis ei? </text:span></text:span><text:span text:style-name="Default_20_Paragraph_20_Font"><text:span text:style-name="T1">10</text:span></text:span><text:span text:style-name="Default_20_Paragraph_20_Font"><text:span text:style-name="T2"> idcirco ad se fecit accedere te et omnes fratres tuos filios Levi, ut vobis etiam sacerdotium vindicetis, </text:span></text:span><text:span text:style-name="Default_20_Paragraph_20_Font"><text:span text:style-name="T1">11</text:span></text:span><text:span text:style-name="Default_20_Paragraph_20_Font"><text:span text:style-name="T2"> et omnis globus tuus stet contra Dominum? quid est enim Aaron ut murmuretis contra eum?</text:span></text:span></text:p>
        <text:p text:style-name="P3"><text:span text:style-name="Default_20_Paragraph_20_Font"><text:span text:style-name="T1">12</text:span></text:span><text:span text:style-name="Default_20_Paragraph_20_Font"><text:span text:style-name="T2"> Misit ergo Moyses ut vocaret Dathan et Abiron filios Eliab. Qui responderunt: Non venimus. </text:span></text:span><text:span text:style-name="Default_20_Paragraph_20_Font"><text:span text:style-name="T1">13</text:span></text:span><text:span text:style-name="Default_20_Paragraph_20_Font"><text:span text:style-name="T2"> Numquid parum est tibi quod eduxisti nos de terra, quæ lacte et melle manabat, ut occideres in deserto, nisi et dominatus fueris nostri? </text:span></text:span><text:span text:style-name="Default_20_Paragraph_20_Font"><text:span text:style-name="T1">14</text:span></text:span><text:span text:style-name="Default_20_Paragraph_20_Font"><text:span text:style-name="T2"> Revera induxisti nos in terram, quæ fluit rivis lactis et mellis, et dedisti nobis possessiones agrorum et vinearum: an et oculos nostros vis eruere? non venimus. </text:span></text:span><text:span text:style-name="Default_20_Paragraph_20_Font"><text:span text:style-name="T1">15</text:span></text:span><text:span text:style-name="Default_20_Paragraph_20_Font"><text:span text:style-name="T2"> Iratusque Moyses valde, ait ad Dominum: Ne respicias sacrificia eorum: tu scis quod ne asellum quidem umquam acceperim ab eis, nec afflixerim quempiam eorum.</text:span></text:span></text:p>
        <text:p text:style-name="P3"><text:soft-page-break/><text:span text:style-name="Default_20_Paragraph_20_Font"><text:span text:style-name="T1">16</text:span></text:span><text:span text:style-name="Default_20_Paragraph_20_Font"><text:span text:style-name="T2"> Dixitque ad Core: Tu, et omnis congregatio tua, state seorsum coram Domino, et Aaron die crastino separatim. </text:span></text:span><text:span text:style-name="Default_20_Paragraph_20_Font"><text:span text:style-name="T1">17</text:span></text:span><text:span text:style-name="Default_20_Paragraph_20_Font"><text:span text:style-name="T2"> Tollite singuli thuribula vestra, et ponite super ea incensum, offerentes Domino ducenta quinquaginta thuribula: Aaron quoque teneat thuribulum suum. </text:span></text:span><text:span text:style-name="Default_20_Paragraph_20_Font"><text:span text:style-name="T1">18</text:span></text:span><text:span text:style-name="Default_20_Paragraph_20_Font"><text:span text:style-name="T2"> Quod cum fecissent, stantibus Moyses et Aaron, </text:span></text:span><text:span text:style-name="Default_20_Paragraph_20_Font"><text:span text:style-name="T1">19</text:span></text:span><text:span text:style-name="Default_20_Paragraph_20_Font"><text:span text:style-name="T2"> et coacervassent adversum eos omnem multitudinem ad ostium tabernaculi, apparuit cunctis gloria Domini. </text:span></text:span><text:span text:style-name="Default_20_Paragraph_20_Font"><text:span text:style-name="T1">20</text:span></text:span><text:span text:style-name="Default_20_Paragraph_20_Font"><text:span text:style-name="T2"> Locutusque Dominus ad Moysen et Aaron, ait: </text:span></text:span><text:span text:style-name="Default_20_Paragraph_20_Font"><text:span text:style-name="T1">21</text:span></text:span><text:span text:style-name="Default_20_Paragraph_20_Font"><text:span text:style-name="T2"> Separamini de medio congregationis hujus, ut eos repente disperdam. </text:span></text:span><text:span text:style-name="Default_20_Paragraph_20_Font"><text:span text:style-name="T1">22</text:span></text:span><text:span text:style-name="Default_20_Paragraph_20_Font"><text:span text:style-name="T2"> Qui ceciderunt proni in faciem, atque dixerunt: Fortissime Deus spirituum universæ carnis, num uno peccante, contra omnes ira tua desæviet? </text:span></text:span><text:span text:style-name="Default_20_Paragraph_20_Font"><text:span text:style-name="T1">23</text:span></text:span><text:span text:style-name="Default_20_Paragraph_20_Font"><text:span text:style-name="T2"> Et ait Dominus ad Moysen: </text:span></text:span><text:span text:style-name="Default_20_Paragraph_20_Font"><text:span text:style-name="T1">24</text:span></text:span><text:span text:style-name="Default_20_Paragraph_20_Font"><text:span text:style-name="T2"> Præcipe universo populo ut separetur a tabernaculis Core et Dathan et Abiron.</text:span></text:span></text:p>
        <text:p text:style-name="P3"><text:span text:style-name="Default_20_Paragraph_20_Font"><text:span text:style-name="T1">25</text:span></text:span><text:span text:style-name="Default_20_Paragraph_20_Font"><text:span text:style-name="T2"> Surrexitque Moyses, et abiit ad Dathan et Abiron: et sequentibus eum senioribus Israël, </text:span></text:span><text:span text:style-name="Default_20_Paragraph_20_Font"><text:span text:style-name="T1">26</text:span></text:span><text:span text:style-name="Default_20_Paragraph_20_Font"><text:span text:style-name="T2"> dixit ad turbam: Recedite a tabernaculis hominum impiorum, et nolite tangere quæ ad eos pertinent, ne involvamini in peccatis eorum. </text:span></text:span><text:span text:style-name="Default_20_Paragraph_20_Font"><text:span text:style-name="T1">27</text:span></text:span><text:span text:style-name="Default_20_Paragraph_20_Font"><text:span text:style-name="T2"> Cumque recessissent a tentoriis eorum per circuitum, Dathan et Abiron egressi stabant in introitu papilionum suorum cum uxoribus et liberis, omnique frequentia. </text:span></text:span><text:span text:style-name="Default_20_Paragraph_20_Font"><text:span text:style-name="T1">28</text:span></text:span><text:span text:style-name="Default_20_Paragraph_20_Font"><text:span text:style-name="T2"> Et ait Moyses: In hoc scietis quod Dominus miserit me ut facerem universa quæ cernitis, et non ex proprio ea corde protulerim: </text:span></text:span><text:span text:style-name="Default_20_Paragraph_20_Font"><text:span text:style-name="T1">29</text:span></text:span><text:span text:style-name="Default_20_Paragraph_20_Font"><text:span text:style-name="T2"> si consueta hominum morte interierint, et visitaverit eos plaga, qua et ceteri visitari solent, non misit me Dominus: </text:span></text:span><text:span text:style-name="Default_20_Paragraph_20_Font"><text:span text:style-name="T1">30</text:span></text:span><text:span text:style-name="Default_20_Paragraph_20_Font"><text:span text:style-name="T2"> sin autem novam rem fecerit Dominus, ut aperiens terra os suum deglutiat eos et omnia quæ ad illos pertinent, descenderintque viventes in infernum, scietis quod blasphemaverint Dominum.</text:span></text:span></text:p>
        <text:p text:style-name="P3"><text:span text:style-name="Default_20_Paragraph_20_Font"><text:span text:style-name="T1">31</text:span></text:span><text:span text:style-name="Default_20_Paragraph_20_Font"><text:span text:style-name="T2"> Confestim igitur ut cessavit loqui, dirupta est terra sub pedibus eorum: </text:span></text:span><text:span text:style-name="Default_20_Paragraph_20_Font"><text:span text:style-name="T1">32</text:span></text:span><text:span text:style-name="Default_20_Paragraph_20_Font"><text:span text:style-name="T2"> et aperiens os suum, devoravit illos cum tabernaculis suis et universa substantia eorum, </text:span></text:span><text:span text:style-name="Default_20_Paragraph_20_Font"><text:span text:style-name="T1">33</text:span></text:span><text:span text:style-name="Default_20_Paragraph_20_Font"><text:span text:style-name="T2"> descenderuntque vivi in infernum operti humo, et perierunt de medio multitudinis. </text:span></text:span><text:span text:style-name="Default_20_Paragraph_20_Font"><text:span text:style-name="T1">34</text:span></text:span><text:span text:style-name="Default_20_Paragraph_20_Font"><text:span text:style-name="T2"> At vero omnis Israël, qui stabat per gyrum, fugit ad clamorem pereuntium, dicens: Ne forte et nos terra deglutiat. </text:span></text:span><text:span text:style-name="Default_20_Paragraph_20_Font"><text:span text:style-name="T1">35</text:span></text:span><text:span text:style-name="Default_20_Paragraph_20_Font"><text:span text:style-name="T2"> Sed et ignis egressus a Domino interfecit ducentos quinquaginta viros, qui offerebant incensum. </text:span></text:span><text:span text:style-name="Default_20_Paragraph_20_Font"><text:span text:style-name="T1">36</text:span></text:span><text:span text:style-name="Default_20_Paragraph_20_Font"><text:span text:style-name="T2"> Locutusque est Dominus ad Moysen, dicens: </text:span></text:span><text:span text:style-name="Default_20_Paragraph_20_Font"><text:span text:style-name="T1">37</text:span></text:span><text:span text:style-name="Default_20_Paragraph_20_Font"><text:span text:style-name="T2"> Præcipe Eleazaro filio Aaron sacerdoti ut tollat thuribula quæ jacent in incendio, et ignem huc illucque dispergat: quoniam sanctificata sunt </text:span></text:span><text:span text:style-name="Default_20_Paragraph_20_Font"><text:span text:style-name="T1">38</text:span></text:span><text:span text:style-name="Default_20_Paragraph_20_Font"><text:span text:style-name="T2"> in mortibus peccatorum: producatque ea in laminas, et affigat altari, eo quod oblatum sit in eis incensum Domino, et sanctificata sint, ut cernant ea pro signo et monimento filii Israël. </text:span></text:span><text:span text:style-name="Default_20_Paragraph_20_Font"><text:span text:style-name="T1">39</text:span></text:span><text:span text:style-name="Default_20_Paragraph_20_Font"><text:span text:style-name="T2"> Tulit ergo Eleazar sacerdos thuribula ænea, in quibus obtulerant hi quos incendium devoravit, et produxit ea in laminas, affigens altari: </text:span></text:span><text:span text:style-name="Default_20_Paragraph_20_Font"><text:span text:style-name="T1">40</text:span></text:span><text:span text:style-name="Default_20_Paragraph_20_Font"><text:span text:style-name="T2"> ut haberent postea filii Israël, quibus commonerentur ne quis accedat alienigena, et qui non est de semine Aaron ad offerendum incensum Domino, ne patiatur sicut passus est Core, et omnis congregatio ejus, loquente Domino ad Moysen.</text:span></text:span></text:p>
        <text:p text:style-name="P3"><text:span text:style-name="Default_20_Paragraph_20_Font"><text:span text:style-name="T1">41</text:span></text:span><text:span text:style-name="Default_20_Paragraph_20_Font"><text:span text:style-name="T2"> Murmuravit autem omnis multitudo filiorum Israël sequenti die contra Moysen et Aaron, dicens: Vos interfecistis populum Domini. </text:span></text:span><text:span text:style-name="Default_20_Paragraph_20_Font"><text:span text:style-name="T1">42</text:span></text:span><text:span text:style-name="Default_20_Paragraph_20_Font"><text:span text:style-name="T2"> Cumque oriretur seditio, et tumultus incresceret, </text:span></text:span><text:span text:style-name="Default_20_Paragraph_20_Font"><text:span text:style-name="T1">43</text:span></text:span><text:span text:style-name="Default_20_Paragraph_20_Font"><text:span text:style-name="T2"> Moyses et Aaron fugerunt ad tabernaculum fœderis. Quod, postquam ingressi sunt, operuit nubes, et apparuit gloria Domini. </text:span></text:span><text:span text:style-name="Default_20_Paragraph_20_Font"><text:span text:style-name="T1">44</text:span></text:span><text:span text:style-name="Default_20_Paragraph_20_Font"><text:span text:style-name="T2"> Dixitque Dominus ad Moysen: </text:span></text:span><text:span text:style-name="Default_20_Paragraph_20_Font"><text:span text:style-name="T1">45</text:span></text:span><text:span text:style-name="Default_20_Paragraph_20_Font"><text:span text:style-name="T2"> Recedite de medio hujus </text:span></text:span><text:soft-page-break/><text:span text:style-name="Default_20_Paragraph_20_Font"><text:span text:style-name="T2">multitudinis, etiam nunc delebo eos. Cumque jacerent in terra, </text:span></text:span><text:span text:style-name="Default_20_Paragraph_20_Font"><text:span text:style-name="T1">46</text:span></text:span><text:span text:style-name="Default_20_Paragraph_20_Font"><text:span text:style-name="T2"> dixit Moyses ad Aaron: Tolle thuribulum, et hausto igne de altari, mitte incensum desuper, pergens cito ad populum, ut roges pro eis: jam enim egressa est ira a Domino, et plaga desævit. </text:span></text:span><text:span text:style-name="Default_20_Paragraph_20_Font"><text:span text:style-name="T1">47</text:span></text:span><text:span text:style-name="Default_20_Paragraph_20_Font"><text:span text:style-name="T2"> Quod cum fecisset Aaron, et cucurrisset ad mediam multitudinem, quam jam vastabat incendium, obtulit thymiama: </text:span></text:span><text:span text:style-name="Default_20_Paragraph_20_Font"><text:span text:style-name="T1">48</text:span></text:span><text:span text:style-name="Default_20_Paragraph_20_Font"><text:span text:style-name="T2"> et stans inter mortuos ac viventes, pro populo deprecatus est, et plaga cessavit. </text:span></text:span><text:span text:style-name="Default_20_Paragraph_20_Font"><text:span text:style-name="T1">49</text:span></text:span><text:span text:style-name="Default_20_Paragraph_20_Font"><text:span text:style-name="T2"> Fuerunt autem qui percussi sunt, quatuordecim millia hominum, et septingenti, absque his qui perierant in seditione Core. </text:span></text:span><text:span text:style-name="Default_20_Paragraph_20_Font"><text:span text:style-name="T1">50</text:span></text:span><text:span text:style-name="Default_20_Paragraph_20_Font"><text:span text:style-name="T2"> Reversusque est Aaron ad Moysen ad ostium tabernaculi fœderis postquam quievit interitus. </text:span></text:span></text:p>
      </text:section>
      <text:section text:style-name="Sect1" text:name="Sect17">
        <text:p text:style-name="P2">Numeri XVII</text:p>
        <text:p text:style-name="P3"><text:span text:style-name="Default_20_Paragraph_20_Font"><text:span text:style-name="T1">1</text:span></text:span><text:span text:style-name="Default_20_Paragraph_20_Font"><text:span text:style-name="T2"> Et locutus est Dominus ad Moysen, dicens: </text:span></text:span><text:span text:style-name="Default_20_Paragraph_20_Font"><text:span text:style-name="T1">2</text:span></text:span><text:span text:style-name="Default_20_Paragraph_20_Font"><text:span text:style-name="T2"> Loquere ad filios Israël, et accipe ab eis virgas singulas per cognationes suas, a cunctis principibus tribuum, virgas duodecim, et uniuscujusque nomen superscribes virgæ suæ. </text:span></text:span><text:span text:style-name="Default_20_Paragraph_20_Font"><text:span text:style-name="T1">3</text:span></text:span><text:span text:style-name="Default_20_Paragraph_20_Font"><text:span text:style-name="T2"> Nomen autem Aaron erit in tribu Levi, et una virga cunctas seorsum familias continebit: </text:span></text:span><text:span text:style-name="Default_20_Paragraph_20_Font"><text:span text:style-name="T1">4</text:span></text:span><text:span text:style-name="Default_20_Paragraph_20_Font"><text:span text:style-name="T2"> ponesque eas in tabernaculo fœderis coram testimonio, ubi loquar ad te. </text:span></text:span><text:span text:style-name="Default_20_Paragraph_20_Font"><text:span text:style-name="T1">5</text:span></text:span><text:span text:style-name="Default_20_Paragraph_20_Font"><text:span text:style-name="T2"> Quem ex his elegero, germinabit virga ejus: et cohibebo a me querimonias filiorum Israël, quibus contra vos murmurant. </text:span></text:span><text:span text:style-name="Default_20_Paragraph_20_Font"><text:span text:style-name="T1">6</text:span></text:span><text:span text:style-name="Default_20_Paragraph_20_Font"><text:span text:style-name="T2"> Locutusque est Moyses ad filios Israël: et dederunt ei omnes principes virgas per singulas tribus: fueruntque virgæ duodecim absque virga Aaron. </text:span></text:span><text:span text:style-name="Default_20_Paragraph_20_Font"><text:span text:style-name="T1">7</text:span></text:span><text:span text:style-name="Default_20_Paragraph_20_Font"><text:span text:style-name="T2"> Quas cum posuisset Moyses coram Domino in tabernaculo testimonii, </text:span></text:span><text:span text:style-name="Default_20_Paragraph_20_Font"><text:span text:style-name="T1">8</text:span></text:span><text:span text:style-name="Default_20_Paragraph_20_Font"><text:span text:style-name="T2"> sequenti die regressus invenit germinasse virgam Aaron in domo Levi: et turgentibus gemmis eruperant flores, qui, foliis dilatatis, in amygdalas deformati sunt. </text:span></text:span><text:span text:style-name="Default_20_Paragraph_20_Font"><text:span text:style-name="T1">9</text:span></text:span><text:span text:style-name="Default_20_Paragraph_20_Font"><text:span text:style-name="T2"> Protulit ergo Moyses omnes virgas de conspectu Domini ad cunctos filios Israël: videruntque, et receperunt singuli virgas suas. </text:span></text:span><text:span text:style-name="Default_20_Paragraph_20_Font"><text:span text:style-name="T1">10</text:span></text:span><text:span text:style-name="Default_20_Paragraph_20_Font"><text:span text:style-name="T2"> Dixitque Dominus ad Moysen: Refer virgam Aaron in tabernaculum testimonii, ut servetur ibi in signum rebellium filiorum Israël, et quiescant querelæ eorum a me, ne moriantur. </text:span></text:span><text:span text:style-name="Default_20_Paragraph_20_Font"><text:span text:style-name="T1">11</text:span></text:span><text:span text:style-name="Default_20_Paragraph_20_Font"><text:span text:style-name="T2"> Fecitque Moyses sicut præceperat Dominus. </text:span></text:span><text:span text:style-name="Default_20_Paragraph_20_Font"><text:span text:style-name="T1">12</text:span></text:span><text:span text:style-name="Default_20_Paragraph_20_Font"><text:span text:style-name="T2"> Dixerunt autem filii Israël ad Moysen: Ecce consumpti sumus, omnes perivimus. </text:span></text:span><text:span text:style-name="Default_20_Paragraph_20_Font"><text:span text:style-name="T1">13</text:span></text:span><text:span text:style-name="Default_20_Paragraph_20_Font"><text:span text:style-name="T2"> Quicumque accedit ad tabernaculum Domini, moritur. Num usque ad internecionem cuncti delendi sumus? </text:span></text:span></text:p>
      </text:section>
      <text:section text:style-name="Sect1" text:name="Sect18">
        <text:p text:style-name="P2">Numeri XVIII</text:p>
        <text:p text:style-name="P3"><text:span text:style-name="Default_20_Paragraph_20_Font"><text:span text:style-name="T1">1</text:span></text:span><text:span text:style-name="Default_20_Paragraph_20_Font"><text:span text:style-name="T2"> Dixitque Dominus ad Aaron: Tu, et filii tui, et domus patris tui tecum, portabitis iniquitatem sanctuarii: et tu et filii tui simul sustinebitis peccata sacerdotii vestri. </text:span></text:span><text:span text:style-name="Default_20_Paragraph_20_Font"><text:span text:style-name="T1">2</text:span></text:span><text:span text:style-name="Default_20_Paragraph_20_Font"><text:span text:style-name="T2"> Sed et fratres tuos de tribu Levi, et sceptrum patris tui sume tecum, præstoque sint, et ministrent tibi: tu autem et filii tui ministrabitis in tabernaculo testimonii. </text:span></text:span><text:span text:style-name="Default_20_Paragraph_20_Font"><text:span text:style-name="T1">3</text:span></text:span><text:span text:style-name="Default_20_Paragraph_20_Font"><text:span text:style-name="T2"> Excubabuntque Levitæ ad præcepta tua, et ad cuncta opera tabernaculi: ita dumtaxat ut ad vasa sanctuarii et ad altare non accedant, ne et illi moriantur, et vos pereatis simul. </text:span></text:span><text:span text:style-name="Default_20_Paragraph_20_Font"><text:span text:style-name="T1">4</text:span></text:span><text:span text:style-name="Default_20_Paragraph_20_Font"><text:span text:style-name="T2"> Sint autem tecum, et excubent in custodiis tabernaculi, et in omnibus cæremoniis ejus. Alienigena non miscebitur vobis. </text:span></text:span><text:span text:style-name="Default_20_Paragraph_20_Font"><text:span text:style-name="T1">5</text:span></text:span><text:span text:style-name="Default_20_Paragraph_20_Font"><text:span text:style-name="T2"> Excubate in </text:span></text:span><text:soft-page-break/><text:span text:style-name="Default_20_Paragraph_20_Font"><text:span text:style-name="T2">custodia sanctuarii, et in ministerio altaris: ne oriatur indignatio super filios Israël. </text:span></text:span><text:span text:style-name="Default_20_Paragraph_20_Font"><text:span text:style-name="T1">6</text:span></text:span><text:span text:style-name="Default_20_Paragraph_20_Font"><text:span text:style-name="T2"> Ego dedi vobis fratres vestros Levitas de medio filiorum Israël, et tradidi donum Domino, ut serviant in ministeriis tabernaculi ejus. </text:span></text:span><text:span text:style-name="Default_20_Paragraph_20_Font"><text:span text:style-name="T1">7</text:span></text:span><text:span text:style-name="Default_20_Paragraph_20_Font"><text:span text:style-name="T2"> Tu autem et filii tui custodite sacerdotium vestrum: et omnia quæ ad cultum altaris pertinent, et intra velum sunt, per sacerdotes administrabuntur: si quis externus accesserit, occidetur.</text:span></text:span></text:p>
        <text:p text:style-name="P3"><text:span text:style-name="Default_20_Paragraph_20_Font"><text:span text:style-name="T1">8</text:span></text:span><text:span text:style-name="Default_20_Paragraph_20_Font"><text:span text:style-name="T2"> Locutusque est Dominus ad Aaron: Ecce dedi tibi custodiam primitiarum mearum. Omnia quæ sanctificantur a filiis Israël, tradidi tibi et filiis tuis pro officio sacerdotali legitima sempiterna. </text:span></text:span><text:span text:style-name="Default_20_Paragraph_20_Font"><text:span text:style-name="T1">9</text:span></text:span><text:span text:style-name="Default_20_Paragraph_20_Font"><text:span text:style-name="T2"> Hæc ergo accipies de his, quæ sanctificantur et oblata sunt Domino. Omnis oblatio, et sacrificium, et quidquid pro peccato atque delicto redditur mihi, et cedit in Sancta sanctorum, tuum erit, et filiorum tuorum. </text:span></text:span><text:span text:style-name="Default_20_Paragraph_20_Font"><text:span text:style-name="T1">10</text:span></text:span><text:span text:style-name="Default_20_Paragraph_20_Font"><text:span text:style-name="T2"> In sanctuario comedes illud: mares tantum edent ex eo, quia consecratum est tibi. </text:span></text:span><text:span text:style-name="Default_20_Paragraph_20_Font"><text:span text:style-name="T1">11</text:span></text:span><text:span text:style-name="Default_20_Paragraph_20_Font"><text:span text:style-name="T2"> Primitias autem, quas voverint et obtulerint filii Israël, tibi dedi, et filiis tuis, ac filiabus tuis, jure perpetuo: qui mundus est in domo tua, vescetur eis. </text:span></text:span><text:span text:style-name="Default_20_Paragraph_20_Font"><text:span text:style-name="T1">12</text:span></text:span><text:span text:style-name="Default_20_Paragraph_20_Font"><text:span text:style-name="T2"> Omnem medullam olei, et vini, ac frumenti, quidquid offerunt primitiarum Domino, tibi dedi. </text:span></text:span><text:span text:style-name="Default_20_Paragraph_20_Font"><text:span text:style-name="T1">13</text:span></text:span><text:span text:style-name="Default_20_Paragraph_20_Font"><text:span text:style-name="T2"> Universa frugum initia, quas gignit humus, et Domino deportantur, cedent in usus tuos: qui mundus est in domo tua, vescetur eis. </text:span></text:span><text:span text:style-name="Default_20_Paragraph_20_Font"><text:span text:style-name="T1">14</text:span></text:span><text:span text:style-name="Default_20_Paragraph_20_Font"><text:span text:style-name="T2"> Omne quod ex voto reddiderint filii Israël, tuum erit. </text:span></text:span><text:span text:style-name="Default_20_Paragraph_20_Font"><text:span text:style-name="T1">15</text:span></text:span><text:span text:style-name="Default_20_Paragraph_20_Font"><text:span text:style-name="T2"> Quidquid primum erumpit e vulva cunctæ carnis, quam offerunt Domino, sive ex hominibus, sive de pecoribus fuerit, tui juris erit: ita dumtaxat ut pro hominis primogenito pretium accipias, et omne animal quod immundum est redimi facias, </text:span></text:span><text:span text:style-name="Default_20_Paragraph_20_Font"><text:span text:style-name="T1">16</text:span></text:span><text:span text:style-name="Default_20_Paragraph_20_Font"><text:span text:style-name="T2"> cujus redemptio erit post unum mensem, siclis argenti quinque, pondere sanctuarii. Siclus viginti obolos habet. </text:span></text:span><text:span text:style-name="Default_20_Paragraph_20_Font"><text:span text:style-name="T1">17</text:span></text:span><text:span text:style-name="Default_20_Paragraph_20_Font"><text:span text:style-name="T2"> Primogenitum autem bovis, et ovis, et capræ, non facies redimi, quia sanctificata sunt Domino. Sanguinem tantum eorum fundes super altare, et adipes adolebis in suavissimum odorem Domino. </text:span></text:span><text:span text:style-name="Default_20_Paragraph_20_Font"><text:span text:style-name="T1">18</text:span></text:span><text:span text:style-name="Default_20_Paragraph_20_Font"><text:span text:style-name="T2"> Carnes vero in usum tuum cedent, sicut pectusculum consecratum, et armus dexter: tua erunt. </text:span></text:span><text:span text:style-name="Default_20_Paragraph_20_Font"><text:span text:style-name="T1">19</text:span></text:span><text:span text:style-name="Default_20_Paragraph_20_Font"><text:span text:style-name="T2"> Omnes primitias sanctuarii, quas offerunt filii Israël Domino, tibi dedi, et filiis, ac filiabus tuis, jure perpetuo. Pactum salis est sempiternum coram Domino, tibi ac filiis tuis.</text:span></text:span></text:p>
        <text:p text:style-name="P3"><text:span text:style-name="Default_20_Paragraph_20_Font"><text:span text:style-name="T1">20</text:span></text:span><text:span text:style-name="Default_20_Paragraph_20_Font"><text:span text:style-name="T2"> Dixitque Dominus ad Aaron: In terra eorum nihil possidebitis, nec habebitis partem inter eos: ego pars et hæreditas tua in medio filiorum Israël. </text:span></text:span><text:span text:style-name="Default_20_Paragraph_20_Font"><text:span text:style-name="T1">21</text:span></text:span><text:span text:style-name="Default_20_Paragraph_20_Font"><text:span text:style-name="T2"> Filiis autem Levi dedi omnes decimas Israëlis in possessionem, pro ministerio, quo serviunt mihi in tabernaculo fœderis: </text:span></text:span><text:span text:style-name="Default_20_Paragraph_20_Font"><text:span text:style-name="T1">22</text:span></text:span><text:span text:style-name="Default_20_Paragraph_20_Font"><text:span text:style-name="T2"> ut non accedant ultra filii Israël ad tabernaculum, nec committant peccatum mortiferum, </text:span></text:span><text:span text:style-name="Default_20_Paragraph_20_Font"><text:span text:style-name="T1">23</text:span></text:span><text:span text:style-name="Default_20_Paragraph_20_Font"><text:span text:style-name="T2"> solis filiis Levi mihi in tabernaculo servientibus, et portantibus peccata populi. Legitimum sempiternum erit in generationibus vestris. Nihil aliud possidebunt, </text:span></text:span><text:span text:style-name="Default_20_Paragraph_20_Font"><text:span text:style-name="T1">24</text:span></text:span><text:span text:style-name="Default_20_Paragraph_20_Font"><text:span text:style-name="T2"> decimarum oblatione contenti, quas in usus eorum et necessaria separavi.</text:span></text:span></text:p>
        <text:p text:style-name="P3"><text:span text:style-name="Default_20_Paragraph_20_Font"><text:span text:style-name="T1">25</text:span></text:span><text:span text:style-name="Default_20_Paragraph_20_Font"><text:span text:style-name="T2"> Locutusque est Dominus ad Moysen, dicens: </text:span></text:span><text:span text:style-name="Default_20_Paragraph_20_Font"><text:span text:style-name="T1">26</text:span></text:span><text:span text:style-name="Default_20_Paragraph_20_Font"><text:span text:style-name="T2"> Præcipe Levitis, atque denuntia: Cum acceperitis a filiis Israël decimas, quas dedi vobis, primitias earum offerte Domino, id est, decimam partem decimæ, </text:span></text:span><text:span text:style-name="Default_20_Paragraph_20_Font"><text:span text:style-name="T1">27</text:span></text:span><text:span text:style-name="Default_20_Paragraph_20_Font"><text:span text:style-name="T2"> ut reputetur vobis in oblationem primitivorum, tam de areis quam de torcularibus: </text:span></text:span><text:span text:style-name="Default_20_Paragraph_20_Font"><text:span text:style-name="T1">28</text:span></text:span><text:span text:style-name="Default_20_Paragraph_20_Font"><text:span text:style-name="T2"> et universis quorum accipitis primitias, offerte Domino, et date Aaron sacerdoti. </text:span></text:span><text:span text:style-name="Default_20_Paragraph_20_Font"><text:span text:style-name="T1">29</text:span></text:span><text:span text:style-name="Default_20_Paragraph_20_Font"><text:span text:style-name="T2"> Omnia quæ offeretis ex decimis, et in donaria Domini separabitis, optima et electa erunt. </text:span></text:span><text:span text:style-name="Default_20_Paragraph_20_Font"><text:span text:style-name="T1">30</text:span></text:span><text:span text:style-name="Default_20_Paragraph_20_Font"><text:span text:style-name="T2"> Dicesque ad eos: Si præclara et meliora </text:span></text:span><text:soft-page-break/><text:span text:style-name="Default_20_Paragraph_20_Font"><text:span text:style-name="T2">quæque obtuleritis ex decimis, reputabitur vobis quasi de area, et torculari dederitis primitias: </text:span></text:span><text:span text:style-name="Default_20_Paragraph_20_Font"><text:span text:style-name="T1">31</text:span></text:span><text:span text:style-name="Default_20_Paragraph_20_Font"><text:span text:style-name="T2"> et comedetis eas in omnibus locis vestris, tam vos quam familiæ vestræ: quia pretium est pro ministerio, quo servitis in tabernaculo testimonii. </text:span></text:span><text:span text:style-name="Default_20_Paragraph_20_Font"><text:span text:style-name="T1">32</text:span></text:span><text:span text:style-name="Default_20_Paragraph_20_Font"><text:span text:style-name="T2"> Et non peccabitis super hoc, egregia vobis et pinguia reservantes, ne polluatis oblationes filiorum Israël, et moriamini. </text:span></text:span></text:p>
      </text:section>
      <text:section text:style-name="Sect1" text:name="Sect19">
        <text:p text:style-name="P2">Numeri XIX</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Ista est religio victimæ, quam constituit Dominus. Præcipe filiis Israël, ut adducant ad te vaccam rufam ætatis integræ, in qua nulla sit macula, nec portaverit jugum: </text:span></text:span><text:span text:style-name="Default_20_Paragraph_20_Font"><text:span text:style-name="T1">3</text:span></text:span><text:span text:style-name="Default_20_Paragraph_20_Font"><text:span text:style-name="T2"> tradetisque eam Eleazaro sacerdoti, qui eductam extra castra, immolabit in conspectu omnium: </text:span></text:span><text:span text:style-name="Default_20_Paragraph_20_Font"><text:span text:style-name="T1">4</text:span></text:span><text:span text:style-name="Default_20_Paragraph_20_Font"><text:span text:style-name="T2"> et tingens digitum in sanguine ejus, asperget contra fores tabernaculi septem vicibus, </text:span></text:span><text:span text:style-name="Default_20_Paragraph_20_Font"><text:span text:style-name="T1">5</text:span></text:span><text:span text:style-name="Default_20_Paragraph_20_Font"><text:span text:style-name="T2"> comburetque eam cunctis videntibus, tam pelle et carnibus ejus quam sanguine et fimo flammæ traditis. </text:span></text:span><text:span text:style-name="Default_20_Paragraph_20_Font"><text:span text:style-name="T1">6</text:span></text:span><text:span text:style-name="Default_20_Paragraph_20_Font"><text:span text:style-name="T2"> Lignum quoque cedrinum, et hyssopum, coccumque bis tinctum sacerdos mittet in flammam, quæ vaccam vorat. </text:span></text:span><text:span text:style-name="Default_20_Paragraph_20_Font"><text:span text:style-name="T1">7</text:span></text:span><text:span text:style-name="Default_20_Paragraph_20_Font"><text:span text:style-name="T2"> Et tunc demum, lotis vestibus et corpore suo, ingredietur in castra, commaculatusque erit usque ad vesperum. </text:span></text:span><text:span text:style-name="Default_20_Paragraph_20_Font"><text:span text:style-name="T1">8</text:span></text:span><text:span text:style-name="Default_20_Paragraph_20_Font"><text:span text:style-name="T2"> Sed et ille qui combusserit eam, lavabit vestimenta sua et corpus, et immundus erit usque ad vesperum. </text:span></text:span><text:span text:style-name="Default_20_Paragraph_20_Font"><text:span text:style-name="T1">9</text:span></text:span><text:span text:style-name="Default_20_Paragraph_20_Font"><text:span text:style-name="T2"> Colliget autem vir mundus cineres vaccæ, et effundet eos extra castra in loco purissimo, ut sint multitudini filiorum Israël in custodiam, et in aquam aspersionis: quia pro peccato vacca combusta est. </text:span></text:span><text:span text:style-name="Default_20_Paragraph_20_Font"><text:span text:style-name="T1">10</text:span></text:span><text:span text:style-name="Default_20_Paragraph_20_Font"><text:span text:style-name="T2"> Cumque laverit qui vaccæ portaverat cineres vestimenta sua, immundus erit usque ad vesperum. Habebunt hoc filii Israël, et advenæ qui habitant inter eos, sanctum jure perpetuo.</text:span></text:span></text:p>
        <text:p text:style-name="P3"><text:span text:style-name="Default_20_Paragraph_20_Font"><text:span text:style-name="T1">11</text:span></text:span><text:span text:style-name="Default_20_Paragraph_20_Font"><text:span text:style-name="T2"> Qui tetigerit cadaver hominis, et propter hoc septem diebus fuerit immundus, </text:span></text:span><text:span text:style-name="Default_20_Paragraph_20_Font"><text:span text:style-name="T1">12</text:span></text:span><text:span text:style-name="Default_20_Paragraph_20_Font"><text:span text:style-name="T2"> aspergetur ex hac aqua die tertio et septimo, et sic mundabitur. Si die tertio aspersus non fuerit, septimo non poterit emundari. </text:span></text:span><text:span text:style-name="Default_20_Paragraph_20_Font"><text:span text:style-name="T1">13</text:span></text:span><text:span text:style-name="Default_20_Paragraph_20_Font"><text:span text:style-name="T2"> Omnis qui tetigerit humanæ animæ morticinum, et aspersus hac commistione non fuerit, polluet tabernaculum Domini et peribit ex Israël: quia aqua expiationis non est aspersus, immundus erit, et manebit spurcitia ejus super eum. </text:span></text:span><text:span text:style-name="Default_20_Paragraph_20_Font"><text:span text:style-name="T1">14</text:span></text:span><text:span text:style-name="Default_20_Paragraph_20_Font"><text:span text:style-name="T2"> Ista est lex hominis qui moritur in tabernaculo: omnes qui ingrediuntur tentorium illius, et universa vasa quæ ibi sunt, polluta erunt septem diebus. </text:span></text:span><text:span text:style-name="Default_20_Paragraph_20_Font"><text:span text:style-name="T1">15</text:span></text:span><text:span text:style-name="Default_20_Paragraph_20_Font"><text:span text:style-name="T2"> Vas, quod non habuerit operculum nec ligaturam desuper, immundum erit. </text:span></text:span><text:span text:style-name="Default_20_Paragraph_20_Font"><text:span text:style-name="T1">16</text:span></text:span><text:span text:style-name="Default_20_Paragraph_20_Font"><text:span text:style-name="T2"> Si quis in agro tetigerit cadaver occisi hominis, aut per se mortui, sive os illius, vel sepulchrum, immundus erit septem diebus. </text:span></text:span><text:span text:style-name="Default_20_Paragraph_20_Font"><text:span text:style-name="T1">17</text:span></text:span><text:span text:style-name="Default_20_Paragraph_20_Font"><text:span text:style-name="T2"> Tollentque de cineribus combustionis atque peccati, et mittent aquas vivas super eos in vas: </text:span></text:span><text:span text:style-name="Default_20_Paragraph_20_Font"><text:span text:style-name="T1">18</text:span></text:span><text:span text:style-name="Default_20_Paragraph_20_Font"><text:span text:style-name="T2"> in quibus cum homo mundus tinxerit hyssopum, asperget ex eo omne tentorium, et cunctam supellectilem, et homines hujuscemodi contagione pollutos: </text:span></text:span><text:span text:style-name="Default_20_Paragraph_20_Font"><text:span text:style-name="T1">19</text:span></text:span><text:span text:style-name="Default_20_Paragraph_20_Font"><text:span text:style-name="T2"> atque hoc modo mundus lustrabit immundum tertio et septimo die: expiatusque die septimo, lavabit et se et vestimenta sua, et immundus erit usque ad vesperum. </text:span></text:span><text:span text:style-name="Default_20_Paragraph_20_Font"><text:span text:style-name="T1">20</text:span></text:span><text:span text:style-name="Default_20_Paragraph_20_Font"><text:span text:style-name="T2"> Si quis hoc ritu non fuerit expiatus, peribit anima illius de medio ecclesiæ: quia sanctuarium Domini polluit, et non est aqua lustrationis aspersus. </text:span></text:span><text:span text:style-name="Default_20_Paragraph_20_Font"><text:span text:style-name="T1">21</text:span></text:span><text:span text:style-name="Default_20_Paragraph_20_Font"><text:span text:style-name="T2"> Erit hoc præceptum legitimum sempiternum. Ipse quoque qui aspergit aquas, lavabit vestimenta sua. Omnis qui tetigerit aquas expiationis, immundus erit usque </text:span></text:span><text:soft-page-break/><text:span text:style-name="Default_20_Paragraph_20_Font"><text:span text:style-name="T2">ad vesperum. </text:span></text:span><text:span text:style-name="Default_20_Paragraph_20_Font"><text:span text:style-name="T1">22</text:span></text:span><text:span text:style-name="Default_20_Paragraph_20_Font"><text:span text:style-name="T2"> Quidquid tetigerit immundus, immundum faciet: et anima, quæ horum quippiam tetigerit, immunda erit usque ad vesperum. </text:span></text:span></text:p>
      </text:section>
      <text:section text:style-name="Sect1" text:name="Sect20">
        <text:p text:style-name="P2">Numeri XX</text:p>
        <text:p text:style-name="P3"><text:span text:style-name="Default_20_Paragraph_20_Font"><text:span text:style-name="T1">1</text:span></text:span><text:span text:style-name="Default_20_Paragraph_20_Font"><text:span text:style-name="T2"> Veneruntque filii Israël et omnis multitudo in desertum Sin, mense primo, et mansit populus in Cades. Mortuaque est ibi Maria, et sepulta in eodem loco. </text:span></text:span><text:span text:style-name="Default_20_Paragraph_20_Font"><text:span text:style-name="T1">2</text:span></text:span><text:span text:style-name="Default_20_Paragraph_20_Font"><text:span text:style-name="T2"> Cumque indigeret aqua populus, convenerunt adversum Moysen et Aaron: </text:span></text:span><text:span text:style-name="Default_20_Paragraph_20_Font"><text:span text:style-name="T1">3</text:span></text:span><text:span text:style-name="Default_20_Paragraph_20_Font"><text:span text:style-name="T2"> et versi in seditionem, dixerunt: Utinam periissemus inter fratres nostros coram Domino. </text:span></text:span><text:span text:style-name="Default_20_Paragraph_20_Font"><text:span text:style-name="T1">4</text:span></text:span><text:span text:style-name="Default_20_Paragraph_20_Font"><text:span text:style-name="T2"> Cur eduxistis ecclesiam Domini in solitudinem, ut et nos et nostra jumenta moriamur? </text:span></text:span><text:span text:style-name="Default_20_Paragraph_20_Font"><text:span text:style-name="T1">5</text:span></text:span><text:span text:style-name="Default_20_Paragraph_20_Font"><text:span text:style-name="T2"> quare nos fecistis ascendere de Ægypto, et adduxistis in locum istum pessimum, qui seri non potest, qui nec ficum gignit, nec vineas, nec malogranata, insuper et aquam non habet ad bibendum? </text:span></text:span><text:span text:style-name="Default_20_Paragraph_20_Font"><text:span text:style-name="T1">6</text:span></text:span><text:span text:style-name="Default_20_Paragraph_20_Font"><text:span text:style-name="T2"> Ingressusque Moyses et Aaron, dimissa multitudine, tabernaculum fœderis, corruerunt proni in terram, clamaveruntque ad Dominum, atque dixerunt: Domine Deus, audi clamorem hujus populi, et aperi eis thesaurum tuum fontem aquæ vivæ, ut satiati, cesset murmuratio eorum. Et apparuit gloria Domini super eos.</text:span></text:span></text:p>
        <text:p text:style-name="P3"><text:span text:style-name="Default_20_Paragraph_20_Font"><text:span text:style-name="T1">7</text:span></text:span><text:span text:style-name="Default_20_Paragraph_20_Font"><text:span text:style-name="T2"> Locutusque est Dominus ad Moysen, dicens: </text:span></text:span><text:span text:style-name="Default_20_Paragraph_20_Font"><text:span text:style-name="T1">8</text:span></text:span><text:span text:style-name="Default_20_Paragraph_20_Font"><text:span text:style-name="T2"> Tolle virgam, et congrega populum, tu et Aaron frater tuus, et loquimini ad petram coram eis, et illa dabit aquas. Cumque eduxeris aquam de petra, bibet omnis multitudo et jumenta ejus. </text:span></text:span><text:span text:style-name="Default_20_Paragraph_20_Font"><text:span text:style-name="T1">9</text:span></text:span><text:span text:style-name="Default_20_Paragraph_20_Font"><text:span text:style-name="T2"> Tulit igitur Moyses virgam, quæ erat in conspectu Domini, sicut præceperat ei, </text:span></text:span><text:span text:style-name="Default_20_Paragraph_20_Font"><text:span text:style-name="T1">10</text:span></text:span><text:span text:style-name="Default_20_Paragraph_20_Font"><text:span text:style-name="T2"> congregata multitudine ante petram: dixitque eis: Audite, rebelles et increduli: num de petra hac vobis aquam poterimus ejicere? </text:span></text:span><text:span text:style-name="Default_20_Paragraph_20_Font"><text:span text:style-name="T1">11</text:span></text:span><text:span text:style-name="Default_20_Paragraph_20_Font"><text:span text:style-name="T2"> Cumque elevasset Moyses manum, percutiens virga bis silicem, egressæ sunt aquæ largissimæ, ita ut populus biberet et jumenta. </text:span></text:span><text:span text:style-name="Default_20_Paragraph_20_Font"><text:span text:style-name="T1">12</text:span></text:span><text:span text:style-name="Default_20_Paragraph_20_Font"><text:span text:style-name="T2"> Dixitque Dominus ad Moysen et Aaron: Quia non credidistis mihi, ut sanctificaretis me coram filiis Israël, non introducetis hos populos in terram, quam dabo eis. </text:span></text:span><text:span text:style-name="Default_20_Paragraph_20_Font"><text:span text:style-name="T1">13</text:span></text:span><text:span text:style-name="Default_20_Paragraph_20_Font"><text:span text:style-name="T2"> Hæc est aqua contradictionis, ubi jurgati sunt filii Israël contra Dominum, et sanctificatus est in eis.</text:span></text:span></text:p>
        <text:p text:style-name="P3"><text:span text:style-name="Default_20_Paragraph_20_Font"><text:span text:style-name="T1">14</text:span></text:span><text:span text:style-name="Default_20_Paragraph_20_Font"><text:span text:style-name="T2"> Misit interea nuntios Moyses de Cades ad regem Edom, qui dicerent: Hæc mandat frater tuus Israël: Nosti omnem laborem qui apprehendit nos, </text:span></text:span><text:span text:style-name="Default_20_Paragraph_20_Font"><text:span text:style-name="T1">15</text:span></text:span><text:span text:style-name="Default_20_Paragraph_20_Font"><text:span text:style-name="T2"> quomodo descenderint patres nostri in Ægyptum, et habitaverimus ibi multo tempore, afflixerintque nos Ægyptii, et patres nostros: </text:span></text:span><text:span text:style-name="Default_20_Paragraph_20_Font"><text:span text:style-name="T1">16</text:span></text:span><text:span text:style-name="Default_20_Paragraph_20_Font"><text:span text:style-name="T2"> et quomodo clamaverimus ad Dominum, et exaudierit nos, miseritque angelum, qui eduxerit nos de Ægypto. Ecce in urbe Cades, quæ est in extremis finibus tuis, positi, </text:span></text:span><text:span text:style-name="Default_20_Paragraph_20_Font"><text:span text:style-name="T1">17</text:span></text:span><text:span text:style-name="Default_20_Paragraph_20_Font"><text:span text:style-name="T2"> obsecramus ut nobis transire liceat per terram tuam. Non ibimus per agros, nec per vineas; non bibemus aquas de puteis tuis: sed gradiemur via publica, nec ad dexteram nec ad sinistram declinantes, donec transeamus terminos tuos. </text:span></text:span><text:span text:style-name="Default_20_Paragraph_20_Font"><text:span text:style-name="T1">18</text:span></text:span><text:span text:style-name="Default_20_Paragraph_20_Font"><text:span text:style-name="T2"> Cui respondit Edom: Non transibis per me, alioquin armatus occurram tibi. </text:span></text:span><text:span text:style-name="Default_20_Paragraph_20_Font"><text:span text:style-name="T1">19</text:span></text:span><text:span text:style-name="Default_20_Paragraph_20_Font"><text:span text:style-name="T2"> Dixeruntque filii Israël: Per tritam gradiemur viam: et si biberimus aquas tuas, nos et pecora nostra, dabimus quod justum est: </text:span></text:span><text:soft-page-break/><text:span text:style-name="Default_20_Paragraph_20_Font"><text:span text:style-name="T2">nulla erit in pretio difficultas, tantum velociter transeamus. </text:span></text:span><text:span text:style-name="Default_20_Paragraph_20_Font"><text:span text:style-name="T1">20</text:span></text:span><text:span text:style-name="Default_20_Paragraph_20_Font"><text:span text:style-name="T2"> At ille respondit: Non transibis. Statimque egressus est obvius, cum infinita multitudo, et manu forti, </text:span></text:span><text:span text:style-name="Default_20_Paragraph_20_Font"><text:span text:style-name="T1">21</text:span></text:span><text:span text:style-name="Default_20_Paragraph_20_Font"><text:span text:style-name="T2"> nec voluit acquiescere deprecanti, ut concederet transitum per fines suos. Quam ob rem divertit ab eo Israël.</text:span></text:span></text:p>
        <text:p text:style-name="P3"><text:span text:style-name="Default_20_Paragraph_20_Font"><text:span text:style-name="T1">22</text:span></text:span><text:span text:style-name="Default_20_Paragraph_20_Font"><text:span text:style-name="T2"> Cumque castra movissent de Cades, venerunt in montem Hor, qui est in finibus terræ Edom: </text:span></text:span><text:span text:style-name="Default_20_Paragraph_20_Font"><text:span text:style-name="T1">23</text:span></text:span><text:span text:style-name="Default_20_Paragraph_20_Font"><text:span text:style-name="T2"> ubi locutus est Dominus ad Moysen: </text:span></text:span><text:span text:style-name="Default_20_Paragraph_20_Font"><text:span text:style-name="T1">24</text:span></text:span><text:span text:style-name="Default_20_Paragraph_20_Font"><text:span text:style-name="T2"> Pergat, inquit, Aaron ad populos suos: non enim intrabit terram, quam dedi filiis Israël, eo quod incredulus fuerit ori meo, ad aquas contradictionis. </text:span></text:span><text:span text:style-name="Default_20_Paragraph_20_Font"><text:span text:style-name="T1">25</text:span></text:span><text:span text:style-name="Default_20_Paragraph_20_Font"><text:span text:style-name="T2"> Tolle Aaron et filium ejus cum eo, et duces eos in montem Hor. </text:span></text:span><text:span text:style-name="Default_20_Paragraph_20_Font"><text:span text:style-name="T1">26</text:span></text:span><text:span text:style-name="Default_20_Paragraph_20_Font"><text:span text:style-name="T2"> Cumque nudaveris patrem veste sua, indues ea Eleazarum filium ejus: Aaron colligetur, et morietur ibi. </text:span></text:span><text:span text:style-name="Default_20_Paragraph_20_Font"><text:span text:style-name="T1">27</text:span></text:span><text:span text:style-name="Default_20_Paragraph_20_Font"><text:span text:style-name="T2"> Fecit Moyses ut præceperat Dominus: et ascenderunt in montem Hor coram omni multitudine. </text:span></text:span><text:span text:style-name="Default_20_Paragraph_20_Font"><text:span text:style-name="T1">28</text:span></text:span><text:span text:style-name="Default_20_Paragraph_20_Font"><text:span text:style-name="T2"> Cumque Aaron spoliasset vestibus suis, induit eis Eleazarum filium ejus. </text:span></text:span><text:span text:style-name="Default_20_Paragraph_20_Font"><text:span text:style-name="T1">29</text:span></text:span><text:span text:style-name="Default_20_Paragraph_20_Font"><text:span text:style-name="T2"> Illo mortuo in montis supercilio, descendit cum Eleazaro. </text:span></text:span><text:span text:style-name="Default_20_Paragraph_20_Font"><text:span text:style-name="T1">30</text:span></text:span><text:span text:style-name="Default_20_Paragraph_20_Font"><text:span text:style-name="T2"> Omnis autem multitudo videns occubuisse Aaron, flevit super eo triginta diebus per cunctas familias suas. </text:span></text:span></text:p>
      </text:section>
      <text:section text:style-name="Sect1" text:name="Sect21">
        <text:p text:style-name="P2">Numeri XXI</text:p>
        <text:p text:style-name="P3"><text:span text:style-name="Default_20_Paragraph_20_Font"><text:span text:style-name="T1">1</text:span></text:span><text:span text:style-name="Default_20_Paragraph_20_Font"><text:span text:style-name="T2"> Quod cum audisset Chananæus rex Arad, qui habitabat ad meridiem, venisse scilicet Israël per exploratorum viam, pugnavit contra illum, et victor existens, duxit ex eo prædam. </text:span></text:span><text:span text:style-name="Default_20_Paragraph_20_Font"><text:span text:style-name="T1">2</text:span></text:span><text:span text:style-name="Default_20_Paragraph_20_Font"><text:span text:style-name="T2"> At Israël voto se Domino obligans, ait: Si tradideris populum istum in manu mea, delebo urbes ejus. </text:span></text:span><text:span text:style-name="Default_20_Paragraph_20_Font"><text:span text:style-name="T1">3</text:span></text:span><text:span text:style-name="Default_20_Paragraph_20_Font"><text:span text:style-name="T2"> Exaudivitque Dominus preces Israël, et tradidit Chananæum, quem ille interfecit subversis urbibus ejus: et vocavit nomen loci illius Horma, id est, anathema.</text:span></text:span></text:p>
        <text:p text:style-name="P3"><text:span text:style-name="Default_20_Paragraph_20_Font"><text:span text:style-name="T1">4</text:span></text:span><text:span text:style-name="Default_20_Paragraph_20_Font"><text:span text:style-name="T2"> Profecti sunt autem et de monte Hor, per viam quæ ducit ad mare Rubrum, ut circumirent terram Edom. Et tædere cœpit populum itineris ac laboris: </text:span></text:span><text:span text:style-name="Default_20_Paragraph_20_Font"><text:span text:style-name="T1">5</text:span></text:span><text:span text:style-name="Default_20_Paragraph_20_Font"><text:span text:style-name="T2"> locutusque contra Deum et Moysen, ait: Cur eduxisti nos de Ægypto, ut moreremur in solitudine? deest panis, non sunt aquæ: anima nostra jam nauseat super cibo isto levissimo. </text:span></text:span><text:span text:style-name="Default_20_Paragraph_20_Font"><text:span text:style-name="T1">6</text:span></text:span><text:span text:style-name="Default_20_Paragraph_20_Font"><text:span text:style-name="T2"> Quam ob rem misit Dominus in populum ignitos serpentes, ad quorum plagas et mortes plurimorum, </text:span></text:span><text:span text:style-name="Default_20_Paragraph_20_Font"><text:span text:style-name="T1">7</text:span></text:span><text:span text:style-name="Default_20_Paragraph_20_Font"><text:span text:style-name="T2"> venerunt ad Moysen, atque dixerunt: Peccavimus, quia locuti sumus contra Dominum et te: ora ut tollat a nobis serpentes. Oravitque Moyses pro populo, </text:span></text:span><text:span text:style-name="Default_20_Paragraph_20_Font"><text:span text:style-name="T1">8</text:span></text:span><text:span text:style-name="Default_20_Paragraph_20_Font"><text:span text:style-name="T2"> et locutus est Dominus ad eum: Fac serpentem æneum, et pone eum pro signo: qui percussus aspexerit eum, vivet. </text:span></text:span><text:span text:style-name="Default_20_Paragraph_20_Font"><text:span text:style-name="T1">9</text:span></text:span><text:span text:style-name="Default_20_Paragraph_20_Font"><text:span text:style-name="T2"> Fecit ergo Moyses serpentem æneum, et posuit eum pro signo: quem cum percussi aspicerent, sanabantur.</text:span></text:span></text:p>
        <text:p text:style-name="P3"><text:span text:style-name="Default_20_Paragraph_20_Font"><text:span text:style-name="T1">10</text:span></text:span><text:span text:style-name="Default_20_Paragraph_20_Font"><text:span text:style-name="T2"> Profectique filii Israël castrametati sunt in Oboth. </text:span></text:span><text:span text:style-name="Default_20_Paragraph_20_Font"><text:span text:style-name="T1">11</text:span></text:span><text:span text:style-name="Default_20_Paragraph_20_Font"><text:span text:style-name="T2"> Unde egressi fixere tentoria in Jeabarim, in solitudine quæ respicit Moab contra orientalem plagam. </text:span></text:span><text:span text:style-name="Default_20_Paragraph_20_Font"><text:span text:style-name="T1">12</text:span></text:span><text:span text:style-name="Default_20_Paragraph_20_Font"><text:span text:style-name="T2"> Et inde moventes, venerunt ad torrentem Zared. </text:span></text:span><text:span text:style-name="Default_20_Paragraph_20_Font"><text:span text:style-name="T1">13</text:span></text:span><text:span text:style-name="Default_20_Paragraph_20_Font"><text:span text:style-name="T2"> Quem relinquentes castrametati sunt contra </text:span></text:span><text:soft-page-break/><text:span text:style-name="Default_20_Paragraph_20_Font"><text:span text:style-name="T2">Arnon, quæ est in deserto, et prominet in finibus Amorrhæi. Siquidem Arnon terminus est Moab, dividens Moabitas et Amorrhæos. </text:span></text:span><text:span text:style-name="Default_20_Paragraph_20_Font"><text:span text:style-name="T1">14</text:span></text:span><text:span text:style-name="Default_20_Paragraph_20_Font"><text:span text:style-name="T2"> Unde dicitur in libro bellorum Domini:</text:span></text:span></text:p>
        <text:p text:style-name="P4"><text:span text:style-name="Default_20_Paragraph_20_Font"><text:span text:style-name="T3"><text:s/><text:tab/></text:span></text:span><text:span text:style-name="Default_20_Paragraph_20_Font"><text:span text:style-name="T2">Sicut fecit in mari Rubro,<text:line-break/>sic faciet in torrentibus Arnon.</text:span></text:span></text:p>
        <text:p text:style-name="P5"><text:span text:style-name="Default_20_Paragraph_20_Font"><text:span text:style-name="T1">15</text:span></text:span><text:span text:style-name="Default_20_Paragraph_20_Font"><text:span text:style-name="T2"> <text:tab/>Scopuli torrentium inclinati sunt, ut requiescerent in Ar,<text:line-break/>et recumberent in finibus Moabitarum.</text:span></text:span></text:p>
        <text:p text:style-name="P3"><text:span text:style-name="Default_20_Paragraph_20_Font"><text:span text:style-name="T1">16</text:span></text:span><text:span text:style-name="Default_20_Paragraph_20_Font"><text:span text:style-name="T2"> Ex eo loco apparuit puteus, super quo locutus est Dominus ad Moysen: Congrega populum, et dabo ei aquam. </text:span></text:span><text:span text:style-name="Default_20_Paragraph_20_Font"><text:span text:style-name="T1">17</text:span></text:span><text:span text:style-name="Default_20_Paragraph_20_Font"><text:span text:style-name="T2"> Tunc cecinit Israël carmen istud:</text:span></text:span></text:p>
        <text:p text:style-name="P4"><text:span text:style-name="Default_20_Paragraph_20_Font"><text:span text:style-name="T3"><text:s/><text:tab/></text:span></text:span><text:span text:style-name="Default_20_Paragraph_20_Font"><text:span text:style-name="T2">Ascendat puteus.</text:span></text:span></text:p>
        <text:p text:style-name="P6"><text:s/>Concinebant: </text:p>
        <text:p text:style-name="P4"><text:span text:style-name="Default_20_Paragraph_20_Font"><text:span text:style-name="T1">18</text:span></text:span><text:span text:style-name="Default_20_Paragraph_20_Font"><text:span text:style-name="T2"> <text:tab/>Puteus, quem foderunt principes<text:line-break/>et paraverunt duces multitudinis<text:line-break/>in datore legis, et in baculis suis.</text:span></text:span></text:p>
        <text:p text:style-name="P3"><text:span text:style-name="Default_20_Paragraph_20_Font"><text:span text:style-name="T2">De solitudine, Matthana. </text:span></text:span><text:span text:style-name="Default_20_Paragraph_20_Font"><text:span text:style-name="T1">19</text:span></text:span><text:span text:style-name="Default_20_Paragraph_20_Font"><text:span text:style-name="T2"> De Matthana in Nahaliel: de Nahaliel in Bamoth. </text:span></text:span><text:span text:style-name="Default_20_Paragraph_20_Font"><text:span text:style-name="T1">20</text:span></text:span><text:span text:style-name="Default_20_Paragraph_20_Font"><text:span text:style-name="T2"> De Bamoth, vallis est in regione Moab, in vertice Phasga, quod respicit contra desertum.</text:span></text:span></text:p>
        <text:p text:style-name="P3"><text:span text:style-name="Default_20_Paragraph_20_Font"><text:span text:style-name="T1">21</text:span></text:span><text:span text:style-name="Default_20_Paragraph_20_Font"><text:span text:style-name="T2"> Misit autem Israël nuntios ad Sehon regem Amorrhæorum, dicens: </text:span></text:span><text:span text:style-name="Default_20_Paragraph_20_Font"><text:span text:style-name="T1">22</text:span></text:span><text:span text:style-name="Default_20_Paragraph_20_Font"><text:span text:style-name="T2"> Obsecro ut transire mihi liceat per terram tuam: non declinabimus in agros et vineas; non bibemus aquas ex puteis: via regia gradiemur, donec transeamus terminos tuos. </text:span></text:span><text:span text:style-name="Default_20_Paragraph_20_Font"><text:span text:style-name="T1">23</text:span></text:span><text:span text:style-name="Default_20_Paragraph_20_Font"><text:span text:style-name="T2"> Qui concedere noluit ut transiret Israël per fines suos: quin potius exercitu congregato, egressus est obviam in desertum, et venit in Jasa, pugnavitque contra eum. </text:span></text:span><text:span text:style-name="Default_20_Paragraph_20_Font"><text:span text:style-name="T1">24</text:span></text:span><text:span text:style-name="Default_20_Paragraph_20_Font"><text:span text:style-name="T2"> A quo percussus est in ore gladii, et possessa est terra ejus ab Arnon usque Jeboc, et filios Ammon: quia forti præsidio tenebantur termini Ammonitarum. </text:span></text:span><text:span text:style-name="Default_20_Paragraph_20_Font"><text:span text:style-name="T1">25</text:span></text:span><text:span text:style-name="Default_20_Paragraph_20_Font"><text:span text:style-name="T2"> Tulit ergo Israël omnes civitates ejus, et habitavit in urbibus Amorrhæi, in Hesebon scilicet, et viculis ejus. </text:span></text:span><text:span text:style-name="Default_20_Paragraph_20_Font"><text:span text:style-name="T1">26</text:span></text:span><text:span text:style-name="Default_20_Paragraph_20_Font"><text:span text:style-name="T2"> Urbs Hesebon fuit Sehon regis Amorrhæi, qui pugnavit contra regem Moab: et tulit omnem terram, quæ ditionis illius fuerat usque Arnon. </text:span></text:span><text:span text:style-name="Default_20_Paragraph_20_Font"><text:span text:style-name="T1">27</text:span></text:span><text:span text:style-name="Default_20_Paragraph_20_Font"><text:span text:style-name="T2"> Idcirco dicitur in proverbio: </text:span></text:span></text:p>
        <text:p text:style-name="P7"><text:soft-page-break/>Venite in Hesebon: ædificetur, et construatur civitas Sehon:</text:p>
        <text:p text:style-name="P5"><text:span text:style-name="Default_20_Paragraph_20_Font"><text:span text:style-name="T1">28</text:span></text:span><text:span text:style-name="Default_20_Paragraph_20_Font"><text:span text:style-name="T2"> <text:tab/>ignis egressus est de Hesebon, flamma de oppido Sehon,<text:line-break/>et devoravit Ar Moabitarum, et habitatores excelsorum Arnon.</text:span></text:span></text:p>
        <text:p text:style-name="P5"><text:span text:style-name="Default_20_Paragraph_20_Font"><text:span text:style-name="T1">29</text:span></text:span><text:span text:style-name="Default_20_Paragraph_20_Font"><text:span text:style-name="T2"> <text:tab/>Væ tibi Moab; peristi popule Chamos.<text:line-break/>Dedit filios ejus in fugam, et filias in captivitatem regi Amorrhæorum Sehon.</text:span></text:span></text:p>
        <text:p text:style-name="P5"><text:span text:style-name="Default_20_Paragraph_20_Font"><text:span text:style-name="T1">30</text:span></text:span><text:span text:style-name="Default_20_Paragraph_20_Font"><text:span text:style-name="T2"> <text:tab/>Jugum ipsorum disperiit ad Hesebon usque Dibon:<text:line-break/>lassi pervenerunt in Nophe, et usque Medaba.</text:span></text:span></text:p>
        <text:p text:style-name="P5"><text:span text:style-name="Default_20_Paragraph_20_Font"><text:span text:style-name="T1">31</text:span></text:span><text:span text:style-name="Default_20_Paragraph_20_Font"><text:span text:style-name="T2"> <text:tab/>Habitavit itaque Israël in terra Amorrhæi.</text:span></text:span></text:p>
        <text:p text:style-name="P3"><text:span text:style-name="Default_20_Paragraph_20_Font"><text:span text:style-name="T1">32</text:span></text:span><text:span text:style-name="Default_20_Paragraph_20_Font"><text:span text:style-name="T2"> Misitque Moyses qui explorarent Jazer: cujus ceperunt viculos, et possederunt habitatores. </text:span></text:span><text:span text:style-name="Default_20_Paragraph_20_Font"><text:span text:style-name="T1">33</text:span></text:span><text:span text:style-name="Default_20_Paragraph_20_Font"><text:span text:style-name="T2"> Verteruntque se, et ascenderunt per viam Basan, et occurrit eis Og, rex Basan, cum omni populo suo, pugnaturus in Edrai. </text:span></text:span><text:span text:style-name="Default_20_Paragraph_20_Font"><text:span text:style-name="T1">34</text:span></text:span><text:span text:style-name="Default_20_Paragraph_20_Font"><text:span text:style-name="T2"> Dixitque Dominus ad Moysen: Ne timeas eum, quia in manu tua tradidi illum, et omnem populum ac terram ejus: faciesque illi sicut fecisti Sehon, regi Amorrhæorum habitatori Hesebon. </text:span></text:span><text:span text:style-name="Default_20_Paragraph_20_Font"><text:span text:style-name="T1">35</text:span></text:span><text:span text:style-name="Default_20_Paragraph_20_Font"><text:span text:style-name="T2"> Percusserunt igitur et hunc cum filiis suis, universumque populum ejus usque ad internecionem, et possederunt terram illius. </text:span></text:span></text:p>
      </text:section>
      <text:section text:style-name="Sect1" text:name="Sect22">
        <text:p text:style-name="P2">Numeri XXII</text:p>
        <text:p text:style-name="P3"><text:span text:style-name="Default_20_Paragraph_20_Font"><text:span text:style-name="T1">1</text:span></text:span><text:span text:style-name="Default_20_Paragraph_20_Font"><text:span text:style-name="T2"> Profectique castrametati sunt in campestribus Moab, ubi trans Jordanem Jericho sita est. </text:span></text:span><text:span text:style-name="Default_20_Paragraph_20_Font"><text:span text:style-name="T1">2</text:span></text:span><text:span text:style-name="Default_20_Paragraph_20_Font"><text:span text:style-name="T2"> Videns autem Balac filius Sephor omnia quæ fecerat Israël Amorrhæo, </text:span></text:span><text:span text:style-name="Default_20_Paragraph_20_Font"><text:span text:style-name="T1">3</text:span></text:span><text:span text:style-name="Default_20_Paragraph_20_Font"><text:span text:style-name="T2"> et quod pertimuissent eum Moabitæ, et impetum ejus ferre non possent, </text:span></text:span><text:span text:style-name="Default_20_Paragraph_20_Font"><text:span text:style-name="T1">4</text:span></text:span><text:span text:style-name="Default_20_Paragraph_20_Font"><text:span text:style-name="T2"> dixit ad majores natu Madian: Ita delebit hic populus omnes, qui in nostris finibus commorantur, quomodo solet bos herbas usque ad radices carpere. Ipse erat eo tempore rex in Moab. </text:span></text:span><text:span text:style-name="Default_20_Paragraph_20_Font"><text:span text:style-name="T1">5</text:span></text:span><text:span text:style-name="Default_20_Paragraph_20_Font"><text:span text:style-name="T2"> Misit ergo nuntios ad Balaam filium Beor ariolum, qui habitabat super flumen terræ filiorum Ammon, ut vocarent eum, et dicerent: Ecce egressus est populus ex Ægypto, qui operuit superficiem terræ, sedens contra me. </text:span></text:span><text:span text:style-name="Default_20_Paragraph_20_Font"><text:span text:style-name="T1">6</text:span></text:span><text:span text:style-name="Default_20_Paragraph_20_Font"><text:span text:style-name="T2"> Veni igitur, et maledic populo huic, quia fortior me est: si quomodo possim percutere et ejicere eum de terra mea. Novi enim quod benedictus sit cui benedixeris, et maledictus in quem maledicta congesseris. </text:span></text:span><text:span text:style-name="Default_20_Paragraph_20_Font"><text:span text:style-name="T1">7</text:span></text:span><text:span text:style-name="Default_20_Paragraph_20_Font"><text:span text:style-name="T2"> Perrexeruntque seniores Moab, et majores natu Madian, habentes divinationis pretium in manibus. Cumque venissent ad Balaam, et narrassent ei omnia verba Balac, </text:span></text:span><text:span text:style-name="Default_20_Paragraph_20_Font"><text:span text:style-name="T1">8</text:span></text:span><text:span text:style-name="Default_20_Paragraph_20_Font"><text:span text:style-name="T2"> ille respondit: Manete hic nocte, et respondebo quidquid mihi dixerit Dominus. Manentibus illis apud Balaam, venit Deus, et ait ad eum: </text:span></text:span><text:span text:style-name="Default_20_Paragraph_20_Font"><text:span text:style-name="T1">9</text:span></text:span><text:span text:style-name="Default_20_Paragraph_20_Font"><text:span text:style-name="T2"> Quid sibi volunt homines isti apud te? </text:span></text:span><text:span text:style-name="Default_20_Paragraph_20_Font"><text:span text:style-name="T1">10</text:span></text:span><text:span text:style-name="Default_20_Paragraph_20_Font"><text:span text:style-name="T2"> Respondit: Balac filius Sephor rex Moabitarum misit ad me, </text:span></text:span><text:span text:style-name="Default_20_Paragraph_20_Font"><text:span text:style-name="T1">11</text:span></text:span><text:span text:style-name="Default_20_Paragraph_20_Font"><text:span text:style-name="T2"> dicens: Ecce populus qui egressus est de Ægypto, operuit superficiem terræ: veni, et maledic ei, si quomodo possim pugnans abigere eum. </text:span></text:span><text:span text:style-name="Default_20_Paragraph_20_Font"><text:span text:style-name="T1">12</text:span></text:span><text:span text:style-name="Default_20_Paragraph_20_Font"><text:span text:style-name="T2"> Dixitque Deus ad Balaam: Noli ire cum eis, neque maledicas populo: quia benedictus est. </text:span></text:span><text:span text:style-name="Default_20_Paragraph_20_Font"><text:span text:style-name="T1">13</text:span></text:span><text:span text:style-name="Default_20_Paragraph_20_Font"><text:span text:style-name="T2"> Qui mane consurgens dixit ad </text:span></text:span><text:soft-page-break/><text:span text:style-name="Default_20_Paragraph_20_Font"><text:span text:style-name="T2">principes: Ite in terram vestram, quia prohibuit me Dominus venire vobiscum. </text:span></text:span><text:span text:style-name="Default_20_Paragraph_20_Font"><text:span text:style-name="T1">14</text:span></text:span><text:span text:style-name="Default_20_Paragraph_20_Font"><text:span text:style-name="T2"> Reversi principes dixerunt ad Balac: Noluit Balaam venire nobiscum.</text:span></text:span></text:p>
        <text:p text:style-name="P3"><text:span text:style-name="Default_20_Paragraph_20_Font"><text:span text:style-name="T1">15</text:span></text:span><text:span text:style-name="Default_20_Paragraph_20_Font"><text:span text:style-name="T2"> Rursum ille multo plures et nobiliores quam ante miserat, misit. </text:span></text:span><text:span text:style-name="Default_20_Paragraph_20_Font"><text:span text:style-name="T1">16</text:span></text:span><text:span text:style-name="Default_20_Paragraph_20_Font"><text:span text:style-name="T2"> Qui cum venissent ad Balaam, dixerunt: Sic dicit Balac filius Sephor: Ne cuncteris venire ad me: </text:span></text:span><text:span text:style-name="Default_20_Paragraph_20_Font"><text:span text:style-name="T1">17</text:span></text:span><text:span text:style-name="Default_20_Paragraph_20_Font"><text:span text:style-name="T2"> paratus sum honorare te, et quidquid volueris, dabo tibi: veni, et maledic populo isti. </text:span></text:span><text:span text:style-name="Default_20_Paragraph_20_Font"><text:span text:style-name="T1">18</text:span></text:span><text:span text:style-name="Default_20_Paragraph_20_Font"><text:span text:style-name="T2"> Respondit Balaam: Si dederit mihi Balac plenam domum suam argenti et auri, non potero immutare verbum Domini Dei mei, ut vel plus, vel minus loquar. </text:span></text:span><text:span text:style-name="Default_20_Paragraph_20_Font"><text:span text:style-name="T1">19</text:span></text:span><text:span text:style-name="Default_20_Paragraph_20_Font"><text:span text:style-name="T2"> Obsecro ut hic maneatis etiam hac nocte, et scire queam quid mihi rursum respondeat Dominus. </text:span></text:span><text:span text:style-name="Default_20_Paragraph_20_Font"><text:span text:style-name="T1">20</text:span></text:span><text:span text:style-name="Default_20_Paragraph_20_Font"><text:span text:style-name="T2"> Venit ergo Deus ad Balaam nocte, et ait ei: Si vocare te venerunt homines isti, surge, et vade cum eis: ita dumtaxat, ut quod tibi præcepero, facias. </text:span></text:span><text:span text:style-name="Default_20_Paragraph_20_Font"><text:span text:style-name="T1">21</text:span></text:span><text:span text:style-name="Default_20_Paragraph_20_Font"><text:span text:style-name="T2"> Surrexit Balaam mane, et strata asina sua profectus est cum eis.</text:span></text:span></text:p>
        <text:p text:style-name="P3"><text:span text:style-name="Default_20_Paragraph_20_Font"><text:span text:style-name="T1">22</text:span></text:span><text:span text:style-name="Default_20_Paragraph_20_Font"><text:span text:style-name="T2"> Et iratus est Deus. Stetitque angelus Domini in via contra Balaam, qui insidebat asinæ, et duos pueros habebat secum. </text:span></text:span><text:span text:style-name="Default_20_Paragraph_20_Font"><text:span text:style-name="T1">23</text:span></text:span><text:span text:style-name="Default_20_Paragraph_20_Font"><text:span text:style-name="T2"> Cernens asina angelum stantem in via, evaginato gladio, avertit se de itinere, et ibat per agrum. Quam cum verberaret Balaam, et vellet ad semitam reducere, </text:span></text:span><text:span text:style-name="Default_20_Paragraph_20_Font"><text:span text:style-name="T1">24</text:span></text:span><text:span text:style-name="Default_20_Paragraph_20_Font"><text:span text:style-name="T2"> stetit angelus in angustiis duarum maceriarum, quibus vineæ cingebantur. </text:span></text:span><text:span text:style-name="Default_20_Paragraph_20_Font"><text:span text:style-name="T1">25</text:span></text:span><text:span text:style-name="Default_20_Paragraph_20_Font"><text:span text:style-name="T2"> Quem videns asina, junxit se parieti, et attrivit sedentis pedem. At ille iterum verberabat eam: </text:span></text:span><text:span text:style-name="Default_20_Paragraph_20_Font"><text:span text:style-name="T1">26</text:span></text:span><text:span text:style-name="Default_20_Paragraph_20_Font"><text:span text:style-name="T2"> et nihilominus angelus ad locum angustum transiens, ubi nec ad dexteram, nec ad sinistram poterat deviare, obvius stetit. </text:span></text:span><text:span text:style-name="Default_20_Paragraph_20_Font"><text:span text:style-name="T1">27</text:span></text:span><text:span text:style-name="Default_20_Paragraph_20_Font"><text:span text:style-name="T2"> Cumque vidisset asina stantem angelum, concidit sub pedibus sedentis: qui iratus, vehementius cædebat fuste latera ejus. </text:span></text:span><text:span text:style-name="Default_20_Paragraph_20_Font"><text:span text:style-name="T1">28</text:span></text:span><text:span text:style-name="Default_20_Paragraph_20_Font"><text:span text:style-name="T2"> Aperuitque Dominus os asinæ, et locuta est: Quid feci tibi? cur percutis me ecce jam tertio? </text:span></text:span><text:span text:style-name="Default_20_Paragraph_20_Font"><text:span text:style-name="T1">29</text:span></text:span><text:span text:style-name="Default_20_Paragraph_20_Font"><text:span text:style-name="T2"> Respondit Balaam: Quia commeruisti, et illusisti mihi: utinam haberem gladium, ut te percuterem! </text:span></text:span><text:span text:style-name="Default_20_Paragraph_20_Font"><text:span text:style-name="T1">30</text:span></text:span><text:span text:style-name="Default_20_Paragraph_20_Font"><text:span text:style-name="T2"> Dixit asina: Nonne animal tuum sum, cui semper sedere consuevisti usque in præsentem diem? dic quid simile umquam fecerim tibi. At ille ait: Numquam. </text:span></text:span><text:span text:style-name="Default_20_Paragraph_20_Font"><text:span text:style-name="T1">31</text:span></text:span><text:span text:style-name="Default_20_Paragraph_20_Font"><text:span text:style-name="T2"> Protinus aperuit Dominus oculos Balaam, et vidit angelum stantem in via, evaginato gladio, adoravitque eum pronus in terram. </text:span></text:span><text:span text:style-name="Default_20_Paragraph_20_Font"><text:span text:style-name="T1">32</text:span></text:span><text:span text:style-name="Default_20_Paragraph_20_Font"><text:span text:style-name="T2"> Cui angelus: Cur, inquit, tertio verberas asinam tuam? ego veni ut adversarer tibi, quia perversa est via tua, mihique contraria: </text:span></text:span><text:span text:style-name="Default_20_Paragraph_20_Font"><text:span text:style-name="T1">33</text:span></text:span><text:span text:style-name="Default_20_Paragraph_20_Font"><text:span text:style-name="T2"> et nisi asina declinasset de via, dans locum resistenti, te occidissem, et illa viveret.</text:span></text:span></text:p>
        <text:p text:style-name="P3"><text:span text:style-name="Default_20_Paragraph_20_Font"><text:span text:style-name="T1">34</text:span></text:span><text:span text:style-name="Default_20_Paragraph_20_Font"><text:span text:style-name="T2"> Dixit Balaam: Peccavi, nesciens quod tu stares contra me: et nunc si displicet tibi ut vadam, revertar. </text:span></text:span><text:span text:style-name="Default_20_Paragraph_20_Font"><text:span text:style-name="T1">35</text:span></text:span><text:span text:style-name="Default_20_Paragraph_20_Font"><text:span text:style-name="T2"> Ait angelus: Vade cum istis, et cave ne aliud quam præcepero tibi loquaris. Ivit igitur cum principibus. </text:span></text:span><text:span text:style-name="Default_20_Paragraph_20_Font"><text:span text:style-name="T1">36</text:span></text:span><text:span text:style-name="Default_20_Paragraph_20_Font"><text:span text:style-name="T2"> Quod cum audisset Balac, egressus est in occursum ejus in oppido Moabitarum, quod situm est in extremis finibus Arnon. </text:span></text:span><text:span text:style-name="Default_20_Paragraph_20_Font"><text:span text:style-name="T1">37</text:span></text:span><text:span text:style-name="Default_20_Paragraph_20_Font"><text:span text:style-name="T2"> Dixitque ad Balaam: Misi nuntios ut vocarent te: cur non statim venisti ad me? an quia mercedem adventui tuo reddere nequeo? </text:span></text:span><text:span text:style-name="Default_20_Paragraph_20_Font"><text:span text:style-name="T1">38</text:span></text:span><text:span text:style-name="Default_20_Paragraph_20_Font"><text:span text:style-name="T2"> Cui ille respondit: Ecce adsum: numquid loqui potero aliud, nisi quod Deus posuerit in ore meo? </text:span></text:span><text:span text:style-name="Default_20_Paragraph_20_Font"><text:span text:style-name="T1">39</text:span></text:span><text:span text:style-name="Default_20_Paragraph_20_Font"><text:span text:style-name="T2"> Perrexerunt ergo simul, et venerunt in urbem, quæ in extremis regni ejus finibus erat. </text:span></text:span><text:span text:style-name="Default_20_Paragraph_20_Font"><text:span text:style-name="T1">40</text:span></text:span><text:span text:style-name="Default_20_Paragraph_20_Font"><text:span text:style-name="T2"> Cumque occidisset Balac boves et oves, misit ad Balaam, et principes qui cum eo erant, munera. </text:span></text:span><text:span text:style-name="Default_20_Paragraph_20_Font"><text:span text:style-name="T1">41</text:span></text:span><text:span text:style-name="Default_20_Paragraph_20_Font"><text:span text:style-name="T2"> Mane autem facto, duxit eum ad excelsa Baal, et intuitus est extremam partem populi. </text:span></text:span></text:p>
      </text:section>
      <text:section text:style-name="Sect1" text:name="Sect23">
        <text:p text:style-name="P2"><text:soft-page-break/>Numeri XXIII</text:p>
        <text:p text:style-name="P3"><text:span text:style-name="Default_20_Paragraph_20_Font"><text:span text:style-name="T1">1</text:span></text:span><text:span text:style-name="Default_20_Paragraph_20_Font"><text:span text:style-name="T2"> Dixitque Balaam ad Balac: Ædifica mihi hic septem aras, et para totidem vitulos, ejusdemque numeri arietes. </text:span></text:span><text:span text:style-name="Default_20_Paragraph_20_Font"><text:span text:style-name="T1">2</text:span></text:span><text:span text:style-name="Default_20_Paragraph_20_Font"><text:span text:style-name="T2"> Cumque fecisset juxta sermonem Balaam, imposuerunt simul vitulum et arietem super aram. </text:span></text:span><text:span text:style-name="Default_20_Paragraph_20_Font"><text:span text:style-name="T1">3</text:span></text:span><text:span text:style-name="Default_20_Paragraph_20_Font"><text:span text:style-name="T2"> Dixitque Balaam ad Balac: Sta paulisper juxta holocaustum tuum, donec vadam, si forte occurrat mihi Dominus, et quodcumque imperaverit, loquar tibi. </text:span></text:span><text:span text:style-name="Default_20_Paragraph_20_Font"><text:span text:style-name="T1">4</text:span></text:span><text:span text:style-name="Default_20_Paragraph_20_Font"><text:span text:style-name="T2"> Cumque abiisset velociter, occurrit illi Deus. Locutusque ad eum Balaam: Septem, inquit, aras erexi, et imposui vitulum et arietem desuper. </text:span></text:span><text:span text:style-name="Default_20_Paragraph_20_Font"><text:span text:style-name="T1">5</text:span></text:span><text:span text:style-name="Default_20_Paragraph_20_Font"><text:span text:style-name="T2"> Dominus autem posuit verbum in ore ejus, et ait: Revertere ad Balac, et hæc loqueris. </text:span></text:span><text:span text:style-name="Default_20_Paragraph_20_Font"><text:span text:style-name="T1">6</text:span></text:span><text:span text:style-name="Default_20_Paragraph_20_Font"><text:span text:style-name="T2"> Reversus invenit stantem Balac juxta holocaustum suum, et omnes principes Moabitarum: </text:span></text:span><text:span text:style-name="Default_20_Paragraph_20_Font"><text:span text:style-name="T1">7</text:span></text:span><text:span text:style-name="Default_20_Paragraph_20_Font"><text:span text:style-name="T2"> assumptaque parabola sua, dixit:</text:span></text:span></text:p>
        <text:p text:style-name="P4"><text:span text:style-name="Default_20_Paragraph_20_Font"><text:span text:style-name="T3"><text:s/><text:tab/></text:span></text:span><text:span text:style-name="Default_20_Paragraph_20_Font"><text:span text:style-name="T2">De Aram adduxit me Balac<text:line-break/>rex Moabitarum, de montibus orientis:<text:line-break/>Veni, inquit, et maledic Jacob;<text:line-break/>propera, et detestare Israël.</text:span></text:span></text:p>
        <text:p text:style-name="P5"><text:span text:style-name="Default_20_Paragraph_20_Font"><text:span text:style-name="T1">8</text:span></text:span><text:span text:style-name="Default_20_Paragraph_20_Font"><text:span text:style-name="T2"> <text:tab/>Quomodo maledicam, cui non maledixit Deus?<text:line-break/>qua ratione detester, quem Dominus non detestatur?</text:span></text:span></text:p>
        <text:p text:style-name="P5"><text:span text:style-name="Default_20_Paragraph_20_Font"><text:span text:style-name="T1">9</text:span></text:span><text:span text:style-name="Default_20_Paragraph_20_Font"><text:span text:style-name="T2"> <text:tab/>De summis silicibus videbo eum,<text:line-break/>et de collibus considerabo illum.<text:line-break/>Populus solus habitabit,<text:line-break/>et inter gentes non reputabitur.</text:span></text:span></text:p>
        <text:p text:style-name="P5"><text:span text:style-name="Default_20_Paragraph_20_Font"><text:span text:style-name="T1">10</text:span></text:span><text:span text:style-name="Default_20_Paragraph_20_Font"><text:span text:style-name="T2"> <text:tab/>Quis dinumerare possit pulverem Jacob,<text:line-break/>et nosse numerum stirpis Israël?<text:line-break/>Moriatur anima mea morte justorum,<text:line-break/>et fiant novissima mea horum similia.</text:span></text:span></text:p>
        <text:p text:style-name="P3"><text:span text:style-name="Default_20_Paragraph_20_Font"><text:span text:style-name="T1">11</text:span></text:span><text:span text:style-name="Default_20_Paragraph_20_Font"><text:span text:style-name="T2"> Dixitque Balac ad Balaam: Quid est hoc quod agis? ut malediceres inimicis meis vocavi te, et tu e contrario benedicis eis. </text:span></text:span><text:span text:style-name="Default_20_Paragraph_20_Font"><text:span text:style-name="T1">12</text:span></text:span><text:span text:style-name="Default_20_Paragraph_20_Font"><text:span text:style-name="T2"> Cui ille respondit: Num aliud possum loqui, nisi quod jusserit Dominus? </text:span></text:span><text:span text:style-name="Default_20_Paragraph_20_Font"><text:span text:style-name="T1">13</text:span></text:span><text:span text:style-name="Default_20_Paragraph_20_Font"><text:span text:style-name="T2"> Dixit ergo Balac: Veni mecum in alterum locum unde partem Israël videas, et totum videre non possis: inde maledicito ei. </text:span></text:span><text:span text:style-name="Default_20_Paragraph_20_Font"><text:span text:style-name="T1">14</text:span></text:span><text:span text:style-name="Default_20_Paragraph_20_Font"><text:span text:style-name="T2"> Cumque duxisset eum in locum sublimem, super verticem montis Phasga, ædificavit Balaam septem aras, et impositis supra vitulo atque ariete, </text:span></text:span><text:span text:style-name="Default_20_Paragraph_20_Font"><text:span text:style-name="T1">15</text:span></text:span><text:span text:style-name="Default_20_Paragraph_20_Font"><text:span text:style-name="T2"> dixit ad Balac: Sta hic juxta holocaustum tuum, donec ego obvius pergam. </text:span></text:span><text:span text:style-name="Default_20_Paragraph_20_Font"><text:span text:style-name="T1">16</text:span></text:span><text:span text:style-name="Default_20_Paragraph_20_Font"><text:span text:style-name="T2"> Cui cum Dominus occurrisset, posuissetque verbum in ore ejus, ait: Revertere ad </text:span></text:span><text:soft-page-break/><text:span text:style-name="Default_20_Paragraph_20_Font"><text:span text:style-name="T2">Balac, et hæc loqueris ei. </text:span></text:span><text:span text:style-name="Default_20_Paragraph_20_Font"><text:span text:style-name="T1">17</text:span></text:span><text:span text:style-name="Default_20_Paragraph_20_Font"><text:span text:style-name="T2"> Reversus invenit eum stantem juxta holocaustum suum, et principes Moabitarum cum eo. Ad quem Balac: Quid, inquit, locutus est Dominus? </text:span></text:span><text:span text:style-name="Default_20_Paragraph_20_Font"><text:span text:style-name="T1">18</text:span></text:span><text:span text:style-name="Default_20_Paragraph_20_Font"><text:span text:style-name="T2"> At ille, assumpta parabola sua, ait: </text:span></text:span></text:p>
        <text:p text:style-name="P4"><text:span text:style-name="Default_20_Paragraph_20_Font"><text:span text:style-name="T3"><text:s/><text:tab/></text:span></text:span><text:span text:style-name="Default_20_Paragraph_20_Font"><text:span text:style-name="T2">Sta, Balac, et ausculta; audi, fili Sephor:</text:span></text:span></text:p>
        <text:p text:style-name="P5"><text:span text:style-name="Default_20_Paragraph_20_Font"><text:span text:style-name="T1">19</text:span></text:span><text:span text:style-name="Default_20_Paragraph_20_Font"><text:span text:style-name="T2"> <text:tab/>non est Deus quasi homo, ut mentiatur,<text:line-break/>nec ut filius hominis, ut mutetur.<text:line-break/>Dixit ergo, et non faciet?<text:line-break/>locutus est, et non implebit?</text:span></text:span></text:p>
        <text:p text:style-name="P5"><text:span text:style-name="Default_20_Paragraph_20_Font"><text:span text:style-name="T1">20</text:span></text:span><text:span text:style-name="Default_20_Paragraph_20_Font"><text:span text:style-name="T2"> <text:tab/>Ad benedicendum adductus sum:<text:line-break/>benedictionem prohibere non valeo.</text:span></text:span></text:p>
        <text:p text:style-name="P5"><text:span text:style-name="Default_20_Paragraph_20_Font"><text:span text:style-name="T1">21</text:span></text:span><text:span text:style-name="Default_20_Paragraph_20_Font"><text:span text:style-name="T2"> <text:tab/>Non est idolum in Jacob,<text:line-break/>nec videtur simulacrum in Israël.<text:line-break/>Dominus Deus ejus cum eo est,<text:line-break/>et clangor victoriæ regis in illo.</text:span></text:span></text:p>
        <text:p text:style-name="P5"><text:span text:style-name="Default_20_Paragraph_20_Font"><text:span text:style-name="T1">22</text:span></text:span><text:span text:style-name="Default_20_Paragraph_20_Font"><text:span text:style-name="T2"> <text:tab/>Deus eduxit illum de Ægypto,<text:line-break/>cujus fortitudo similis est rhinocerotis.</text:span></text:span></text:p>
        <text:p text:style-name="P5"><text:span text:style-name="Default_20_Paragraph_20_Font"><text:span text:style-name="T1">23</text:span></text:span><text:span text:style-name="Default_20_Paragraph_20_Font"><text:span text:style-name="T2"> <text:tab/>Non est augurium in Jacob,<text:line-break/>nec divinatio in Israël:<text:line-break/>temporibus suis dicetur Jacob et Israëli quid operatus sit Deus.</text:span></text:span></text:p>
        <text:p text:style-name="P5"><text:span text:style-name="Default_20_Paragraph_20_Font"><text:span text:style-name="T1">24</text:span></text:span><text:span text:style-name="Default_20_Paragraph_20_Font"><text:span text:style-name="T2"> <text:tab/>Ecce populus ut leæna consurget,<text:line-break/>et quasi leo erigetur:<text:line-break/>non accubabit donec devoret prædam,<text:line-break/>et occisorum sanguinem bibat.</text:span></text:span></text:p>
        <text:p text:style-name="P3"><text:span text:style-name="Default_20_Paragraph_20_Font"><text:span text:style-name="T1">25</text:span></text:span><text:span text:style-name="Default_20_Paragraph_20_Font"><text:span text:style-name="T2"> Dixitque Balac ad Balaam: Nec maledicas ei, nec benedicas. </text:span></text:span><text:span text:style-name="Default_20_Paragraph_20_Font"><text:span text:style-name="T1">26</text:span></text:span><text:span text:style-name="Default_20_Paragraph_20_Font"><text:span text:style-name="T2"> Et ille ait: Nonne dixi tibi quod quidquid mihi Deus imperaret, hoc facerem? </text:span></text:span><text:span text:style-name="Default_20_Paragraph_20_Font"><text:span text:style-name="T1">27</text:span></text:span><text:span text:style-name="Default_20_Paragraph_20_Font"><text:span text:style-name="T2"> Et ait Balac ad eum: Veni, et ducam te ad alium locum: si forte placeat Deo ut inde maledicas eis. </text:span></text:span><text:span text:style-name="Default_20_Paragraph_20_Font"><text:span text:style-name="T1">28</text:span></text:span><text:span text:style-name="Default_20_Paragraph_20_Font"><text:span text:style-name="T2"> Cumque duxisset eum super verticem montis Phogor, qui respicit solitudinem, </text:span></text:span><text:span text:style-name="Default_20_Paragraph_20_Font"><text:span text:style-name="T1">29</text:span></text:span><text:span text:style-name="Default_20_Paragraph_20_Font"><text:span text:style-name="T2"> dixit ei Balaam: Ædifica mihi hic septem aras, et para totidem vitulos, ejusdemque numeri arietes. </text:span></text:span><text:span text:style-name="Default_20_Paragraph_20_Font"><text:span text:style-name="T1">30</text:span></text:span><text:span text:style-name="Default_20_Paragraph_20_Font"><text:span text:style-name="T2"> Fecit Balac ut Balaam dixerat: imposuitque vitulos et arietes per singulas aras. </text:span></text:span></text:p>
      </text:section>
      <text:section text:style-name="Sect1" text:name="Sect24">
        <text:p text:style-name="P2"><text:soft-page-break/>Numeri XXIV</text:p>
        <text:p text:style-name="P3"><text:span text:style-name="Default_20_Paragraph_20_Font"><text:span text:style-name="T1">1</text:span></text:span><text:span text:style-name="Default_20_Paragraph_20_Font"><text:span text:style-name="T2"> Cumque vidisset Balaam quod placeret Domino ut benediceret Israëli, nequaquam abiit ut ante perrexerat, ut augurium quæreret: sed dirigens contra desertum vultum suum, </text:span></text:span><text:span text:style-name="Default_20_Paragraph_20_Font"><text:span text:style-name="T1">2</text:span></text:span><text:span text:style-name="Default_20_Paragraph_20_Font"><text:span text:style-name="T2"> et elevans oculos, vidit Israël in tentoriis commorantem per tribus suas: et irruente in se spiritu Dei, </text:span></text:span><text:span text:style-name="Default_20_Paragraph_20_Font"><text:span text:style-name="T1">3</text:span></text:span><text:span text:style-name="Default_20_Paragraph_20_Font"><text:span text:style-name="T2"> assumpta parabola, ait: </text:span></text:span></text:p>
        <text:p text:style-name="P4"><text:span text:style-name="Default_20_Paragraph_20_Font"><text:span text:style-name="T3"><text:tab/></text:span></text:span><text:span text:style-name="Default_20_Paragraph_20_Font"><text:span text:style-name="T2">Dixit Balaam filius Beor:<text:line-break/>dixit homo, cujus obturatus est oculus:</text:span></text:span></text:p>
        <text:p text:style-name="P5"><text:span text:style-name="Default_20_Paragraph_20_Font"><text:span text:style-name="T1">4</text:span></text:span><text:span text:style-name="Default_20_Paragraph_20_Font"><text:span text:style-name="T2"> <text:tab/>dixit auditor sermonum Dei,<text:line-break/>qui visionem Omnipotentis intuitus est,<text:line-break/>qui cadit, et sic aperiuntur oculi ejus:</text:span></text:span></text:p>
        <text:p text:style-name="P5"><text:span text:style-name="Default_20_Paragraph_20_Font"><text:span text:style-name="T1">5</text:span></text:span><text:span text:style-name="Default_20_Paragraph_20_Font"><text:span text:style-name="T2"> <text:tab/>Quam pulchra tabernacula tua, Jacob,<text:line-break/>et tentoria tua, Israël!</text:span></text:span></text:p>
        <text:p text:style-name="P5"><text:span text:style-name="Default_20_Paragraph_20_Font"><text:span text:style-name="T1">6</text:span></text:span><text:span text:style-name="Default_20_Paragraph_20_Font"><text:span text:style-name="T2"> <text:tab/>ut valles nemorosæ,<text:line-break/>ut horti juxta fluvios irrigui,<text:line-break/>ut tabernacula quæ fixit Dominus,<text:line-break/>quasi cedri prope aquas.</text:span></text:span></text:p>
        <text:p text:style-name="P5"><text:span text:style-name="Default_20_Paragraph_20_Font"><text:span text:style-name="T1">7</text:span></text:span><text:span text:style-name="Default_20_Paragraph_20_Font"><text:span text:style-name="T2"> <text:tab/>Fluet aqua de situla ejus,<text:line-break/>et semen illius erit in aquas multas.<text:line-break/>Tolletur propter Agag, rex ejus,<text:line-break/>et auferetur regnum illius.</text:span></text:span></text:p>
        <text:p text:style-name="P5"><text:span text:style-name="Default_20_Paragraph_20_Font"><text:span text:style-name="T1">8</text:span></text:span><text:span text:style-name="Default_20_Paragraph_20_Font"><text:span text:style-name="T2"> <text:tab/>Deus eduxit illum de Ægypto,<text:line-break/>cujus fortitudo similis est rhinocerotis.<text:line-break/>Devorabunt gentes hostes illius,<text:line-break/>ossaque eorum confringent, et perforabunt sagittis.</text:span></text:span></text:p>
        <text:p text:style-name="P5"><text:span text:style-name="Default_20_Paragraph_20_Font"><text:span text:style-name="T1">9</text:span></text:span><text:span text:style-name="Default_20_Paragraph_20_Font"><text:span text:style-name="T2"> <text:tab/>Accubans dormivit ut leo,<text:line-break/>et quasi leæna, quam suscitare nullus audebit.<text:line-break/>Qui benedixerit tibi, erit et ipse benedictus:<text:line-break/>qui maledixerit, in maledictione reputabitur.</text:span></text:span></text:p>
        <text:p text:style-name="P3"><text:soft-page-break/><text:span text:style-name="Default_20_Paragraph_20_Font"><text:span text:style-name="T1">10</text:span></text:span><text:span text:style-name="Default_20_Paragraph_20_Font"><text:span text:style-name="T2"> Iratusque Balac contra Balaam, complosis manibus ait: Ad maledicendum inimicis meis vocavi te, quibus e contrario tertio benedixisti: </text:span></text:span><text:span text:style-name="Default_20_Paragraph_20_Font"><text:span text:style-name="T1">11</text:span></text:span><text:span text:style-name="Default_20_Paragraph_20_Font"><text:span text:style-name="T2"> revertere ad locum tuum. Decreveram quidem magnifice honorare te, sed Dominus privavit te honore disposito. </text:span></text:span><text:span text:style-name="Default_20_Paragraph_20_Font"><text:span text:style-name="T1">12</text:span></text:span><text:span text:style-name="Default_20_Paragraph_20_Font"><text:span text:style-name="T2"> Respondit Balaam ad Balac: Nonne nuntiis tuis, quos misisti ad me, dixi: </text:span></text:span><text:span text:style-name="Default_20_Paragraph_20_Font"><text:span text:style-name="T1">13</text:span></text:span><text:span text:style-name="Default_20_Paragraph_20_Font"><text:span text:style-name="T2"> Si dederit mihi Balac plenam domum suam argenti et auri, non potero præterire sermonem Domini Dei mei, ut vel boni quid vel mali proferam ex corde meo: sed quidquid Dominus dixerit, hoc loquar? </text:span></text:span><text:span text:style-name="Default_20_Paragraph_20_Font"><text:span text:style-name="T1">14</text:span></text:span><text:span text:style-name="Default_20_Paragraph_20_Font"><text:span text:style-name="T2"> verumtamen pergens ad populum meum, dabo consilium, quid populus tuus populo huic faciat extremo tempore. </text:span></text:span><text:span text:style-name="Default_20_Paragraph_20_Font"><text:span text:style-name="T1">15</text:span></text:span><text:span text:style-name="Default_20_Paragraph_20_Font"><text:span text:style-name="T2"> Sumpta igitur parabola, rursum ait:</text:span></text:span></text:p>
        <text:p text:style-name="P4"><text:span text:style-name="Default_20_Paragraph_20_Font"><text:span text:style-name="T3"><text:s/><text:tab/></text:span></text:span><text:span text:style-name="Default_20_Paragraph_20_Font"><text:span text:style-name="T2">Dixit Balaam filius Beor:<text:line-break/>dixit homo, cujus obturatus est oculus:</text:span></text:span></text:p>
        <text:p text:style-name="P5"><text:span text:style-name="Default_20_Paragraph_20_Font"><text:span text:style-name="T1">16</text:span></text:span><text:span text:style-name="Default_20_Paragraph_20_Font"><text:span text:style-name="T2"> <text:tab/>dixit auditor sermonum Dei,<text:line-break/>qui novit doctrinam Altissimi,<text:line-break/>et visiones Omnipotentis videt,<text:line-break/>qui cadens apertos habet oculos:</text:span></text:span></text:p>
        <text:p text:style-name="P5"><text:span text:style-name="Default_20_Paragraph_20_Font"><text:span text:style-name="T1">17</text:span></text:span><text:span text:style-name="Default_20_Paragraph_20_Font"><text:span text:style-name="T2"> <text:tab/>Videbo eum, sed non modo:<text:line-break/>intuebor illum, sed non prope.<text:line-break/>Orietur stella ex Jacob,<text:line-break/>et consurget virga de Israël:<text:line-break/>et percutiet duces Moab,<text:line-break/>vastabitque omnes filios Seth.</text:span></text:span></text:p>
        <text:p text:style-name="P5"><text:span text:style-name="Default_20_Paragraph_20_Font"><text:span text:style-name="T1">18</text:span></text:span><text:span text:style-name="Default_20_Paragraph_20_Font"><text:span text:style-name="T2"> <text:tab/>Et erit Idumæa possessio ejus:<text:line-break/>hæreditas Seir cedet inimicis suis:<text:line-break/>Israël vero fortiter aget.</text:span></text:span></text:p>
        <text:p text:style-name="P5"><text:span text:style-name="Default_20_Paragraph_20_Font"><text:span text:style-name="T1">19</text:span></text:span><text:span text:style-name="Default_20_Paragraph_20_Font"><text:span text:style-name="T2"> <text:tab/>De Jacob erit qui dominetur,<text:line-break/>et perdat reliquias civitatis.</text:span></text:span></text:p>
        <text:p text:style-name="P3"><text:span text:style-name="Default_20_Paragraph_20_Font"><text:span text:style-name="T1">20</text:span></text:span><text:span text:style-name="Default_20_Paragraph_20_Font"><text:span text:style-name="T2"> Cumque vidisset Amalec, assumens parabolam, ait: </text:span></text:span></text:p>
        <text:p text:style-name="P4"><text:span text:style-name="Default_20_Paragraph_20_Font"><text:span text:style-name="T3"><text:s/><text:tab/></text:span></text:span><text:span text:style-name="Default_20_Paragraph_20_Font"><text:span text:style-name="T2">Principium gentium Amalec,<text:line-break/>cujus extrema perdentur.</text:span></text:span></text:p>
        <text:p text:style-name="P3"><text:soft-page-break/><text:span text:style-name="Default_20_Paragraph_20_Font"><text:span text:style-name="T1">21</text:span></text:span><text:span text:style-name="Default_20_Paragraph_20_Font"><text:span text:style-name="T2"> <text:tab/>Vidit quoque Cinæum: et assumpta parabola, ait:</text:span></text:span></text:p>
        <text:p text:style-name="P4"><text:span text:style-name="Default_20_Paragraph_20_Font"><text:span text:style-name="T3"><text:s/><text:tab/></text:span></text:span><text:span text:style-name="Default_20_Paragraph_20_Font"><text:span text:style-name="T2">Robustum quidem est habitaculum tuum:<text:line-break/>sed si in petra posueris nidum tuum,</text:span></text:span></text:p>
        <text:p text:style-name="P5"><text:span text:style-name="Default_20_Paragraph_20_Font"><text:span text:style-name="T1">22</text:span></text:span><text:span text:style-name="Default_20_Paragraph_20_Font"><text:span text:style-name="T2"> <text:tab/>et fueris electus de stirpe Cin,<text:line-break/>quamdiu poteris permanere? Assur enim capiet te.</text:span></text:span></text:p>
        <text:p text:style-name="P3"><text:span text:style-name="Default_20_Paragraph_20_Font"><text:span text:style-name="T1">23</text:span></text:span><text:span text:style-name="Default_20_Paragraph_20_Font"><text:span text:style-name="T2"> <text:tab/>Assumptaque parabola iterum locutus est: </text:span></text:span></text:p>
        <text:p text:style-name="P4"><text:span text:style-name="Default_20_Paragraph_20_Font"><text:span text:style-name="T3"><text:s/><text:tab/></text:span></text:span><text:span text:style-name="Default_20_Paragraph_20_Font"><text:span text:style-name="T2">Heu! quis victurus est,<text:line-break/>quando ista faciet Deus?</text:span></text:span></text:p>
        <text:p text:style-name="P5"><text:span text:style-name="Default_20_Paragraph_20_Font"><text:span text:style-name="T1">24</text:span></text:span><text:span text:style-name="Default_20_Paragraph_20_Font"><text:span text:style-name="T2"> <text:tab/>Venient in trieribus de Italia:<text:line-break/>superabunt Assyrios, vastabuntque Hebræos, et ad extremum etiam ipsi peribunt.</text:span></text:span></text:p>
        <text:p text:style-name="P3"><text:span text:style-name="Default_20_Paragraph_20_Font"><text:span text:style-name="T1">25</text:span></text:span><text:span text:style-name="Default_20_Paragraph_20_Font"><text:span text:style-name="T2"> Surrexitque Balaam, et reversus est in locum suum: Balac quoque via, qua venerat, rediit. </text:span></text:span></text:p>
      </text:section>
      <text:section text:style-name="Sect1" text:name="Sect25">
        <text:p text:style-name="P2">Numeri XXV</text:p>
        <text:p text:style-name="P3"><text:span text:style-name="Default_20_Paragraph_20_Font"><text:span text:style-name="T1">1</text:span></text:span><text:span text:style-name="Default_20_Paragraph_20_Font"><text:span text:style-name="T2"> Morabatur autem eo tempore Israël in Settim, et fornicatus est populus cum filiabus Moab, </text:span></text:span><text:span text:style-name="Default_20_Paragraph_20_Font"><text:span text:style-name="T1">2</text:span></text:span><text:span text:style-name="Default_20_Paragraph_20_Font"><text:span text:style-name="T2"> quæ vocaverunt eos ad sacrificia sua. At ille comederunt et adoraverunt deos earum. </text:span></text:span><text:span text:style-name="Default_20_Paragraph_20_Font"><text:span text:style-name="T1">3</text:span></text:span><text:span text:style-name="Default_20_Paragraph_20_Font"><text:span text:style-name="T2"> Initiatusque est Israël Beelphegor: et iratus Dominus, </text:span></text:span><text:span text:style-name="Default_20_Paragraph_20_Font"><text:span text:style-name="T1">4</text:span></text:span><text:span text:style-name="Default_20_Paragraph_20_Font"><text:span text:style-name="T2"> ait ad Moysen: Tolle cunctos principes populi, et suspende eos contra solem in patibulis, ut avertatur furor meus ab Israël. </text:span></text:span><text:span text:style-name="Default_20_Paragraph_20_Font"><text:span text:style-name="T1">5</text:span></text:span><text:span text:style-name="Default_20_Paragraph_20_Font"><text:span text:style-name="T2"> Dixitque Moyses ad judices Israël: Occidat unusquisque proximos suos, qui initiati sunt Beelphegor. </text:span></text:span><text:span text:style-name="Default_20_Paragraph_20_Font"><text:span text:style-name="T1">6</text:span></text:span><text:span text:style-name="Default_20_Paragraph_20_Font"><text:span text:style-name="T2"> Et ecce unus de filiis Israël intravit coram fratribus suis ad scortum Madianitidem, vidente Moyse, et omni turba filiorum Israël, qui flebant ante fores tabernaculi.</text:span></text:span></text:p>
        <text:p text:style-name="P3"><text:span text:style-name="Default_20_Paragraph_20_Font"><text:span text:style-name="T1">7</text:span></text:span><text:span text:style-name="Default_20_Paragraph_20_Font"><text:span text:style-name="T2"> Quod cum vidisset Phinees filius Eleazari filii Aaron sacerdotis, surrexit de medio multitudinis, et arrepto pugione, </text:span></text:span><text:span text:style-name="Default_20_Paragraph_20_Font"><text:span text:style-name="T1">8</text:span></text:span><text:span text:style-name="Default_20_Paragraph_20_Font"><text:span text:style-name="T2"> ingressus est post virum Israëlitem in lupanar, et perfodit ambos simul, virum scilicet et mulierem in locis genitalibus. Cessavitque plaga a filiis Israël: </text:span></text:span><text:span text:style-name="Default_20_Paragraph_20_Font"><text:span text:style-name="T1">9</text:span></text:span><text:span text:style-name="Default_20_Paragraph_20_Font"><text:span text:style-name="T2"> et occisi sunt viginti quatuor millia hominum. </text:span></text:span><text:span text:style-name="Default_20_Paragraph_20_Font"><text:span text:style-name="T1">10</text:span></text:span><text:span text:style-name="Default_20_Paragraph_20_Font"><text:span text:style-name="T2"> Dixitque Dominus ad Moysen: </text:span></text:span><text:span text:style-name="Default_20_Paragraph_20_Font"><text:span text:style-name="T1">11</text:span></text:span><text:span text:style-name="Default_20_Paragraph_20_Font"><text:span text:style-name="T2"> Phinees filius Eleazari filii Aaron sacerdotis avertit iram meam a filiis Israël: quia zelo meo commotus est contra eos, ut non ipse delerem filios Israël in zelo meo. </text:span></text:span><text:span text:style-name="Default_20_Paragraph_20_Font"><text:span text:style-name="T1">12</text:span></text:span><text:span text:style-name="Default_20_Paragraph_20_Font"><text:span text:style-name="T2"> Idcirco loquere ad eum: Ecce do ei pacem fœderis mei, </text:span></text:span><text:span text:style-name="Default_20_Paragraph_20_Font"><text:span text:style-name="T1">13</text:span></text:span><text:span text:style-name="Default_20_Paragraph_20_Font"><text:span text:style-name="T2"> et erit tam ipsi quam semini ejus pactum sacerdotii sempiternum: </text:span></text:span><text:soft-page-break/><text:span text:style-name="Default_20_Paragraph_20_Font"><text:span text:style-name="T2">quia zelatus est pro Deo suo, et expiavit scelus filiorum Israël. </text:span></text:span><text:span text:style-name="Default_20_Paragraph_20_Font"><text:span text:style-name="T1">14</text:span></text:span><text:span text:style-name="Default_20_Paragraph_20_Font"><text:span text:style-name="T2"> Erat autem nomen viri Israëlitæ, qui occisus est cum Madianitide, Zambri filius Salu, dux de cognatione et tribu Simeonis. </text:span></text:span><text:span text:style-name="Default_20_Paragraph_20_Font"><text:span text:style-name="T1">15</text:span></text:span><text:span text:style-name="Default_20_Paragraph_20_Font"><text:span text:style-name="T2"> Porro mulier Madianitis, quæ pariter interfecta est, vocabatur Cozbi filia Sur principis nobilissimi Madianitarum. </text:span></text:span><text:span text:style-name="Default_20_Paragraph_20_Font"><text:span text:style-name="T1">16</text:span></text:span><text:span text:style-name="Default_20_Paragraph_20_Font"><text:span text:style-name="T2"> Locutusque est Dominus ad Moysen, dicens: </text:span></text:span><text:span text:style-name="Default_20_Paragraph_20_Font"><text:span text:style-name="T1">17</text:span></text:span><text:span text:style-name="Default_20_Paragraph_20_Font"><text:span text:style-name="T2"> Hostes vos sentiant Madianitæ, et percutite eos: </text:span></text:span><text:span text:style-name="Default_20_Paragraph_20_Font"><text:span text:style-name="T1">18</text:span></text:span><text:span text:style-name="Default_20_Paragraph_20_Font"><text:span text:style-name="T2"> quia et ipsi hostiliter egerunt contra vos, et decepere insidiis per idolum Phogor, et Cozbi filiam ducis Madian sororem suam, quæ percussa est in die plagæ pro sacrilegio Phogor. </text:span></text:span></text:p>
      </text:section>
      <text:section text:style-name="Sect1" text:name="Sect26">
        <text:p text:style-name="P2">Numeri XXVI</text:p>
        <text:p text:style-name="P3"><text:span text:style-name="Default_20_Paragraph_20_Font"><text:span text:style-name="T1">1</text:span></text:span><text:span text:style-name="Default_20_Paragraph_20_Font"><text:span text:style-name="T2"> Postquam noxiorum sanguis effusus est, dixit Dominus ad Moysen et Eleazarum filium Aaron sacerdotem: </text:span></text:span><text:span text:style-name="Default_20_Paragraph_20_Font"><text:span text:style-name="T1">2</text:span></text:span><text:span text:style-name="Default_20_Paragraph_20_Font"><text:span text:style-name="T2"> Numerate omnem summam filiorum Israël a viginti annis et supra, per domos et cognationes suas, cunctos qui possunt ad bella procedere. </text:span></text:span><text:span text:style-name="Default_20_Paragraph_20_Font"><text:span text:style-name="T1">3</text:span></text:span><text:span text:style-name="Default_20_Paragraph_20_Font"><text:span text:style-name="T2"> Locuti sunt itaque Moyses et Eleazar sacerdos, in campestribus Moab super Jordanem contra Jericho, ad eos qui erant </text:span></text:span><text:span text:style-name="Default_20_Paragraph_20_Font"><text:span text:style-name="T1">4</text:span></text:span><text:span text:style-name="Default_20_Paragraph_20_Font"><text:span text:style-name="T2"> a viginti annis et supra, sicut Dominus imperaverat, quorum iste est numerus. </text:span></text:span><text:span text:style-name="Default_20_Paragraph_20_Font"><text:span text:style-name="T1">5</text:span></text:span><text:span text:style-name="Default_20_Paragraph_20_Font"><text:span text:style-name="T2"> Ruben primogenitus Israël: hujus filius, Henoch, a quo familia Henochitarum: et Phallu, a quo familia Phalluitarum: </text:span></text:span><text:span text:style-name="Default_20_Paragraph_20_Font"><text:span text:style-name="T1">6</text:span></text:span><text:span text:style-name="Default_20_Paragraph_20_Font"><text:span text:style-name="T2"> et Hesron, a quo familia Hesronitarum: et Charmi, a quo familia Charmitarum. </text:span></text:span><text:span text:style-name="Default_20_Paragraph_20_Font"><text:span text:style-name="T1">7</text:span></text:span><text:span text:style-name="Default_20_Paragraph_20_Font"><text:span text:style-name="T2"> Hæ sunt familiæ de stirpe Ruben: quarum numerus inventus est quadraginta tria millia, et septingenti triginta. </text:span></text:span><text:span text:style-name="Default_20_Paragraph_20_Font"><text:span text:style-name="T1">8</text:span></text:span><text:span text:style-name="Default_20_Paragraph_20_Font"><text:span text:style-name="T2"> Filius Phallu, Eliab: </text:span></text:span><text:span text:style-name="Default_20_Paragraph_20_Font"><text:span text:style-name="T1">9</text:span></text:span><text:span text:style-name="Default_20_Paragraph_20_Font"><text:span text:style-name="T2"> hujus filii, Namuel et Dathan et Abiron: isti sunt Dathan et Abiron principes populi, qui surrexerunt contra Moysen et Aaron in seditione Core, quando adversus Dominum rebellaverunt: </text:span></text:span><text:span text:style-name="Default_20_Paragraph_20_Font"><text:span text:style-name="T1">10</text:span></text:span><text:span text:style-name="Default_20_Paragraph_20_Font"><text:span text:style-name="T2"> et aperiens terra os suum devoravit Core, morientibus plurimis, quando combussit ignis ducentos quinquaginta viros. Et factum est grande miraculum, </text:span></text:span><text:span text:style-name="Default_20_Paragraph_20_Font"><text:span text:style-name="T1">11</text:span></text:span><text:span text:style-name="Default_20_Paragraph_20_Font"><text:span text:style-name="T2"> ut, Core pereunte, filii illius non perirent. </text:span></text:span><text:span text:style-name="Default_20_Paragraph_20_Font"><text:span text:style-name="T1">12</text:span></text:span><text:span text:style-name="Default_20_Paragraph_20_Font"><text:span text:style-name="T2"> Filii Simeon per cognationes suas: Namuel, ab hoc familia Namuelitarum: Jamin, ab hoc familia Jaminitarum: Jachin, ab hoc familia Jachinitarum: </text:span></text:span><text:span text:style-name="Default_20_Paragraph_20_Font"><text:span text:style-name="T1">13</text:span></text:span><text:span text:style-name="Default_20_Paragraph_20_Font"><text:span text:style-name="T2"> Zare, ab hoc familia Zareitarum: Saul, ab hoc familia Saulitarum. </text:span></text:span><text:span text:style-name="Default_20_Paragraph_20_Font"><text:span text:style-name="T1">14</text:span></text:span><text:span text:style-name="Default_20_Paragraph_20_Font"><text:span text:style-name="T2"> Hæ sunt familiæ de stirpe Simeon, quarum omnis numerus fuit viginti duo millia ducenti. </text:span></text:span><text:span text:style-name="Default_20_Paragraph_20_Font"><text:span text:style-name="T1">15</text:span></text:span><text:span text:style-name="Default_20_Paragraph_20_Font"><text:span text:style-name="T2"> Filii Gad per cognationes suas: Sephon, ab hoc familia Sephonitarum: Aggi, ab hoc familia Aggitarum: Suni, ab hoc familia Sunitarum: </text:span></text:span><text:span text:style-name="Default_20_Paragraph_20_Font"><text:span text:style-name="T1">16</text:span></text:span><text:span text:style-name="Default_20_Paragraph_20_Font"><text:span text:style-name="T2"> Ozni, ab hoc familia Oznitarum: Her, ab hoc familia Heritarum: </text:span></text:span><text:span text:style-name="Default_20_Paragraph_20_Font"><text:span text:style-name="T1">17</text:span></text:span><text:span text:style-name="Default_20_Paragraph_20_Font"><text:span text:style-name="T2"> Arod, ab hoc familia Aroditarum: Ariel, ab hoc familia Arielitarum. </text:span></text:span><text:span text:style-name="Default_20_Paragraph_20_Font"><text:span text:style-name="T1">18</text:span></text:span><text:span text:style-name="Default_20_Paragraph_20_Font"><text:span text:style-name="T2"> Istæ sunt familiæ Gad, quarum omnis numerus fuit quadraginta millia quingenti. </text:span></text:span><text:span text:style-name="Default_20_Paragraph_20_Font"><text:span text:style-name="T1">19</text:span></text:span><text:span text:style-name="Default_20_Paragraph_20_Font"><text:span text:style-name="T2"> Filii Juda, Her et Onan, qui ambo mortui sunt in terra Chanaan. </text:span></text:span><text:span text:style-name="Default_20_Paragraph_20_Font"><text:span text:style-name="T1">20</text:span></text:span><text:span text:style-name="Default_20_Paragraph_20_Font"><text:span text:style-name="T2"> Fueruntque filii Juda per cognationes suas: Sela, a quo familia Selaitarum: Phares, a quo familia Pharesitarum: Zare, a quo familia Zareitarum. </text:span></text:span><text:span text:style-name="Default_20_Paragraph_20_Font"><text:span text:style-name="T1">21</text:span></text:span><text:span text:style-name="Default_20_Paragraph_20_Font"><text:span text:style-name="T2"> Porro filii Phares: Hesron, a quo familia Hesronitarum: et Hamul, a quo familia Hamulitarum. </text:span></text:span><text:span text:style-name="Default_20_Paragraph_20_Font"><text:span text:style-name="T1">22</text:span></text:span><text:span text:style-name="Default_20_Paragraph_20_Font"><text:span text:style-name="T2"> Istæ sunt familiæ Juda, quarum omnis numerus fuit septuaginta sex millia quingenti. </text:span></text:span><text:span text:style-name="Default_20_Paragraph_20_Font"><text:span text:style-name="T1">23</text:span></text:span><text:span text:style-name="Default_20_Paragraph_20_Font"><text:span text:style-name="T2"> Filii Issachar per cognationes suas: Thola, a quo familia Tholaitarum: Phua, a quo familia Phuaitarum: </text:span></text:span><text:span text:style-name="Default_20_Paragraph_20_Font"><text:span text:style-name="T1">24</text:span></text:span><text:span text:style-name="Default_20_Paragraph_20_Font"><text:span text:style-name="T2"> Jasub, a quo familia Jasubitarum: Semran, a quo familia Semranitarum. </text:span></text:span><text:span text:style-name="Default_20_Paragraph_20_Font"><text:span text:style-name="T1">25</text:span></text:span><text:span text:style-name="Default_20_Paragraph_20_Font"><text:span text:style-name="T2"> Hæ sunt cognationes Issachar, quarum numerus fuit sexaginta quatuor millia trecenti. </text:span></text:span><text:span text:style-name="Default_20_Paragraph_20_Font"><text:span text:style-name="T1">26</text:span></text:span><text:span text:style-name="Default_20_Paragraph_20_Font"><text:span text:style-name="T2"> Filii Zabulon per cognationes suas: Sared, a quo familia Sareditarum: Elon, a quo familia Elonitarum: Jalel, a quo familia Jalelitarum. </text:span></text:span><text:span text:style-name="Default_20_Paragraph_20_Font"><text:span text:style-name="T1">27</text:span></text:span><text:span text:style-name="Default_20_Paragraph_20_Font"><text:span text:style-name="T2"> Hæ sunt cognationes Zabulon, quarum numerus fuit sexaginta millia quingenti. </text:span></text:span><text:span text:style-name="Default_20_Paragraph_20_Font"><text:span text:style-name="T1">28</text:span></text:span><text:span text:style-name="Default_20_Paragraph_20_Font"><text:span text:style-name="T2"> Filii Joseph per cognationes </text:span></text:span><text:soft-page-break/><text:span text:style-name="Default_20_Paragraph_20_Font"><text:span text:style-name="T2">suas, Manasse et Ephraim. </text:span></text:span><text:span text:style-name="Default_20_Paragraph_20_Font"><text:span text:style-name="T1">29</text:span></text:span><text:span text:style-name="Default_20_Paragraph_20_Font"><text:span text:style-name="T2"> De Manasse ortus est Machir, a quo familia Machiritarum. Machir genuit Galaad, a quo familia Galaaditarum. </text:span></text:span><text:span text:style-name="Default_20_Paragraph_20_Font"><text:span text:style-name="T1">30</text:span></text:span><text:span text:style-name="Default_20_Paragraph_20_Font"><text:span text:style-name="T2"> Galaad habuit filios: Jezer, a quo familia Jezeritarum: et Helec, a quo familia Helecitarum: </text:span></text:span><text:span text:style-name="Default_20_Paragraph_20_Font"><text:span text:style-name="T1">31</text:span></text:span><text:span text:style-name="Default_20_Paragraph_20_Font"><text:span text:style-name="T2"> et Asriel, a quo familia Asrielitarum: et Sechem, a quo familia Sechemitarum: </text:span></text:span><text:span text:style-name="Default_20_Paragraph_20_Font"><text:span text:style-name="T1">32</text:span></text:span><text:span text:style-name="Default_20_Paragraph_20_Font"><text:span text:style-name="T2"> et Semida, a quo familia Semidaitarum: et Hepher, a quo familia Hepheritarum. </text:span></text:span><text:span text:style-name="Default_20_Paragraph_20_Font"><text:span text:style-name="T1">33</text:span></text:span><text:span text:style-name="Default_20_Paragraph_20_Font"><text:span text:style-name="T2"> Fuit autem Hepher pater Salphaad, qui filios non habebat, sed tantum filias: quarum ista sunt nomina: Maala, et Noa, et Hegla, et Melcha, et Thersa. </text:span></text:span><text:span text:style-name="Default_20_Paragraph_20_Font"><text:span text:style-name="T1">34</text:span></text:span><text:span text:style-name="Default_20_Paragraph_20_Font"><text:span text:style-name="T2"> Hæ sunt familiæ Manasse, et numerus earum quinquaginta duo millia septingenti. </text:span></text:span><text:span text:style-name="Default_20_Paragraph_20_Font"><text:span text:style-name="T1">35</text:span></text:span><text:span text:style-name="Default_20_Paragraph_20_Font"><text:span text:style-name="T2"> Filii autem Ephraim per cognationes suas fuerunt hi: Suthala, a quo familia Suthalaitarum: Becher, a quo familia Becheritarum: Thehen, a quo familia Thehenitarum. </text:span></text:span><text:span text:style-name="Default_20_Paragraph_20_Font"><text:span text:style-name="T1">36</text:span></text:span><text:span text:style-name="Default_20_Paragraph_20_Font"><text:span text:style-name="T2"> Porro filius Suthala fuit Heran, a quo familia Heranitarum. </text:span></text:span><text:span text:style-name="Default_20_Paragraph_20_Font"><text:span text:style-name="T1">37</text:span></text:span><text:span text:style-name="Default_20_Paragraph_20_Font"><text:span text:style-name="T2"> Hæ sunt cognationes filiorum Ephraim: quarum numerus fuit triginta duo millia quingenti. </text:span></text:span><text:span text:style-name="Default_20_Paragraph_20_Font"><text:span text:style-name="T1">38</text:span></text:span><text:span text:style-name="Default_20_Paragraph_20_Font"><text:span text:style-name="T2"> Isti sunt filii Joseph per familias suas. Filii Benjamin in cognationibus suis: Bela, a quo familia Belaitarum: Asbel, a quo familia Asbelitarum: Ahiram, a quo familia Ahiramitarum: </text:span></text:span><text:span text:style-name="Default_20_Paragraph_20_Font"><text:span text:style-name="T1">39</text:span></text:span><text:span text:style-name="Default_20_Paragraph_20_Font"><text:span text:style-name="T2"> Supham, a quo familia Suphamitarum: Hupham, a quo familia Huphamitarum. </text:span></text:span><text:span text:style-name="Default_20_Paragraph_20_Font"><text:span text:style-name="T1">40</text:span></text:span><text:span text:style-name="Default_20_Paragraph_20_Font"><text:span text:style-name="T2"> Filii Bela: Hered, et Noëman. De Hered, familia Hereditarum: de Noëman, familia Noëmanitarum. </text:span></text:span><text:span text:style-name="Default_20_Paragraph_20_Font"><text:span text:style-name="T1">41</text:span></text:span><text:span text:style-name="Default_20_Paragraph_20_Font"><text:span text:style-name="T2"> Hi sunt filii Benjamin per cognationes suas: quorum numerus fuit quadraginta quinque millia sexcenti. </text:span></text:span><text:span text:style-name="Default_20_Paragraph_20_Font"><text:span text:style-name="T1">42</text:span></text:span><text:span text:style-name="Default_20_Paragraph_20_Font"><text:span text:style-name="T2"> Filii Dan per cognationes suas: Suham, a quo familia Suhamitarum. Hæ sunt cognationes Dan per familias suas. </text:span></text:span><text:span text:style-name="Default_20_Paragraph_20_Font"><text:span text:style-name="T1">43</text:span></text:span><text:span text:style-name="Default_20_Paragraph_20_Font"><text:span text:style-name="T2"> Omnes fuere Suhamitæ, quorum numerus erat sexaginta quatuor millia quadringenti. </text:span></text:span><text:span text:style-name="Default_20_Paragraph_20_Font"><text:span text:style-name="T1">44</text:span></text:span><text:span text:style-name="Default_20_Paragraph_20_Font"><text:span text:style-name="T2"> Filii Aser per cognationes suas: Jemna, a quo familia Jemnaitarum: Jessui, a quo familia Jessuitarum: Brie, a quo familia Brieitarum. </text:span></text:span><text:span text:style-name="Default_20_Paragraph_20_Font"><text:span text:style-name="T1">45</text:span></text:span><text:span text:style-name="Default_20_Paragraph_20_Font"><text:span text:style-name="T2"> Filii Brie: Heber, a quo familia Heberitarum: et Melchiel, a quo familia Melchielitarum. </text:span></text:span><text:span text:style-name="Default_20_Paragraph_20_Font"><text:span text:style-name="T1">46</text:span></text:span><text:span text:style-name="Default_20_Paragraph_20_Font"><text:span text:style-name="T2"> Nomen autem filiæ Aser fuit Sara. </text:span></text:span><text:span text:style-name="Default_20_Paragraph_20_Font"><text:span text:style-name="T1">47</text:span></text:span><text:span text:style-name="Default_20_Paragraph_20_Font"><text:span text:style-name="T2"> Hæ cognationes filiorum Aser, et numerus eorum quinquaginta tria millia quadringenti. </text:span></text:span><text:span text:style-name="Default_20_Paragraph_20_Font"><text:span text:style-name="T1">48</text:span></text:span><text:span text:style-name="Default_20_Paragraph_20_Font"><text:span text:style-name="T2"> Filii Nephthali per cognationes suas: Jesiel, a quo familia Jesielitarum: Guni, a quo familia Gunitarum: </text:span></text:span><text:span text:style-name="Default_20_Paragraph_20_Font"><text:span text:style-name="T1">49</text:span></text:span><text:span text:style-name="Default_20_Paragraph_20_Font"><text:span text:style-name="T2"> Jeser, a quo familia Jeseritarum: Sellem, a quo familia Sellemitarum. </text:span></text:span><text:span text:style-name="Default_20_Paragraph_20_Font"><text:span text:style-name="T1">50</text:span></text:span><text:span text:style-name="Default_20_Paragraph_20_Font"><text:span text:style-name="T2"> Hæ sunt cognationes filiorum Nephthali per familias suas: quorum numerus quadraginta quinque millia quadringenti. </text:span></text:span><text:span text:style-name="Default_20_Paragraph_20_Font"><text:span text:style-name="T1">51</text:span></text:span><text:span text:style-name="Default_20_Paragraph_20_Font"><text:span text:style-name="T2"> Ista est summa filiorum Israël, qui recensiti sunt, sexcenta millia, et mille septingenti triginta. </text:span></text:span><text:span text:style-name="Default_20_Paragraph_20_Font"><text:span text:style-name="T1">52</text:span></text:span><text:span text:style-name="Default_20_Paragraph_20_Font"><text:span text:style-name="T2"> Locutusque est Dominus ad Moysen, dicens: </text:span></text:span><text:span text:style-name="Default_20_Paragraph_20_Font"><text:span text:style-name="T1">53</text:span></text:span><text:span text:style-name="Default_20_Paragraph_20_Font"><text:span text:style-name="T2"> Istis dividetur terra juxta numerum vocabulorum in possessiones suas. </text:span></text:span><text:span text:style-name="Default_20_Paragraph_20_Font"><text:span text:style-name="T1">54</text:span></text:span><text:span text:style-name="Default_20_Paragraph_20_Font"><text:span text:style-name="T2"> Pluribus majorem partem dabis, et paucioribus minorem: singulis, sicut nunc recensiti sunt, tradetur possessio: </text:span></text:span><text:span text:style-name="Default_20_Paragraph_20_Font"><text:span text:style-name="T1">55</text:span></text:span><text:span text:style-name="Default_20_Paragraph_20_Font"><text:span text:style-name="T2"> ita dumtaxat ut sors terram tribubus dividat et familiis. </text:span></text:span><text:span text:style-name="Default_20_Paragraph_20_Font"><text:span text:style-name="T1">56</text:span></text:span><text:span text:style-name="Default_20_Paragraph_20_Font"><text:span text:style-name="T2"> Quidquid sorte contigerit, hoc vel plures accipiant, vel pauciores.</text:span></text:span></text:p>
        <text:p text:style-name="P3"><text:span text:style-name="Default_20_Paragraph_20_Font"><text:span text:style-name="T1">57</text:span></text:span><text:span text:style-name="Default_20_Paragraph_20_Font"><text:span text:style-name="T2"> Hic quoque est numerus filiorum Levi per familias suas: Gerson, a quo familia Gersonitarum: Caath, a quo familia Caathitarum: Merari, a quo familia Meraritarum. </text:span></text:span><text:span text:style-name="Default_20_Paragraph_20_Font"><text:span text:style-name="T1">58</text:span></text:span><text:span text:style-name="Default_20_Paragraph_20_Font"><text:span text:style-name="T2"> Hæ sunt familiæ Levi: familia Lobni, familia Hebroni, familia Moholi, familia Musi, familia Core. At vero Caath genuit Amram: </text:span></text:span><text:span text:style-name="Default_20_Paragraph_20_Font"><text:span text:style-name="T1">59</text:span></text:span><text:span text:style-name="Default_20_Paragraph_20_Font"><text:span text:style-name="T2"> qui habuit uxorem Jochabed filiam Levi, quæ nata est ei in Ægypto. Hæc genuit Amram viro suo filios, Aaron, et Moysen, et Mariam sororem eorum. </text:span></text:span><text:span text:style-name="Default_20_Paragraph_20_Font"><text:span text:style-name="T1">60</text:span></text:span><text:span text:style-name="Default_20_Paragraph_20_Font"><text:span text:style-name="T2"> De Aaron orti sunt Nadab et Abiu, et Eleazar et Ithamar: </text:span></text:span><text:span text:style-name="Default_20_Paragraph_20_Font"><text:span text:style-name="T1">61</text:span></text:span><text:span text:style-name="Default_20_Paragraph_20_Font"><text:span text:style-name="T2"> quorum Nadab et Abiu mortui sunt, cum obtulissent ignem alienum coram Domino. </text:span></text:span><text:span text:style-name="Default_20_Paragraph_20_Font"><text:span text:style-name="T1">62</text:span></text:span><text:span text:style-name="Default_20_Paragraph_20_Font"><text:span text:style-name="T2"> Fueruntque omnes qui numerati sunt, viginti tria millia generis masculini ab uno mense et supra: quia non sunt recensiti inter filios Israël, nec eis cum ceteris data possessio est. </text:span></text:span><text:span text:style-name="Default_20_Paragraph_20_Font"><text:span text:style-name="T1">63</text:span></text:span><text:span text:style-name="Default_20_Paragraph_20_Font"><text:span text:style-name="T2"> Hic est numerus filiorum Israël, qui descripti sunt a Moyse et Eleazaro sacerdote, in </text:span></text:span><text:soft-page-break/><text:span text:style-name="Default_20_Paragraph_20_Font"><text:span text:style-name="T2">campestribus Moab supra Jordanem contra Jericho: </text:span></text:span><text:span text:style-name="Default_20_Paragraph_20_Font"><text:span text:style-name="T1">64</text:span></text:span><text:span text:style-name="Default_20_Paragraph_20_Font"><text:span text:style-name="T2"> inter quos, nullus fuit eorum qui ante numerati sunt a Moyse et Aaron in deserto Sinai: </text:span></text:span><text:span text:style-name="Default_20_Paragraph_20_Font"><text:span text:style-name="T1">65</text:span></text:span><text:span text:style-name="Default_20_Paragraph_20_Font"><text:span text:style-name="T2"> prædixerat enim Dominus quod omnes morerentur in solitudine. Nullusque remansit ex eis, nisi Caleb filius Jephone, et Josue filius Nun. </text:span></text:span></text:p>
      </text:section>
      <text:section text:style-name="Sect1" text:name="Sect27">
        <text:p text:style-name="P2">Numeri XXVII</text:p>
        <text:p text:style-name="P3"><text:span text:style-name="Default_20_Paragraph_20_Font"><text:span text:style-name="T1">1</text:span></text:span><text:span text:style-name="Default_20_Paragraph_20_Font"><text:span text:style-name="T2"> Accesserunt autem filiæ Salphaad, filii Hepher, filii Galaad, filii Machir, filii Manasse, qui fuit filius Joseph: quarum sunt nomina, Maala, et Noa, et Hegla, et Melcha, et Thersa. </text:span></text:span><text:span text:style-name="Default_20_Paragraph_20_Font"><text:span text:style-name="T1">2</text:span></text:span><text:span text:style-name="Default_20_Paragraph_20_Font"><text:span text:style-name="T2"> Steteruntque coram Moyse et Eleazaro sacerdote et cunctis principibus populi ad ostium tabernaculi fœderis, atque dixerunt: </text:span></text:span><text:span text:style-name="Default_20_Paragraph_20_Font"><text:span text:style-name="T1">3</text:span></text:span><text:span text:style-name="Default_20_Paragraph_20_Font"><text:span text:style-name="T2"> Pater noster mortuus est in deserto, nec fuit in seditione, quæ concitata est contra Dominum sub Core, sed in peccato suo mortuus est: hic non habuit mares filios. Cur tollitur nomen illius de familia sua, quia non habuit filium? date nobis possessionem inter cognatos patris nostri. </text:span></text:span><text:span text:style-name="Default_20_Paragraph_20_Font"><text:span text:style-name="T1">4</text:span></text:span><text:span text:style-name="Default_20_Paragraph_20_Font"><text:span text:style-name="T2"> Retulitque Moyses causam earum ad judicium Domini. </text:span></text:span><text:span text:style-name="Default_20_Paragraph_20_Font"><text:span text:style-name="T1">5</text:span></text:span><text:span text:style-name="Default_20_Paragraph_20_Font"><text:span text:style-name="T2"> Qui dixit ad eum: </text:span></text:span><text:span text:style-name="Default_20_Paragraph_20_Font"><text:span text:style-name="T1">6</text:span></text:span><text:span text:style-name="Default_20_Paragraph_20_Font"><text:span text:style-name="T2"> Justam rem postulant filiæ Salphaad: da eis possessionem inter cognatos patris sui, et ei in hæreditatem succedant. </text:span></text:span><text:span text:style-name="Default_20_Paragraph_20_Font"><text:span text:style-name="T1">7</text:span></text:span><text:span text:style-name="Default_20_Paragraph_20_Font"><text:span text:style-name="T2"> Ad filios autem Israël loqueris hæc: </text:span></text:span><text:span text:style-name="Default_20_Paragraph_20_Font"><text:span text:style-name="T1">8</text:span></text:span><text:span text:style-name="Default_20_Paragraph_20_Font"><text:span text:style-name="T2"> Homo cum mortuus fuerit absque filio, ad filiam ejus transibit hæreditas. </text:span></text:span><text:span text:style-name="Default_20_Paragraph_20_Font"><text:span text:style-name="T1">9</text:span></text:span><text:span text:style-name="Default_20_Paragraph_20_Font"><text:span text:style-name="T2"> Si filiam non habuerit, habebit successores fratres suos. </text:span></text:span><text:span text:style-name="Default_20_Paragraph_20_Font"><text:span text:style-name="T1">10</text:span></text:span><text:span text:style-name="Default_20_Paragraph_20_Font"><text:span text:style-name="T2"> Quod si et fratres non fuerint, dabitis hæreditatem fratribus patris ejus. </text:span></text:span><text:span text:style-name="Default_20_Paragraph_20_Font"><text:span text:style-name="T1">11</text:span></text:span><text:span text:style-name="Default_20_Paragraph_20_Font"><text:span text:style-name="T2"> Sin autem nec patruos habuerit, dabitur hæreditas his qui ei proximi sunt. Eritque hoc filiis Israël sanctum lege perpetua, sicut præcepit Dominus Moysi.</text:span></text:span></text:p>
        <text:p text:style-name="P3"><text:span text:style-name="Default_20_Paragraph_20_Font"><text:span text:style-name="T1">12</text:span></text:span><text:span text:style-name="Default_20_Paragraph_20_Font"><text:span text:style-name="T2"> Dixit quoque Dominus ad Moysen: Ascende in montem istum Abarim, et contemplare inde terram, quam daturus sum filiis Israël. </text:span></text:span><text:span text:style-name="Default_20_Paragraph_20_Font"><text:span text:style-name="T1">13</text:span></text:span><text:span text:style-name="Default_20_Paragraph_20_Font"><text:span text:style-name="T2"> Cumque videris eam, ibis et tu ad populum tuum, sicut ivit frater tuus Aaron: </text:span></text:span><text:span text:style-name="Default_20_Paragraph_20_Font"><text:span text:style-name="T1">14</text:span></text:span><text:span text:style-name="Default_20_Paragraph_20_Font"><text:span text:style-name="T2"> quia offendistis me in deserto Sin in contradictione multitudinis, nec sanctificare me voluistis coram ea super aquas. Hæ sunt aquæ contradictionis in Cades deserti Sin. </text:span></text:span><text:span text:style-name="Default_20_Paragraph_20_Font"><text:span text:style-name="T1">15</text:span></text:span><text:span text:style-name="Default_20_Paragraph_20_Font"><text:span text:style-name="T2"> Cui respondit Moyses: </text:span></text:span><text:span text:style-name="Default_20_Paragraph_20_Font"><text:span text:style-name="T1">16</text:span></text:span><text:span text:style-name="Default_20_Paragraph_20_Font"><text:span text:style-name="T2"> Provideat Dominus Deus spirituum omnis carnis hominem, qui sit super multitudinem hanc: </text:span></text:span><text:span text:style-name="Default_20_Paragraph_20_Font"><text:span text:style-name="T1">17</text:span></text:span><text:span text:style-name="Default_20_Paragraph_20_Font"><text:span text:style-name="T2"> et possit exire et intrare ante eos, et educere eos vel introducere: ne sit populus Domini sicut oves absque pastore. </text:span></text:span><text:span text:style-name="Default_20_Paragraph_20_Font"><text:span text:style-name="T1">18</text:span></text:span><text:span text:style-name="Default_20_Paragraph_20_Font"><text:span text:style-name="T2"> Dixitque Dominus ad eum: Tolle Josue filium Nun, virum in quo est spiritus, et pone manum tuam super eum. </text:span></text:span><text:span text:style-name="Default_20_Paragraph_20_Font"><text:span text:style-name="T1">19</text:span></text:span><text:span text:style-name="Default_20_Paragraph_20_Font"><text:span text:style-name="T2"> Qui stabit coram Eleazaro sacerdote et omni multitudine: </text:span></text:span><text:span text:style-name="Default_20_Paragraph_20_Font"><text:span text:style-name="T1">20</text:span></text:span><text:span text:style-name="Default_20_Paragraph_20_Font"><text:span text:style-name="T2"> et dabis ei præcepta cunctis videntibus, et partem gloriæ tuæ, ut audiat eum omnis synagoga filiorum Israël. </text:span></text:span><text:span text:style-name="Default_20_Paragraph_20_Font"><text:span text:style-name="T1">21</text:span></text:span><text:span text:style-name="Default_20_Paragraph_20_Font"><text:span text:style-name="T2"> Pro hoc, si quid agendum erit, Eleazar sacerdos consulet Dominum. Ad verbum ejus egredietur et ingredietur ipse, et omnes filii Israël cum eo, et cetera multitudo. </text:span></text:span><text:span text:style-name="Default_20_Paragraph_20_Font"><text:span text:style-name="T1">22</text:span></text:span><text:span text:style-name="Default_20_Paragraph_20_Font"><text:span text:style-name="T2"> Fecit Moyses ut præceperat Dominus: cumque tulisset Josue, statuit eum coram Eleazaro sacerdote et omni frequentia populi. </text:span></text:span><text:span text:style-name="Default_20_Paragraph_20_Font"><text:span text:style-name="T1">23</text:span></text:span><text:span text:style-name="Default_20_Paragraph_20_Font"><text:span text:style-name="T2"> Et impositis capiti ejus manibus, cuncta replicavit quæ mandaverat Dominus. </text:span></text:span></text:p>
      </text:section>
      <text:section text:style-name="Sect1" text:name="Sect28">
        <text:p text:style-name="P2"><text:soft-page-break/>Numeri XXVIII</text:p>
        <text:p text:style-name="P3"><text:span text:style-name="Default_20_Paragraph_20_Font"><text:span text:style-name="T1">1</text:span></text:span><text:span text:style-name="Default_20_Paragraph_20_Font"><text:span text:style-name="T2"> Dixit quoque Dominus ad Moysen: </text:span></text:span><text:span text:style-name="Default_20_Paragraph_20_Font"><text:span text:style-name="T1">2</text:span></text:span><text:span text:style-name="Default_20_Paragraph_20_Font"><text:span text:style-name="T2"> Præcipe filiis Israël, et dices ad eos: Oblationem meam et panes, et incensum odoris suavissimi offerte per tempora sua. </text:span></text:span><text:span text:style-name="Default_20_Paragraph_20_Font"><text:span text:style-name="T1">3</text:span></text:span><text:span text:style-name="Default_20_Paragraph_20_Font"><text:span text:style-name="T2"> Hæc sunt sacrificia quæ offerre debetis: agnos anniculos immaculatos duos quotidie in holocaustum sempiternum: </text:span></text:span><text:span text:style-name="Default_20_Paragraph_20_Font"><text:span text:style-name="T1">4</text:span></text:span><text:span text:style-name="Default_20_Paragraph_20_Font"><text:span text:style-name="T2"> unum offeretis mane, et alterum ad vesperum: </text:span></text:span><text:span text:style-name="Default_20_Paragraph_20_Font"><text:span text:style-name="T1">5</text:span></text:span><text:span text:style-name="Default_20_Paragraph_20_Font"><text:span text:style-name="T2"> decimam partem ephi similæ, quæ conspersa sit oleo purissimo, et habeat quartam partem hin. </text:span></text:span><text:span text:style-name="Default_20_Paragraph_20_Font"><text:span text:style-name="T1">6</text:span></text:span><text:span text:style-name="Default_20_Paragraph_20_Font"><text:span text:style-name="T2"> Holocaustum juge est quod obtulistis in monte Sinai in odorem suavissimum incensi Domini. </text:span></text:span><text:span text:style-name="Default_20_Paragraph_20_Font"><text:span text:style-name="T1">7</text:span></text:span><text:span text:style-name="Default_20_Paragraph_20_Font"><text:span text:style-name="T2"> Et libabitis vini quartam partem hin per agnos singulos in sanctuario Domini. </text:span></text:span><text:span text:style-name="Default_20_Paragraph_20_Font"><text:span text:style-name="T1">8</text:span></text:span><text:span text:style-name="Default_20_Paragraph_20_Font"><text:span text:style-name="T2"> Alterumque agnum similiter offeretis ad vesperam juxta omnem ritum sacrificii matutini, et libamentorum ejus, oblationem suavissimi odoris Domino. </text:span></text:span><text:span text:style-name="Default_20_Paragraph_20_Font"><text:span text:style-name="T1">9</text:span></text:span><text:span text:style-name="Default_20_Paragraph_20_Font"><text:span text:style-name="T2"> Die autem sabbati offeretis duos agnos anniculos immaculatos, et duas decimas similæ oleo conspersæ in sacrificio, et liba: </text:span></text:span><text:span text:style-name="Default_20_Paragraph_20_Font"><text:span text:style-name="T1">10</text:span></text:span><text:span text:style-name="Default_20_Paragraph_20_Font"><text:span text:style-name="T2"> quæ rite funduntur per singula sabbata in holocaustum sempiternum. </text:span></text:span><text:span text:style-name="Default_20_Paragraph_20_Font"><text:span text:style-name="T1">11</text:span></text:span><text:span text:style-name="Default_20_Paragraph_20_Font"><text:span text:style-name="T2"> In calendis autem offeretis holocaustum Domino, vitulos de armento duos, arietem unum, agnos anniculos septem immaculatos, </text:span></text:span><text:span text:style-name="Default_20_Paragraph_20_Font"><text:span text:style-name="T1">12</text:span></text:span><text:span text:style-name="Default_20_Paragraph_20_Font"><text:span text:style-name="T2"> et tres decimas similæ oleo conspersæ in sacrificio per singulos vitulos: et duas decimas similæ oleo conspersæ per singulos arietes: </text:span></text:span><text:span text:style-name="Default_20_Paragraph_20_Font"><text:span text:style-name="T1">13</text:span></text:span><text:span text:style-name="Default_20_Paragraph_20_Font"><text:span text:style-name="T2"> et decimam decimæ similæ ex oleo in sacrificio per agnos singulos: holocaustum suavissimi odoris atque incensi est Domino. </text:span></text:span><text:span text:style-name="Default_20_Paragraph_20_Font"><text:span text:style-name="T1">14</text:span></text:span><text:span text:style-name="Default_20_Paragraph_20_Font"><text:span text:style-name="T2"> Libamenta autem vini, quæ per singulas fundenda sunt victimas, ista erunt: media pars hin per singulos vitulos, tertia per arietem, quarta per agnum. Hoc erit holocaustum per omnes menses, qui sibi anno vertente succedunt. </text:span></text:span><text:span text:style-name="Default_20_Paragraph_20_Font"><text:span text:style-name="T1">15</text:span></text:span><text:span text:style-name="Default_20_Paragraph_20_Font"><text:span text:style-name="T2"> Hircus quoque offeretur Domino pro peccatis in holocaustum sempiternum cum libamentis suis. </text:span></text:span><text:span text:style-name="Default_20_Paragraph_20_Font"><text:span text:style-name="T1">16</text:span></text:span><text:span text:style-name="Default_20_Paragraph_20_Font"><text:span text:style-name="T2"> Mense autem primo, quartadecima die mensis, Phase Domini erit, </text:span></text:span><text:span text:style-name="Default_20_Paragraph_20_Font"><text:span text:style-name="T1">17</text:span></text:span><text:span text:style-name="Default_20_Paragraph_20_Font"><text:span text:style-name="T2"> et quintadecima die solemnitas: septem diebus vescentur azymis. </text:span></text:span><text:span text:style-name="Default_20_Paragraph_20_Font"><text:span text:style-name="T1">18</text:span></text:span><text:span text:style-name="Default_20_Paragraph_20_Font"><text:span text:style-name="T2"> Quarum dies prima venerabilis et sancta erit: omne opus servile non facietis in ea. </text:span></text:span><text:span text:style-name="Default_20_Paragraph_20_Font"><text:span text:style-name="T1">19</text:span></text:span><text:span text:style-name="Default_20_Paragraph_20_Font"><text:span text:style-name="T2"> Offeretisque incensum holocaustum Domino, vitulos de armento duos, arietem unum, agnos anniculos immaculatos septem: </text:span></text:span><text:span text:style-name="Default_20_Paragraph_20_Font"><text:span text:style-name="T1">20</text:span></text:span><text:span text:style-name="Default_20_Paragraph_20_Font"><text:span text:style-name="T2"> et sacrificia singulorum ex simila quæ conspersa sit oleo, tres decimas per singulos vitulos, et duas decimas per arietem, </text:span></text:span><text:span text:style-name="Default_20_Paragraph_20_Font"><text:span text:style-name="T1">21</text:span></text:span><text:span text:style-name="Default_20_Paragraph_20_Font"><text:span text:style-name="T2"> et decimam decimæ per agnos singulos, id est, per septem agnos. </text:span></text:span><text:span text:style-name="Default_20_Paragraph_20_Font"><text:span text:style-name="T1">22</text:span></text:span><text:span text:style-name="Default_20_Paragraph_20_Font"><text:span text:style-name="T2"> Et hircum pro peccato unum, ut expietur pro vobis, </text:span></text:span><text:span text:style-name="Default_20_Paragraph_20_Font"><text:span text:style-name="T1">23</text:span></text:span><text:span text:style-name="Default_20_Paragraph_20_Font"><text:span text:style-name="T2"> præter holocaustum matutinum, quod semper offeretis. </text:span></text:span><text:span text:style-name="Default_20_Paragraph_20_Font"><text:span text:style-name="T1">24</text:span></text:span><text:span text:style-name="Default_20_Paragraph_20_Font"><text:span text:style-name="T2"> Ita facietis per singulos dies septem dierum in fomitem ignis, et in odorem suavissimum Domino, qui surget de holocausto, et de libationibus singulorum. </text:span></text:span><text:span text:style-name="Default_20_Paragraph_20_Font"><text:span text:style-name="T1">25</text:span></text:span><text:span text:style-name="Default_20_Paragraph_20_Font"><text:span text:style-name="T2"> Dies quoque septimus celeberrimus et sanctus erit vobis: omne opus servile non facietis in eo. </text:span></text:span><text:span text:style-name="Default_20_Paragraph_20_Font"><text:span text:style-name="T1">26</text:span></text:span><text:span text:style-name="Default_20_Paragraph_20_Font"><text:span text:style-name="T2"> Dies etiam primitivorum, quando offeretis novas fruges Domino, expletis hebdomadibus, venerabilis et sancta erit: omne opus servile non facietis in ea. </text:span></text:span><text:span text:style-name="Default_20_Paragraph_20_Font"><text:span text:style-name="T1">27</text:span></text:span><text:span text:style-name="Default_20_Paragraph_20_Font"><text:span text:style-name="T2"> Offeretisque holocaustum in odorem suavissimum Domino, vitulos de armento duos, arietem unum, et agnos anniculos immaculatos septem: </text:span></text:span><text:span text:style-name="Default_20_Paragraph_20_Font"><text:span text:style-name="T1">28</text:span></text:span><text:span text:style-name="Default_20_Paragraph_20_Font"><text:span text:style-name="T2"> atque in sacrificiis eorum, similæ oleo conspersæ tres decimas per singulos vitulos, per arietes duas, </text:span></text:span><text:span text:style-name="Default_20_Paragraph_20_Font"><text:span text:style-name="T1">29</text:span></text:span><text:span text:style-name="Default_20_Paragraph_20_Font"><text:span text:style-name="T2"> per agnos decimam decimæ, qui simul sunt agni septem. Hircum quoque, </text:span></text:span><text:span text:style-name="Default_20_Paragraph_20_Font"><text:span text:style-name="T1">30</text:span></text:span><text:span text:style-name="Default_20_Paragraph_20_Font"><text:span text:style-name="T2"> qui mactatur pro expiatione: præter holocaustum sempiternum et liba ejus. </text:span></text:span><text:span text:style-name="Default_20_Paragraph_20_Font"><text:span text:style-name="T1">31</text:span></text:span><text:span text:style-name="Default_20_Paragraph_20_Font"><text:span text:style-name="T2"> Immaculata offeretis omnia cum libationibus suis. </text:span></text:span></text:p>
      </text:section>
      <text:section text:style-name="Sect1" text:name="Sect29">
        <text:p text:style-name="P2"><text:soft-page-break/>Numeri XXIX</text:p>
        <text:p text:style-name="P3"><text:span text:style-name="Default_20_Paragraph_20_Font"><text:span text:style-name="T1">1</text:span></text:span><text:span text:style-name="Default_20_Paragraph_20_Font"><text:span text:style-name="T2"> Mensis etiam septimi prima dies venerabilis et sancta erit vobis. Omne opus servile non facietis in ea, quia dies clangoris est et tubarum. </text:span></text:span><text:span text:style-name="Default_20_Paragraph_20_Font"><text:span text:style-name="T1">2</text:span></text:span><text:span text:style-name="Default_20_Paragraph_20_Font"><text:span text:style-name="T2"> Offeretisque holocaustum in odorem suavissimum Domino, vitulum de armento unum, arietem unum, et agnos anniculos immaculatos septem: </text:span></text:span><text:span text:style-name="Default_20_Paragraph_20_Font"><text:span text:style-name="T1">3</text:span></text:span><text:span text:style-name="Default_20_Paragraph_20_Font"><text:span text:style-name="T2"> et in sacrificiis eorum, similæ oleo conspersæ tres decimas per singulos vitulos, duas decimas per arietem, </text:span></text:span><text:span text:style-name="Default_20_Paragraph_20_Font"><text:span text:style-name="T1">4</text:span></text:span><text:span text:style-name="Default_20_Paragraph_20_Font"><text:span text:style-name="T2"> unam decimam per agnum, qui simul sunt agni septem: </text:span></text:span><text:span text:style-name="Default_20_Paragraph_20_Font"><text:span text:style-name="T1">5</text:span></text:span><text:span text:style-name="Default_20_Paragraph_20_Font"><text:span text:style-name="T2"> et hircum pro peccato, qui offertur in expiationem populi, </text:span></text:span><text:span text:style-name="Default_20_Paragraph_20_Font"><text:span text:style-name="T1">6</text:span></text:span><text:span text:style-name="Default_20_Paragraph_20_Font"><text:span text:style-name="T2"> præter holocaustum calendarum cum sacrificiis suis, et holocaustum sempiternum cum libationibus solitis: eisdem cæremoniis offeretis in odorem suavissimum incensum Domino. </text:span></text:span><text:span text:style-name="Default_20_Paragraph_20_Font"><text:span text:style-name="T1">7</text:span></text:span><text:span text:style-name="Default_20_Paragraph_20_Font"><text:span text:style-name="T2"> Decima quoque dies mensis hujus septimi erit vobis sancta atque venerabilis, et affligetis animas vestras: omne opus servile non facietis in ea. </text:span></text:span><text:span text:style-name="Default_20_Paragraph_20_Font"><text:span text:style-name="T1">8</text:span></text:span><text:span text:style-name="Default_20_Paragraph_20_Font"><text:span text:style-name="T2"> Offeretisque holocaustum Domino in odorem suavissimum, vitulum de armento unum, arietem unum, agnos anniculos immaculatos septem: </text:span></text:span><text:span text:style-name="Default_20_Paragraph_20_Font"><text:span text:style-name="T1">9</text:span></text:span><text:span text:style-name="Default_20_Paragraph_20_Font"><text:span text:style-name="T2"> et in sacrificiis eorum similæ oleo conspersæ tres decimas per singulos vitulos, duas decimas per arietem, </text:span></text:span><text:span text:style-name="Default_20_Paragraph_20_Font"><text:span text:style-name="T1">10</text:span></text:span><text:span text:style-name="Default_20_Paragraph_20_Font"><text:span text:style-name="T2"> decimam decimæ per agnos singulos, qui sunt simul agni septem: </text:span></text:span><text:span text:style-name="Default_20_Paragraph_20_Font"><text:span text:style-name="T1">11</text:span></text:span><text:span text:style-name="Default_20_Paragraph_20_Font"><text:span text:style-name="T2"> et hircum pro peccato, absque his quæ offerri pro delicto solent in expiationem, et holocaustum sempiternum, cum sacrificio et libaminibus eorum. </text:span></text:span><text:span text:style-name="Default_20_Paragraph_20_Font"><text:span text:style-name="T1">12</text:span></text:span><text:span text:style-name="Default_20_Paragraph_20_Font"><text:span text:style-name="T2"> Quintadecima vero die mensis septimi, quæ vobis sancta erit atque venerabilis, omne opus servile non facietis in ea, sed celebrabitis solemnitatem Domino septem diebus. </text:span></text:span><text:span text:style-name="Default_20_Paragraph_20_Font"><text:span text:style-name="T1">13</text:span></text:span><text:span text:style-name="Default_20_Paragraph_20_Font"><text:span text:style-name="T2"> Offeretisque holocaustum in odorem suavissimum Domino, vitulos de armento tredecim, arietes duos, agnos anniculos immaculatos quatuordecim: </text:span></text:span><text:span text:style-name="Default_20_Paragraph_20_Font"><text:span text:style-name="T1">14</text:span></text:span><text:span text:style-name="Default_20_Paragraph_20_Font"><text:span text:style-name="T2"> et in libamentis eorum, similæ oleo conspersæ tres decimas per vitulos singulos, qui sunt simul vituli tredecim, et duas decimas arieti uno, id est, simul arietibus duobus, </text:span></text:span><text:span text:style-name="Default_20_Paragraph_20_Font"><text:span text:style-name="T1">15</text:span></text:span><text:span text:style-name="Default_20_Paragraph_20_Font"><text:span text:style-name="T2"> et decimam decimæ agnis singulis, qui sunt simul agni quatuordecim: </text:span></text:span><text:span text:style-name="Default_20_Paragraph_20_Font"><text:span text:style-name="T1">16</text:span></text:span><text:span text:style-name="Default_20_Paragraph_20_Font"><text:span text:style-name="T2"> et hircum pro peccato, absque holocausto sempiterno, et sacrificio, et libamine ejus. </text:span></text:span><text:span text:style-name="Default_20_Paragraph_20_Font"><text:span text:style-name="T1">17</text:span></text:span><text:span text:style-name="Default_20_Paragraph_20_Font"><text:span text:style-name="T2"> In die altero offeretis vitulos de armento duodecim, arietes duos, agnos anniculos immaculatos quatuordecim: </text:span></text:span><text:span text:style-name="Default_20_Paragraph_20_Font"><text:span text:style-name="T1">18</text:span></text:span><text:span text:style-name="Default_20_Paragraph_20_Font"><text:span text:style-name="T2"> sacrificiaque et libamina singulorum, per vitulos, et arietes, et agnos rite celebrabitis: </text:span></text:span><text:span text:style-name="Default_20_Paragraph_20_Font"><text:span text:style-name="T1">19</text:span></text:span><text:span text:style-name="Default_20_Paragraph_20_Font"><text:span text:style-name="T2"> et hircum pro peccato, absque holocausto sempiterno, sacrificioque et libamine ejus. </text:span></text:span><text:span text:style-name="Default_20_Paragraph_20_Font"><text:span text:style-name="T1">20</text:span></text:span><text:span text:style-name="Default_20_Paragraph_20_Font"><text:span text:style-name="T2"> Die tertio offeretis vitulos undecim, arietes duos, agnos anniculos immaculatos quatuordecim: </text:span></text:span><text:span text:style-name="Default_20_Paragraph_20_Font"><text:span text:style-name="T1">21</text:span></text:span><text:span text:style-name="Default_20_Paragraph_20_Font"><text:span text:style-name="T2"> sacrificiaque et libamina singulorum, per vitulos, et arietes, et agnos rite celebrabitis: </text:span></text:span><text:span text:style-name="Default_20_Paragraph_20_Font"><text:span text:style-name="T1">22</text:span></text:span><text:span text:style-name="Default_20_Paragraph_20_Font"><text:span text:style-name="T2"> et hircum pro peccato, absque holocausto sempiterno, sacrificioque et libamine ejus. </text:span></text:span><text:span text:style-name="Default_20_Paragraph_20_Font"><text:span text:style-name="T1">23</text:span></text:span><text:span text:style-name="Default_20_Paragraph_20_Font"><text:span text:style-name="T2"> Die quarto offeretis vitulos decem, arietes duos, agnos anniculos immaculatos quatuordecim: </text:span></text:span><text:span text:style-name="Default_20_Paragraph_20_Font"><text:span text:style-name="T1">24</text:span></text:span><text:span text:style-name="Default_20_Paragraph_20_Font"><text:span text:style-name="T2"> sacrificiaque et libamina singulorum, per vitulos, et arietes, et agnos rite celebrabitis: </text:span></text:span><text:span text:style-name="Default_20_Paragraph_20_Font"><text:span text:style-name="T1">25</text:span></text:span><text:span text:style-name="Default_20_Paragraph_20_Font"><text:span text:style-name="T2"> et hircum pro peccato, absque holocausto sempiterno, sacrificioque ejus et libamine. </text:span></text:span><text:span text:style-name="Default_20_Paragraph_20_Font"><text:span text:style-name="T1">26</text:span></text:span><text:span text:style-name="Default_20_Paragraph_20_Font"><text:span text:style-name="T2"> Die quinto offeretis vitulos novem, arietes duos, agnos anniculos immaculatos quatuordecim: </text:span></text:span><text:span text:style-name="Default_20_Paragraph_20_Font"><text:span text:style-name="T1">27</text:span></text:span><text:span text:style-name="Default_20_Paragraph_20_Font"><text:span text:style-name="T2"> sacrificiaque et libamina singulorum, per vitulos, et arietes, et agnos rite celebrabitis: </text:span></text:span><text:span text:style-name="Default_20_Paragraph_20_Font"><text:span text:style-name="T1">28</text:span></text:span><text:span text:style-name="Default_20_Paragraph_20_Font"><text:span text:style-name="T2"> et hircum pro peccato, absque holocausto sempiterno, sacrificioque ejus et libamine. </text:span></text:span><text:span text:style-name="Default_20_Paragraph_20_Font"><text:span text:style-name="T1">29</text:span></text:span><text:span text:style-name="Default_20_Paragraph_20_Font"><text:span text:style-name="T2"> Die sexto offeretis vitulos octo, arietes duos, agnos anniculos immaculatos quatuordecim: </text:span></text:span><text:span text:style-name="Default_20_Paragraph_20_Font"><text:span text:style-name="T1">30</text:span></text:span><text:span text:style-name="Default_20_Paragraph_20_Font"><text:span text:style-name="T2"> sacrificiaque et libamina singulorum, per vitulos, et arietes, et agnos rite celebrabitis: </text:span></text:span><text:span text:style-name="Default_20_Paragraph_20_Font"><text:span text:style-name="T1">31</text:span></text:span><text:span text:style-name="Default_20_Paragraph_20_Font"><text:span text:style-name="T2"> et hircum pro peccato, absque holocausto sempiterno, sacrificioque ejus et libamine. </text:span></text:span><text:span text:style-name="Default_20_Paragraph_20_Font"><text:span text:style-name="T1">32</text:span></text:span><text:span text:style-name="Default_20_Paragraph_20_Font"><text:span text:style-name="T2"> Die septimo offeretis vitulos septem, et arietes duos, agnos anniculos immaculatos quatuordecim: </text:span></text:span><text:span text:style-name="Default_20_Paragraph_20_Font"><text:span text:style-name="T1">33</text:span></text:span><text:span text:style-name="Default_20_Paragraph_20_Font"><text:span text:style-name="T2"> sacrificiaque et libamina singulorum, per vitulos, et arietes, et agnos rite celebrabitis: </text:span></text:span><text:span text:style-name="Default_20_Paragraph_20_Font"><text:span text:style-name="T1">34</text:span></text:span><text:span text:style-name="Default_20_Paragraph_20_Font"><text:span text:style-name="T2"> et hircum pro peccato, absque holocausto sempiterno, sacrificioque </text:span></text:span><text:soft-page-break/><text:span text:style-name="Default_20_Paragraph_20_Font"><text:span text:style-name="T2">ejus et libamine. </text:span></text:span><text:span text:style-name="Default_20_Paragraph_20_Font"><text:span text:style-name="T1">35</text:span></text:span><text:span text:style-name="Default_20_Paragraph_20_Font"><text:span text:style-name="T2"> Die octavo, qui est celeberrimus, omne opus servile non facietis, </text:span></text:span><text:span text:style-name="Default_20_Paragraph_20_Font"><text:span text:style-name="T1">36</text:span></text:span><text:span text:style-name="Default_20_Paragraph_20_Font"><text:span text:style-name="T2"> offerentes holocaustum in odorem suavissimum Domino, vitulum unum, arietem unum, agnos anniculos immaculatos septem: </text:span></text:span><text:span text:style-name="Default_20_Paragraph_20_Font"><text:span text:style-name="T1">37</text:span></text:span><text:span text:style-name="Default_20_Paragraph_20_Font"><text:span text:style-name="T2"> sacrificiaque et libamina singulorum, per vitulos, et arietes, et agnos rite celebrabitis: </text:span></text:span><text:span text:style-name="Default_20_Paragraph_20_Font"><text:span text:style-name="T1">38</text:span></text:span><text:span text:style-name="Default_20_Paragraph_20_Font"><text:span text:style-name="T2"> et hircum pro peccato, absque holocausto sempiterno, sacrificioque ejus et libamine. </text:span></text:span><text:span text:style-name="Default_20_Paragraph_20_Font"><text:span text:style-name="T1">39</text:span></text:span><text:span text:style-name="Default_20_Paragraph_20_Font"><text:span text:style-name="T2"> Hæc offeretis Domino in solemnitatibus vestris: præter vota et oblationes spontaneas in holocausto, in sacrificio, in libamine, et in hostiis pacificis. </text:span></text:span></text:p>
      </text:section>
      <text:section text:style-name="Sect1" text:name="Sect30">
        <text:p text:style-name="P2">Numeri XXX</text:p>
        <text:p text:style-name="P3"><text:span text:style-name="Default_20_Paragraph_20_Font"><text:span text:style-name="T1">1</text:span></text:span><text:span text:style-name="Default_20_Paragraph_20_Font"><text:span text:style-name="T2"> Narravitque Moyses filiis Israël omnia quæ ei Dominus imperarat. </text:span></text:span><text:span text:style-name="Default_20_Paragraph_20_Font"><text:span text:style-name="T1">2</text:span></text:span><text:span text:style-name="Default_20_Paragraph_20_Font"><text:span text:style-name="T2"> Et locutus est ad principes tribuum filiorum Israël: Iste est sermo quem præcepit Dominus: </text:span></text:span><text:span text:style-name="Default_20_Paragraph_20_Font"><text:span text:style-name="T1">3</text:span></text:span><text:span text:style-name="Default_20_Paragraph_20_Font"><text:span text:style-name="T2"> Si quis virorum votum Domino voverit, aut se constrinxerit juramento: non faciet irritum verbum suum, sed omne quod promisit, implebit. </text:span></text:span><text:span text:style-name="Default_20_Paragraph_20_Font"><text:span text:style-name="T1">4</text:span></text:span><text:span text:style-name="Default_20_Paragraph_20_Font"><text:span text:style-name="T2"> Mulier si quippiam voverit, et se constrinxerit juramento, quæ est in domo patris sui, et in ætate adhuc puellari: si cognoverit pater votum quod pollicita est, et juramentum quo obligavit animam suam, et tacuerit, voti rea erit: </text:span></text:span><text:span text:style-name="Default_20_Paragraph_20_Font"><text:span text:style-name="T1">5</text:span></text:span><text:span text:style-name="Default_20_Paragraph_20_Font"><text:span text:style-name="T2"> quidquid pollicita est, et juravit, opere complebit. </text:span></text:span><text:span text:style-name="Default_20_Paragraph_20_Font"><text:span text:style-name="T1">6</text:span></text:span><text:span text:style-name="Default_20_Paragraph_20_Font"><text:span text:style-name="T2"> Sin autem statim ut audierit, contradixerit pater: et vota et juramenta ejus irrita erunt, nec obnoxia tenebitur sponsioni, eo quod contradixerit pater. </text:span></text:span><text:span text:style-name="Default_20_Paragraph_20_Font"><text:span text:style-name="T1">7</text:span></text:span><text:span text:style-name="Default_20_Paragraph_20_Font"><text:span text:style-name="T2"> Si maritum habuerit, et voverit aliquid, et semel de ore ejus verbum egrediens animam ejus obligaverit juramento: </text:span></text:span><text:span text:style-name="Default_20_Paragraph_20_Font"><text:span text:style-name="T1">8</text:span></text:span><text:span text:style-name="Default_20_Paragraph_20_Font"><text:span text:style-name="T2"> quo die audierit vir, et non contradixerit, voti rea erit, reddetque quodcumque promiserat. </text:span></text:span><text:span text:style-name="Default_20_Paragraph_20_Font"><text:span text:style-name="T1">9</text:span></text:span><text:span text:style-name="Default_20_Paragraph_20_Font"><text:span text:style-name="T2"> Sin autem audiens statim contradixerit, et irritas fecerit pollicitationes ejus, verbaque quibus obstrinxerat animam suam, propitius erit ei Dominus. </text:span></text:span><text:span text:style-name="Default_20_Paragraph_20_Font"><text:span text:style-name="T1">10</text:span></text:span><text:span text:style-name="Default_20_Paragraph_20_Font"><text:span text:style-name="T2"> Vidua et repudiata quidquid voverint, reddent. </text:span></text:span><text:span text:style-name="Default_20_Paragraph_20_Font"><text:span text:style-name="T1">11</text:span></text:span><text:span text:style-name="Default_20_Paragraph_20_Font"><text:span text:style-name="T2"> Uxor in domo viri cum se voto constrinxerit et juramento, </text:span></text:span><text:span text:style-name="Default_20_Paragraph_20_Font"><text:span text:style-name="T1">12</text:span></text:span><text:span text:style-name="Default_20_Paragraph_20_Font"><text:span text:style-name="T2"> si audierit vir, et tacuerit, nec contradixerit sponsioni, reddet quodcumque promiserat. </text:span></text:span><text:span text:style-name="Default_20_Paragraph_20_Font"><text:span text:style-name="T1">13</text:span></text:span><text:span text:style-name="Default_20_Paragraph_20_Font"><text:span text:style-name="T2"> Sin autem extemplo contradixerit, non tenebitur promissionis rea: quia maritus contradixit, et Dominus ei propitius erit. </text:span></text:span><text:span text:style-name="Default_20_Paragraph_20_Font"><text:span text:style-name="T1">14</text:span></text:span><text:span text:style-name="Default_20_Paragraph_20_Font"><text:span text:style-name="T2"> Si voverit, et juramento se constrinxerit, ut per jejunium, vel ceterarum rerum abstinentiam affligat animam suam, in arbitrio viri erit ut faciat, sive non faciat. </text:span></text:span><text:span text:style-name="Default_20_Paragraph_20_Font"><text:span text:style-name="T1">15</text:span></text:span><text:span text:style-name="Default_20_Paragraph_20_Font"><text:span text:style-name="T2"> Quod si audiens vir tacuerit, et in alteram diem distulerit sententiam, quidquid voverat atque promiserat, reddet: quia statim ut audivit, tacuit. </text:span></text:span><text:span text:style-name="Default_20_Paragraph_20_Font"><text:span text:style-name="T1">16</text:span></text:span><text:span text:style-name="Default_20_Paragraph_20_Font"><text:span text:style-name="T2"> Sin autem contradixerit postquam rescivit, portabit ipse iniquitatem ejus. </text:span></text:span><text:span text:style-name="Default_20_Paragraph_20_Font"><text:span text:style-name="T1">17</text:span></text:span><text:span text:style-name="Default_20_Paragraph_20_Font"><text:span text:style-name="T2"> Istæ sunt leges, quas constituit Dominus Moysi inter virum et uxorem, inter patrem et filiam, quæ in puellari adhuc ætate est, vel quæ manet in parentis domo. </text:span></text:span></text:p>
      </text:section>
      <text:section text:style-name="Sect1" text:name="Sect31">
        <text:p text:style-name="P2">Numeri XXX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Ulciscere prius filios Israël de Madianitis, et sic colligeris ad populum tuum. </text:span></text:span><text:span text:style-name="Default_20_Paragraph_20_Font"><text:span text:style-name="T1">3</text:span></text:span><text:span text:style-name="Default_20_Paragraph_20_Font"><text:span text:style-name="T2"> Statimque Moyses: Armate, inquit, ex vobis viros ad pugnam, qui possint ultionem Domini expetere de Madianitis. </text:span></text:span><text:span text:style-name="Default_20_Paragraph_20_Font"><text:span text:style-name="T1">4</text:span></text:span><text:span text:style-name="Default_20_Paragraph_20_Font"><text:span text:style-name="T2"> Mille viri </text:span></text:span><text:soft-page-break/><text:span text:style-name="Default_20_Paragraph_20_Font"><text:span text:style-name="T2">de singulis tribubus eligantur ex Israël qui mittantur ad bellum. </text:span></text:span><text:span text:style-name="Default_20_Paragraph_20_Font"><text:span text:style-name="T1">5</text:span></text:span><text:span text:style-name="Default_20_Paragraph_20_Font"><text:span text:style-name="T2"> Dederuntque millenos de singulis tribubus, id est, duodecim millia expeditorum ad pugnam: </text:span></text:span><text:span text:style-name="Default_20_Paragraph_20_Font"><text:span text:style-name="T1">6</text:span></text:span><text:span text:style-name="Default_20_Paragraph_20_Font"><text:span text:style-name="T2"> quos misit Moyses cum Phinees filio Eleazari sacerdotis, vasa quoque sancta, et tubas ad clangendum tradidit ei. </text:span></text:span><text:span text:style-name="Default_20_Paragraph_20_Font"><text:span text:style-name="T1">7</text:span></text:span><text:span text:style-name="Default_20_Paragraph_20_Font"><text:span text:style-name="T2"> Cumque pugnassent contra Madianitas atque vicissent, omnes mares occiderunt, </text:span></text:span><text:span text:style-name="Default_20_Paragraph_20_Font"><text:span text:style-name="T1">8</text:span></text:span><text:span text:style-name="Default_20_Paragraph_20_Font"><text:span text:style-name="T2"> et reges eorum, Evi, et Recem, et Sur, et Hur, et Rebe, quinque principes gentis: Balaam quoque filium Beor interfecerunt gladio. </text:span></text:span><text:span text:style-name="Default_20_Paragraph_20_Font"><text:span text:style-name="T1">9</text:span></text:span><text:span text:style-name="Default_20_Paragraph_20_Font"><text:span text:style-name="T2"> Ceperuntque mulieres eorum, et parvulos, omniaque pecora, et cunctam supellectilem: quidquid habere potuerant depopulati sunt: </text:span></text:span><text:span text:style-name="Default_20_Paragraph_20_Font"><text:span text:style-name="T1">10</text:span></text:span><text:span text:style-name="Default_20_Paragraph_20_Font"><text:span text:style-name="T2"> tam urbes quam viculos et castella flamma consumpsit. </text:span></text:span><text:span text:style-name="Default_20_Paragraph_20_Font"><text:span text:style-name="T1">11</text:span></text:span><text:span text:style-name="Default_20_Paragraph_20_Font"><text:span text:style-name="T2"> Et tulerunt prædam, et universa quæ ceperant tam ex hominibus quam ex jumentis, </text:span></text:span><text:span text:style-name="Default_20_Paragraph_20_Font"><text:span text:style-name="T1">12</text:span></text:span><text:span text:style-name="Default_20_Paragraph_20_Font"><text:span text:style-name="T2"> et adduxerunt ad Moysen, et Eleazarum sacerdotem, et ad omnem multitudinem filiorum Israël: reliqua autem utensilia portaverunt ad castra in campestribus Moab juxta Jordanem contra Jericho.</text:span></text:span></text:p>
        <text:p text:style-name="P3"><text:span text:style-name="Default_20_Paragraph_20_Font"><text:span text:style-name="T1">13</text:span></text:span><text:span text:style-name="Default_20_Paragraph_20_Font"><text:span text:style-name="T2"> Egressi sunt autem Moyses et Eleazar sacerdos, et omnes principes synagogæ, in occursum eorum extra castra. </text:span></text:span><text:span text:style-name="Default_20_Paragraph_20_Font"><text:span text:style-name="T1">14</text:span></text:span><text:span text:style-name="Default_20_Paragraph_20_Font"><text:span text:style-name="T2"> Iratusque Moyses principibus exercitus, tribunis, et centurionibus qui venerant de bello, </text:span></text:span><text:span text:style-name="Default_20_Paragraph_20_Font"><text:span text:style-name="T1">15</text:span></text:span><text:span text:style-name="Default_20_Paragraph_20_Font"><text:span text:style-name="T2"> ait: Cur feminas reservastis? </text:span></text:span><text:span text:style-name="Default_20_Paragraph_20_Font"><text:span text:style-name="T1">16</text:span></text:span><text:span text:style-name="Default_20_Paragraph_20_Font"><text:span text:style-name="T2"> nonne istæ sunt, quæ deceperunt filios Israël ad suggestionem Balaam, et prævaricari vos fecerunt in Domino super peccato Phogor, unde et percussus est populus? </text:span></text:span><text:span text:style-name="Default_20_Paragraph_20_Font"><text:span text:style-name="T1">17</text:span></text:span><text:span text:style-name="Default_20_Paragraph_20_Font"><text:span text:style-name="T2"> ergo cunctos interficite quidquid est generis masculinis, etiam in parvulis: et mulieres, quæ noverunt viros in coitu, jugulate: </text:span></text:span><text:span text:style-name="Default_20_Paragraph_20_Font"><text:span text:style-name="T1">18</text:span></text:span><text:span text:style-name="Default_20_Paragraph_20_Font"><text:span text:style-name="T2"> puellas autem et omnes feminas virgines reservate vobis: </text:span></text:span><text:span text:style-name="Default_20_Paragraph_20_Font"><text:span text:style-name="T1">19</text:span></text:span><text:span text:style-name="Default_20_Paragraph_20_Font"><text:span text:style-name="T2"> et manete extra castra septem diebus. Qui occiderit hominem, vel occisum tetigerit, lustrabitur die tertio et septimo. </text:span></text:span><text:span text:style-name="Default_20_Paragraph_20_Font"><text:span text:style-name="T1">20</text:span></text:span><text:span text:style-name="Default_20_Paragraph_20_Font"><text:span text:style-name="T2"> Et de omni præda, sive vestimentum fuerit, sive vas, et aliquid in utensilia præparatum, de caprarum pellibus, et pilis, et ligno, expiabitur.</text:span></text:span></text:p>
        <text:p text:style-name="P3"><text:span text:style-name="Default_20_Paragraph_20_Font"><text:span text:style-name="T1">21</text:span></text:span><text:span text:style-name="Default_20_Paragraph_20_Font"><text:span text:style-name="T2"> Eleazar quoque sacerdos ad viros exercitus, qui pugnaverunt, sic locutus est: Hoc est præceptum legis, quod mandavit Dominus Moysi: </text:span></text:span><text:span text:style-name="Default_20_Paragraph_20_Font"><text:span text:style-name="T1">22</text:span></text:span><text:span text:style-name="Default_20_Paragraph_20_Font"><text:span text:style-name="T2"> aurum, et argentum, et æs, et ferrum, et plumbum, et stannum, </text:span></text:span><text:span text:style-name="Default_20_Paragraph_20_Font"><text:span text:style-name="T1">23</text:span></text:span><text:span text:style-name="Default_20_Paragraph_20_Font"><text:span text:style-name="T2"> et omne, quod potest transire per flammas, igne purgabitur: quidquid autem ignem non potest sustinere, aqua expiationis sanctificabitur: </text:span></text:span><text:span text:style-name="Default_20_Paragraph_20_Font"><text:span text:style-name="T1">24</text:span></text:span><text:span text:style-name="Default_20_Paragraph_20_Font"><text:span text:style-name="T2"> et lavabitis vestimenta vestra die septimo, et purificati postea castra intrabitis. </text:span></text:span><text:span text:style-name="Default_20_Paragraph_20_Font"><text:span text:style-name="T1">25</text:span></text:span><text:span text:style-name="Default_20_Paragraph_20_Font"><text:span text:style-name="T2"> Dixit quoque Dominus ad Moysen: </text:span></text:span><text:span text:style-name="Default_20_Paragraph_20_Font"><text:span text:style-name="T1">26</text:span></text:span><text:span text:style-name="Default_20_Paragraph_20_Font"><text:span text:style-name="T2"> Tollite summam eorum quæ capta sunt, ab homine usque ad pecus, tu et Eleazar sacerdos et principes vulgi: </text:span></text:span><text:span text:style-name="Default_20_Paragraph_20_Font"><text:span text:style-name="T1">27</text:span></text:span><text:span text:style-name="Default_20_Paragraph_20_Font"><text:span text:style-name="T2"> dividesque ex æquo prædam inter eos qui pugnaverunt egressique sunt ad bellum, et inter omnem reliquam multitudinem. </text:span></text:span><text:span text:style-name="Default_20_Paragraph_20_Font"><text:span text:style-name="T1">28</text:span></text:span><text:span text:style-name="Default_20_Paragraph_20_Font"><text:span text:style-name="T2"> Et separabis partem Domino ab his qui pugnaverunt et fuerunt in bello, unam animam de quingentis, tam ex hominibus quam ex bobus et asinis et ovibus, </text:span></text:span><text:span text:style-name="Default_20_Paragraph_20_Font"><text:span text:style-name="T1">29</text:span></text:span><text:span text:style-name="Default_20_Paragraph_20_Font"><text:span text:style-name="T2"> et dabis eam Eleazaro sacerdoti, quia primitiæ Domini sunt. </text:span></text:span><text:span text:style-name="Default_20_Paragraph_20_Font"><text:span text:style-name="T1">30</text:span></text:span><text:span text:style-name="Default_20_Paragraph_20_Font"><text:span text:style-name="T2"> Ex media quoque parte filiorum Israël accipies quinquagesimum caput hominum, et boum, et asinorum, et ovium, cunctorum animantium, et dabis ea Levitis, qui excubant in custodiis tabernaculi Domini.</text:span></text:span></text:p>
        <text:p text:style-name="P3"><text:span text:style-name="Default_20_Paragraph_20_Font"><text:span text:style-name="T1">31</text:span></text:span><text:span text:style-name="Default_20_Paragraph_20_Font"><text:span text:style-name="T2"> Feceruntque Moyses et Eleazar sicut præceperat Dominus. </text:span></text:span><text:span text:style-name="Default_20_Paragraph_20_Font"><text:span text:style-name="T1">32</text:span></text:span><text:span text:style-name="Default_20_Paragraph_20_Font"><text:span text:style-name="T2"> Fuit autem præda, quam exercitus ceperat, ovium sexcenta septuaginta quinque millia, </text:span></text:span><text:span text:style-name="Default_20_Paragraph_20_Font"><text:span text:style-name="T1">33</text:span></text:span><text:span text:style-name="Default_20_Paragraph_20_Font"><text:span text:style-name="T2"> boum septuaginta duo millia, </text:span></text:span><text:span text:style-name="Default_20_Paragraph_20_Font"><text:span text:style-name="T1">34</text:span></text:span><text:span text:style-name="Default_20_Paragraph_20_Font"><text:span text:style-name="T2"> asinorum sexaginta millia et mille: </text:span></text:span><text:span text:style-name="Default_20_Paragraph_20_Font"><text:span text:style-name="T1">35</text:span></text:span><text:span text:style-name="Default_20_Paragraph_20_Font"><text:span text:style-name="T2"> animæ hominum sexus feminei, quæ non cognoverant viros, triginta duo millia. </text:span></text:span><text:span text:style-name="Default_20_Paragraph_20_Font"><text:span text:style-name="T1">36</text:span></text:span><text:span text:style-name="Default_20_Paragraph_20_Font"><text:span text:style-name="T2"> Dataque est media pars his qui in prælio fuerant, ovium trecenta </text:span></text:span><text:soft-page-break/><text:span text:style-name="Default_20_Paragraph_20_Font"><text:span text:style-name="T2">triginta septem millia quingentæ: </text:span></text:span><text:span text:style-name="Default_20_Paragraph_20_Font"><text:span text:style-name="T1">37</text:span></text:span><text:span text:style-name="Default_20_Paragraph_20_Font"><text:span text:style-name="T2"> e quibus in partem Domini supputatæ sunt oves sexcentæ septuaginta quinque: </text:span></text:span><text:span text:style-name="Default_20_Paragraph_20_Font"><text:span text:style-name="T1">38</text:span></text:span><text:span text:style-name="Default_20_Paragraph_20_Font"><text:span text:style-name="T2"> et de bobus triginta sex millibus, boves septuaginta et duo: </text:span></text:span><text:span text:style-name="Default_20_Paragraph_20_Font"><text:span text:style-name="T1">39</text:span></text:span><text:span text:style-name="Default_20_Paragraph_20_Font"><text:span text:style-name="T2"> de asinis triginta millibus quingentis, asini sexaginta unus: </text:span></text:span><text:span text:style-name="Default_20_Paragraph_20_Font"><text:span text:style-name="T1">40</text:span></text:span><text:span text:style-name="Default_20_Paragraph_20_Font"><text:span text:style-name="T2"> de animabus hominum sedecim millibus, cesserunt in partem Domini triginta duæ animæ. </text:span></text:span><text:span text:style-name="Default_20_Paragraph_20_Font"><text:span text:style-name="T1">41</text:span></text:span><text:span text:style-name="Default_20_Paragraph_20_Font"><text:span text:style-name="T2"> Tradiditque Moyses numerum primitiarum Domini Eleazaro sacerdoti, sicut fuerat ei imperatum, </text:span></text:span><text:span text:style-name="Default_20_Paragraph_20_Font"><text:span text:style-name="T1">42</text:span></text:span><text:span text:style-name="Default_20_Paragraph_20_Font"><text:span text:style-name="T2"> ex media parte filiorum Israël, quam separaverat his qui in prælio fuerant. </text:span></text:span><text:span text:style-name="Default_20_Paragraph_20_Font"><text:span text:style-name="T1">43</text:span></text:span><text:span text:style-name="Default_20_Paragraph_20_Font"><text:span text:style-name="T2"> De media vero parte, quæ contigerat reliquæ multitudini, id est, de ovibus trecentis triginta septem millibus quingentis, </text:span></text:span><text:span text:style-name="Default_20_Paragraph_20_Font"><text:span text:style-name="T1">44</text:span></text:span><text:span text:style-name="Default_20_Paragraph_20_Font"><text:span text:style-name="T2"> et de bobus triginta sex millibus, </text:span></text:span><text:span text:style-name="Default_20_Paragraph_20_Font"><text:span text:style-name="T1">45</text:span></text:span><text:span text:style-name="Default_20_Paragraph_20_Font"><text:span text:style-name="T2"> et de asinis triginta millibus quingentis, </text:span></text:span><text:span text:style-name="Default_20_Paragraph_20_Font"><text:span text:style-name="T1">46</text:span></text:span><text:span text:style-name="Default_20_Paragraph_20_Font"><text:span text:style-name="T2"> et de hominibus sedecim millibus, </text:span></text:span><text:span text:style-name="Default_20_Paragraph_20_Font"><text:span text:style-name="T1">47</text:span></text:span><text:span text:style-name="Default_20_Paragraph_20_Font"><text:span text:style-name="T2"> tulit Moyses quinquagesimum caput, et dedit Levitis, qui excubabant in tabernaculo Domini, sicut præceperat Dominus.</text:span></text:span></text:p>
        <text:p text:style-name="P3"><text:span text:style-name="Default_20_Paragraph_20_Font"><text:span text:style-name="T1">48</text:span></text:span><text:span text:style-name="Default_20_Paragraph_20_Font"><text:span text:style-name="T2"> Cumque accessissent principes exercitus ad Moysen, et tribuni, centurionesque, dixerunt: </text:span></text:span><text:span text:style-name="Default_20_Paragraph_20_Font"><text:span text:style-name="T1">49</text:span></text:span><text:span text:style-name="Default_20_Paragraph_20_Font"><text:span text:style-name="T2"> Nos servi tui recensuimus numerum pugnatorum, quos habuimus sub manu nostra: et ne unus quidem defuit. </text:span></text:span><text:span text:style-name="Default_20_Paragraph_20_Font"><text:span text:style-name="T1">50</text:span></text:span><text:span text:style-name="Default_20_Paragraph_20_Font"><text:span text:style-name="T2"> Ob hanc causam offerimus in donariis Domini singuli quod in præda auri potuimus invenire, periscelides et armillas, annulos et dextralia, ac murænulas, ut depreceris pro nobis Dominum. </text:span></text:span><text:span text:style-name="Default_20_Paragraph_20_Font"><text:span text:style-name="T1">51</text:span></text:span><text:span text:style-name="Default_20_Paragraph_20_Font"><text:span text:style-name="T2"> Susceperuntque Moyses et Eleazar sacerdos omne aurum in diversis speciebus, </text:span></text:span><text:span text:style-name="Default_20_Paragraph_20_Font"><text:span text:style-name="T1">52</text:span></text:span><text:span text:style-name="Default_20_Paragraph_20_Font"><text:span text:style-name="T2"> pondo sedecim millia septingentos quinquaginta siclos, a tribunis et centurionibus. </text:span></text:span><text:span text:style-name="Default_20_Paragraph_20_Font"><text:span text:style-name="T1">53</text:span></text:span><text:span text:style-name="Default_20_Paragraph_20_Font"><text:span text:style-name="T2"> Unusquisque enim quod in præda rapuerat, suum erat. </text:span></text:span><text:span text:style-name="Default_20_Paragraph_20_Font"><text:span text:style-name="T1">54</text:span></text:span><text:span text:style-name="Default_20_Paragraph_20_Font"><text:span text:style-name="T2"> Et susceptum intulerunt in tabernaculum testimonii, in monimentum filiorum Israël coram Domino. </text:span></text:span></text:p>
      </text:section>
      <text:section text:style-name="Sect1" text:name="Sect32">
        <text:p text:style-name="P2">Numeri XXXII</text:p>
        <text:p text:style-name="P3"><text:span text:style-name="Default_20_Paragraph_20_Font"><text:span text:style-name="T1">1</text:span></text:span><text:span text:style-name="Default_20_Paragraph_20_Font"><text:span text:style-name="T2"> Filii autem Ruben et Gad habebant pecora multa, et erat illis in jumentis infinita substantia. Cumque vidissent Jazer et Galaad aptas animalibus alendis terras, </text:span></text:span><text:span text:style-name="Default_20_Paragraph_20_Font"><text:span text:style-name="T1">2</text:span></text:span><text:span text:style-name="Default_20_Paragraph_20_Font"><text:span text:style-name="T2"> venerunt ad Moysen, et ad Elezarum sacerdotem, et principes multitudinis, atque dixerunt: </text:span></text:span><text:span text:style-name="Default_20_Paragraph_20_Font"><text:span text:style-name="T1">3</text:span></text:span><text:span text:style-name="Default_20_Paragraph_20_Font"><text:span text:style-name="T2"> Ataroth, et Dibon, et Jazer, et Nemra, Hesebon, et Eleale, et Saban, et Nebo, et Beon, </text:span></text:span><text:span text:style-name="Default_20_Paragraph_20_Font"><text:span text:style-name="T1">4</text:span></text:span><text:span text:style-name="Default_20_Paragraph_20_Font"><text:span text:style-name="T2"> terra, quam percussit Dominus in conspectu filiorum Israël, regio uberrima est ad pastum animalium: et nos servi tui habemus jumenta plurima, </text:span></text:span><text:span text:style-name="Default_20_Paragraph_20_Font"><text:span text:style-name="T1">5</text:span></text:span><text:span text:style-name="Default_20_Paragraph_20_Font"><text:span text:style-name="T2"> precamurque si invenimus gratiam coram te, ut des nobis famulis tuis eam in possessionem, nec facias nos transire Jordanem. </text:span></text:span><text:span text:style-name="Default_20_Paragraph_20_Font"><text:span text:style-name="T1">6</text:span></text:span><text:span text:style-name="Default_20_Paragraph_20_Font"><text:span text:style-name="T2"> Quibus respondit Moyses: Numquid fratres vestri ibunt ad pugnam, et vos hic sedebitis? </text:span></text:span><text:span text:style-name="Default_20_Paragraph_20_Font"><text:span text:style-name="T1">7</text:span></text:span><text:span text:style-name="Default_20_Paragraph_20_Font"><text:span text:style-name="T2"> cur subvertitis mentes filiorum Israël, ne transire audeant in locum, quem eis daturus est Dominus? </text:span></text:span><text:span text:style-name="Default_20_Paragraph_20_Font"><text:span text:style-name="T1">8</text:span></text:span><text:span text:style-name="Default_20_Paragraph_20_Font"><text:span text:style-name="T2"> Nonne ita egerunt patres vestri, quando misi de Cadesbarne ad explorandam terram? </text:span></text:span><text:span text:style-name="Default_20_Paragraph_20_Font"><text:span text:style-name="T1">9</text:span></text:span><text:span text:style-name="Default_20_Paragraph_20_Font"><text:span text:style-name="T2"> cumque venissent usque ad Vallem botri, lustrata omni regione, subverterunt cor filiorum Israël, ut non intrarent fines, quos eis Dominus dedit. </text:span></text:span><text:span text:style-name="Default_20_Paragraph_20_Font"><text:span text:style-name="T1">10</text:span></text:span><text:span text:style-name="Default_20_Paragraph_20_Font"><text:span text:style-name="T2"> Qui iratus juravit, dicens: </text:span></text:span><text:span text:style-name="Default_20_Paragraph_20_Font"><text:span text:style-name="T1">11</text:span></text:span><text:span text:style-name="Default_20_Paragraph_20_Font"><text:span text:style-name="T2"> Si videbunt homines isti, qui ascenderunt ex Ægypto a viginti annis et supra, terram, quam sub juramento pollicitus sum Abraham, Isaac, et Jacob: et noluerunt sequi me, </text:span></text:span><text:span text:style-name="Default_20_Paragraph_20_Font"><text:span text:style-name="T1">12</text:span></text:span><text:span text:style-name="Default_20_Paragraph_20_Font"><text:span text:style-name="T2"> præter Caleb filium Jephone Cenezæum, et Josue filium Nun: isti impleverunt voluntatem meam. </text:span></text:span><text:span text:style-name="Default_20_Paragraph_20_Font"><text:span text:style-name="T1">13</text:span></text:span><text:span text:style-name="Default_20_Paragraph_20_Font"><text:span text:style-name="T2"> Iratusque Dominus adversum Israël, circumduxit eum per desertum quadraginta annis, donec consumeretur universa generatio, quæ fecerat malum in conspectu ejus. </text:span></text:span><text:span text:style-name="Default_20_Paragraph_20_Font"><text:span text:style-name="T1">14</text:span></text:span><text:span text:style-name="Default_20_Paragraph_20_Font"><text:span text:style-name="T2"> Et ecce, inquit, vos </text:span></text:span><text:soft-page-break/><text:span text:style-name="Default_20_Paragraph_20_Font"><text:span text:style-name="T2">surrexistis pro patribus vestris, incrementa et alumni hominum peccatorum, ut augeretis furorem Domini contra Israël. </text:span></text:span><text:span text:style-name="Default_20_Paragraph_20_Font"><text:span text:style-name="T1">15</text:span></text:span><text:span text:style-name="Default_20_Paragraph_20_Font"><text:span text:style-name="T2"> Quod si nolueritis sequi eum, in solitudine populum derelinquet, et vos causa eritis necis omnium. </text:span></text:span><text:span text:style-name="Default_20_Paragraph_20_Font"><text:span text:style-name="T1">16</text:span></text:span><text:span text:style-name="Default_20_Paragraph_20_Font"><text:span text:style-name="T2"> At illi prope accedentes, dixerunt: Caulas ovium fabricabimus, et stabula jumentorum, parvulis quoque nostris urbes munitas: </text:span></text:span><text:span text:style-name="Default_20_Paragraph_20_Font"><text:span text:style-name="T1">17</text:span></text:span><text:span text:style-name="Default_20_Paragraph_20_Font"><text:span text:style-name="T2"> nos autem ipsi armati et accincti pergemus ad prælium ante filios Israël, donec introducamus eos ad loca sua. Parvuli nostri, et quidquid habere possumus, erunt in urbibus muratis, propter habitatorum insidias. </text:span></text:span><text:span text:style-name="Default_20_Paragraph_20_Font"><text:span text:style-name="T1">18</text:span></text:span><text:span text:style-name="Default_20_Paragraph_20_Font"><text:span text:style-name="T2"> Non revertemur in domos nostras, usque dum possideant filii Israël hæreditatem suam: </text:span></text:span><text:span text:style-name="Default_20_Paragraph_20_Font"><text:span text:style-name="T1">19</text:span></text:span><text:span text:style-name="Default_20_Paragraph_20_Font"><text:span text:style-name="T2"> nec quidquam quæremus trans Jordanem, quia jam habemus nostram possessionem in orientali ejus plaga.</text:span></text:span></text:p>
        <text:p text:style-name="P3"><text:span text:style-name="Default_20_Paragraph_20_Font"><text:span text:style-name="T1">20</text:span></text:span><text:span text:style-name="Default_20_Paragraph_20_Font"><text:span text:style-name="T2"> Quibus Moyses ait: Si facitis quod promittitis, expediti pergite coram Domino ad pugnam: </text:span></text:span><text:span text:style-name="Default_20_Paragraph_20_Font"><text:span text:style-name="T1">21</text:span></text:span><text:span text:style-name="Default_20_Paragraph_20_Font"><text:span text:style-name="T2"> et omnis vir bellator armatus Jordanem transeat, donec subvertat Dominus inimicos suos, </text:span></text:span><text:span text:style-name="Default_20_Paragraph_20_Font"><text:span text:style-name="T1">22</text:span></text:span><text:span text:style-name="Default_20_Paragraph_20_Font"><text:span text:style-name="T2"> et subjiciatur ei omnis terra: tunc eritis inculpabiles apud Dominum et apud Israël, et obtinebitis regiones, quas vultis, coram Domino. </text:span></text:span><text:span text:style-name="Default_20_Paragraph_20_Font"><text:span text:style-name="T1">23</text:span></text:span><text:span text:style-name="Default_20_Paragraph_20_Font"><text:span text:style-name="T2"> Sin autem quod dicitis, non feceritis, nulli dubium est quin peccetis in Deum: et scitote quoniam peccatum vestrum apprehendet vos. </text:span></text:span><text:span text:style-name="Default_20_Paragraph_20_Font"><text:span text:style-name="T1">24</text:span></text:span><text:span text:style-name="Default_20_Paragraph_20_Font"><text:span text:style-name="T2"> Ædificate ergo urbes parvulis vestris, et caulas, et stabula ovibus ac jumentis: et quod polliciti estis, implete. </text:span></text:span><text:span text:style-name="Default_20_Paragraph_20_Font"><text:span text:style-name="T1">25</text:span></text:span><text:span text:style-name="Default_20_Paragraph_20_Font"><text:span text:style-name="T2"> Dixeruntque filii Gad et Ruben ad Moysen: Servi tui sumus: faciemus quod jubet dominus noster. </text:span></text:span><text:span text:style-name="Default_20_Paragraph_20_Font"><text:span text:style-name="T1">26</text:span></text:span><text:span text:style-name="Default_20_Paragraph_20_Font"><text:span text:style-name="T2"> Parvulos nostros, et mulieres, et pecora, ac jumenta relinquemus in urbibus Galaad: </text:span></text:span><text:span text:style-name="Default_20_Paragraph_20_Font"><text:span text:style-name="T1">27</text:span></text:span><text:span text:style-name="Default_20_Paragraph_20_Font"><text:span text:style-name="T2"> nos autem famuli tui omnes expediti pergemus ad bellum, sicut tu, domine, loqueris. </text:span></text:span><text:span text:style-name="Default_20_Paragraph_20_Font"><text:span text:style-name="T1">28</text:span></text:span><text:span text:style-name="Default_20_Paragraph_20_Font"><text:span text:style-name="T2"> Præcepit ergo Moyses Eleazaro sacerdoti, et Josue filio Nun, et principibus familiarum per tribus Israël, et dixit ad eos: </text:span></text:span><text:span text:style-name="Default_20_Paragraph_20_Font"><text:span text:style-name="T1">29</text:span></text:span><text:span text:style-name="Default_20_Paragraph_20_Font"><text:span text:style-name="T2"> Si transierint filii Gad et filii Ruben vobiscum Jordanem omnes armati ad bellum coram Domino, et vobis fuerit terra subjecta, date eis Galaad in possessionem. </text:span></text:span><text:span text:style-name="Default_20_Paragraph_20_Font"><text:span text:style-name="T1">30</text:span></text:span><text:span text:style-name="Default_20_Paragraph_20_Font"><text:span text:style-name="T2"> Sin autem noluerint transire armati vobiscum in terram Chanaan, inter vos habitandi accipiant loca. </text:span></text:span><text:span text:style-name="Default_20_Paragraph_20_Font"><text:span text:style-name="T1">31</text:span></text:span><text:span text:style-name="Default_20_Paragraph_20_Font"><text:span text:style-name="T2"> Responderuntque filii Gad et filii Ruben: Sicut locutus est Dominus servis suis, ita faciemus: </text:span></text:span><text:span text:style-name="Default_20_Paragraph_20_Font"><text:span text:style-name="T1">32</text:span></text:span><text:span text:style-name="Default_20_Paragraph_20_Font"><text:span text:style-name="T2"> ipsi armati pergemus coram Domino in terram Chanaan, et possessionem jam suscepisse nos confitemur trans Jordanem.</text:span></text:span></text:p>
        <text:p text:style-name="P3"><text:span text:style-name="Default_20_Paragraph_20_Font"><text:span text:style-name="T1">33</text:span></text:span><text:span text:style-name="Default_20_Paragraph_20_Font"><text:span text:style-name="T2"> Dedit itaque Moyses filiis Gad et Ruben, et dimidiæ tribui Manasse filii Joseph, regnum Sehon regis Amorrhæi, et regnum Og regis Basan, et terram eorum cum urbibus suis per circuitum. </text:span></text:span><text:span text:style-name="Default_20_Paragraph_20_Font"><text:span text:style-name="T1">34</text:span></text:span><text:span text:style-name="Default_20_Paragraph_20_Font"><text:span text:style-name="T2"> Igitur exstruxerunt filii Gad, Dibon, et Ataroth, et Aroër, </text:span></text:span><text:span text:style-name="Default_20_Paragraph_20_Font"><text:span text:style-name="T1">35</text:span></text:span><text:span text:style-name="Default_20_Paragraph_20_Font"><text:span text:style-name="T2"> et Etroth, et Sophan, et Jazer, et Jegbaa, </text:span></text:span><text:span text:style-name="Default_20_Paragraph_20_Font"><text:span text:style-name="T1">36</text:span></text:span><text:span text:style-name="Default_20_Paragraph_20_Font"><text:span text:style-name="T2"> et Bethnemra, et Betharan, urbes munitas, et caulas pecoribus suis. </text:span></text:span><text:span text:style-name="Default_20_Paragraph_20_Font"><text:span text:style-name="T1">37</text:span></text:span><text:span text:style-name="Default_20_Paragraph_20_Font"><text:span text:style-name="T2"> Filii vero Ruben ædificaverunt Hesebon, et Eleale, et Cariathaim, </text:span></text:span><text:span text:style-name="Default_20_Paragraph_20_Font"><text:span text:style-name="T1">38</text:span></text:span><text:span text:style-name="Default_20_Paragraph_20_Font"><text:span text:style-name="T2"> et Nabo, et Baalmeon versis nominibus, Sabama quoque: imponentes vocabula urbibus, quas exstruxerunt. </text:span></text:span><text:span text:style-name="Default_20_Paragraph_20_Font"><text:span text:style-name="T1">39</text:span></text:span><text:span text:style-name="Default_20_Paragraph_20_Font"><text:span text:style-name="T2"> Porro filii Machir filii Manasse, perrexerunt in Galaad, et vastaverunt eam interfecto Amorrhæo habitatore ejus. </text:span></text:span><text:span text:style-name="Default_20_Paragraph_20_Font"><text:span text:style-name="T1">40</text:span></text:span><text:span text:style-name="Default_20_Paragraph_20_Font"><text:span text:style-name="T2"> Dedit ergo Moyses terram Galaad Machir filio Manasse, qui habitavit in ea. </text:span></text:span><text:span text:style-name="Default_20_Paragraph_20_Font"><text:span text:style-name="T1">41</text:span></text:span><text:span text:style-name="Default_20_Paragraph_20_Font"><text:span text:style-name="T2"> Jair autem filius Manasse abiit, et occupavit vicos ejus, quos appellavit Havoth Jair, id est, Villas Jair. </text:span></text:span><text:span text:style-name="Default_20_Paragraph_20_Font"><text:span text:style-name="T1">42</text:span></text:span><text:span text:style-name="Default_20_Paragraph_20_Font"><text:span text:style-name="T2"> Nobe quoque perrexit, et apprehendit Chanath cum viculis suis: vocavitque eam ex nomine suo Nobe. </text:span></text:span></text:p>
      </text:section>
      <text:section text:style-name="Sect1" text:name="Sect33">
        <text:p text:style-name="P2"><text:soft-page-break/>Numeri XXXIII</text:p>
        <text:p text:style-name="P3"><text:span text:style-name="Default_20_Paragraph_20_Font"><text:span text:style-name="T1">1</text:span></text:span><text:span text:style-name="Default_20_Paragraph_20_Font"><text:span text:style-name="T2"> Hæ sunt mansiones filiorum Israël, qui egressi sunt de Ægypto per turmas suas in manu Moysi et Aaron, </text:span></text:span><text:span text:style-name="Default_20_Paragraph_20_Font"><text:span text:style-name="T1">2</text:span></text:span><text:span text:style-name="Default_20_Paragraph_20_Font"><text:span text:style-name="T2"> quas descripsit Moyses juxta castrorum loca, quæ Domini jussione mutabant. </text:span></text:span><text:span text:style-name="Default_20_Paragraph_20_Font"><text:span text:style-name="T1">3</text:span></text:span><text:span text:style-name="Default_20_Paragraph_20_Font"><text:span text:style-name="T2"> Profecti igitur de Ramesse mense primo, quintadecima die mensis primi, altera die Phase, filii Israël in manu excelsa, videntibus cunctis Ægyptiis, </text:span></text:span><text:span text:style-name="Default_20_Paragraph_20_Font"><text:span text:style-name="T1">4</text:span></text:span><text:span text:style-name="Default_20_Paragraph_20_Font"><text:span text:style-name="T2"> et sepelientibus primogenitos, quos percusserat Dominus (nam et in diis eorum exercuerat ultionem), </text:span></text:span><text:span text:style-name="Default_20_Paragraph_20_Font"><text:span text:style-name="T1">5</text:span></text:span><text:span text:style-name="Default_20_Paragraph_20_Font"><text:span text:style-name="T2"> castrametati sunt in Soccoth. </text:span></text:span><text:span text:style-name="Default_20_Paragraph_20_Font"><text:span text:style-name="T1">6</text:span></text:span><text:span text:style-name="Default_20_Paragraph_20_Font"><text:span text:style-name="T2"> Et de Soccoth venerunt in Etham, quæ est in extremis finibus solitudinis. </text:span></text:span><text:span text:style-name="Default_20_Paragraph_20_Font"><text:span text:style-name="T1">7</text:span></text:span><text:span text:style-name="Default_20_Paragraph_20_Font"><text:span text:style-name="T2"> Inde egressi venerunt contra Phihahiroth, quæ respicit Beelsephon, et castrametati sunt ante Magdalum. </text:span></text:span><text:span text:style-name="Default_20_Paragraph_20_Font"><text:span text:style-name="T1">8</text:span></text:span><text:span text:style-name="Default_20_Paragraph_20_Font"><text:span text:style-name="T2"> Profectique de Phihahiroth, transierunt per medium mare in solitudinem: et ambulantes tribus diebus per desertum Etham, castrametati sunt in Mara. </text:span></text:span><text:span text:style-name="Default_20_Paragraph_20_Font"><text:span text:style-name="T1">9</text:span></text:span><text:span text:style-name="Default_20_Paragraph_20_Font"><text:span text:style-name="T2"> Profectique de Mara, venerunt in Elim, ubi erant duodecim fontes aquarum, et palmæ septuaginta: ibique castrametati sunt. </text:span></text:span><text:span text:style-name="Default_20_Paragraph_20_Font"><text:span text:style-name="T1">10</text:span></text:span><text:span text:style-name="Default_20_Paragraph_20_Font"><text:span text:style-name="T2"> Sed et inde egressi, fixerunt tentoria super mare Rubrum. Profectique de mari Rubro, </text:span></text:span><text:span text:style-name="Default_20_Paragraph_20_Font"><text:span text:style-name="T1">11</text:span></text:span><text:span text:style-name="Default_20_Paragraph_20_Font"><text:span text:style-name="T2"> castrametati sunt in deserto Sin. </text:span></text:span><text:span text:style-name="Default_20_Paragraph_20_Font"><text:span text:style-name="T1">12</text:span></text:span><text:span text:style-name="Default_20_Paragraph_20_Font"><text:span text:style-name="T2"> Unde egressi, venerunt in Daphca. </text:span></text:span><text:span text:style-name="Default_20_Paragraph_20_Font"><text:span text:style-name="T1">13</text:span></text:span><text:span text:style-name="Default_20_Paragraph_20_Font"><text:span text:style-name="T2"> Profectique de Daphca, castrametati sunt in Alus. </text:span></text:span><text:span text:style-name="Default_20_Paragraph_20_Font"><text:span text:style-name="T1">14</text:span></text:span><text:span text:style-name="Default_20_Paragraph_20_Font"><text:span text:style-name="T2"> Egressique de Alus, in Raphidim fixere tentoria, ubi populo defuit aqua ad bibendum. </text:span></text:span><text:span text:style-name="Default_20_Paragraph_20_Font"><text:span text:style-name="T1">15</text:span></text:span><text:span text:style-name="Default_20_Paragraph_20_Font"><text:span text:style-name="T2"> Profectique de Raphidim, castrametati sunt in deserto Sinai. </text:span></text:span><text:span text:style-name="Default_20_Paragraph_20_Font"><text:span text:style-name="T1">16</text:span></text:span><text:span text:style-name="Default_20_Paragraph_20_Font"><text:span text:style-name="T2"> Sed et de solitudine Sinai egressi, venerunt ad sepulchra concupiscentiæ. </text:span></text:span><text:span text:style-name="Default_20_Paragraph_20_Font"><text:span text:style-name="T1">17</text:span></text:span><text:span text:style-name="Default_20_Paragraph_20_Font"><text:span text:style-name="T2"> Profectique de sepulchris concupiscentiæ, castrametati sunt in Haseroth. </text:span></text:span><text:span text:style-name="Default_20_Paragraph_20_Font"><text:span text:style-name="T1">18</text:span></text:span><text:span text:style-name="Default_20_Paragraph_20_Font"><text:span text:style-name="T2"> Et de Haseroth venerunt in Rethma. </text:span></text:span><text:span text:style-name="Default_20_Paragraph_20_Font"><text:span text:style-name="T1">19</text:span></text:span><text:span text:style-name="Default_20_Paragraph_20_Font"><text:span text:style-name="T2"> Profectique de Rethma, castrametati sunt in Remmomphares. </text:span></text:span><text:span text:style-name="Default_20_Paragraph_20_Font"><text:span text:style-name="T1">20</text:span></text:span><text:span text:style-name="Default_20_Paragraph_20_Font"><text:span text:style-name="T2"> Unde egressi venerunt in Lebna. </text:span></text:span><text:span text:style-name="Default_20_Paragraph_20_Font"><text:span text:style-name="T1">21</text:span></text:span><text:span text:style-name="Default_20_Paragraph_20_Font"><text:span text:style-name="T2"> De Lebna castrametati sunt in Ressa. </text:span></text:span><text:span text:style-name="Default_20_Paragraph_20_Font"><text:span text:style-name="T1">22</text:span></text:span><text:span text:style-name="Default_20_Paragraph_20_Font"><text:span text:style-name="T2"> Egressique de Ressa, venerunt in Ceelatha. </text:span></text:span><text:span text:style-name="Default_20_Paragraph_20_Font"><text:span text:style-name="T1">23</text:span></text:span><text:span text:style-name="Default_20_Paragraph_20_Font"><text:span text:style-name="T2"> Unde profecti, castrametati sunt in monte Sepher. </text:span></text:span><text:span text:style-name="Default_20_Paragraph_20_Font"><text:span text:style-name="T1">24</text:span></text:span><text:span text:style-name="Default_20_Paragraph_20_Font"><text:span text:style-name="T2"> Egressi de monte Sepher, venerunt in Arada. </text:span></text:span><text:span text:style-name="Default_20_Paragraph_20_Font"><text:span text:style-name="T1">25</text:span></text:span><text:span text:style-name="Default_20_Paragraph_20_Font"><text:span text:style-name="T2"> Inde proficiscentes, castrametati sunt in Maceloth. </text:span></text:span><text:span text:style-name="Default_20_Paragraph_20_Font"><text:span text:style-name="T1">26</text:span></text:span><text:span text:style-name="Default_20_Paragraph_20_Font"><text:span text:style-name="T2"> Profectique de Maceloth, venerunt in Thahath. </text:span></text:span><text:span text:style-name="Default_20_Paragraph_20_Font"><text:span text:style-name="T1">27</text:span></text:span><text:span text:style-name="Default_20_Paragraph_20_Font"><text:span text:style-name="T2"> De Thahath, castrametati sunt in Thare. </text:span></text:span><text:span text:style-name="Default_20_Paragraph_20_Font"><text:span text:style-name="T1">28</text:span></text:span><text:span text:style-name="Default_20_Paragraph_20_Font"><text:span text:style-name="T2"> Unde egressi, fixere tentoria in Methca. </text:span></text:span><text:span text:style-name="Default_20_Paragraph_20_Font"><text:span text:style-name="T1">29</text:span></text:span><text:span text:style-name="Default_20_Paragraph_20_Font"><text:span text:style-name="T2"> Et de Methca, castrametati sunt in Hesmona. </text:span></text:span><text:span text:style-name="Default_20_Paragraph_20_Font"><text:span text:style-name="T1">30</text:span></text:span><text:span text:style-name="Default_20_Paragraph_20_Font"><text:span text:style-name="T2"> Profectique de Hesmona, venerunt in Moseroth. </text:span></text:span><text:span text:style-name="Default_20_Paragraph_20_Font"><text:span text:style-name="T1">31</text:span></text:span><text:span text:style-name="Default_20_Paragraph_20_Font"><text:span text:style-name="T2"> Et de Moseroth, castrametati sunt in Benejaacan. </text:span></text:span><text:span text:style-name="Default_20_Paragraph_20_Font"><text:span text:style-name="T1">32</text:span></text:span><text:span text:style-name="Default_20_Paragraph_20_Font"><text:span text:style-name="T2"> Profectique de Benejaacan, venerunt in montem Gadgad. </text:span></text:span><text:span text:style-name="Default_20_Paragraph_20_Font"><text:span text:style-name="T1">33</text:span></text:span><text:span text:style-name="Default_20_Paragraph_20_Font"><text:span text:style-name="T2"> Unde profecti, castrametati sunt in Jetebatha. </text:span></text:span><text:span text:style-name="Default_20_Paragraph_20_Font"><text:span text:style-name="T1">34</text:span></text:span><text:span text:style-name="Default_20_Paragraph_20_Font"><text:span text:style-name="T2"> Et de Jetebatha venerunt in Hebrona. </text:span></text:span><text:span text:style-name="Default_20_Paragraph_20_Font"><text:span text:style-name="T1">35</text:span></text:span><text:span text:style-name="Default_20_Paragraph_20_Font"><text:span text:style-name="T2"> Egressique de Hebrona, castrametati sunt in Asiongaber. </text:span></text:span><text:span text:style-name="Default_20_Paragraph_20_Font"><text:span text:style-name="T1">36</text:span></text:span><text:span text:style-name="Default_20_Paragraph_20_Font"><text:span text:style-name="T2"> Inde profecti, venerunt in desertum Sin, hæc est Cades. </text:span></text:span><text:span text:style-name="Default_20_Paragraph_20_Font"><text:span text:style-name="T1">37</text:span></text:span><text:span text:style-name="Default_20_Paragraph_20_Font"><text:span text:style-name="T2"> Egressique de Cades, castrametati sunt in monte Hor, in extremis finibus terræ Edom. </text:span></text:span><text:span text:style-name="Default_20_Paragraph_20_Font"><text:span text:style-name="T1">38</text:span></text:span><text:span text:style-name="Default_20_Paragraph_20_Font"><text:span text:style-name="T2"> Ascenditque Aaron sacerdos in montem Hor jubente Domino: et ibi mortuus est anno quadragesimo egressionis filiorum Israël ex Ægypto, mense quinto, prima die mensis, </text:span></text:span><text:span text:style-name="Default_20_Paragraph_20_Font"><text:span text:style-name="T1">39</text:span></text:span><text:span text:style-name="Default_20_Paragraph_20_Font"><text:span text:style-name="T2"> cum esset annorum centum viginti trium. </text:span></text:span><text:span text:style-name="Default_20_Paragraph_20_Font"><text:span text:style-name="T1">40</text:span></text:span><text:span text:style-name="Default_20_Paragraph_20_Font"><text:span text:style-name="T2"> Audivitque Chananæus rex Arad, qui habitabat ad meridiem, in terram Chanaan venisse filios Israël. </text:span></text:span><text:span text:style-name="Default_20_Paragraph_20_Font"><text:span text:style-name="T1">41</text:span></text:span><text:span text:style-name="Default_20_Paragraph_20_Font"><text:span text:style-name="T2"> Et profecti de monte Hor, castrametati sunt in Salmona. </text:span></text:span><text:span text:style-name="Default_20_Paragraph_20_Font"><text:span text:style-name="T1">42</text:span></text:span><text:span text:style-name="Default_20_Paragraph_20_Font"><text:span text:style-name="T2"> Unde egressi, venerunt in Phunon. </text:span></text:span><text:span text:style-name="Default_20_Paragraph_20_Font"><text:span text:style-name="T1">43</text:span></text:span><text:span text:style-name="Default_20_Paragraph_20_Font"><text:span text:style-name="T2"> Profectique de Phunon, castrametati sunt in Oboth. </text:span></text:span><text:span text:style-name="Default_20_Paragraph_20_Font"><text:span text:style-name="T1">44</text:span></text:span><text:span text:style-name="Default_20_Paragraph_20_Font"><text:span text:style-name="T2"> Et de Oboth venerunt in Ijeabarim, quæ est in finibus Moabitarum. </text:span></text:span><text:span text:style-name="Default_20_Paragraph_20_Font"><text:span text:style-name="T1">45</text:span></text:span><text:span text:style-name="Default_20_Paragraph_20_Font"><text:span text:style-name="T2"> Profectique de Ijeabarim, fixere tentoria in Dibongad. </text:span></text:span><text:span text:style-name="Default_20_Paragraph_20_Font"><text:span text:style-name="T1">46</text:span></text:span><text:span text:style-name="Default_20_Paragraph_20_Font"><text:span text:style-name="T2"> Unde egressi, castrametati sunt in Helmondeblathaim. </text:span></text:span><text:span text:style-name="Default_20_Paragraph_20_Font"><text:span text:style-name="T1">47</text:span></text:span><text:span text:style-name="Default_20_Paragraph_20_Font"><text:span text:style-name="T2"> Egressique de Helmondeblathaim, venerunt ad montes Abarim contra Nabo. </text:span></text:span><text:span text:style-name="Default_20_Paragraph_20_Font"><text:span text:style-name="T1">48</text:span></text:span><text:span text:style-name="Default_20_Paragraph_20_Font"><text:span text:style-name="T2"> Profectique de montibus Abarim, transierunt ad campestria Moab, supra Jordanem, contra Jericho. </text:span></text:span><text:span text:style-name="Default_20_Paragraph_20_Font"><text:span text:style-name="T1">49</text:span></text:span><text:span text:style-name="Default_20_Paragraph_20_Font"><text:span text:style-name="T2"> Ibique castrametati sunt de Bethsimoth usque ad Abelsatim in planioribus locis Moabitarum.</text:span></text:span></text:p>
        <text:p text:style-name="P3"><text:soft-page-break/><text:span text:style-name="Default_20_Paragraph_20_Font"><text:span text:style-name="T1">50</text:span></text:span><text:span text:style-name="Default_20_Paragraph_20_Font"><text:span text:style-name="T2"> Ubi locutus est Dominus ad Moysen: </text:span></text:span><text:span text:style-name="Default_20_Paragraph_20_Font"><text:span text:style-name="T1">51</text:span></text:span><text:span text:style-name="Default_20_Paragraph_20_Font"><text:span text:style-name="T2"> Præcipe filiis Israël, et dic ad eos: Quando transieritis Jordanem, intrantes terram Chanaan, </text:span></text:span><text:span text:style-name="Default_20_Paragraph_20_Font"><text:span text:style-name="T1">52</text:span></text:span><text:span text:style-name="Default_20_Paragraph_20_Font"><text:span text:style-name="T2"> disperdite cunctos habitatores terræ illius: confringite titulos, et statuas comminuite, atque omnia excelsa vastate, </text:span></text:span><text:span text:style-name="Default_20_Paragraph_20_Font"><text:span text:style-name="T1">53</text:span></text:span><text:span text:style-name="Default_20_Paragraph_20_Font"><text:span text:style-name="T2"> mundantes terram, et habitantes in ea. Ego enim dedi vobis illam in possessionem, </text:span></text:span><text:span text:style-name="Default_20_Paragraph_20_Font"><text:span text:style-name="T1">54</text:span></text:span><text:span text:style-name="Default_20_Paragraph_20_Font"><text:span text:style-name="T2"> quam dividetis vobis sorte. Pluribus dabitis latiorem, et paucis angustiorem. Singulis ut sors ceciderit, ita tribuetur hæreditas. Per tribus et familias possessio dividetur. </text:span></text:span><text:span text:style-name="Default_20_Paragraph_20_Font"><text:span text:style-name="T1">55</text:span></text:span><text:span text:style-name="Default_20_Paragraph_20_Font"><text:span text:style-name="T2"> Sin autem nolueritis interficere habitatores terræ: qui remanserint, erunt vobis quasi clavi in oculis, et lanceæ in lateribus, et adversabuntur vobis in terra habitationis vestræ: </text:span></text:span><text:span text:style-name="Default_20_Paragraph_20_Font"><text:span text:style-name="T1">56</text:span></text:span><text:span text:style-name="Default_20_Paragraph_20_Font"><text:span text:style-name="T2"> et quidquid illis cogitaveram facere, vobis faciam. </text:span></text:span></text:p>
      </text:section>
      <text:section text:style-name="Sect1" text:name="Sect34">
        <text:p text:style-name="P2">Numeri XXXIV</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Præcipe filiis Israël, et dices ad eos: Cum ingressi fueritis terram Chanaan, et in possessionem vobis sorte ceciderit, his finibus terminabitur. </text:span></text:span><text:span text:style-name="Default_20_Paragraph_20_Font"><text:span text:style-name="T1">3</text:span></text:span><text:span text:style-name="Default_20_Paragraph_20_Font"><text:span text:style-name="T2"> Pars meridiana incipiet a solitudine Sin, quæ est juxta Edom: et habebit terminos contra orientem mare salsissimum. </text:span></text:span><text:span text:style-name="Default_20_Paragraph_20_Font"><text:span text:style-name="T1">4</text:span></text:span><text:span text:style-name="Default_20_Paragraph_20_Font"><text:span text:style-name="T2"> Qui circuibunt australem plagam per ascensum Scorpionis, ita ut transeant in Senna, et perveniant a meridie usque ad Cadesbarne, unde egredientur confinia ad villam nomine Adar, et tendent usque ad Asemona. </text:span></text:span><text:span text:style-name="Default_20_Paragraph_20_Font"><text:span text:style-name="T1">5</text:span></text:span><text:span text:style-name="Default_20_Paragraph_20_Font"><text:span text:style-name="T2"> Ibitque per gyrum terminus ab Asemona usque ad torrentem Ægypti, et maris magni littore finietur. </text:span></text:span><text:span text:style-name="Default_20_Paragraph_20_Font"><text:span text:style-name="T1">6</text:span></text:span><text:span text:style-name="Default_20_Paragraph_20_Font"><text:span text:style-name="T2"> Plaga autem occidentalis a mari magno incipiet, et ipso fine claudetur. </text:span></text:span><text:span text:style-name="Default_20_Paragraph_20_Font"><text:span text:style-name="T1">7</text:span></text:span><text:span text:style-name="Default_20_Paragraph_20_Font"><text:span text:style-name="T2"> Porro ad septentrionalem plagam a mari magno termini incipient, pervenientes usque ad montem altissimum, </text:span></text:span><text:span text:style-name="Default_20_Paragraph_20_Font"><text:span text:style-name="T1">8</text:span></text:span><text:span text:style-name="Default_20_Paragraph_20_Font"><text:span text:style-name="T2"> a quo venient in Emath usque ad terminos Sedada: </text:span></text:span><text:span text:style-name="Default_20_Paragraph_20_Font"><text:span text:style-name="T1">9</text:span></text:span><text:span text:style-name="Default_20_Paragraph_20_Font"><text:span text:style-name="T2"> ibuntque confinia usque ad Zephrona, et villam Enan. Hi erunt termini in parte aquilonis. </text:span></text:span><text:span text:style-name="Default_20_Paragraph_20_Font"><text:span text:style-name="T1">10</text:span></text:span><text:span text:style-name="Default_20_Paragraph_20_Font"><text:span text:style-name="T2"> Inde metabuntur fines contra orientalem plagam de villa Enan usque Sephama, </text:span></text:span><text:span text:style-name="Default_20_Paragraph_20_Font"><text:span text:style-name="T1">11</text:span></text:span><text:span text:style-name="Default_20_Paragraph_20_Font"><text:span text:style-name="T2"> et de Sephama descendent termini in Rebla contra fontem Daphnim: inde pervenient contra orientem ad mare Cenereth, </text:span></text:span><text:span text:style-name="Default_20_Paragraph_20_Font"><text:span text:style-name="T1">12</text:span></text:span><text:span text:style-name="Default_20_Paragraph_20_Font"><text:span text:style-name="T2"> et tendent usque ad Jordanem, et ad ultimum salsissimo claudentur mari. Hanc habebitis terram per fines suos in circuitu.</text:span></text:span></text:p>
        <text:p text:style-name="P3"><text:span text:style-name="Default_20_Paragraph_20_Font"><text:span text:style-name="T1">13</text:span></text:span><text:span text:style-name="Default_20_Paragraph_20_Font"><text:span text:style-name="T2"> Præcepitque Moyses filiis Israël, dicens: Hæc erit terra, quam possidebitis sorte, et quam jussit Dominus dari novem tribubus, et dimidiæ tribui. </text:span></text:span><text:span text:style-name="Default_20_Paragraph_20_Font"><text:span text:style-name="T1">14</text:span></text:span><text:span text:style-name="Default_20_Paragraph_20_Font"><text:span text:style-name="T2"> Tribus enim filiorum Ruben per familias suas, et tribus filiorum Gad juxta cognationum numerum, media quoque tribus Manasse, </text:span></text:span><text:span text:style-name="Default_20_Paragraph_20_Font"><text:span text:style-name="T1">15</text:span></text:span><text:span text:style-name="Default_20_Paragraph_20_Font"><text:span text:style-name="T2"> id est, duæ semis tribus, acceperunt partem suam trans Jordanem contra Jericho ad orientalem plagam. </text:span></text:span><text:span text:style-name="Default_20_Paragraph_20_Font"><text:span text:style-name="T1">16</text:span></text:span><text:span text:style-name="Default_20_Paragraph_20_Font"><text:span text:style-name="T2"> Et ait Dominus ad Moysen: </text:span></text:span><text:span text:style-name="Default_20_Paragraph_20_Font"><text:span text:style-name="T1">17</text:span></text:span><text:span text:style-name="Default_20_Paragraph_20_Font"><text:span text:style-name="T2"> Hæc sunt nomina virorum qui terram vobis divident, Eleazar sacerdos, et Josue filius Nun, </text:span></text:span><text:span text:style-name="Default_20_Paragraph_20_Font"><text:span text:style-name="T1">18</text:span></text:span><text:span text:style-name="Default_20_Paragraph_20_Font"><text:span text:style-name="T2"> et singuli principes de tribubus singulis, </text:span></text:span><text:span text:style-name="Default_20_Paragraph_20_Font"><text:span text:style-name="T1">19</text:span></text:span><text:span text:style-name="Default_20_Paragraph_20_Font"><text:span text:style-name="T2"> quorum ista sunt vocabula. De tribu Juda, Caleb filius Jephone. </text:span></text:span><text:span text:style-name="Default_20_Paragraph_20_Font"><text:span text:style-name="T1">20</text:span></text:span><text:span text:style-name="Default_20_Paragraph_20_Font"><text:span text:style-name="T2"> De tribu Simeon, Samuel filius Ammiud. </text:span></text:span><text:span text:style-name="Default_20_Paragraph_20_Font"><text:span text:style-name="T1">21</text:span></text:span><text:span text:style-name="Default_20_Paragraph_20_Font"><text:span text:style-name="T2"> De tribu Benjamin, Elidad filius Chaselon. </text:span></text:span><text:span text:style-name="Default_20_Paragraph_20_Font"><text:span text:style-name="T1">22</text:span></text:span><text:span text:style-name="Default_20_Paragraph_20_Font"><text:span text:style-name="T2"> De tribu filiorum Dan, Bocci filius Jogli. </text:span></text:span><text:span text:style-name="Default_20_Paragraph_20_Font"><text:span text:style-name="T1">23</text:span></text:span><text:span text:style-name="Default_20_Paragraph_20_Font"><text:span text:style-name="T2"> Filiorum Joseph de tribu Manasse, Hanniel filius Ephod. </text:span></text:span><text:span text:style-name="Default_20_Paragraph_20_Font"><text:span text:style-name="T1">24</text:span></text:span><text:span text:style-name="Default_20_Paragraph_20_Font"><text:span text:style-name="T2"> De tribu Ephraim, Camuel filius Sephthan. </text:span></text:span><text:span text:style-name="Default_20_Paragraph_20_Font"><text:span text:style-name="T1">25</text:span></text:span><text:span text:style-name="Default_20_Paragraph_20_Font"><text:span text:style-name="T2"> De tribu Zabulon, </text:span></text:span><text:soft-page-break/><text:span text:style-name="Default_20_Paragraph_20_Font"><text:span text:style-name="T2">Elisaphan filius Pharnach. </text:span></text:span><text:span text:style-name="Default_20_Paragraph_20_Font"><text:span text:style-name="T1">26</text:span></text:span><text:span text:style-name="Default_20_Paragraph_20_Font"><text:span text:style-name="T2"> De tribu Issachar, dux Phaltiel filius Ozan. </text:span></text:span><text:span text:style-name="Default_20_Paragraph_20_Font"><text:span text:style-name="T1">27</text:span></text:span><text:span text:style-name="Default_20_Paragraph_20_Font"><text:span text:style-name="T2"> De tribu Aser, Ahiud filius Salomi. </text:span></text:span><text:span text:style-name="Default_20_Paragraph_20_Font"><text:span text:style-name="T1">28</text:span></text:span><text:span text:style-name="Default_20_Paragraph_20_Font"><text:span text:style-name="T2"> De tribu Nephthali, Phedaël filius Ammiud. </text:span></text:span><text:span text:style-name="Default_20_Paragraph_20_Font"><text:span text:style-name="T1">29</text:span></text:span><text:span text:style-name="Default_20_Paragraph_20_Font"><text:span text:style-name="T2"> Hi sunt, quibus præcepit Dominus ut dividerent filiis Israël terram Chanaan. </text:span></text:span></text:p>
      </text:section>
      <text:section text:style-name="Sect1" text:name="Sect35">
        <text:p text:style-name="P2">Numeri XXXV</text:p>
        <text:p text:style-name="P3"><text:span text:style-name="Default_20_Paragraph_20_Font"><text:span text:style-name="T1">1</text:span></text:span><text:span text:style-name="Default_20_Paragraph_20_Font"><text:span text:style-name="T2"> Hæc quoque locutus est Dominus ad Moysen in campes tribus Moab supra Jordanem, contra Jericho: </text:span></text:span><text:span text:style-name="Default_20_Paragraph_20_Font"><text:span text:style-name="T1">2</text:span></text:span><text:span text:style-name="Default_20_Paragraph_20_Font"><text:span text:style-name="T2"> Præcipe filiis Israël ut dent Levitis de possessionibus suis </text:span></text:span><text:span text:style-name="Default_20_Paragraph_20_Font"><text:span text:style-name="T1">3</text:span></text:span><text:span text:style-name="Default_20_Paragraph_20_Font"><text:span text:style-name="T2"> urbes ad habitandum, et suburbana earum per circuitum: ut ipsi in oppidis maneant, et suburbana sint pecoribus ac jumentis: </text:span></text:span><text:span text:style-name="Default_20_Paragraph_20_Font"><text:span text:style-name="T1">4</text:span></text:span><text:span text:style-name="Default_20_Paragraph_20_Font"><text:span text:style-name="T2"> quæ a muris civitatum forinsecus, per circuitum, mille passuum spatio tendentur. </text:span></text:span><text:span text:style-name="Default_20_Paragraph_20_Font"><text:span text:style-name="T1">5</text:span></text:span><text:span text:style-name="Default_20_Paragraph_20_Font"><text:span text:style-name="T2"> Contra orientem duo millia erunt cubiti, et contra meridiem similiter erunt duo millia: ad mare quoque, quod respicit ad occidentem, eadem mensura erit, et septentrionalis plaga æquali termino finietur, eruntque urbes in medio, et foris suburbana. </text:span></text:span><text:span text:style-name="Default_20_Paragraph_20_Font"><text:span text:style-name="T1">6</text:span></text:span><text:span text:style-name="Default_20_Paragraph_20_Font"><text:span text:style-name="T2"> De ipsis autem oppidis, quæ Levitis dabitis, sex erunt in fugitivorum auxilia separata, ut fugiat ad ea qui fuderit sanguinem: et exceptis his, alia quadraginta duo oppida, </text:span></text:span><text:span text:style-name="Default_20_Paragraph_20_Font"><text:span text:style-name="T1">7</text:span></text:span><text:span text:style-name="Default_20_Paragraph_20_Font"><text:span text:style-name="T2"> id est, simul quadraginta octo cum suburbanis suis. </text:span></text:span><text:span text:style-name="Default_20_Paragraph_20_Font"><text:span text:style-name="T1">8</text:span></text:span><text:span text:style-name="Default_20_Paragraph_20_Font"><text:span text:style-name="T2"> Ipsæque urbes, quæ dabuntur de possessionibus filiorum Israël, ab his qui plus habent, plures auferentur: et qui minus, pauciores: singuli juxta mensuram hæreditatis suæ dabunt oppida Levitis.</text:span></text:span></text:p>
        <text:p text:style-name="P3"><text:span text:style-name="Default_20_Paragraph_20_Font"><text:span text:style-name="T1">9</text:span></text:span><text:span text:style-name="Default_20_Paragraph_20_Font"><text:span text:style-name="T2"> Ait Dominus ad Moysen: </text:span></text:span><text:span text:style-name="Default_20_Paragraph_20_Font"><text:span text:style-name="T1">10</text:span></text:span><text:span text:style-name="Default_20_Paragraph_20_Font"><text:span text:style-name="T2"> Loquere filiis Israël, et dices ad eos: Quando transgressi fueritis Jordanem in terram Chanaan, </text:span></text:span><text:span text:style-name="Default_20_Paragraph_20_Font"><text:span text:style-name="T1">11</text:span></text:span><text:span text:style-name="Default_20_Paragraph_20_Font"><text:span text:style-name="T2"> decernite quæ urbes esse debeant in præsidia fugitivorum, qui nolentes sanguinem fuderint: </text:span></text:span><text:span text:style-name="Default_20_Paragraph_20_Font"><text:span text:style-name="T1">12</text:span></text:span><text:span text:style-name="Default_20_Paragraph_20_Font"><text:span text:style-name="T2"> in quibus cum fuerit profugus, cognatus occisi non poterit eum occidere, donec stet in conspectu multitudinis, et causa illius judicetur. </text:span></text:span><text:span text:style-name="Default_20_Paragraph_20_Font"><text:span text:style-name="T1">13</text:span></text:span><text:span text:style-name="Default_20_Paragraph_20_Font"><text:span text:style-name="T2"> De ipsis autem urbibus, quæ ad fugitivorum subsidia separantur, </text:span></text:span><text:span text:style-name="Default_20_Paragraph_20_Font"><text:span text:style-name="T1">14</text:span></text:span><text:span text:style-name="Default_20_Paragraph_20_Font"><text:span text:style-name="T2"> tres erunt trans Jordanem, et tres in terra Chanaan, </text:span></text:span><text:span text:style-name="Default_20_Paragraph_20_Font"><text:span text:style-name="T1">15</text:span></text:span><text:span text:style-name="Default_20_Paragraph_20_Font"><text:span text:style-name="T2"> tam filiis Israël quam advenis atque peregrinis, ut confugiat ad eas qui nolens sanguinem fuderit. </text:span></text:span><text:span text:style-name="Default_20_Paragraph_20_Font"><text:span text:style-name="T1">16</text:span></text:span><text:span text:style-name="Default_20_Paragraph_20_Font"><text:span text:style-name="T2"> Si quis ferro percusserit, et mortuus fuerit qui percussus est, reus erit homicidii, et ipse morietur. </text:span></text:span><text:span text:style-name="Default_20_Paragraph_20_Font"><text:span text:style-name="T1">17</text:span></text:span><text:span text:style-name="Default_20_Paragraph_20_Font"><text:span text:style-name="T2"> Si lapidem jecerit, et ictus occubuerit, similiter punietur. </text:span></text:span><text:span text:style-name="Default_20_Paragraph_20_Font"><text:span text:style-name="T1">18</text:span></text:span><text:span text:style-name="Default_20_Paragraph_20_Font"><text:span text:style-name="T2"> Si ligno percussus interierit, percussoris sanguine vindicabitur. </text:span></text:span><text:span text:style-name="Default_20_Paragraph_20_Font"><text:span text:style-name="T1">19</text:span></text:span><text:span text:style-name="Default_20_Paragraph_20_Font"><text:span text:style-name="T2"> Propinquus occisi, homicidam interficiet: statim ut apprehenderit eum, interficiet. </text:span></text:span><text:span text:style-name="Default_20_Paragraph_20_Font"><text:span text:style-name="T1">20</text:span></text:span><text:span text:style-name="Default_20_Paragraph_20_Font"><text:span text:style-name="T2"> Si per odium quis hominem impulerit, vel jecerit quippiam in eum per insidias: </text:span></text:span><text:span text:style-name="Default_20_Paragraph_20_Font"><text:span text:style-name="T1">21</text:span></text:span><text:span text:style-name="Default_20_Paragraph_20_Font"><text:span text:style-name="T2"> aut cum esset inimicus, manu percusserit, et ille mortuus fuerit: percussor homicidii reus erit: cognatus occisi statim ut invenerit eum, jugulabit. </text:span></text:span><text:span text:style-name="Default_20_Paragraph_20_Font"><text:span text:style-name="T1">22</text:span></text:span><text:span text:style-name="Default_20_Paragraph_20_Font"><text:span text:style-name="T2"> Quod si fortuitu, et absque odio </text:span></text:span><text:span text:style-name="Default_20_Paragraph_20_Font"><text:span text:style-name="T1">23</text:span></text:span><text:span text:style-name="Default_20_Paragraph_20_Font"><text:span text:style-name="T2"> et inimicitiis quidquam horum fecerit, </text:span></text:span><text:span text:style-name="Default_20_Paragraph_20_Font"><text:span text:style-name="T1">24</text:span></text:span><text:span text:style-name="Default_20_Paragraph_20_Font"><text:span text:style-name="T2"> et hoc audiente populo fuerit comprobatum, atque inter percussorem et propinquum sanguinis quæstio ventilata: </text:span></text:span><text:span text:style-name="Default_20_Paragraph_20_Font"><text:span text:style-name="T1">25</text:span></text:span><text:span text:style-name="Default_20_Paragraph_20_Font"><text:span text:style-name="T2"> liberabitur innocens de ultoris manu, et reducetur per sententiam in urbem, ad quam confugerat, manebitque ibi, donec sacerdos magnus, qui oleo sancto unctus est, moriatur. </text:span></text:span><text:span text:style-name="Default_20_Paragraph_20_Font"><text:span text:style-name="T1">26</text:span></text:span><text:span text:style-name="Default_20_Paragraph_20_Font"><text:span text:style-name="T2"> Si interfector extra fines urbium, quæ exulibus deputatæ sunt, </text:span></text:span><text:span text:style-name="Default_20_Paragraph_20_Font"><text:span text:style-name="T1">27</text:span></text:span><text:span text:style-name="Default_20_Paragraph_20_Font"><text:span text:style-name="T2"> fuerit inventus, et percussus ab eo qui ultor est sanguinis: absque noxa erit qui eum </text:span></text:span><text:soft-page-break/><text:span text:style-name="Default_20_Paragraph_20_Font"><text:span text:style-name="T2">occiderit. </text:span></text:span><text:span text:style-name="Default_20_Paragraph_20_Font"><text:span text:style-name="T1">28</text:span></text:span><text:span text:style-name="Default_20_Paragraph_20_Font"><text:span text:style-name="T2"> Debuerat enim profugus usque ad mortem pontificis in urbe residere. Postquam autem ille obierit, homicida revertetur in terram suam. </text:span></text:span><text:span text:style-name="Default_20_Paragraph_20_Font"><text:span text:style-name="T1">29</text:span></text:span><text:span text:style-name="Default_20_Paragraph_20_Font"><text:span text:style-name="T2"> Hæc sempiterna erunt, et legitima in cunctis habitationibus vestris.</text:span></text:span></text:p>
        <text:p text:style-name="P3"><text:span text:style-name="Default_20_Paragraph_20_Font"><text:span text:style-name="T1">30</text:span></text:span><text:span text:style-name="Default_20_Paragraph_20_Font"><text:span text:style-name="T2"> Homicida sub testibus punietur: ad unius testimonium nullus condemnabitur. </text:span></text:span><text:span text:style-name="Default_20_Paragraph_20_Font"><text:span text:style-name="T1">31</text:span></text:span><text:span text:style-name="Default_20_Paragraph_20_Font"><text:span text:style-name="T2"> Non accipietis pretium ab eo qui reus est sanguinis, statim et ipse morietur. </text:span></text:span><text:span text:style-name="Default_20_Paragraph_20_Font"><text:span text:style-name="T1">32</text:span></text:span><text:span text:style-name="Default_20_Paragraph_20_Font"><text:span text:style-name="T2"> Exules et profugi ante mortem pontificis nullo modo in urbes suas reverti poterunt, </text:span></text:span><text:span text:style-name="Default_20_Paragraph_20_Font"><text:span text:style-name="T1">33</text:span></text:span><text:span text:style-name="Default_20_Paragraph_20_Font"><text:span text:style-name="T2"> ne polluatis terram habitationis vestræ, quæ insontium cruore maculatur: nec aliter expiari potest, nisi per ejus sanguinem, qui alterius sanguinem fuderit. </text:span></text:span><text:span text:style-name="Default_20_Paragraph_20_Font"><text:span text:style-name="T1">34</text:span></text:span><text:span text:style-name="Default_20_Paragraph_20_Font"><text:span text:style-name="T2"> Atque ita emundabitur vestra possessio me commorante vobiscum. Ego enim sum Dominus qui habito inter filios Israël. </text:span></text:span></text:p>
      </text:section>
      <text:section text:style-name="Sect1" text:name="Sect36">
        <text:p text:style-name="P2">Numeri XXXVI</text:p>
        <text:p text:style-name="P3"><text:span text:style-name="Default_20_Paragraph_20_Font"><text:span text:style-name="T1">1</text:span></text:span><text:span text:style-name="Default_20_Paragraph_20_Font"><text:span text:style-name="T2"> Accesserunt autem et principes familiarum Galaad filii Machir filii Manasse, de stirpe filiorum Joseph: locutique sunt Moysi coram principibus Israël, atque dixerunt: </text:span></text:span><text:span text:style-name="Default_20_Paragraph_20_Font"><text:span text:style-name="T1">2</text:span></text:span><text:span text:style-name="Default_20_Paragraph_20_Font"><text:span text:style-name="T2"> Tibi domino nostro præcepit Dominus ut terram sorte divideres filiis Israël, et ut filiabus Salphaad fratris nostri dares possessionem debitam patri: </text:span></text:span><text:span text:style-name="Default_20_Paragraph_20_Font"><text:span text:style-name="T1">3</text:span></text:span><text:span text:style-name="Default_20_Paragraph_20_Font"><text:span text:style-name="T2"> quas si alterius tribus homines uxores acceperint, sequetur possessio sua, et translata ad aliam tribum, de nostra hæreditate minuetur. </text:span></text:span><text:span text:style-name="Default_20_Paragraph_20_Font"><text:span text:style-name="T1">4</text:span></text:span><text:span text:style-name="Default_20_Paragraph_20_Font"><text:span text:style-name="T2"> Atque ita fiet, ut cum jubilæus, id est, quinquagesimus annus remissionis advenerit, confundatur sortium distributio, et aliorum possessio ad alios transeat. </text:span></text:span><text:span text:style-name="Default_20_Paragraph_20_Font"><text:span text:style-name="T1">5</text:span></text:span><text:span text:style-name="Default_20_Paragraph_20_Font"><text:span text:style-name="T2"> Respondit Moyses filiis Israël et, Domino præcipiente, ait: Recte tribus filiorum Joseph locuta est. </text:span></text:span><text:span text:style-name="Default_20_Paragraph_20_Font"><text:span text:style-name="T1">6</text:span></text:span><text:span text:style-name="Default_20_Paragraph_20_Font"><text:span text:style-name="T2"> Et hæc lex super filiabus Salphaad a Domino promulgata est: nubant quibus volunt, tantum ut suæ tribus hominibus: </text:span></text:span><text:span text:style-name="Default_20_Paragraph_20_Font"><text:span text:style-name="T1">7</text:span></text:span><text:span text:style-name="Default_20_Paragraph_20_Font"><text:span text:style-name="T2"> ne commisceatur possessio filiorum Israël de tribu in tribum. Omnes enim viri ducent uxores de tribu et cognatione sua: </text:span></text:span><text:span text:style-name="Default_20_Paragraph_20_Font"><text:span text:style-name="T1">8</text:span></text:span><text:span text:style-name="Default_20_Paragraph_20_Font"><text:span text:style-name="T2"> et cunctæ feminæ de eadem tribu maritos accipient: ut hæreditas permaneat in familiis, </text:span></text:span><text:span text:style-name="Default_20_Paragraph_20_Font"><text:span text:style-name="T1">9</text:span></text:span><text:span text:style-name="Default_20_Paragraph_20_Font"><text:span text:style-name="T2"> nec sibi misceantur tribus, sed ita maneant </text:span></text:span><text:span text:style-name="Default_20_Paragraph_20_Font"><text:span text:style-name="T1">10</text:span></text:span><text:span text:style-name="Default_20_Paragraph_20_Font"><text:span text:style-name="T2"> ut a Domino separatæ sunt. Feceruntque filiæ Salphaad ut fuerat imperatum: </text:span></text:span><text:span text:style-name="Default_20_Paragraph_20_Font"><text:span text:style-name="T1">11</text:span></text:span><text:span text:style-name="Default_20_Paragraph_20_Font"><text:span text:style-name="T2"> et nupserunt Maala, et Thersa, et Hegla, et Melcha, et Noa, filiis patrui sui </text:span></text:span><text:span text:style-name="Default_20_Paragraph_20_Font"><text:span text:style-name="T1">12</text:span></text:span><text:span text:style-name="Default_20_Paragraph_20_Font"><text:span text:style-name="T2"> de familia Manasse, qui fuit filius Joseph: et possessio, quæ illis fuerat attributa, mansit in tribu et familia patris earum. </text:span></text:span><text:span text:style-name="Default_20_Paragraph_20_Font"><text:span text:style-name="T1">13</text:span></text:span><text:span text:style-name="Default_20_Paragraph_20_Font"><text:span text:style-name="T2"> Hæc sunt mandata atque judicia, quæ mandavit Dominus per manum Moysi ad filios Israël, in campestribus Moab supra Jordanem contra Jericho.</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style:text-autospace="none"/>
      <style:text-properties style:font-name="Vusillus Old Face" fo:font-family="'Vusillus Old Face'" style:font-family-generic="roman" style:font-pitch="variable" fo:font-size="12pt" style:font-size-asian="12pt" style:font-name-complex="Vusillus Old Face" style:font-family-complex="'Vusillus Old Face'"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Numbers</dc:title>
    <dc:description/>
    <dc:subject/>
    <dc:creator>Adrian Hills</dc:creator>
    <meta:creation-date>2025-07-15T11:13:00Z</meta:creation-date>
    <dc:date>2025-07-15T11:13:00Z</dc:date>
    <meta:editing-cycles>2</meta:editing-cycles>
    <meta:editing-duration>PT0S</meta:editing-duration>
    <meta:document-statistic meta:table-count="0" meta:image-count="0" meta:object-count="0" meta:page-count="48" meta:paragraph-count="179" meta:word-count="20769" meta:character-count="137054" meta:non-whitespace-character-count="116376"/>
    <meta:template xlink:type="simple" xlink:actuate="onRequest" xlink:title="" xlink:href="Normal.dotm"/>
  </office:meta>
</office:document-meta>
</file>